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automatic-styles>
    <style:style style:name="co1" style:family="table-column">
      <style:table-column-properties fo:break-before="auto" style:column-width="24.5mm"/>
    </style:style>
    <style:style style:name="co2" style:family="table-column">
      <style:table-column-properties fo:break-before="auto" style:column-width="130.32mm"/>
    </style:style>
    <style:style style:name="co3" style:family="table-column">
      <style:table-column-properties fo:break-before="auto" style:column-width="70.03mm"/>
    </style:style>
    <style:style style:name="co4" style:family="table-column">
      <style:table-column-properties fo:break-before="auto" style:column-width="68.46mm"/>
    </style:style>
    <style:style style:name="ro1" style:family="table-row">
      <style:table-row-properties style:row-height="4.52mm" fo:break-before="auto" style:use-optimal-row-height="true"/>
    </style:style>
    <style:style style:name="ro2" style:family="table-row">
      <style:table-row-properties style:row-height="12.21mm" fo:break-before="auto" style:use-optimal-row-height="true"/>
    </style:style>
    <style:style style:name="ro3" style:family="table-row">
      <style:table-row-properties style:row-height="8.27mm" fo:break-before="auto" style:use-optimal-row-height="true"/>
    </style:style>
    <style:style style:name="ro4" style:family="table-row">
      <style:table-row-properties style:row-height="16.16mm" fo:break-before="auto" style:use-optimal-row-height="true"/>
    </style:style>
    <style:style style:name="ro5" style:family="table-row">
      <style:table-row-properties style:row-height="24.06mm" fo:break-before="auto" style:use-optimal-row-height="true"/>
    </style:style>
    <style:style style:name="ro6" style:family="table-row">
      <style:table-row-properties style:row-height="20.11mm" fo:break-before="auto" style:use-optimal-row-height="true"/>
    </style:style>
    <style:style style:name="ro7" style:family="table-row">
      <style:table-row-properties style:row-height="43.82mm" fo:break-before="auto" style:use-optimal-row-height="true"/>
    </style:style>
    <style:style style:name="ro8" style:family="table-row">
      <style:table-row-properties style:row-height="28.01mm" fo:break-before="auto" style:use-optimal-row-height="true"/>
    </style:style>
    <style:style style:name="ro9" style:family="table-row">
      <style:table-row-properties style:row-height="31.96mm" fo:break-before="auto" style:use-optimal-row-height="true"/>
    </style:style>
    <style:style style:name="ro10" style:family="table-row">
      <style:table-row-properties style:row-height="39.86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100"/>
    <style:style style:name="ce10" style:family="table-cell" style:parent-style-name="Default" style:data-style-name="N100">
      <style:table-cell-properties fo:background-color="#00ff00"/>
    </style:style>
    <style:style style:name="ce11" style:family="table-cell" style:parent-style-name="Default" style:data-style-name="N100">
      <style:table-cell-properties fo:background-color="#fff200"/>
    </style:style>
    <style:style style:name="ce12" style:family="table-cell" style:parent-style-name="Default" style:data-style-name="N100">
      <style:table-cell-properties style:text-align-source="fix" style:repeat-content="false"/>
      <style:paragraph-properties fo:text-align="start" fo:margin-left="0mm"/>
    </style:style>
    <style:style style:name="ce13" style:family="table-cell" style:parent-style-name="Default" style:data-style-name="N100">
      <style:table-cell-properties fo:background-color="#00ffff"/>
    </style:style>
    <style:style style:name="ce5" style:family="table-cell" style:parent-style-name="Default">
      <style:table-cell-properties fo:wrap-option="wrap"/>
    </style:style>
    <style:style style:name="ce6" style:family="table-cell" style:parent-style-name="Default">
      <style:table-cell-properties fo:background-color="#00ff00" fo:wrap-option="wrap"/>
    </style:style>
    <style:style style:name="ce7" style:family="table-cell" style:parent-style-name="Default">
      <style:table-cell-properties fo:background-color="#fff200" fo:wrap-option="wrap"/>
    </style:style>
    <style:style style:name="ce1" style:family="table-cell" style:parent-style-name="Default">
      <style:table-cell-properties fo:background-color="#00ff00"/>
    </style:style>
    <style:style style:name="ce2" style:family="table-cell" style:parent-style-name="Default">
      <style:table-cell-properties fo:background-color="#fff200"/>
    </style:style>
    <style:style style:name="ce8"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0" style:family="table-cell" style:parent-style-name="Default" style:data-style-name="N84"/>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Droid Sans Fallback"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iteration table:status="enable" table:steps="1000" table:maximum-difference="0.0001"/>
      </table:calculation-settings>
      <table:table table:name="41-2015" table:style-name="ta1">
        <table:table-column table:style-name="co1" table:default-cell-style-name="ce9"/>
        <table:table-column table:style-name="co2" table:default-cell-style-name="ce5"/>
        <table:table-column table:style-name="co3" table:default-cell-style-name="Default"/>
        <table:table-column table:style-name="co1" table:default-cell-style-name="Default"/>
        <table:table-column table:style-name="co4" table:default-cell-style-name="Default"/>
        <table:table-column table:style-name="co1" table:number-columns-repeated="1019" table:default-cell-style-name="Default"/>
        <table:table-row table:style-name="ro1">
          <table:table-cell office:value-type="string" calcext:value-type="string">
            <text:p>sorszám</text:p>
          </table:table-cell>
          <table:table-cell office:value-type="string" calcext:value-type="string">
            <text:p>Utasítás</text:p>
          </table:table-cell>
          <table:table-cell table:number-columns-repeated="1022"/>
        </table:table-row>
        <table:table-row table:style-name="ro1">
          <table:table-cell table:style-name="ce10" office:value-type="string" calcext:value-type="string">
            <text:p>3.1</text:p>
          </table:table-cell>
          <table:table-cell table:style-name="ce6" office:value-type="string" calcext:value-type="string">
            <text:p>ADMINISZTRATÍV VÉDELMI INTÉZKEDÉSEK</text:p>
          </table:table-cell>
          <table:table-cell table:style-name="ce1" table:number-columns-repeated="1022"/>
        </table:table-row>
        <table:table-row-group>
          <table:table-row table:style-name="ro1">
            <table:table-cell table:style-name="ce11" office:value-type="string" calcext:value-type="string">
              <text:p>3.1.1</text:p>
            </table:table-cell>
            <table:table-cell table:style-name="ce7" office:value-type="string" calcext:value-type="string">
              <text:p>SZERVEZETI SZINTŰ ALAPFELADATOK</text:p>
            </table:table-cell>
            <table:table-cell table:style-name="ce2" table:number-columns-repeated="1022"/>
          </table:table-row>
          <table:table-row-group>
            <table:table-row table:style-name="ro1">
              <table:table-cell office:value-type="string" calcext:value-type="string">
                <text:p>3.1.1.1</text:p>
              </table:table-cell>
              <table:table-cell office:value-type="string" calcext:value-type="string">
                <text:p>Informatikai biztonsági szabályzat</text:p>
              </table:table-cell>
              <table:table-cell table:number-columns-repeated="1022"/>
            </table:table-row>
            <table:table-row table:style-name="ro1">
              <table:table-cell office:value-type="string" calcext:value-type="string">
                <text:p>3.1.1.1.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1.1.1.1.1</text:p>
              </table:table-cell>
              <table:table-cell office:value-type="string" calcext:value-type="string">
                <text:p>megfogalmazza, és az érintett szervezetre érvényes követelmények szerint dokumentálja, valamint az érintett szervezeten belül kihirdeti az informatikai biztonsági szabályzatot;</text:p>
              </table:table-cell>
              <table:table-cell table:number-columns-repeated="1022"/>
            </table:table-row>
            <table:table-row table:style-name="ro2">
              <table:table-cell office:value-type="string" calcext:value-type="string">
                <text:p>3.1.1.1.1.2</text:p>
              </table:table-cell>
              <table:table-cell office:value-type="string" calcext:value-type="string">
                <text:p>más belső szabályozásában, vagy magában az informatikai biztonsági szabályzatban meghatározza az informatikai biztonsági szabályzat felülvizsgálatának és frissítésének gyakoriságát;</text:p>
              </table:table-cell>
              <table:table-cell table:number-columns-repeated="1022"/>
            </table:table-row>
            <table:table-row table:style-name="ro3">
              <table:table-cell office:value-type="string" calcext:value-type="string">
                <text:p>3.1.1.1.1.3</text:p>
              </table:table-cell>
              <table:table-cell office:value-type="string" calcext:value-type="string">
                <text:p>gondoskodik arról, hogy az informatikai biztonsági szabályzat jogosulatlanok számára ne legyen megismerhető, módosítható.</text:p>
              </table:table-cell>
              <table:table-cell table:number-columns-repeated="1022"/>
            </table:table-row>
            <table:table-row table:style-name="ro1">
              <table:table-cell office:value-type="string" calcext:value-type="string">
                <text:p>3.1.1.1.2</text:p>
              </table:table-cell>
              <table:table-cell office:value-type="string" calcext:value-type="string">
                <text:p>Az informatikai biztonsági szabályzatban meg kell határozni:</text:p>
              </table:table-cell>
              <table:table-cell table:number-columns-repeated="1022"/>
            </table:table-row>
            <table:table-row table:style-name="ro3">
              <table:table-cell office:value-type="string" calcext:value-type="string">
                <text:p>3.1.1.1.2.1</text:p>
              </table:table-cell>
              <table:table-cell office:value-type="string" calcext:value-type="string">
                <text:p>a célokat, a szabályzat tárgyi és személyi (a szervezet jellegétől függően területi) hatályát;</text:p>
              </table:table-cell>
              <table:table-cell table:style-name="ce8" table:number-columns-repeated="2"/>
              <table:table-cell table:number-columns-repeated="1020"/>
            </table:table-row>
            <table:table-row table:style-name="ro1">
              <table:table-cell office:value-type="string" calcext:value-type="string">
                <text:p>3.1.1.1.2.2</text:p>
              </table:table-cell>
              <table:table-cell office:value-type="string" calcext:value-type="string">
                <text:p>az elektronikus információbiztonsággal kapcsolatos szerepköröket;</text:p>
              </table:table-cell>
              <table:table-cell table:style-name="ce8" table:number-columns-repeated="2"/>
              <table:table-cell table:number-columns-repeated="1020"/>
            </table:table-row>
            <table:table-row table:style-name="ro1">
              <table:table-cell office:value-type="string" calcext:value-type="string">
                <text:p>3.1.1.1.2.3</text:p>
              </table:table-cell>
              <table:table-cell office:value-type="string" calcext:value-type="string">
                <text:p>a szerepkörhöz rendelt tevékenységet;</text:p>
              </table:table-cell>
              <table:table-cell table:style-name="ce8" table:number-columns-repeated="2"/>
              <table:table-cell table:number-columns-repeated="1020"/>
            </table:table-row>
            <table:table-row table:style-name="ro1">
              <table:table-cell office:value-type="string" calcext:value-type="string">
                <text:p>3.1.1.1.2.4</text:p>
              </table:table-cell>
              <table:table-cell office:value-type="string" calcext:value-type="string">
                <text:p>a tevékenységhez kapcsolódó felelősséget;</text:p>
              </table:table-cell>
              <table:table-cell/>
              <table:table-cell office:value-type="string" calcext:value-type="string">
                <text:p><text:s text:c="2"/></text:p>
              </table:table-cell>
              <table:table-cell table:number-columns-repeated="1020"/>
            </table:table-row>
            <table:table-row table:style-name="ro1">
              <table:table-cell office:value-type="string" calcext:value-type="string">
                <text:p>3.1.1.1.2.5</text:p>
              </table:table-cell>
              <table:table-cell office:value-type="string" calcext:value-type="string">
                <text:p>az információbiztonság szervezetrendszerének belső együttműködését.</text:p>
              </table:table-cell>
              <table:table-cell table:number-columns-repeated="1022"/>
            </table:table-row>
            <table:table-row table:style-name="ro3">
              <table:table-cell office:value-type="string" calcext:value-type="string">
                <text:p>3.1.1.1.3</text:p>
              </table:table-cell>
              <table:table-cell office:value-type="string" calcext:value-type="string">
                <text:p>Az informatikai biztonsági szabályzat elsősorban a következő elektronikus információs rendszerbiztonsággal kapcsolatos területeket szabályozza:</text:p>
              </table:table-cell>
              <table:table-cell table:number-columns-repeated="1022"/>
            </table:table-row>
            <table:table-row table:style-name="ro3">
              <table:table-cell office:value-type="string" calcext:value-type="string">
                <text:p>3.1.1.1.3.1</text:p>
              </table:table-cell>
              <table:table-cell office:value-type="string" calcext:value-type="string">
                <text:p>kockázatelemzés (amely szorosan kapcsolódik a biztonsági osztályba és biztonsági szintbe soroláshoz);</text:p>
              </table:table-cell>
              <table:table-cell table:number-columns-repeated="1022"/>
            </table:table-row>
            <table:table-row table:style-name="ro1">
              <table:table-cell office:value-type="string" calcext:value-type="string">
                <text:p>3.1.1.1.3.2</text:p>
              </table:table-cell>
              <table:table-cell office:value-type="string" calcext:value-type="string">
                <text:p>biztonsági helyzet-, és eseményértékelés eljárási rendje;</text:p>
              </table:table-cell>
              <table:table-cell table:number-columns-repeated="1022"/>
            </table:table-row>
            <table:table-row table:style-name="ro2">
              <table:table-cell office:value-type="string" calcext:value-type="string">
                <text:p>3.1.1.1.3.3</text:p>
              </table:table-cell>
              <table:table-cell office:value-type="string" calcext:value-type="string">
                <text:p>az elektronikus információs rendszer (ideértve ezek elemeit is) és információtechnológiai szolgáltatás beszerzés (ha az érintett szervezet ilyet végez, vagy végezhet);</text:p>
              </table:table-cell>
              <table:table-cell table:style-name="ce20"/>
              <table:table-cell table:number-columns-repeated="1021"/>
            </table:table-row>
            <table:table-row table:style-name="ro3">
              <table:table-cell office:value-type="string" calcext:value-type="string">
                <text:p>3.1.1.1.3.4</text:p>
              </table:table-cell>
              <table:table-cell office:value-type="string" calcext:value-type="string">
                <text:p>biztonsággal kapcsolatos tervezés (például: beszerzés, fejlesztés, eljárásrendek kialakítását);</text:p>
              </table:table-cell>
              <table:table-cell table:number-columns-repeated="1022"/>
            </table:table-row>
            <table:table-row table:style-name="ro1">
              <table:table-cell office:value-type="string" calcext:value-type="string">
                <text:p>3.1.1.1.3.5</text:p>
              </table:table-cell>
              <table:table-cell office:value-type="string" calcext:value-type="string">
                <text:p>fizikai és környezeti védelem szabályai, jellemzői;</text:p>
              </table:table-cell>
              <table:table-cell table:number-columns-repeated="1022"/>
            </table:table-row>
            <table:table-row table:style-name="ro4">
              <table:table-cell office:value-type="string" calcext:value-type="string">
                <text:p>3.1.1.1.3.6</text:p>
              </table:table-cell>
              <table:table-cell office:value-type="string" calcext:value-type="string">
                <text:p>az emberi erőforrásokban rejlő veszélyek megakadályozása (pl.: személyzeti felvételi- és kilépési eljárás során követendő szabályok, munkavégzésre irányuló szerződésben a személyes kötelmek rögzítése, a felelősség érvényesítése, stb.);</text:p>
              </table:table-cell>
              <table:table-cell table:number-columns-repeated="1022"/>
            </table:table-row>
            <table:table-row table:style-name="ro4">
              <table:table-cell office:value-type="string" calcext:value-type="string">
                <text:p>3.1.1.1.3.7</text:p>
              </table:table-cell>
              <table:table-cell office:value-type="string" calcext:value-type="string">
                <text:p>az informatikai biztonság tudatosítására irányuló tevékenység és képzés az érintett szervezet összes közszolgálati, vagy munkavégzésre irányuló egyéb jogviszonyban álló alkalmazottainak, munkavállalóinak, megbízottjainak tekintetében;</text:p>
              </table:table-cell>
              <table:table-cell table:number-columns-repeated="1022"/>
            </table:table-row>
            <table:table-row table:style-name="ro2">
              <table:table-cell office:value-type="string" calcext:value-type="string">
                <text:p>3.1.1.1.3.8</text:p>
              </table:table-cell>
              <table:table-cell office:value-type="string" calcext:value-type="string">
                <text:p>az érintett szervezetnél alkalmazott elektronikus információs rendszerek biztonsági beállításával kapcsolatos feladatok, elvárások, jogok (ha az érintett szervezetnél ez értelmezhető);</text:p>
              </table:table-cell>
              <table:table-cell table:number-columns-repeated="1022"/>
            </table:table-row>
            <table:table-row table:style-name="ro2">
              <table:table-cell office:value-type="string" calcext:value-type="string">
                <text:p>3.1.1.1.3.9</text:p>
              </table:table-cell>
              <table:table-cell office:value-type="string" calcext:value-type="string">
                <text:p>üzlet-, ügy- vagy üzemmenet folytonosság tervezése (így különösen a rendszerleállás során a kézi eljárásokra történő átállás, visszaállás az elektronikus rendszerre, adatok pótlása, stb.);</text:p>
              </table:table-cell>
              <table:table-cell table:number-columns-repeated="1022"/>
            </table:table-row>
            <table:table-row table:style-name="ro1">
              <table:table-cell office:value-type="string" calcext:value-type="string">
                <text:p>3.1.1.1.3.10</text:p>
              </table:table-cell>
              <table:table-cell office:value-type="string" calcext:value-type="string">
                <text:p>az elektronikus információs rendszerek karbantartásának rendje;</text:p>
              </table:table-cell>
              <table:table-cell table:number-columns-repeated="1022"/>
            </table:table-row>
            <table:table-row table:style-name="ro1">
              <table:table-cell office:value-type="string" calcext:value-type="string">
                <text:p>3.1.1.1.3.11</text:p>
              </table:table-cell>
              <table:table-cell office:value-type="string" calcext:value-type="string">
                <text:p>az adathordozók fizikai és logikai védelmének szabályozása;</text:p>
              </table:table-cell>
              <table:table-cell table:number-columns-repeated="1022"/>
            </table:table-row>
            <table:table-row table:style-name="ro2">
              <table:table-cell office:value-type="string" calcext:value-type="string">
                <text:p>3.1.1.1.3.12</text:p>
              </table:table-cell>
              <table:table-cell office:value-type="string" calcext:value-type="string">
                <text:p>az elektronikus információs rendszerhez való hozzáférés során követendő azonosítási és hitelesítési eljárás, és a hozzáférési szabályok betartásának ellenőrzése;</text:p>
              </table:table-cell>
              <table:table-cell table:number-columns-repeated="1022"/>
            </table:table-row>
            <table:table-row table:style-name="ro2">
              <table:table-cell office:value-type="string" calcext:value-type="string">
                <text:p>3.1.1.1.3.13</text:p>
              </table:table-cell>
              <table:table-cell office:value-type="string" calcext:value-type="string">
                <text:p>ha az érintett szervezetnek erre lehetősége van, a rendszerek használatáról szóló rendszerbejegyzések értékelése, az értékelés eredményétől függő eljárások meghatározása;</text:p>
              </table:table-cell>
              <table:table-cell table:number-columns-repeated="1022"/>
            </table:table-row>
            <table:table-row table:style-name="ro1">
              <table:table-cell office:value-type="string" calcext:value-type="string">
                <text:p>3.1.1.1.3.14</text:p>
              </table:table-cell>
              <table:table-cell office:value-type="string" calcext:value-type="string">
                <text:p>az adatok mentésének, archiválásának rendje;</text:p>
              </table:table-cell>
              <table:table-cell table:number-columns-repeated="1022"/>
            </table:table-row>
            <table:table-row table:style-name="ro3">
              <table:table-cell office:value-type="string" calcext:value-type="string">
                <text:p>3.1.1.1.3.15</text:p>
              </table:table-cell>
              <table:table-cell office:value-type="string" calcext:value-type="string">
                <text:p>a biztonsági események - ideértve az adatok sérülését is - bekövetkeztekor követendő eljárás, ideértve a helyreállítást;</text:p>
              </table:table-cell>
              <table:table-cell table:number-columns-repeated="1022"/>
            </table:table-row>
            <table:table-row table:style-name="ro5">
              <table:table-cell office:value-type="string" calcext:value-type="string">
                <text:p>3.1.1.1.3.16</text:p>
              </table:table-cell>
              <table:table-cell office:value-type="string" calcext:value-type="string">
                <text:p>az elektronikus információs rendszerhez jogosultsággal (vagy jogosultság nélkül fizikailag) hozzáférő, nem az érintett szervezet tagjainak tevékenységét szabályozó (karbantartók, magán-, vagy polgári jogi szerződés alapján az érintett szervezet számára feladatokat végrehajtók), az elektronikus információbiztonságot érintő, szerződéskötés során érvényesítendő követelmények.</text:p>
              </table:table-cell>
              <table:table-cell table:number-columns-repeated="1022"/>
            </table:table-row>
            <table:table-row table:style-name="ro2">
              <table:table-cell office:value-type="string" calcext:value-type="string">
                <text:p>3.1.1.1.4</text:p>
              </table:table-cell>
              <table:table-cell office:value-type="string" calcext:value-type="string">
                <text:p>Az informatikai biztonsági szabályzat tartalmazza az érintett szervezet elvárt biztonsági szintjét, valamint az érintett szervezet egyes elektronikus információs rendszereinek elvárt biztonsági osztályát.</text:p>
              </table:table-cell>
              <table:table-cell table:number-columns-repeated="1022"/>
            </table:table-row>
            <table:table-row table:style-name="ro1">
              <table:table-cell office:value-type="string" calcext:value-type="string">
                <text:p>3.1.1.2</text:p>
              </table:table-cell>
              <table:table-cell office:value-type="string" calcext:value-type="string">
                <text:p>Az elektronikus információs rendszerek biztonságáért felelős személy</text:p>
              </table:table-cell>
              <table:table-cell table:number-columns-repeated="1022"/>
            </table:table-row>
            <table:table-row table:style-name="ro4">
              <table:table-cell office:value-type="string" calcext:value-type="string">
                <text:p>3.1.1.2.1</text:p>
              </table:table-cell>
              <table:table-cell office:value-type="string" calcext:value-type="string">
                <text:p>Az érintett szervezet vezetője az elektronikus információs rendszer biztonságáért felelős személyt nevez ki vagy bíz meg, aki ellátja az állami és önkormányzati szervek elektronikus információbiztonságáról szóló 2013. évi L. törvény (a továbbiakban: Ibtv.) 13. §-ában meghatározott feladatokat.</text:p>
              </table:table-cell>
              <table:table-cell table:number-columns-repeated="1022"/>
            </table:table-row>
            <table:table-row table:style-name="ro1">
              <table:table-cell office:value-type="string" calcext:value-type="string">
                <text:p>3.1.1.3</text:p>
              </table:table-cell>
              <table:table-cell office:value-type="string" calcext:value-type="string">
                <text:p>Az intézkedési terv és mérföldkövei</text:p>
              </table:table-cell>
              <table:table-cell table:number-columns-repeated="1022"/>
            </table:table-row>
            <table:table-row table:style-name="ro1">
              <table:table-cell office:value-type="string" calcext:value-type="string">
                <text:p>3.1.1.3.1</text:p>
              </table:table-cell>
              <table:table-cell office:value-type="string" calcext:value-type="string">
                <text:p>Az érintett szervezet:</text:p>
              </table:table-cell>
              <table:table-cell table:number-columns-repeated="1022"/>
            </table:table-row>
            <table:table-row table:style-name="ro1">
              <table:table-cell office:value-type="string" calcext:value-type="string">
                <text:p>3.1.1.3.1.1</text:p>
              </table:table-cell>
              <table:table-cell office:value-type="string" calcext:value-type="string">
                <text:p>intézkedési tervet készít, ebben mérföldköveket határoz meg;</text:p>
              </table:table-cell>
              <table:table-cell table:number-columns-repeated="1022"/>
            </table:table-row>
            <table:table-row table:style-name="ro1">
              <table:table-cell office:value-type="string" calcext:value-type="string">
                <text:p>3.1.1.3.1.2</text:p>
              </table:table-cell>
              <table:table-cell office:value-type="string" calcext:value-type="string">
                <text:p>meghatározott időnként felülvizsgálja és karbantartja az intézkedési tervet:</text:p>
              </table:table-cell>
              <table:table-cell table:number-columns-repeated="1022"/>
            </table:table-row>
            <table:table-row table:style-name="ro3">
              <table:table-cell office:value-type="string" calcext:value-type="string">
                <text:p>3.1.1.3.1.2.1</text:p>
              </table:table-cell>
              <table:table-cell office:value-type="string" calcext:value-type="string">
                <text:p>a kockázatkezelési stratégia és a kockázatokra adott válasz tevékenységek prioritása alapján;</text:p>
              </table:table-cell>
              <table:table-cell table:number-columns-repeated="1022"/>
            </table:table-row>
            <table:table-row table:style-name="ro4">
              <table:table-cell office:value-type="string" calcext:value-type="string">
                <text:p>3.1.1.3.1.2.2</text:p>
              </table:table-cell>
              <table:table-cell office:value-type="string" calcext:value-type="string">
                <text:p>ha az adott elektronikus információs rendszerére vonatkozó biztonsági osztály meghatározásánál hiányosságot állapít meg, a vizsgálatot követő 90 napon belül kell a felülvizsgálatot elkészíteni, a hiányosság megszüntetése érdekében;</text:p>
              </table:table-cell>
              <table:table-cell table:number-columns-repeated="1022"/>
            </table:table-row>
            <table:table-row table:style-name="ro2">
              <table:table-cell office:value-type="string" calcext:value-type="string">
                <text:p>3.1.1.3.1.2.3</text:p>
              </table:table-cell>
              <table:table-cell office:value-type="string" calcext:value-type="string">
                <text:p>ha a meghatározott biztonsági szint alacsonyabb, mint az érintett szervezetre érvényes szint, a vizsgálatot követő 90 napon belül kell a felülvizsgálatot elkészíteni, az előírt biztonsági szint elérése érdekében.</text:p>
              </table:table-cell>
              <table:table-cell table:number-columns-repeated="1022"/>
            </table:table-row>
            <table:table-row table:style-name="ro1">
              <table:table-cell office:value-type="string" calcext:value-type="string">
                <text:p>3.1.1.3.1.3</text:p>
              </table:table-cell>
              <table:table-cell office:value-type="string" calcext:value-type="string">
                <text:p>folyamatosan aktualizálja a nyilvántartást.</text:p>
              </table:table-cell>
              <table:table-cell table:number-columns-repeated="1022"/>
            </table:table-row>
            <table:table-row table:style-name="ro1">
              <table:table-cell office:value-type="string" calcext:value-type="string">
                <text:p>3.1.1.4</text:p>
              </table:table-cell>
              <table:table-cell office:value-type="string" calcext:value-type="string">
                <text:p>Az elektronikus információs rendszerek nyilvántartása</text:p>
              </table:table-cell>
              <table:table-cell table:number-columns-repeated="1022"/>
            </table:table-row>
            <table:table-row table:style-name="ro1">
              <table:table-cell office:value-type="string" calcext:value-type="string">
                <text:p>3.1.1.4.1</text:p>
              </table:table-cell>
              <table:table-cell office:value-type="string" calcext:value-type="string">
                <text:p>Az érintett szervezet:</text:p>
              </table:table-cell>
              <table:table-cell table:number-columns-repeated="1022"/>
            </table:table-row>
            <table:table-row table:style-name="ro1">
              <table:table-cell office:value-type="string" calcext:value-type="string">
                <text:p>3.1.1.4.1.1</text:p>
              </table:table-cell>
              <table:table-cell office:value-type="string" calcext:value-type="string">
                <text:p>elektronikus információs rendszereiről nyilvántartást vezet;</text:p>
              </table:table-cell>
              <table:table-cell table:number-columns-repeated="1022"/>
            </table:table-row>
            <table:table-row table:style-name="ro1">
              <table:table-cell office:value-type="string" calcext:value-type="string">
                <text:p>3.1.1.4.1.2</text:p>
              </table:table-cell>
              <table:table-cell office:value-type="string" calcext:value-type="string">
                <text:p>folyamatosan aktualizálja a nyilvántartást.</text:p>
              </table:table-cell>
              <table:table-cell table:number-columns-repeated="1022"/>
            </table:table-row>
            <table:table-row table:style-name="ro1">
              <table:table-cell office:value-type="string" calcext:value-type="string">
                <text:p>3.1.1.4.2</text:p>
              </table:table-cell>
              <table:table-cell office:value-type="string" calcext:value-type="string">
                <text:p>A nyilvántartás minden rendszerre nézve tartalmazza:</text:p>
              </table:table-cell>
              <table:table-cell table:number-columns-repeated="1022"/>
            </table:table-row>
            <table:table-row table:style-name="ro1">
              <table:table-cell office:value-type="string" calcext:value-type="string">
                <text:p>3.1.1.4.2.1</text:p>
              </table:table-cell>
              <table:table-cell office:value-type="string" calcext:value-type="string">
                <text:p>annak alapfeladatait;</text:p>
              </table:table-cell>
              <table:table-cell table:number-columns-repeated="1022"/>
            </table:table-row>
            <table:table-row table:style-name="ro1">
              <table:table-cell office:value-type="string" calcext:value-type="string">
                <text:p>3.1.1.4.2.2</text:p>
              </table:table-cell>
              <table:table-cell office:value-type="string" calcext:value-type="string">
                <text:p>a rendszerek által biztosítandó szolgáltatásokat;</text:p>
              </table:table-cell>
              <table:table-cell table:number-columns-repeated="1022"/>
            </table:table-row>
            <table:table-row table:style-name="ro3">
              <table:table-cell office:value-type="string" calcext:value-type="string">
                <text:p>3.1.1.4.2.3</text:p>
              </table:table-cell>
              <table:table-cell office:value-type="string" calcext:value-type="string">
                <text:p>az érintett rendszerekhez tartozó licenc számot (ha azok az érintett szervezet kezelésében vannak);</text:p>
              </table:table-cell>
              <table:table-cell table:number-columns-repeated="1022"/>
            </table:table-row>
            <table:table-row table:style-name="ro3">
              <table:table-cell office:value-type="string" calcext:value-type="string">
                <text:p>3.1.1.4.2.4</text:p>
              </table:table-cell>
              <table:table-cell office:value-type="string" calcext:value-type="string">
                <text:p>a rendszer felett felügyeletet gyakorló személy személyazonosító és elérhetőségi adatait;</text:p>
              </table:table-cell>
              <table:table-cell table:number-columns-repeated="1022"/>
            </table:table-row>
            <table:table-row table:style-name="ro4">
              <table:table-cell office:value-type="string" calcext:value-type="string">
                <text:p>3.1.1.4.2.5</text:p>
              </table:table-cell>
              <table:table-cell office:value-type="string" calcext:value-type="string">
                <text:p>a rendszert szállító, fejlesztő és karbantartó szervezetek azonosító és elérhetőségi adatait, valamint ezen szervezetek rendszer tekintetében illetékes kapcsolattartó személyeinek személyazonosító és elérhetőségi adatait.</text:p>
              </table:table-cell>
              <table:table-cell table:number-columns-repeated="1022"/>
            </table:table-row>
            <table:table-row table:style-name="ro1">
              <table:table-cell office:value-type="string" calcext:value-type="string">
                <text:p>3.1.1.5</text:p>
              </table:table-cell>
              <table:table-cell office:value-type="string" calcext:value-type="string">
                <text:p>Az elektronikus információbiztonsággal kapcsolatos engedélyezési eljárás</text:p>
              </table:table-cell>
              <table:table-cell table:number-columns-repeated="1022"/>
            </table:table-row>
            <table:table-row table:style-name="ro3">
              <table:table-cell office:value-type="string" calcext:value-type="string">
                <text:p>3.1.1.5.1</text:p>
              </table:table-cell>
              <table:table-cell office:value-type="string" calcext:value-type="string">
                <text:p>Az elektronikus információbiztonsággal kapcsolatos engedélyezés kiterjed minden, az érintett szervezet hatókörébe tartozó:</text:p>
              </table:table-cell>
              <table:table-cell table:number-columns-repeated="1022"/>
            </table:table-row>
            <table:table-row table:style-name="ro1">
              <table:table-cell office:value-type="string" calcext:value-type="string">
                <text:p>3.1.1.5.1.1</text:p>
              </table:table-cell>
              <table:table-cell office:value-type="string" calcext:value-type="string">
                <text:p>emberi, fizikai és logikai erőforrásra;</text:p>
              </table:table-cell>
              <table:table-cell table:number-columns-repeated="1022"/>
            </table:table-row>
            <table:table-row table:style-name="ro1">
              <table:table-cell office:value-type="string" calcext:value-type="string">
                <text:p>3.1.1.5.1.2</text:p>
              </table:table-cell>
              <table:table-cell office:value-type="string" calcext:value-type="string">
                <text:p>eljárási és védelmi követelményszintre és folyamatra.</text:p>
              </table:table-cell>
              <table:table-cell table:number-columns-repeated="1022"/>
            </table:table-row>
          </table:table-row-group>
          <table:table-row table:style-name="ro1">
            <table:table-cell table:style-name="ce11" office:value-type="string" calcext:value-type="string">
              <text:p>3.1.2</text:p>
            </table:table-cell>
            <table:table-cell table:style-name="ce7" office:value-type="string" calcext:value-type="string">
              <text:p>KOCKÁZATELEMZÉS</text:p>
            </table:table-cell>
            <table:table-cell table:style-name="ce2" table:number-columns-repeated="1022"/>
          </table:table-row>
          <table:table-row-group>
            <table:table-row table:style-name="ro1">
              <table:table-cell office:value-type="string" calcext:value-type="string">
                <text:p>3.1.2.1</text:p>
              </table:table-cell>
              <table:table-cell office:value-type="string" calcext:value-type="string">
                <text:p>Kockázatelemzési és kockázatkezelési eljárásrend</text:p>
              </table:table-cell>
              <table:table-cell table:number-columns-repeated="1022"/>
            </table:table-row>
            <table:table-row table:style-name="ro1">
              <table:table-cell office:value-type="string" calcext:value-type="string">
                <text:p>3.1.2.1.1</text:p>
              </table:table-cell>
              <table:table-cell office:value-type="string" calcext:value-type="string">
                <text:p>Az érintett szervezet:</text:p>
              </table:table-cell>
              <table:table-cell table:number-columns-repeated="1022"/>
            </table:table-row>
            <table:table-row table:style-name="ro6">
              <table:table-cell office:value-type="string" calcext:value-type="string">
                <text:p>3.1.2.1.1.1</text:p>
              </table:table-cell>
              <table:table-cell office:value-type="string" calcext:value-type="string">
                <text:p>megfogalmazza, és az érintett szervezetre érvényes követelmények szerint dokumentálja, valamint az érintett szervezeten belül kihirdeti a kockázatelemzési és kockázatkezelési eljárásrendet, mely a kockázatelemzési és kockázatkezelési szabályzat és az ehhez kapcsolódó ellenőrzések megvalósítását segíti elő;</text:p>
              </table:table-cell>
              <table:table-cell table:number-columns-repeated="1022"/>
            </table:table-row>
            <table:table-row table:style-name="ro4">
              <table:table-cell office:value-type="string" calcext:value-type="string">
                <text:p>3.1.2.1.1.2</text:p>
              </table:table-cell>
              <table:table-cell office:value-type="string" calcext:value-type="string">
                <text:p>belső szabályozásában, vagy magában a kockázatelemzési és kockázatkezelési eljárásrendről szóló dokumentumban meghatározza a kockázatelemzési és kockázatkezelési eljárásrend felülvizsgálatának és frissítésének gyakoriságát.</text:p>
              </table:table-cell>
              <table:table-cell table:number-columns-repeated="1022"/>
            </table:table-row>
            <table:table-row table:style-name="ro1">
              <table:table-cell office:value-type="string" calcext:value-type="string">
                <text:p>3.1.2.1.2</text:p>
              </table:table-cell>
              <table:table-cell office:value-type="string" calcext:value-type="string">
                <text:p>Az eljárásrend kiterjed:</text:p>
              </table:table-cell>
              <table:table-cell table:number-columns-repeated="1022"/>
            </table:table-row>
            <table:table-row table:style-name="ro1">
              <table:table-cell office:value-type="string" calcext:value-type="string">
                <text:p>3.1.2.1.2.1</text:p>
              </table:table-cell>
              <table:table-cell office:value-type="string" calcext:value-type="string">
                <text:p>a lehetséges kockázatok felmérésére;</text:p>
              </table:table-cell>
              <table:table-cell table:number-columns-repeated="1022"/>
            </table:table-row>
            <table:table-row table:style-name="ro1">
              <table:table-cell office:value-type="string" calcext:value-type="string">
                <text:p>3.1.2.1.2.2</text:p>
              </table:table-cell>
              <table:table-cell office:value-type="string" calcext:value-type="string">
                <text:p>a kockázatok kezelésének felelősségére;</text:p>
              </table:table-cell>
              <table:table-cell table:number-columns-repeated="1022"/>
            </table:table-row>
            <table:table-row table:style-name="ro1">
              <table:table-cell office:value-type="string" calcext:value-type="string">
                <text:p>3.1.2.1.2.3</text:p>
              </table:table-cell>
              <table:table-cell office:value-type="string" calcext:value-type="string">
                <text:p>a kockázatok kezelésének elvárt minőségére.</text:p>
              </table:table-cell>
              <table:table-cell table:number-columns-repeated="1022"/>
            </table:table-row>
            <table:table-row table:style-name="ro1">
              <table:table-cell office:value-type="string" calcext:value-type="string">
                <text:p>3.1.2.2</text:p>
              </table:table-cell>
              <table:table-cell office:value-type="string" calcext:value-type="string">
                <text:p>Biztonsági osztályba sorolás</text:p>
              </table:table-cell>
              <table:table-cell table:number-columns-repeated="1022"/>
            </table:table-row>
            <table:table-row table:style-name="ro1">
              <table:table-cell office:value-type="string" calcext:value-type="string">
                <text:p>3.1.2.2.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1.2.2.1.1</text:p>
              </table:table-cell>
              <table:table-cell office:value-type="string" calcext:value-type="string">
                <text:p>jogszabályban meghatározott szempontok alapján megvizsgálja elektronikus információs rendszereit, és a 3.1.1.4. pont szerinti nyilvántartás alapján meghatározza, hogy azok melyik biztonsági osztályba sorolandók;</text:p>
              </table:table-cell>
              <table:table-cell table:number-columns-repeated="1022"/>
            </table:table-row>
            <table:table-row table:style-name="ro1">
              <table:table-cell office:value-type="string" calcext:value-type="string">
                <text:p>3.1.2.2.1.2</text:p>
              </table:table-cell>
              <table:table-cell office:value-type="string" calcext:value-type="string">
                <text:p>vezetője jóváhagyja a biztonsági osztályba sorolást;</text:p>
              </table:table-cell>
              <table:table-cell table:number-columns-repeated="1022"/>
            </table:table-row>
            <table:table-row table:style-name="ro3">
              <table:table-cell office:value-type="string" calcext:value-type="string">
                <text:p>3.1.2.2.1.3</text:p>
              </table:table-cell>
              <table:table-cell office:value-type="string" calcext:value-type="string">
                <text:p>rögzíti a biztonsági osztályba sorolás eredményét a szervezet informatikai biztonsági szabályzatában.</text:p>
              </table:table-cell>
              <table:table-cell table:number-columns-repeated="1022"/>
            </table:table-row>
            <table:table-row table:style-name="ro1">
              <table:table-cell office:value-type="string" calcext:value-type="string">
                <text:p>3.1.2.2.2</text:p>
              </table:table-cell>
              <table:table-cell office:value-type="string" calcext:value-type="string">
                <text:p>Elvárás:</text:p>
              </table:table-cell>
              <table:table-cell table:number-columns-repeated="1022"/>
            </table:table-row>
            <table:table-row table:style-name="ro3">
              <table:table-cell office:value-type="string" calcext:value-type="string">
                <text:p>3.1.2.2.2.1</text:p>
              </table:table-cell>
              <table:table-cell office:value-type="string" calcext:value-type="string">
                <text:p>a biztonsági osztályba sorolást az elektronikus információs rendszereket érintő változások után ismételten el kell végezni;</text:p>
              </table:table-cell>
              <table:table-cell table:number-columns-repeated="1022"/>
            </table:table-row>
            <table:table-row table:style-name="ro3">
              <table:table-cell office:value-type="string" calcext:value-type="string">
                <text:p>3.1.2.2.2.2</text:p>
              </table:table-cell>
              <table:table-cell office:value-type="string" calcext:value-type="string">
                <text:p>kapcsolódást kell biztosítani a 3.1.1.3. pontban foglalt intézkedési tervhez és mérföldköveihez.</text:p>
              </table:table-cell>
              <table:table-cell table:number-columns-repeated="1022"/>
            </table:table-row>
            <table:table-row table:style-name="ro1">
              <table:table-cell office:value-type="string" calcext:value-type="string">
                <text:p>3.1.2.3</text:p>
              </table:table-cell>
              <table:table-cell office:value-type="string" calcext:value-type="string">
                <text:p>Kockázatelemzés</text:p>
              </table:table-cell>
              <table:table-cell table:number-columns-repeated="1022"/>
            </table:table-row>
            <table:table-row table:style-name="ro1">
              <table:table-cell office:value-type="string" calcext:value-type="string">
                <text:p>3.1.2.3.1</text:p>
              </table:table-cell>
              <table:table-cell office:value-type="string" calcext:value-type="string">
                <text:p>Az érintett szervezet:</text:p>
              </table:table-cell>
              <table:table-cell table:number-columns-repeated="1022"/>
            </table:table-row>
            <table:table-row table:style-name="ro1">
              <table:table-cell office:value-type="string" calcext:value-type="string">
                <text:p>3.1.2.3.1.1</text:p>
              </table:table-cell>
              <table:table-cell office:value-type="string" calcext:value-type="string">
                <text:p>végrehajtja a biztonsági kockázatelemzéseket;</text:p>
              </table:table-cell>
              <table:table-cell table:number-columns-repeated="1022"/>
            </table:table-row>
            <table:table-row table:style-name="ro2">
              <table:table-cell office:value-type="string" calcext:value-type="string">
                <text:p>3.1.2.3.1.2</text:p>
              </table:table-cell>
              <table:table-cell office:value-type="string" calcext:value-type="string">
                <text:p>rögzíti a kockázatelemzések eredményét az informatikai biztonsági szabályzatban, kockázatelemzési jelentésben, vagy a kockázatelemzési eljárásrendben előírt dokumentumban;</text:p>
              </table:table-cell>
              <table:table-cell table:number-columns-repeated="1022"/>
            </table:table-row>
            <table:table-row table:style-name="ro3">
              <table:table-cell office:value-type="string" calcext:value-type="string">
                <text:p>3.1.2.3.1.3</text:p>
              </table:table-cell>
              <table:table-cell office:value-type="string" calcext:value-type="string">
                <text:p>a kockázatelemzési eljárásrendnek megfelelően felülvizsgálja a kockázatelemzések eredményét;</text:p>
              </table:table-cell>
              <table:table-cell table:number-columns-repeated="1022"/>
            </table:table-row>
            <table:table-row table:style-name="ro2">
              <table:table-cell office:value-type="string" calcext:value-type="string">
                <text:p>3.1.2.3.1.4</text:p>
              </table:table-cell>
              <table:table-cell office:value-type="string" calcext:value-type="string">
                <text:p>a kockázatelemzési eljárásrendnek megfelelően, vagy a 3.1.1.1. pont szerinti informatikai biztonsági szabályzata keretében megismerteti a kockázatelemzés eredményét az érintettekkel;</text:p>
              </table:table-cell>
              <table:table-cell table:number-columns-repeated="1022"/>
            </table:table-row>
            <table:table-row table:style-name="ro6">
              <table:table-cell office:value-type="string" calcext:value-type="string">
                <text:p>3.1.2.3.1.5</text:p>
              </table:table-cell>
              <table:table-cell office:value-type="string" calcext:value-type="string">
                <text:p>amikor változás áll be az elektronikus információs rendszerben vagy annak működési környezetében (beleértve az új fenyegetések és sebezhetőségek megjelenését), továbbá olyan körülmények esetén, amelyek befolyásolják az elektronikus információs rendszer biztonsági állapotát, ismételt kockázatelemzést hajt végre;</text:p>
              </table:table-cell>
              <table:table-cell table:number-columns-repeated="1022"/>
            </table:table-row>
            <table:table-row table:style-name="ro3">
              <table:table-cell office:value-type="string" calcext:value-type="string">
                <text:p>3.1.2.3.1.6</text:p>
              </table:table-cell>
              <table:table-cell office:value-type="string" calcext:value-type="string">
                <text:p>gondoskodik arról, hogy a kockázatelemzési eredmények a jogosulatlanok számára ne legyenek megismerhetők.</text:p>
              </table:table-cell>
              <table:table-cell table:number-columns-repeated="1022"/>
            </table:table-row>
          </table:table-row-group>
          <table:table-row table:style-name="ro1">
            <table:table-cell table:style-name="ce11" office:value-type="string" calcext:value-type="string">
              <text:p>3.1.3</text:p>
            </table:table-cell>
            <table:table-cell table:style-name="ce7" office:value-type="string" calcext:value-type="string">
              <text:p>RENDSZER ÉS SZOLGÁLTATÁS BESZERZÉS</text:p>
            </table:table-cell>
            <table:table-cell table:style-name="ce2" table:number-columns-repeated="1022"/>
          </table:table-row>
          <table:table-row-group>
            <table:table-row table:style-name="ro7">
              <table:table-cell office:value-type="string" calcext:value-type="string">
                <text:p>3.1.3.0</text:p>
              </table:table-cell>
              <table:table-cell office:value-type="string" calcext:value-type="string">
                <text:p>Jelen címben meghatározott eljárásokat abban az esetben nem kell bevezetni az érintett szervezetnél, ha saját hatókörében informatikai szolgáltatást, vagy eszközöket nem szerez be, és nem végez, vagy végeztet rendszerfejlesztési tevékenységet (ide nem értve a jellemzően kis értékű, kereskedelmi forgalomban kapható általában irodai alkalmazásokat, szoftvereket, vagy azokat a hardver beszerzéseket, amelyek jellemzően a tönkrement eszközök pótlása, vagy az eszközpark addigiakkal azonos, vagy hasonló eszközökkel való bővítése céljából történnek, valamint a javítás, karbantartás céljára történő beszerzéseket). Jelen fejezet alkalmazása szempontjából nem minősül fejlesztésnek a kereskedelmi forgalomban kapható szoftverek beszerzése és frissítése.</text:p>
              </table:table-cell>
              <table:table-cell table:number-columns-repeated="1022"/>
            </table:table-row>
            <table:table-row table:style-name="ro1">
              <table:table-cell office:value-type="string" calcext:value-type="string">
                <text:p>3.1.3.1</text:p>
              </table:table-cell>
              <table:table-cell office:value-type="string" calcext:value-type="string">
                <text:p>Beszerzési eljárásrend</text:p>
              </table:table-cell>
              <table:table-cell table:number-columns-repeated="1022"/>
            </table:table-row>
            <table:table-row table:style-name="ro1">
              <table:table-cell office:value-type="string" calcext:value-type="string">
                <text:p>3.1.3.1.1</text:p>
              </table:table-cell>
              <table:table-cell office:value-type="string" calcext:value-type="string">
                <text:p>Az érintett szervezet:</text:p>
              </table:table-cell>
              <table:table-cell table:number-columns-repeated="1022"/>
            </table:table-row>
            <table:table-row table:style-name="ro8">
              <table:table-cell office:value-type="string" calcext:value-type="string">
                <text:p>3.1.3.1.1.1</text:p>
              </table:table-cell>
              <table:table-cell office:value-type="string" calcext:value-type="string">
                <text:p>megfogalmazza, és az érintett szervezetre érvényes követelmények szerint dokumentálja, valamint az érintett szervezeten belül kihirdeti a beszerzési eljárásrendet, mely az érintett szervezet elektronikus információs rendszerére, az ezekhez kapcsolódó szolgáltatások és információs rendszer biztonsági eszközök beszerzésére vonatkozó szabályait fogalmazza meg (akár az általános beszerzési szabályzat részeként), és az ehhez kapcsolódó ellenőrzések megvalósítását segíti elő;</text:p>
              </table:table-cell>
              <table:table-cell table:number-columns-repeated="1022"/>
            </table:table-row>
            <table:table-row table:style-name="ro2">
              <table:table-cell office:value-type="string" calcext:value-type="string">
                <text:p>3.1.3.1.1.2</text:p>
              </table:table-cell>
              <table:table-cell office:value-type="string" calcext:value-type="string">
                <text:p>a beszerzési eljárásrendben, vagy más belső szabályozásában meghatározott gyakorisággal felülvizsgálja és frissíti a beszerzési eljárásrendet.</text:p>
              </table:table-cell>
              <table:table-cell table:number-columns-repeated="1022"/>
            </table:table-row>
            <table:table-row table:style-name="ro1">
              <table:table-cell office:value-type="string" calcext:value-type="string">
                <text:p>3.1.3.2</text:p>
              </table:table-cell>
              <table:table-cell office:value-type="string" calcext:value-type="string">
                <text:p>Erőforrás igény felmérés</text:p>
              </table:table-cell>
              <table:table-cell table:number-columns-repeated="1022"/>
            </table:table-row>
            <table:table-row table:style-name="ro1">
              <table:table-cell office:value-type="string" calcext:value-type="string">
                <text:p>3.1.3.2.1</text:p>
              </table:table-cell>
              <table:table-cell office:value-type="string" calcext:value-type="string">
                <text:p>Az érintett szervezet:</text:p>
              </table:table-cell>
              <table:table-cell table:number-columns-repeated="1022"/>
            </table:table-row>
            <table:table-row table:style-name="ro6">
              <table:table-cell office:value-type="string" calcext:value-type="string">
                <text:p>3.1.3.2.1.1</text:p>
              </table:table-cell>
              <table:table-cell office:value-type="string" calcext:value-type="string">
                <text:p>az elektronikus információs rendszerre és annak szolgáltatásaira vonatkozó biztonsági követelmények teljesítése érdekében meghatározza, és dokumentálja, valamint biztosítja az elektronikus információs rendszer és annak szolgáltatásai védelméhez szükséges erőforrásokat, a beruházás tervezés részeként;</text:p>
              </table:table-cell>
              <table:table-cell table:number-columns-repeated="1022"/>
            </table:table-row>
            <table:table-row table:style-name="ro3">
              <table:table-cell office:value-type="string" calcext:value-type="string">
                <text:p>3.1.3.2.1.2</text:p>
              </table:table-cell>
              <table:table-cell office:value-type="string" calcext:value-type="string">
                <text:p>elkülönítetten kezeli az elektronikus információs rendszerek biztonságát beruházás tervezési dokumentumaiban.</text:p>
              </table:table-cell>
              <table:table-cell table:number-columns-repeated="1022"/>
            </table:table-row>
            <table:table-row table:style-name="ro1">
              <table:table-cell office:value-type="string" calcext:value-type="string">
                <text:p>3.1.3.3</text:p>
              </table:table-cell>
              <table:table-cell office:value-type="string" calcext:value-type="string">
                <text:p>Beszerzések</text:p>
              </table:table-cell>
              <table:table-cell table:number-columns-repeated="1022"/>
            </table:table-row>
            <table:table-row table:style-name="ro4">
              <table:table-cell office:value-type="string" calcext:value-type="string">
                <text:p>3.1.3.3.1</text:p>
              </table:table-cell>
              <table:table-cell office:value-type="string" calcext:value-type="string">
                <text:p>Az érintett szervezet az elektronikus információs rendszerre, rendszerelemre vagy szolgáltatásra irányuló beszerzési (ideértve a fejlesztést, az adaptálást, a beszerzéshez kapcsolódó rendszerkövetést, vagy karbantartást is) szerződéseiben szerződéses követelményként meghatározza:</text:p>
              </table:table-cell>
              <table:table-cell table:number-columns-repeated="1022"/>
            </table:table-row>
            <table:table-row table:style-name="ro1">
              <table:table-cell office:value-type="string" calcext:value-type="string">
                <text:p>3.1.3.3.1.1</text:p>
              </table:table-cell>
              <table:table-cell office:value-type="string" calcext:value-type="string">
                <text:p>a funkcionális biztonsági követelményeket;</text:p>
              </table:table-cell>
              <table:table-cell table:number-columns-repeated="1022"/>
            </table:table-row>
            <table:table-row table:style-name="ro3">
              <table:table-cell office:value-type="string" calcext:value-type="string">
                <text:p>3.1.3.3.1.2</text:p>
              </table:table-cell>
              <table:table-cell office:value-type="string" calcext:value-type="string">
                <text:p>a garanciális biztonsági követelményeket (pl. a biztonságkritikus termékekre elvárt garanciaszint);</text:p>
              </table:table-cell>
              <table:table-cell table:number-columns-repeated="1022"/>
            </table:table-row>
            <table:table-row table:style-name="ro1">
              <table:table-cell office:value-type="string" calcext:value-type="string">
                <text:p>3.1.3.3.1.3</text:p>
              </table:table-cell>
              <table:table-cell office:value-type="string" calcext:value-type="string">
                <text:p>a biztonsággal kapcsolatos dokumentációs követelményeket;</text:p>
              </table:table-cell>
              <table:table-cell table:number-columns-repeated="1022"/>
            </table:table-row>
            <table:table-row table:style-name="ro3">
              <table:table-cell office:value-type="string" calcext:value-type="string">
                <text:p>3.1.3.3.1.4</text:p>
              </table:table-cell>
              <table:table-cell office:value-type="string" calcext:value-type="string">
                <text:p>a biztonsággal kapcsolatos dokumentumok védelmére vonatkozó követelményeket;</text:p>
              </table:table-cell>
              <table:table-cell table:number-columns-repeated="1022"/>
            </table:table-row>
            <table:table-row table:style-name="ro3">
              <table:table-cell office:value-type="string" calcext:value-type="string">
                <text:p>3.1.3.3.1.5</text:p>
              </table:table-cell>
              <table:table-cell office:value-type="string" calcext:value-type="string">
                <text:p>az elektronikus információs rendszer fejlesztési környezetére és tervezett üzemeltetési környezetére vonatkozó előírásokat.</text:p>
              </table:table-cell>
              <table:table-cell table:number-columns-repeated="1022"/>
            </table:table-row>
            <table:table-row table:style-name="ro1">
              <table:table-cell office:value-type="string" calcext:value-type="string">
                <text:p>3.1.3.3.2</text:p>
              </table:table-cell>
              <table:table-cell office:value-type="string" calcext:value-type="string">
                <text:p>A védelem szempontjainak érvényesítése a beszerzés során</text:p>
              </table:table-cell>
              <table:table-cell table:number-columns-repeated="1022"/>
            </table:table-row>
            <table:table-row table:style-name="ro2">
              <table:table-cell/>
              <table:table-cell office:value-type="string" calcext:value-type="string">
                <text:p>Az érintett szervezet védi az elektronikus információs rendszert, rendszerelemet vagy rendszerszolgáltatást a beszerzés, vagy a beszerzett eszköz beillesztéséből adódó kockázatok ellen.</text:p>
              </table:table-cell>
              <table:table-cell table:number-columns-repeated="1022"/>
            </table:table-row>
            <table:table-row table:style-name="ro2">
              <table:table-cell/>
              <table:table-cell office:value-type="string" calcext:value-type="string">
                <text:p>Az érintett szervezet szerződéses követelményként meghatározza a fejlesztő, szállító számára, hogy hozza létre és bocsássa rendelkezésére az alkalmazandó védelmi intézkedések funkcionális tulajdonságainak a leírását.</text:p>
              </table:table-cell>
              <table:table-cell table:number-columns-repeated="1022"/>
            </table:table-row>
            <table:table-row table:style-name="ro1">
              <table:table-cell office:value-type="string" calcext:value-type="string">
                <text:p>3.1.3.3.3</text:p>
              </table:table-cell>
              <table:table-cell office:value-type="string" calcext:value-type="string">
                <text:p>A védelmi intézkedések terv-, és megvalósítási dokumentációi</text:p>
              </table:table-cell>
              <table:table-cell table:number-columns-repeated="1022"/>
            </table:table-row>
            <table:table-row table:style-name="ro5">
              <table:table-cell/>
              <table:table-cell office:value-type="string" calcext:value-type="string">
                <text:p>Az érintett szervezet szerződéses követelményként meghatározza a fejlesztő, szállító számára, hogy hozza létre és bocsássa rendelkezésére az alkalmazandó védelmi intézkedések terv- és megvalósítási dokumentációit, köztük a biztonsággal kapcsolatos külső rendszer interfészek leírását, a magas és alacsony szintű biztonsági tervet, - ha azzal a szállító rendelkezik - a forráskódot és futtatókörnyezetet.</text:p>
              </table:table-cell>
              <table:table-cell table:number-columns-repeated="1022"/>
            </table:table-row>
            <table:table-row table:style-name="ro1">
              <table:table-cell office:value-type="string" calcext:value-type="string">
                <text:p>3.1.3.3.4</text:p>
              </table:table-cell>
              <table:table-cell office:value-type="string" calcext:value-type="string">
                <text:p>Funkciók - protokollok - szolgáltatások</text:p>
              </table:table-cell>
              <table:table-cell table:number-columns-repeated="1022"/>
            </table:table-row>
            <table:table-row table:style-name="ro2">
              <table:table-cell/>
              <table:table-cell office:value-type="string" calcext:value-type="string">
                <text:p>Az érintett szervezet szerződéses rendelkezésként megköveteli a fejlesztőtől, szállítótól, hogy már a fejlesztési életciklus korai szakaszában meghatározza a használatra tervezett funkciókat, protokollokat és szolgáltatásokat.</text:p>
              </table:table-cell>
              <table:table-cell table:number-columns-repeated="1022"/>
            </table:table-row>
            <table:table-row table:style-name="ro1">
              <table:table-cell office:value-type="string" calcext:value-type="string">
                <text:p>3.1.3.4</text:p>
              </table:table-cell>
              <table:table-cell office:value-type="string" calcext:value-type="string">
                <text:p>Az elektronikus információs rendszerre vonatkozó dokumentáció</text:p>
              </table:table-cell>
              <table:table-cell table:number-columns-repeated="1022"/>
            </table:table-row>
            <table:table-row table:style-name="ro1">
              <table:table-cell office:value-type="string" calcext:value-type="string">
                <text:p>3.1.3.4.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1.3.4.1.1</text:p>
              </table:table-cell>
              <table:table-cell office:value-type="string" calcext:value-type="string">
                <text:p>ha hatókörébe tartozik, megköveteli és birtokába veszi az elektronikus információs rendszerre, rendszerelemre, vagy rendszerszolgáltatásra vonatkozó adminisztrátori dokumentációt, amely tartalmazza:</text:p>
              </table:table-cell>
              <table:table-cell table:number-columns-repeated="1022"/>
            </table:table-row>
            <table:table-row table:style-name="ro3">
              <table:table-cell office:value-type="string" calcext:value-type="string">
                <text:p>3.1.3.4.1.1.1</text:p>
              </table:table-cell>
              <table:table-cell office:value-type="string" calcext:value-type="string">
                <text:p>a rendszer, rendszerelem vagy rendszer szolgáltatás biztonságos konfigurálását, telepítését és üzemeltetését,</text:p>
              </table:table-cell>
              <table:table-cell table:number-columns-repeated="1022"/>
            </table:table-row>
            <table:table-row table:style-name="ro1">
              <table:table-cell office:value-type="string" calcext:value-type="string">
                <text:p>3.1.3.4.1.1.2</text:p>
              </table:table-cell>
              <table:table-cell office:value-type="string" calcext:value-type="string">
                <text:p>a biztonsági funkciók hatékony alkalmazását és fenntartását,</text:p>
              </table:table-cell>
              <table:table-cell table:number-columns-repeated="1022"/>
            </table:table-row>
            <table:table-row table:style-name="ro3">
              <table:table-cell office:value-type="string" calcext:value-type="string">
                <text:p>3.1.3.4.1.1.3</text:p>
              </table:table-cell>
              <table:table-cell office:value-type="string" calcext:value-type="string">
                <text:p>a konfigurációval és az adminisztratív funkciók használatával kapcsolatos, a dokumentáció átadásakor ismert sérülékenységeket;</text:p>
              </table:table-cell>
              <table:table-cell table:number-columns-repeated="1022"/>
            </table:table-row>
            <table:table-row table:style-name="ro2">
              <table:table-cell office:value-type="string" calcext:value-type="string">
                <text:p>3.1.3.4.1.2</text:p>
              </table:table-cell>
              <table:table-cell office:value-type="string" calcext:value-type="string">
                <text:p>megköveteli és birtokába veszi az elektronikus információs rendszerre, rendszerelemre vagy rendszerszolgáltatásra vonatkozó felhasználói dokumentációt, amely tartalmazza:</text:p>
              </table:table-cell>
              <table:table-cell table:number-columns-repeated="1022"/>
            </table:table-row>
            <table:table-row table:style-name="ro3">
              <table:table-cell office:value-type="string" calcext:value-type="string">
                <text:p>3.1.3.4.1.2.1</text:p>
              </table:table-cell>
              <table:table-cell office:value-type="string" calcext:value-type="string">
                <text:p>a felhasználó által elérhető biztonsági funkciókat és azok hatékony alkalmazási módját,</text:p>
              </table:table-cell>
              <table:table-cell table:number-columns-repeated="1022"/>
            </table:table-row>
            <table:table-row table:style-name="ro3">
              <table:table-cell office:value-type="string" calcext:value-type="string">
                <text:p>3.1.3.4.1.2.2</text:p>
              </table:table-cell>
              <table:table-cell office:value-type="string" calcext:value-type="string">
                <text:p>a rendszer, rendszerelem vagy rendszerszolgáltatás biztonságos használatának módszereit,</text:p>
              </table:table-cell>
              <table:table-cell table:number-columns-repeated="1022"/>
            </table:table-row>
            <table:table-row table:style-name="ro3">
              <table:table-cell office:value-type="string" calcext:value-type="string">
                <text:p>3.1.3.4.1.2.3</text:p>
              </table:table-cell>
              <table:table-cell office:value-type="string" calcext:value-type="string">
                <text:p>a felhasználó kötelezettségeit a rendszer, rendszerelem vagy rendszerszolgáltatás biztonságának a fenntartásához;</text:p>
              </table:table-cell>
              <table:table-cell table:number-columns-repeated="1022"/>
            </table:table-row>
            <table:table-row table:style-name="ro2">
              <table:table-cell office:value-type="string" calcext:value-type="string">
                <text:p>3.1.3.4.1.3</text:p>
              </table:table-cell>
              <table:table-cell office:value-type="string" calcext:value-type="string">
                <text:p>gondoskodik arról, hogy az információs rendszerre vonatkozó - különösen az adminisztrátori és fejlesztői - dokumentáció jogosulatlanok számára ne legyen megismerhető, módosítható;</text:p>
              </table:table-cell>
              <table:table-cell table:number-columns-repeated="1022"/>
            </table:table-row>
            <table:table-row table:style-name="ro2">
              <table:table-cell office:value-type="string" calcext:value-type="string">
                <text:p>3.1.3.4.1.4</text:p>
              </table:table-cell>
              <table:table-cell office:value-type="string" calcext:value-type="string">
                <text:p>gondoskodik a dokumentációknak az érintett szervezet által meghatározott szerepköröket betöltő személyek által, vagy a szerepkörhöz tartozó jogosultságnak megfelelően történő megismerésről.</text:p>
              </table:table-cell>
              <table:table-cell table:number-columns-repeated="1022"/>
            </table:table-row>
            <table:table-row table:style-name="ro1">
              <table:table-cell office:value-type="string" calcext:value-type="string">
                <text:p>3.1.3.5</text:p>
              </table:table-cell>
              <table:table-cell office:value-type="string" calcext:value-type="string">
                <text:p>Biztonságtervezési elvek</text:p>
              </table:table-cell>
              <table:table-cell table:number-columns-repeated="1022"/>
            </table:table-row>
            <table:table-row table:style-name="ro2">
              <table:table-cell/>
              <table:table-cell office:value-type="string" calcext:value-type="string">
                <text:p>Az érintett szervezet biztonságtervezési elveket dolgoz ki és alkalmaz az elektronikus információs rendszer specifikációjának meghatározása, tervezése, fejlesztése, kivitelezése és módosítása során.</text:p>
              </table:table-cell>
              <table:table-cell table:number-columns-repeated="1022"/>
            </table:table-row>
            <table:table-row table:style-name="ro1">
              <table:table-cell office:value-type="string" calcext:value-type="string">
                <text:p>3.1.3.6</text:p>
              </table:table-cell>
              <table:table-cell office:value-type="string" calcext:value-type="string">
                <text:p>Külső elektronikus információs rendszerek szolgáltatásai</text:p>
              </table:table-cell>
              <table:table-cell table:number-columns-repeated="1022"/>
            </table:table-row>
            <table:table-row table:style-name="ro1">
              <table:table-cell office:value-type="string" calcext:value-type="string">
                <text:p>3.1.3.6.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1.3.6.1.1</text:p>
              </table:table-cell>
              <table:table-cell office:value-type="string" calcext:value-type="string">
                <text:p>szerződéses kötelezettségként követeli meg, hogy a szolgáltatási szerződés alapján általa igénybe vett elektronikus információs rendszerek szolgáltatásai megfeleljenek az érintett szervezet elektronikus információbiztonsági követelményeinek;</text:p>
              </table:table-cell>
              <table:table-cell table:number-columns-repeated="1022"/>
            </table:table-row>
            <table:table-row table:style-name="ro2">
              <table:table-cell office:value-type="string" calcext:value-type="string">
                <text:p>3.1.3.6.1.2</text:p>
              </table:table-cell>
              <table:table-cell office:value-type="string" calcext:value-type="string">
                <text:p>meghatározza és dokumentálja az érintett szervezet felhasználóinak feladatait és kötelezettségeit a külső elektronikus információs rendszerek szolgáltatásával kapcsolatban;</text:p>
              </table:table-cell>
              <table:table-cell table:number-columns-repeated="1022"/>
            </table:table-row>
            <table:table-row table:style-name="ro2">
              <table:table-cell office:value-type="string" calcext:value-type="string">
                <text:p>3.1.3.6.1.3</text:p>
              </table:table-cell>
              <table:table-cell office:value-type="string" calcext:value-type="string">
                <text:p>külső és belső ellenőrzési eszközökkel ellenőrzi, hogy a külső elektronikus információs rendszer szolgáltatója biztosítja-e az elvárt védelmi intézkedéseket.</text:p>
              </table:table-cell>
              <table:table-cell table:number-columns-repeated="1022"/>
            </table:table-row>
            <table:table-row table:style-name="ro1">
              <table:table-cell office:value-type="string" calcext:value-type="string">
                <text:p>3.1.3.7</text:p>
              </table:table-cell>
              <table:table-cell office:value-type="string" calcext:value-type="string">
                <text:p>Független értékelők</text:p>
              </table:table-cell>
              <table:table-cell table:number-columns-repeated="1022"/>
            </table:table-row>
            <table:table-row table:style-name="ro3">
              <table:table-cell/>
              <table:table-cell office:value-type="string" calcext:value-type="string">
                <text:p>Az érintett szervezet független értékelőket vagy értékelő csoportokat alkalmaz a védelmi intézkedések értékelésére.</text:p>
              </table:table-cell>
              <table:table-cell table:number-columns-repeated="1022"/>
            </table:table-row>
            <table:table-row table:style-name="ro1">
              <table:table-cell office:value-type="string" calcext:value-type="string">
                <text:p>3.1.3.8</text:p>
              </table:table-cell>
              <table:table-cell office:value-type="string" calcext:value-type="string">
                <text:p>Folyamatos ellenőrzés</text:p>
              </table:table-cell>
              <table:table-cell table:number-columns-repeated="1022"/>
            </table:table-row>
            <table:table-row table:style-name="ro3">
              <table:table-cell office:value-type="string" calcext:value-type="string">
                <text:p>3.1.3.8.1</text:p>
              </table:table-cell>
              <table:table-cell office:value-type="string" calcext:value-type="string">
                <text:p>Az érintett szervezet folyamatba épített ellenőrzést vagy ellenőrzési tervet hajt végre, amely tartalmazza:</text:p>
              </table:table-cell>
              <table:table-cell table:number-columns-repeated="1022"/>
            </table:table-row>
            <table:table-row table:style-name="ro1">
              <table:table-cell office:value-type="string" calcext:value-type="string">
                <text:p>3.1.3.8.1.1</text:p>
              </table:table-cell>
              <table:table-cell office:value-type="string" calcext:value-type="string">
                <text:p>az ellenőrizendő területeket;</text:p>
              </table:table-cell>
              <table:table-cell table:number-columns-repeated="1022"/>
            </table:table-row>
            <table:table-row table:style-name="ro3">
              <table:table-cell office:value-type="string" calcext:value-type="string">
                <text:p>3.1.3.8.1.2</text:p>
              </table:table-cell>
              <table:table-cell office:value-type="string" calcext:value-type="string">
                <text:p>az ellenőrzések, valamint az ellenőrzéseket támogató értékelések gyakoriságát;</text:p>
              </table:table-cell>
              <table:table-cell table:number-columns-repeated="1022"/>
            </table:table-row>
            <table:table-row table:style-name="ro3">
              <table:table-cell office:value-type="string" calcext:value-type="string">
                <text:p>3.1.3.8.1.3</text:p>
              </table:table-cell>
              <table:table-cell office:value-type="string" calcext:value-type="string">
                <text:p>az érintett szervezet ellenőrzési stratégiájához illeszkedő folyamatos biztonsági értékeléseket;</text:p>
              </table:table-cell>
              <table:table-cell table:number-columns-repeated="1022"/>
            </table:table-row>
            <table:table-row table:style-name="ro1">
              <table:table-cell office:value-type="string" calcext:value-type="string">
                <text:p>3.1.3.8.1.4</text:p>
              </table:table-cell>
              <table:table-cell office:value-type="string" calcext:value-type="string">
                <text:p>a mérőszámok megfelelőségét;</text:p>
              </table:table-cell>
              <table:table-cell table:number-columns-repeated="1022"/>
            </table:table-row>
            <table:table-row table:style-name="ro3">
              <table:table-cell office:value-type="string" calcext:value-type="string">
                <text:p>3.1.3.8.1.5</text:p>
              </table:table-cell>
              <table:table-cell office:value-type="string" calcext:value-type="string">
                <text:p>az értékelések és az ellenőrzések által generált biztonsággal kapcsolatos adatok összehasonlító elemzését;</text:p>
              </table:table-cell>
              <table:table-cell table:number-columns-repeated="1022"/>
            </table:table-row>
            <table:table-row table:style-name="ro3">
              <table:table-cell office:value-type="string" calcext:value-type="string">
                <text:p>3.1.3.8.1.6</text:p>
              </table:table-cell>
              <table:table-cell office:value-type="string" calcext:value-type="string">
                <text:p>az érintett szervezet reagálását a biztonsággal kapcsolatos adatok elemzésének eredményére;</text:p>
              </table:table-cell>
              <table:table-cell table:number-columns-repeated="1022"/>
            </table:table-row>
            <table:table-row table:style-name="ro2">
              <table:table-cell office:value-type="string" calcext:value-type="string">
                <text:p>3.1.3.8.1.7</text:p>
              </table:table-cell>
              <table:table-cell office:value-type="string" calcext:value-type="string">
                <text:p>az érintett szervezet döntését arról, hogy milyen gyakorisággal kell az elemzési adatokat általa meghatározott személyi- és szerepkörökkel megismertetni (ideértve azok változásait is).</text:p>
              </table:table-cell>
              <table:table-cell table:number-columns-repeated="1022"/>
            </table:table-row>
            <table:table-row table:style-name="ro1">
              <table:table-cell office:value-type="string" calcext:value-type="string">
                <text:p>3.1.3.8.2</text:p>
              </table:table-cell>
              <table:table-cell office:value-type="string" calcext:value-type="string">
                <text:p>Független értékelés</text:p>
              </table:table-cell>
              <table:table-cell table:number-columns-repeated="1022"/>
            </table:table-row>
            <table:table-row table:style-name="ro2">
              <table:table-cell/>
              <table:table-cell office:value-type="string" calcext:value-type="string">
                <text:p>Az érintett szervezet független értékelőket vagy értékelő csoportokat alkalmazhat az elektronikus információs rendszer védelmi intézkedéseinek folyamatos ellenőrzésére.</text:p>
              </table:table-cell>
              <table:table-cell table:number-columns-repeated="1022"/>
            </table:table-row>
          </table:table-row-group>
          <table:table-row table:style-name="ro1">
            <table:table-cell table:style-name="ce11" office:value-type="string" calcext:value-type="string">
              <text:p>3.1.4</text:p>
            </table:table-cell>
            <table:table-cell table:style-name="ce7" office:value-type="string" calcext:value-type="string">
              <text:p>ÜZLETMENET-(ÜGYMENET-)FOLYTONOSSÁG TERVEZÉSE</text:p>
            </table:table-cell>
            <table:table-cell table:style-name="ce2" table:number-columns-repeated="1022"/>
          </table:table-row>
          <table:table-row-group>
            <table:table-row table:style-name="ro1">
              <table:table-cell office:value-type="string" calcext:value-type="string">
                <text:p>3.1.4.1</text:p>
              </table:table-cell>
              <table:table-cell office:value-type="string" calcext:value-type="string">
                <text:p>Üzletmenet-folytonosságra vonatkozó eljárásrend</text:p>
              </table:table-cell>
              <table:table-cell table:number-columns-repeated="1022"/>
            </table:table-row>
            <table:table-row table:style-name="ro1">
              <table:table-cell office:value-type="string" calcext:value-type="string">
                <text:p>3.1.4.1.1</text:p>
              </table:table-cell>
              <table:table-cell office:value-type="string" calcext:value-type="string">
                <text:p>Az érintett szervezet:</text:p>
              </table:table-cell>
              <table:table-cell table:number-columns-repeated="1022"/>
            </table:table-row>
            <table:table-row table:style-name="ro6">
              <table:table-cell office:value-type="string" calcext:value-type="string">
                <text:p>3.1.4.1.1.1</text:p>
              </table:table-cell>
              <table:table-cell office:value-type="string" calcext:value-type="string">
                <text:p>megfogalmazza, és az érintett szervezetre érvényes követelmények szerint dokumentálja, valamint az érintett szervezeten belül az érintett személyi kör részére kihirdeti az elektronikus információs rendszerre vonatkozó eljárásrendet, mely az üzletmenet-folytonosságra vonatkozó szabályzat és az ahhoz kapcsolódó ellenőrzések megvalósítását segíti elő;</text:p>
              </table:table-cell>
              <table:table-cell table:number-columns-repeated="1022"/>
            </table:table-row>
            <table:table-row table:style-name="ro2">
              <table:table-cell office:value-type="string" calcext:value-type="string">
                <text:p>3.1.4.1.1.2</text:p>
              </table:table-cell>
              <table:table-cell office:value-type="string" calcext:value-type="string">
                <text:p>az üzletmenet-folytonossági tervben, vagy más szabályozásában meghatározott gyakorisággal felülvizsgálja és frissíti az üzletmenet-folytonosságra vonatkozó eljárásrendet.</text:p>
              </table:table-cell>
              <table:table-cell table:number-columns-repeated="1022"/>
            </table:table-row>
            <table:table-row table:style-name="ro1">
              <table:table-cell office:value-type="string" calcext:value-type="string">
                <text:p>3.1.4.2</text:p>
              </table:table-cell>
              <table:table-cell office:value-type="string" calcext:value-type="string">
                <text:p>Üzletmenet-folytonossági terv informatikai erőforrás kiesésekre</text:p>
              </table:table-cell>
              <table:table-cell table:number-columns-repeated="1022"/>
            </table:table-row>
            <table:table-row table:style-name="ro1">
              <table:table-cell office:value-type="string" calcext:value-type="string">
                <text:p>3.1.4.2.1</text:p>
              </table:table-cell>
              <table:table-cell office:value-type="string" calcext:value-type="string">
                <text:p>Az érintett szervezet:</text:p>
              </table:table-cell>
              <table:table-cell table:number-columns-repeated="1022"/>
            </table:table-row>
            <table:table-row table:style-name="ro5">
              <table:table-cell office:value-type="string" calcext:value-type="string">
                <text:p>3.1.4.2.1.1</text:p>
              </table:table-cell>
              <table:table-cell office:value-type="string" calcext:value-type="string">
                <text:p>megfogalmazza, és az érintett szervezetre érvényes követelmények szerint dokumentálja, valamint az érintett szervezeten belül kizárólag a folyamatos működés szempontjából kulcsfontosságú, névvel vagy szerepkörrel azonosított személyek és szervezeti egységek számára kihirdeti az elektronikus információs rendszerekre vonatkozó üzletmenet-folytonossági tervet;</text:p>
              </table:table-cell>
              <table:table-cell table:number-columns-repeated="1022"/>
            </table:table-row>
            <table:table-row table:style-name="ro3">
              <table:table-cell office:value-type="string" calcext:value-type="string">
                <text:p>3.1.4.2.1.2</text:p>
              </table:table-cell>
              <table:table-cell office:value-type="string" calcext:value-type="string">
                <text:p>összehangolja a folyamatos működés tervezésére vonatkozó tevékenységeket a biztonsági események kezelésével;</text:p>
              </table:table-cell>
              <table:table-cell table:number-columns-repeated="1022"/>
            </table:table-row>
            <table:table-row table:style-name="ro3">
              <table:table-cell office:value-type="string" calcext:value-type="string">
                <text:p>3.1.4.2.1.3</text:p>
              </table:table-cell>
              <table:table-cell office:value-type="string" calcext:value-type="string">
                <text:p>meghatározott gyakorisággal felülvizsgálja az elektronikus információs rendszerhez kapcsolódó üzletmenet-folytonossági tervet;</text:p>
              </table:table-cell>
              <table:table-cell table:number-columns-repeated="1022"/>
            </table:table-row>
            <table:table-row table:style-name="ro4">
              <table:table-cell office:value-type="string" calcext:value-type="string">
                <text:p>3.1.4.2.1.4</text:p>
              </table:table-cell>
              <table:table-cell office:value-type="string" calcext:value-type="string">
                <text:p>az elektronikus információs rendszer vagy a működtetési környezet változásainak, az üzletmenet-folytonossági terv megvalósítása, végrehajtása vagy tesztelése során felmerülő problémáknak megfelelően aktualizálja az üzletmenet-folytonossági tervet;</text:p>
              </table:table-cell>
              <table:table-cell table:number-columns-repeated="1022"/>
            </table:table-row>
            <table:table-row table:style-name="ro2">
              <table:table-cell office:value-type="string" calcext:value-type="string">
                <text:p>3.1.4.2.1.5</text:p>
              </table:table-cell>
              <table:table-cell office:value-type="string" calcext:value-type="string">
                <text:p>tájékoztatja az üzletmenet-folytonossági terv változásairól a folyamatos működés szempontjából kulcsfontosságú, névvel vagy szerepkörrel azonosított személyeket és szervezeti egységeket;</text:p>
              </table:table-cell>
              <table:table-cell table:number-columns-repeated="1022"/>
            </table:table-row>
            <table:table-row table:style-name="ro3">
              <table:table-cell office:value-type="string" calcext:value-type="string">
                <text:p>3.1.4.2.1.6</text:p>
              </table:table-cell>
              <table:table-cell office:value-type="string" calcext:value-type="string">
                <text:p>gondoskodik arról, hogy az üzletmenet-folytonossági terv jogosulatlanok számára ne legyen megismerhető, módosítható;</text:p>
              </table:table-cell>
              <table:table-cell table:number-columns-repeated="1022"/>
            </table:table-row>
            <table:table-row table:style-name="ro2">
              <table:table-cell office:value-type="string" calcext:value-type="string">
                <text:p>3.1.4.2.1.7</text:p>
              </table:table-cell>
              <table:table-cell office:value-type="string" calcext:value-type="string">
                <text:p>meghatározza az alapfeladatokat (biztosítandó szolgáltatásokat) és alapfunkciókat, valamint az ezekhez kapcsolódó vészhelyzeti követelményeket;</text:p>
              </table:table-cell>
              <table:table-cell table:number-columns-repeated="1022"/>
            </table:table-row>
            <table:table-row table:style-name="ro3">
              <table:table-cell office:value-type="string" calcext:value-type="string">
                <text:p>3.1.4.2.1.8</text:p>
              </table:table-cell>
              <table:table-cell office:value-type="string" calcext:value-type="string">
                <text:p>rendelkezik a helyreállítási feladatokról, a helyreállítási prioritásokról és mértékekről;</text:p>
              </table:table-cell>
              <table:table-cell table:number-columns-repeated="1022"/>
            </table:table-row>
            <table:table-row table:style-name="ro3">
              <table:table-cell office:value-type="string" calcext:value-type="string">
                <text:p>3.1.4.2.1.9</text:p>
              </table:table-cell>
              <table:table-cell office:value-type="string" calcext:value-type="string">
                <text:p>jelöli a vészhelyzeti szerepköröket, felelősségeket, a kapcsolattartó személyeket;</text:p>
              </table:table-cell>
              <table:table-cell table:number-columns-repeated="1022"/>
            </table:table-row>
            <table:table-row table:style-name="ro2">
              <table:table-cell office:value-type="string" calcext:value-type="string">
                <text:p>3.1.4.2.1.10</text:p>
              </table:table-cell>
              <table:table-cell office:value-type="string" calcext:value-type="string">
                <text:p>fenntartja a szervezet által előzetesen definiált alapszolgáltatásokat, még az elektronikus információs rendszer összeomlása, kompromittálódása vagy hibája ellenére is;</text:p>
              </table:table-cell>
              <table:table-cell table:number-columns-repeated="1022"/>
            </table:table-row>
            <table:table-row table:style-name="ro2">
              <table:table-cell office:value-type="string" calcext:value-type="string">
                <text:p>3.1.4.2.1.11</text:p>
              </table:table-cell>
              <table:table-cell office:value-type="string" calcext:value-type="string">
                <text:p>kidolgozza a végleges, teljes elektronikus információs rendszer helyreállításának tervét úgy, hogy az nem ronthatja le az eredetileg tervezett és megvalósított biztonsági védelmeket.</text:p>
              </table:table-cell>
              <table:table-cell table:number-columns-repeated="1022"/>
            </table:table-row>
            <table:table-row table:style-name="ro1">
              <table:table-cell office:value-type="string" calcext:value-type="string">
                <text:p>3.1.4.2.2</text:p>
              </table:table-cell>
              <table:table-cell office:value-type="string" calcext:value-type="string">
                <text:p>Egyeztetés</text:p>
              </table:table-cell>
              <table:table-cell table:number-columns-repeated="1022"/>
            </table:table-row>
            <table:table-row table:style-name="ro3">
              <table:table-cell/>
              <table:table-cell office:value-type="string" calcext:value-type="string">
                <text:p>Az üzletmenet-folytonossági tervet egyeztetni kell a kapcsolódó, hasonló tervekért felelős szervezeti egységekkel.</text:p>
              </table:table-cell>
              <table:table-cell table:number-columns-repeated="1022"/>
            </table:table-row>
            <table:table-row table:style-name="ro1">
              <table:table-cell office:value-type="string" calcext:value-type="string">
                <text:p>3.1.4.2.3</text:p>
              </table:table-cell>
              <table:table-cell office:value-type="string" calcext:value-type="string">
                <text:p>Alapfunkciók újraindítása</text:p>
              </table:table-cell>
              <table:table-cell table:number-columns-repeated="1022"/>
            </table:table-row>
            <table:table-row table:style-name="ro3">
              <table:table-cell/>
              <table:table-cell office:value-type="string" calcext:value-type="string">
                <text:p>Meg kell határozni az alapfunkciók újrakezdésének időpontját az üzletmenet-folytonossági terv aktiválását követőn.</text:p>
              </table:table-cell>
              <table:table-cell table:number-columns-repeated="1022"/>
            </table:table-row>
            <table:table-row table:style-name="ro1">
              <table:table-cell office:value-type="string" calcext:value-type="string">
                <text:p>3.1.4.2.4</text:p>
              </table:table-cell>
              <table:table-cell office:value-type="string" calcext:value-type="string">
                <text:p>Kritikus rendszerelemek meghatározása</text:p>
              </table:table-cell>
              <table:table-cell table:number-columns-repeated="1022"/>
            </table:table-row>
            <table:table-row table:style-name="ro3">
              <table:table-cell/>
              <table:table-cell office:value-type="string" calcext:value-type="string">
                <text:p>Meg kell határozni az elektronikus információs rendszer alapfunkcióit támogató kritikus rendszerelemeket.</text:p>
              </table:table-cell>
              <table:table-cell table:number-columns-repeated="1022"/>
            </table:table-row>
            <table:table-row table:style-name="ro1">
              <table:table-cell office:value-type="string" calcext:value-type="string">
                <text:p>3.1.4.2.5</text:p>
              </table:table-cell>
              <table:table-cell office:value-type="string" calcext:value-type="string">
                <text:p>Kapacitástervezés</text:p>
              </table:table-cell>
              <table:table-cell table:number-columns-repeated="1022"/>
            </table:table-row>
            <table:table-row table:style-name="ro2">
              <table:table-cell/>
              <table:table-cell office:value-type="string" calcext:value-type="string">
                <text:p>Meg kell tervezni a folyamatos működéshez szükséges információ-feldolgozó, infokommunikációs és környezeti képességek biztosításához szükséges kapacitást.</text:p>
              </table:table-cell>
              <table:table-cell table:number-columns-repeated="1022"/>
            </table:table-row>
            <table:table-row table:style-name="ro1">
              <table:table-cell office:value-type="string" calcext:value-type="string">
                <text:p>3.1.4.2.6</text:p>
              </table:table-cell>
              <table:table-cell office:value-type="string" calcext:value-type="string">
                <text:p>Összes funkció újraindítása</text:p>
              </table:table-cell>
              <table:table-cell table:number-columns-repeated="1022"/>
            </table:table-row>
            <table:table-row table:style-name="ro3">
              <table:table-cell/>
              <table:table-cell office:value-type="string" calcext:value-type="string">
                <text:p>Meg kell határozni az összes funkció újrakezdésének időpontját az üzletmenet-folytonossági terv aktiválását követően.</text:p>
              </table:table-cell>
              <table:table-cell table:number-columns-repeated="1022"/>
            </table:table-row>
            <table:table-row table:style-name="ro1">
              <table:table-cell office:value-type="string" calcext:value-type="string">
                <text:p>3.1.4.2.7</text:p>
              </table:table-cell>
              <table:table-cell office:value-type="string" calcext:value-type="string">
                <text:p>Alapfeladatok és alapfunkciók folyamatossága</text:p>
              </table:table-cell>
              <table:table-cell table:number-columns-repeated="1022"/>
            </table:table-row>
            <table:table-row table:style-name="ro6">
              <table:table-cell/>
              <table:table-cell office:value-type="string" calcext:value-type="string">
                <text:p>Az alapfeladatok és alapfunkciók folyamatosságát úgy kell megtervezni, hogy azok üzemelési folyamatosságában semmilyen, vagy csak csekély veszteség álljon elő, fenntartható legyen a folyamatosság az elektronikus információs rendszer elsődleges feldolgozó vagy tárolási helyszínén történő teljes helyreállításáig.</text:p>
              </table:table-cell>
              <table:table-cell table:number-columns-repeated="1022"/>
            </table:table-row>
            <table:table-row table:style-name="ro1">
              <table:table-cell office:value-type="string" calcext:value-type="string">
                <text:p>3.1.4.3</text:p>
              </table:table-cell>
              <table:table-cell office:value-type="string" calcext:value-type="string">
                <text:p>A folyamatos működésre felkészítő képzés</text:p>
              </table:table-cell>
              <table:table-cell table:number-columns-repeated="1022"/>
            </table:table-row>
            <table:table-row table:style-name="ro2">
              <table:table-cell office:value-type="string" calcext:value-type="string">
                <text:p>3.1.4.3.1</text:p>
              </table:table-cell>
              <table:table-cell office:value-type="string" calcext:value-type="string">
                <text:p>Az érintett szervezet az elektronikus információs rendszer folyamatos működésére felkészítő képzést tart a felhasználóknak, szerepkörüknek és felelősségüknek megfelelően:</text:p>
              </table:table-cell>
              <table:table-cell table:number-columns-repeated="1022"/>
            </table:table-row>
            <table:table-row table:style-name="ro1">
              <table:table-cell office:value-type="string" calcext:value-type="string">
                <text:p>3.1.4.3.1.1</text:p>
              </table:table-cell>
              <table:table-cell office:value-type="string" calcext:value-type="string">
                <text:p>szerepkörbe vagy felelősségbe kerülésüket követő meghatározott időn belül;</text:p>
              </table:table-cell>
              <table:table-cell table:number-columns-repeated="1022"/>
            </table:table-row>
            <table:table-row table:style-name="ro3">
              <table:table-cell office:value-type="string" calcext:value-type="string">
                <text:p>3.1.4.3.1.2</text:p>
              </table:table-cell>
              <table:table-cell office:value-type="string" calcext:value-type="string">
                <text:p>meghatározott gyakorisággal, vagy amikor az elektronikus információs rendszer változásai ezt szükségessé teszik.</text:p>
              </table:table-cell>
              <table:table-cell table:number-columns-repeated="1022"/>
            </table:table-row>
            <table:table-row table:style-name="ro1">
              <table:table-cell office:value-type="string" calcext:value-type="string">
                <text:p>3.1.4.3.2</text:p>
              </table:table-cell>
              <table:table-cell office:value-type="string" calcext:value-type="string">
                <text:p>Szimuláció</text:p>
              </table:table-cell>
              <table:table-cell table:number-columns-repeated="1022"/>
            </table:table-row>
            <table:table-row table:style-name="ro2">
              <table:table-cell/>
              <table:table-cell office:value-type="string" calcext:value-type="string">
                <text:p>A folyamatos működésre felkészítő képzésben szimulált eseményeket kell alkalmazni, hogy elősegítse a személyzet hatékony reagálását a kritikus helyzetekben.</text:p>
              </table:table-cell>
              <table:table-cell table:number-columns-repeated="1022"/>
            </table:table-row>
            <table:table-row table:style-name="ro1">
              <table:table-cell office:value-type="string" calcext:value-type="string">
                <text:p>3.1.4.4</text:p>
              </table:table-cell>
              <table:table-cell office:value-type="string" calcext:value-type="string">
                <text:p>Az üzletmenet-folytonossági terv tesztelése</text:p>
              </table:table-cell>
              <table:table-cell table:number-columns-repeated="1022"/>
            </table:table-row>
            <table:table-row table:style-name="ro1">
              <table:table-cell office:value-type="string" calcext:value-type="string">
                <text:p>3.1.4.4.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1.4.4.1.1</text:p>
              </table:table-cell>
              <table:table-cell office:value-type="string" calcext:value-type="string">
                <text:p>meghatározott gyakorisággal és meghatározott teszteken keresztül vizsgálja az elektronikus információs rendszerre vonatkozó üzletmenet-folytonossági tervet a terv hatékonyságának és az érintett szervezet felkészültségének a felmérése céljából;</text:p>
              </table:table-cell>
              <table:table-cell table:number-columns-repeated="1022"/>
            </table:table-row>
            <table:table-row table:style-name="ro1">
              <table:table-cell office:value-type="string" calcext:value-type="string">
                <text:p>3.1.4.4.1.2</text:p>
              </table:table-cell>
              <table:table-cell office:value-type="string" calcext:value-type="string">
                <text:p>értékeli az üzletmenet-folytonossági terv tesztelési eredményeit;</text:p>
              </table:table-cell>
              <table:table-cell table:number-columns-repeated="1022"/>
            </table:table-row>
            <table:table-row table:style-name="ro2">
              <table:table-cell office:value-type="string" calcext:value-type="string">
                <text:p>3.1.4.4.1.3</text:p>
              </table:table-cell>
              <table:table-cell office:value-type="string" calcext:value-type="string">
                <text:p>az értékelés alapján szükség esetén javítja a tervet, a javításokkal kapcsolatban az üzletmenet-folytonossági tervre vonatkozó általános eljárási szabályok szerint jár el.</text:p>
              </table:table-cell>
              <table:table-cell table:number-columns-repeated="1022"/>
            </table:table-row>
            <table:table-row table:style-name="ro1">
              <table:table-cell office:value-type="string" calcext:value-type="string">
                <text:p>3.1.4.4.2</text:p>
              </table:table-cell>
              <table:table-cell office:value-type="string" calcext:value-type="string">
                <text:p>Koordináció</text:p>
              </table:table-cell>
              <table:table-cell table:number-columns-repeated="1022"/>
            </table:table-row>
            <table:table-row table:style-name="ro3">
              <table:table-cell/>
              <table:table-cell office:value-type="string" calcext:value-type="string">
                <text:p>Az üzletmenet-folytonossági terv tesztelését a kapcsolódó tervekért felelős szervezeti egységekkel egyeztetni kell.</text:p>
              </table:table-cell>
              <table:table-cell table:number-columns-repeated="1022"/>
            </table:table-row>
            <table:table-row table:style-name="ro1">
              <table:table-cell office:value-type="string" calcext:value-type="string">
                <text:p>3.1.4.4.3</text:p>
              </table:table-cell>
              <table:table-cell office:value-type="string" calcext:value-type="string">
                <text:p>Tesztelés a tartalék feldolgozási helyszínen</text:p>
              </table:table-cell>
              <table:table-cell table:number-columns-repeated="1022"/>
            </table:table-row>
            <table:table-row table:style-name="ro4">
              <table:table-cell/>
              <table:table-cell office:value-type="string" calcext:value-type="string">
                <text:p>Az üzletmenet folytonossági tervet a tartalék feldolgozási helyszínen is tesztelni kell, hogy az érintett szervezet megismerje az adottságokat és az elérhető erőforrásokat, valamint értékelje a tartalék feldolgozási helyszín képességeit a folyamatos működés támogatására.</text:p>
              </table:table-cell>
              <table:table-cell table:number-columns-repeated="1022"/>
            </table:table-row>
            <table:table-row table:style-name="ro1">
              <table:table-cell office:value-type="string" calcext:value-type="string">
                <text:p>3.1.4.5</text:p>
              </table:table-cell>
              <table:table-cell office:value-type="string" calcext:value-type="string">
                <text:p>Biztonsági tárolási helyszín</text:p>
              </table:table-cell>
              <table:table-cell table:number-columns-repeated="1022"/>
            </table:table-row>
            <table:table-row table:style-name="ro2">
              <table:table-cell office:value-type="string" calcext:value-type="string">
                <text:p>3.1.4.5.1</text:p>
              </table:table-cell>
              <table:table-cell office:value-type="string" calcext:value-type="string">
                <text:p>Az érintett szervezet kijelöl egy biztonsági tárolási helyszínt, ahol az elektronikus információs rendszer mentéseinek másodlatát az elsődleges helyszínnel azonos módon, és biztonsági feltételek mellett tárolja.</text:p>
              </table:table-cell>
              <table:table-cell table:number-columns-repeated="1022"/>
            </table:table-row>
            <table:table-row table:style-name="ro1">
              <table:table-cell office:value-type="string" calcext:value-type="string">
                <text:p>3.1.4.5.2</text:p>
              </table:table-cell>
              <table:table-cell office:value-type="string" calcext:value-type="string">
                <text:p>A tartalék feldolgozási helyszín elkülönítése</text:p>
              </table:table-cell>
              <table:table-cell table:number-columns-repeated="1022"/>
            </table:table-row>
            <table:table-row table:style-name="ro2">
              <table:table-cell/>
              <table:table-cell office:value-type="string" calcext:value-type="string">
                <text:p>A biztonsági tárolási helyszínnek el kell különülni az elsődleges tárolás helyszínétől, az azonos veszélyektől való érzékenység csökkentése érdekében.</text:p>
              </table:table-cell>
              <table:table-cell table:number-columns-repeated="1022"/>
            </table:table-row>
            <table:table-row table:style-name="ro1">
              <table:table-cell office:value-type="string" calcext:value-type="string">
                <text:p>3.1.4.5.3</text:p>
              </table:table-cell>
              <table:table-cell office:value-type="string" calcext:value-type="string">
                <text:p>Üzletmenet-folytonosság elérhetőség</text:p>
              </table:table-cell>
              <table:table-cell table:number-columns-repeated="1022"/>
            </table:table-row>
            <table:table-row table:style-name="ro2">
              <table:table-cell/>
              <table:table-cell office:value-type="string" calcext:value-type="string">
                <text:p>A biztonsági tárolási helyszínhez történő hozzáférés érdekében - meghatározott körzetre kiterjedő rombolás vagy katasztrófa esetére - vészhelyzeti eljárásokat kell kidolgozni.</text:p>
              </table:table-cell>
              <table:table-cell table:number-columns-repeated="1022"/>
            </table:table-row>
            <table:table-row table:style-name="ro1">
              <table:table-cell office:value-type="string" calcext:value-type="string">
                <text:p>3.1.4.5.4</text:p>
              </table:table-cell>
              <table:table-cell office:value-type="string" calcext:value-type="string">
                <text:p>Üzletmenet folytonosság helyreállítás</text:p>
              </table:table-cell>
              <table:table-cell table:number-columns-repeated="1022"/>
            </table:table-row>
            <table:table-row table:style-name="ro2">
              <table:table-cell/>
              <table:table-cell office:value-type="string" calcext:value-type="string">
                <text:p>A biztonsági tárolási helyszínt úgy kell kialakítani, hogy az elősegítse a helyreállítási tevékenységeket, összhangban a helyreállítási időre és a helyreállítási pontokra vonatkozó célokkal.</text:p>
              </table:table-cell>
              <table:table-cell table:number-columns-repeated="1022"/>
            </table:table-row>
            <table:table-row table:style-name="ro1">
              <table:table-cell office:value-type="string" calcext:value-type="string">
                <text:p>3.1.4.6</text:p>
              </table:table-cell>
              <table:table-cell office:value-type="string" calcext:value-type="string">
                <text:p>Tartalék feldolgozási helyszín</text:p>
              </table:table-cell>
              <table:table-cell table:number-columns-repeated="1022"/>
            </table:table-row>
            <table:table-row table:style-name="ro1">
              <table:table-cell office:value-type="string" calcext:value-type="string">
                <text:p>3.1.4.6.1</text:p>
              </table:table-cell>
              <table:table-cell office:value-type="string" calcext:value-type="string">
                <text:p>Az érintett szervezet:</text:p>
              </table:table-cell>
              <table:table-cell table:number-columns-repeated="1022"/>
            </table:table-row>
            <table:table-row table:style-name="ro6">
              <table:table-cell office:value-type="string" calcext:value-type="string">
                <text:p>3.1.4.6.1.1</text:p>
              </table:table-cell>
              <table:table-cell office:value-type="string" calcext:value-type="string">
                <text:p>kijelöl egy tartalék feldolgozási helyszínt azért, hogy ha az elsődleges feldolgozási képesség nem áll rendelkezésére, elektronikus információs rendszere előre meghatározott műveleteit, előre meghatározott időn belül - összhangban a helyreállítási időre és a helyreállítási pontokra vonatkozó célokkal - a tartalék helyszínen újra kezdhesse, vagy folytathassa;</text:p>
              </table:table-cell>
              <table:table-cell table:number-columns-repeated="1022"/>
            </table:table-row>
            <table:table-row table:style-name="ro2">
              <table:table-cell office:value-type="string" calcext:value-type="string">
                <text:p>3.1.4.6.1.2</text:p>
              </table:table-cell>
              <table:table-cell office:value-type="string" calcext:value-type="string">
                <text:p>biztosítja, hogy a működés újrakezdéséhez, vagy folytatásához szükséges eszközök és feltételek a tartalék feldolgozási helyszínen, vagy meghatározott időn belül rendelkezésre álljanak;</text:p>
              </table:table-cell>
              <table:table-cell table:number-columns-repeated="1022"/>
            </table:table-row>
            <table:table-row table:style-name="ro2">
              <table:table-cell office:value-type="string" calcext:value-type="string">
                <text:p>3.1.4.6.1.3</text:p>
              </table:table-cell>
              <table:table-cell office:value-type="string" calcext:value-type="string">
                <text:p>biztosítja, hogy a tartalék feldolgozási helyszín informatikai biztonsági intézkedései egyenértékűek legyenek az elsődleges helyszínen alkalmazottakkal.</text:p>
              </table:table-cell>
              <table:table-cell table:number-columns-repeated="1022"/>
            </table:table-row>
            <table:table-row table:style-name="ro1">
              <table:table-cell office:value-type="string" calcext:value-type="string">
                <text:p>3.1.4.6.2</text:p>
              </table:table-cell>
              <table:table-cell office:value-type="string" calcext:value-type="string">
                <text:p>Elkülönítés</text:p>
              </table:table-cell>
              <table:table-cell table:number-columns-repeated="1022"/>
            </table:table-row>
            <table:table-row table:style-name="ro2">
              <table:table-cell/>
              <table:table-cell office:value-type="string" calcext:value-type="string">
                <text:p>Olyan tartalék feldolgozási helyszínt kell kijelölni, amely elkülönül az elsődleges feldolgozás helyszínétől, az azonos veszélyektől való érzékenység csökkentése érdekében.</text:p>
              </table:table-cell>
              <table:table-cell table:number-columns-repeated="1022"/>
            </table:table-row>
            <table:table-row table:style-name="ro1">
              <table:table-cell office:value-type="string" calcext:value-type="string">
                <text:p>3.1.4.6.3</text:p>
              </table:table-cell>
              <table:table-cell office:value-type="string" calcext:value-type="string">
                <text:p>Elérhetőség</text:p>
              </table:table-cell>
              <table:table-cell table:number-columns-repeated="1022"/>
            </table:table-row>
            <table:table-row table:style-name="ro2">
              <table:table-cell/>
              <table:table-cell office:value-type="string" calcext:value-type="string">
                <text:p>A tartalék feldolgozási helyszínhez történő hozzáférés érdekében - meghatározott körzetre kiterjedő rombolás vagy katasztrófa esetére - vészhelyzeti eljárásokat kell kidolgozni.</text:p>
              </table:table-cell>
              <table:table-cell table:number-columns-repeated="1022"/>
            </table:table-row>
            <table:table-row table:style-name="ro1">
              <table:table-cell office:value-type="string" calcext:value-type="string">
                <text:p>3.1.4.6.4</text:p>
              </table:table-cell>
              <table:table-cell office:value-type="string" calcext:value-type="string">
                <text:p>Szolgáltatások priorálása a tartalék feldolgozási helyszínen</text:p>
              </table:table-cell>
              <table:table-cell table:number-columns-repeated="1022"/>
            </table:table-row>
            <table:table-row table:style-name="ro4">
              <table:table-cell/>
              <table:table-cell office:value-type="string" calcext:value-type="string">
                <text:p>A tartalék feldolgozási helyszínre vonatkozóan olyan megállapodásokat kell kötni, intézkedéseket kell bevezetni, amelyek a szervezet rendelkezésre állási követelményeivel (köztük a helyreállítási idő célokkal) összhangban álló szolgáltatás-prioritási rendelkezéseket tartalmaznak.</text:p>
              </table:table-cell>
              <table:table-cell table:number-columns-repeated="1022"/>
            </table:table-row>
            <table:table-row table:style-name="ro1">
              <table:table-cell office:value-type="string" calcext:value-type="string">
                <text:p>3.1.4.6.5</text:p>
              </table:table-cell>
              <table:table-cell office:value-type="string" calcext:value-type="string">
                <text:p>Előkészület a működés megindítására</text:p>
              </table:table-cell>
              <table:table-cell table:number-columns-repeated="1022"/>
            </table:table-row>
            <table:table-row table:style-name="ro2">
              <table:table-cell/>
              <table:table-cell office:value-type="string" calcext:value-type="string">
                <text:p>Az érintett szervezet úgy készíti fel a tartalék feldolgozási helyszínt, hogy az meghatározott időn belül készen álljon az alapfunkciók működésének támogatására.</text:p>
              </table:table-cell>
              <table:table-cell table:number-columns-repeated="1022"/>
            </table:table-row>
            <table:table-row table:style-name="ro1">
              <table:table-cell office:value-type="string" calcext:value-type="string">
                <text:p>3.1.4.7</text:p>
              </table:table-cell>
              <table:table-cell office:value-type="string" calcext:value-type="string">
                <text:p>Infokommunikációs szolgáltatások</text:p>
              </table:table-cell>
              <table:table-cell table:number-columns-repeated="1022"/>
            </table:table-row>
            <table:table-row table:style-name="ro9">
              <table:table-cell office:value-type="string" calcext:value-type="string">
                <text:p>3.1.4.7.1</text:p>
              </table:table-cell>
              <table:table-cell office:value-type="string" calcext:value-type="string">
                <text:p>Az érintett szervezet - a Nemzeti Távközlési Gerinchálózatra csatlakozó elektronikus információs rendszerek kivételével - tartalék infokommunikációs szolgáltatásokat létesít, erre vonatkozóan olyan megállapodásokat köt, amelyek lehetővé teszik az elektronikus információs rendszer alapfunkciói, vagy meghatározott műveletek számára azok meghatározott időtartamon belüli újrakezdését, ha az elsődleges infokommunikációs kapacitás nem áll rendelkezésre sem az elsődleges, sem a tartalék feldolgozási vagy tárolási helyszínen.</text:p>
              </table:table-cell>
              <table:table-cell table:number-columns-repeated="1022"/>
            </table:table-row>
            <table:table-row table:style-name="ro1">
              <table:table-cell office:value-type="string" calcext:value-type="string">
                <text:p>3.1.4.7.2</text:p>
              </table:table-cell>
              <table:table-cell office:value-type="string" calcext:value-type="string">
                <text:p>Szolgáltatás-prioritási rendelkezések</text:p>
              </table:table-cell>
              <table:table-cell table:number-columns-repeated="1022"/>
            </table:table-row>
            <table:table-row table:style-name="ro4">
              <table:table-cell/>
              <table:table-cell office:value-type="string" calcext:value-type="string">
                <text:p>Ha az elsődleges és a tartalék infokommunikációs szolgáltatások nyújtására szerződés keretében kerül sor, az tartalmazza a szolgáltatás-prioritási rendelkezéseket, a szervezet rendelkezésre állási követelményeivel (köztük a helyreállítási idő célokkal) összhangban.</text:p>
              </table:table-cell>
              <table:table-cell table:number-columns-repeated="1022"/>
            </table:table-row>
            <table:table-row table:style-name="ro1">
              <table:table-cell office:value-type="string" calcext:value-type="string">
                <text:p>3.1.4.7.3</text:p>
              </table:table-cell>
              <table:table-cell office:value-type="string" calcext:value-type="string">
                <text:p>Közös hibalehetőségek kizárása</text:p>
              </table:table-cell>
              <table:table-cell table:number-columns-repeated="1022"/>
            </table:table-row>
            <table:table-row table:style-name="ro2">
              <table:table-cell/>
              <table:table-cell office:value-type="string" calcext:value-type="string">
                <text:p>Olyan tartalék infokommunikációs szolgáltatásokat kell igénybe venni, melyek csökkentik az elsődleges infokommunikációs szolgáltatásokkal közös hibalehetőségek valószínűségét (pl. alternatív technológiára épülnek).</text:p>
              </table:table-cell>
              <table:table-cell table:number-columns-repeated="1022"/>
            </table:table-row>
            <table:table-row table:style-name="ro1">
              <table:table-cell office:value-type="string" calcext:value-type="string">
                <text:p>3.1.4.8</text:p>
              </table:table-cell>
              <table:table-cell office:value-type="string" calcext:value-type="string">
                <text:p>Az elektronikus információs rendszer mentései</text:p>
              </table:table-cell>
              <table:table-cell table:number-columns-repeated="1022"/>
            </table:table-row>
            <table:table-row table:style-name="ro1">
              <table:table-cell office:value-type="string" calcext:value-type="string">
                <text:p>3.1.4.8.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1.4.8.1.1</text:p>
              </table:table-cell>
              <table:table-cell office:value-type="string" calcext:value-type="string">
                <text:p>meghatározott gyakorisággal mentést végez az elektronikus információs rendszerben tárolt felhasználószintű információkról, összhangban a helyreállítási időre és a helyreállítási pontokra vonatkozó célokkal;</text:p>
              </table:table-cell>
              <table:table-cell table:number-columns-repeated="1022"/>
            </table:table-row>
            <table:table-row table:style-name="ro2">
              <table:table-cell office:value-type="string" calcext:value-type="string">
                <text:p>3.1.4.8.1.2</text:p>
              </table:table-cell>
              <table:table-cell office:value-type="string" calcext:value-type="string">
                <text:p>meghatározott gyakorisággal elmenti az elektronikus információs rendszerben tárolt rendszerszintű információkat, összhangban a helyreállítási időre és a helyreállítási pontokra vonatkozó célokkal;</text:p>
              </table:table-cell>
              <table:table-cell table:number-columns-repeated="1022"/>
            </table:table-row>
            <table:table-row table:style-name="ro2">
              <table:table-cell office:value-type="string" calcext:value-type="string">
                <text:p>3.1.4.8.1.3</text:p>
              </table:table-cell>
              <table:table-cell office:value-type="string" calcext:value-type="string">
                <text:p>meghatározott gyakorisággal elmenti az elektronikus információs rendszer dokumentációját, köztük a biztonságra vonatkozókat is, összhangban a helyreállítási időre és a helyreállítási pontokra vonatkozó célokkal;</text:p>
              </table:table-cell>
              <table:table-cell table:number-columns-repeated="1022"/>
            </table:table-row>
            <table:table-row table:style-name="ro2">
              <table:table-cell office:value-type="string" calcext:value-type="string">
                <text:p>3.1.4.8.1.4</text:p>
              </table:table-cell>
              <table:table-cell office:value-type="string" calcext:value-type="string">
                <text:p>megvédi a mentett információk bizalmasságát, sértetlenségét és rendelkezésre állását mind az elsődleges, mind a másodlagos tárolási helyszínen.</text:p>
              </table:table-cell>
              <table:table-cell table:number-columns-repeated="1022"/>
            </table:table-row>
            <table:table-row table:style-name="ro1">
              <table:table-cell office:value-type="string" calcext:value-type="string">
                <text:p>3.1.4.8.2</text:p>
              </table:table-cell>
              <table:table-cell office:value-type="string" calcext:value-type="string">
                <text:p>Megbízhatósági és sértetlenségi teszt</text:p>
              </table:table-cell>
              <table:table-cell table:number-columns-repeated="1022"/>
            </table:table-row>
            <table:table-row table:style-name="ro2">
              <table:table-cell/>
              <table:table-cell office:value-type="string" calcext:value-type="string">
                <text:p>Meghatározott gyakorisággal tesztelni kell a mentett információkat, az adathordozók megbízhatóságának és az információ sértetlenségének a garantálása érdekében.</text:p>
              </table:table-cell>
              <table:table-cell table:number-columns-repeated="1022"/>
            </table:table-row>
            <table:table-row table:style-name="ro1">
              <table:table-cell office:value-type="string" calcext:value-type="string">
                <text:p>3.1.4.8.3</text:p>
              </table:table-cell>
              <table:table-cell office:value-type="string" calcext:value-type="string">
                <text:p>Helyreállítási teszt</text:p>
              </table:table-cell>
              <table:table-cell table:number-columns-repeated="1022"/>
            </table:table-row>
            <table:table-row table:style-name="ro3">
              <table:table-cell/>
              <table:table-cell office:value-type="string" calcext:value-type="string">
                <text:p>Egy kiválasztott mintát kell használni a biztonsági másolat információkból az elektronikus információs rendszer kiválasztott funkcióinak helyreállításánál.</text:p>
              </table:table-cell>
              <table:table-cell table:number-columns-repeated="1022"/>
            </table:table-row>
            <table:table-row table:style-name="ro1">
              <table:table-cell office:value-type="string" calcext:value-type="string">
                <text:p>3.1.4.8.4</text:p>
              </table:table-cell>
              <table:table-cell office:value-type="string" calcext:value-type="string">
                <text:p>Kritikus információk elkülönítése</text:p>
              </table:table-cell>
              <table:table-cell table:number-columns-repeated="1022"/>
            </table:table-row>
            <table:table-row table:style-name="ro4">
              <table:table-cell/>
              <table:table-cell office:value-type="string" calcext:value-type="string">
                <text:p>Az érintett szervezet által meghatározott, az elektronikus információs rendszer kritikus szoftvereinek és egyéb biztonsággal kapcsolatos információinak biztonsági másolatait egy elkülönített berendezésen vagy egy minősítéssel rendelkező tűzbiztos tárolóban kell tárolni.</text:p>
              </table:table-cell>
              <table:table-cell table:number-columns-repeated="1022"/>
            </table:table-row>
            <table:table-row table:style-name="ro1">
              <table:table-cell office:value-type="string" calcext:value-type="string">
                <text:p>3.1.4.8.5</text:p>
              </table:table-cell>
              <table:table-cell office:value-type="string" calcext:value-type="string">
                <text:p>Alternatív tárolási helyszín</text:p>
              </table:table-cell>
              <table:table-cell table:number-columns-repeated="1022"/>
            </table:table-row>
            <table:table-row table:style-name="ro2">
              <table:table-cell/>
              <table:table-cell office:value-type="string" calcext:value-type="string">
                <text:p>Az elektronikus információs rendszer biztonsági másolat információit a 3.1.4.5. pontban meghatározottak szerinti biztonsági tárolási helyszínen kell tárolni.</text:p>
              </table:table-cell>
              <table:table-cell table:number-columns-repeated="1022"/>
            </table:table-row>
            <table:table-row table:style-name="ro1">
              <table:table-cell office:value-type="string" calcext:value-type="string">
                <text:p>3.1.4.9</text:p>
              </table:table-cell>
              <table:table-cell office:value-type="string" calcext:value-type="string">
                <text:p>Az elektronikus információs rendszer helyreállítása és újraindítása</text:p>
              </table:table-cell>
              <table:table-cell table:number-columns-repeated="1022"/>
            </table:table-row>
            <table:table-row table:style-name="ro2">
              <table:table-cell office:value-type="string" calcext:value-type="string">
                <text:p>3.1.4.9.1</text:p>
              </table:table-cell>
              <table:table-cell office:value-type="string" calcext:value-type="string">
                <text:p>Az érintett szervezet gondoskodik az elektronikus információs rendszer utolsó ismert állapotba történő helyreállításáról és újraindításáról egy összeomlást, kompromittálódást vagy hibát követően.</text:p>
              </table:table-cell>
              <table:table-cell table:number-columns-repeated="1022"/>
            </table:table-row>
            <table:table-row table:style-name="ro1">
              <table:table-cell office:value-type="string" calcext:value-type="string">
                <text:p>3.1.4.9.2</text:p>
              </table:table-cell>
              <table:table-cell office:value-type="string" calcext:value-type="string">
                <text:p>Tranzakciók helyreállítása</text:p>
              </table:table-cell>
              <table:table-cell table:number-columns-repeated="1022"/>
            </table:table-row>
            <table:table-row table:style-name="ro3">
              <table:table-cell/>
              <table:table-cell office:value-type="string" calcext:value-type="string">
                <text:p>Az érintett szervezet tranzakció alapú elektronikus információs rendszerek esetén tranzakció helyreállítást hajt végre.</text:p>
              </table:table-cell>
              <table:table-cell table:number-columns-repeated="1022"/>
            </table:table-row>
            <table:table-row table:style-name="ro1">
              <table:table-cell office:value-type="string" calcext:value-type="string">
                <text:p>3.1.4.9.3</text:p>
              </table:table-cell>
              <table:table-cell office:value-type="string" calcext:value-type="string">
                <text:p>Helyreállítási idő</text:p>
              </table:table-cell>
              <table:table-cell table:number-columns-repeated="1022"/>
            </table:table-row>
            <table:table-row table:style-name="ro4">
              <table:table-cell/>
              <table:table-cell office:value-type="string" calcext:value-type="string">
                <text:p>Az érintett szervezet biztosítja azt a lehetőséget, hogy az elektronikus információs rendszerelemeket előre definiált helyreállítási idő alatt helyre lehessen állítani egy olyan konfigurációellenőrzött és sértetlenség védett információból, ami az elem ismert működési állapotát reprezentálja.</text:p>
              </table:table-cell>
              <table:table-cell table:number-columns-repeated="1022"/>
            </table:table-row>
          </table:table-row-group>
          <table:table-row table:style-name="ro1">
            <table:table-cell table:style-name="ce11" office:value-type="string" calcext:value-type="string">
              <text:p>3.1.5</text:p>
            </table:table-cell>
            <table:table-cell table:style-name="ce7" office:value-type="string" calcext:value-type="string">
              <text:p>A BIZTONSÁGI ESEMÉNYEK KEZELÉSE</text:p>
            </table:table-cell>
            <table:table-cell table:style-name="ce2" table:number-columns-repeated="1022"/>
          </table:table-row>
          <table:table-row-group>
            <table:table-row table:style-name="ro1">
              <table:table-cell office:value-type="string" calcext:value-type="string">
                <text:p>3.1.5.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1.5.1.1</text:p>
              </table:table-cell>
              <table:table-cell office:value-type="string" calcext:value-type="string">
                <text:p>eseménykezelési eljárást dolgoz ki a biztonsági eseményekre, amelyek magukban foglalják az előkészületet, az észlelést, a vizsgálatot, az elszigetelést, a megszüntetést és a helyreállítást;</text:p>
              </table:table-cell>
              <table:table-cell table:number-columns-repeated="1022"/>
            </table:table-row>
            <table:table-row table:style-name="ro3">
              <table:table-cell office:value-type="string" calcext:value-type="string">
                <text:p>3.1.5.1.2</text:p>
              </table:table-cell>
              <table:table-cell office:value-type="string" calcext:value-type="string">
                <text:p>egyezteti az eseménykezelési eljárásokat az üzletmenet-folytonossági tervéhez tartozó tevékenységekkel;</text:p>
              </table:table-cell>
              <table:table-cell table:number-columns-repeated="1022"/>
            </table:table-row>
            <table:table-row table:style-name="ro2">
              <table:table-cell office:value-type="string" calcext:value-type="string">
                <text:p>3.1.5.1.3</text:p>
              </table:table-cell>
              <table:table-cell office:value-type="string" calcext:value-type="string">
                <text:p>az eseménykezelési tevékenységekből levont tanulságokat beépíti az eseménykezelési eljárásokba, a fejlesztési és üzemeltetési eljárásokba, elvárásokba, továbbképzésekbe és tesztelésbe.</text:p>
              </table:table-cell>
              <table:table-cell table:number-columns-repeated="1022"/>
            </table:table-row>
            <table:table-row table:style-name="ro1">
              <table:table-cell office:value-type="string" calcext:value-type="string">
                <text:p>3.1.5.2</text:p>
              </table:table-cell>
              <table:table-cell office:value-type="string" calcext:value-type="string">
                <text:p>Automatikus eseménykezelés</text:p>
              </table:table-cell>
              <table:table-cell table:number-columns-repeated="1022"/>
            </table:table-row>
            <table:table-row table:style-name="ro3">
              <table:table-cell/>
              <table:table-cell office:value-type="string" calcext:value-type="string">
                <text:p>Az érintett szervezet automatizált mechanizmusokat alkalmaz az eseménykezelési eljárások támogatására.</text:p>
              </table:table-cell>
              <table:table-cell table:number-columns-repeated="1022"/>
            </table:table-row>
            <table:table-row table:style-name="ro1">
              <table:table-cell office:value-type="string" calcext:value-type="string">
                <text:p>3.1.5.3</text:p>
              </table:table-cell>
              <table:table-cell office:value-type="string" calcext:value-type="string">
                <text:p>Információ korreláció</text:p>
              </table:table-cell>
              <table:table-cell table:number-columns-repeated="1022"/>
            </table:table-row>
            <table:table-row table:style-name="ro4">
              <table:table-cell/>
              <table:table-cell office:value-type="string" calcext:value-type="string">
                <text:p>Az érintett szervezet összekapcsolja a biztonsági eseményekre vonatkozó információkat és az egyedi eseményekre való reagálásokat, hogy szervezetszintű rálátást nyerjen a biztonsági eseményekkel kapcsolatos tudatosságra és reagálásokra.</text:p>
              </table:table-cell>
              <table:table-cell table:number-columns-repeated="1022"/>
            </table:table-row>
            <table:table-row table:style-name="ro1">
              <table:table-cell office:value-type="string" calcext:value-type="string">
                <text:p>3.1.5.4</text:p>
              </table:table-cell>
              <table:table-cell office:value-type="string" calcext:value-type="string">
                <text:p>A biztonsági események figyelése</text:p>
              </table:table-cell>
              <table:table-cell table:number-columns-repeated="1022"/>
            </table:table-row>
            <table:table-row table:style-name="ro3">
              <table:table-cell office:value-type="string" calcext:value-type="string">
                <text:p>3.1.5.4.1</text:p>
              </table:table-cell>
              <table:table-cell office:value-type="string" calcext:value-type="string">
                <text:p>Az érintett szervezet nyomon követi és dokumentálja az elektronikus információs rendszer biztonsági eseményeit.</text:p>
              </table:table-cell>
              <table:table-cell table:number-columns-repeated="1022"/>
            </table:table-row>
            <table:table-row table:style-name="ro1">
              <table:table-cell office:value-type="string" calcext:value-type="string">
                <text:p>3.1.5.5</text:p>
              </table:table-cell>
              <table:table-cell office:value-type="string" calcext:value-type="string">
                <text:p>Automatikus nyomonkövetés, adatgyűjtés és vizsgálat</text:p>
              </table:table-cell>
              <table:table-cell table:number-columns-repeated="1022"/>
            </table:table-row>
            <table:table-row table:style-name="ro2">
              <table:table-cell/>
              <table:table-cell office:value-type="string" calcext:value-type="string">
                <text:p>Az érintett szervezet automatizált mechanizmusokat alkalmaz, hogy segítse a biztonsági események nyomon követését és a biztonsági eseményekre vonatkozó információk gyűjtését és vizsgálatát.</text:p>
              </table:table-cell>
              <table:table-cell table:number-columns-repeated="1022"/>
            </table:table-row>
            <table:table-row table:style-name="ro1">
              <table:table-cell office:value-type="string" calcext:value-type="string">
                <text:p>3.1.5.6</text:p>
              </table:table-cell>
              <table:table-cell office:value-type="string" calcext:value-type="string">
                <text:p>A biztonsági események jelentése</text:p>
              </table:table-cell>
              <table:table-cell table:number-columns-repeated="1022"/>
            </table:table-row>
            <table:table-row table:style-name="ro1">
              <table:table-cell office:value-type="string" calcext:value-type="string">
                <text:p>3.1.5.6.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1.5.6.1.1</text:p>
              </table:table-cell>
              <table:table-cell office:value-type="string" calcext:value-type="string">
                <text:p>mindenkitől, aki az elektronikus információs rendszerrel, vagy azok elhelyezésére szolgáló objektummal kapcsolatban áll megköveteli, hogy jelentsék a biztonsági esemény bekövetkeztét, vagy ha erre utaló jelet, vagy veszélyhelyzetet észlelnek;</text:p>
              </table:table-cell>
              <table:table-cell table:number-columns-repeated="1022"/>
            </table:table-row>
            <table:table-row table:style-name="ro2">
              <table:table-cell office:value-type="string" calcext:value-type="string">
                <text:p>3.1.5.6.1.2</text:p>
              </table:table-cell>
              <table:table-cell office:value-type="string" calcext:value-type="string">
                <text:p>jogszabályban meghatározottak szerint jelenti a biztonsági eseményekre vonatkozó információkat az elektronikus információs rendszerek biztonságának felügyeletét ellátó szerveknek.</text:p>
              </table:table-cell>
              <table:table-cell table:number-columns-repeated="1022"/>
            </table:table-row>
            <table:table-row table:style-name="ro1">
              <table:table-cell office:value-type="string" calcext:value-type="string">
                <text:p>3.1.5.6.2</text:p>
              </table:table-cell>
              <table:table-cell office:value-type="string" calcext:value-type="string">
                <text:p>Automatizált jelentés</text:p>
              </table:table-cell>
              <table:table-cell table:number-columns-repeated="1022"/>
            </table:table-row>
            <table:table-row table:style-name="ro3">
              <table:table-cell/>
              <table:table-cell office:value-type="string" calcext:value-type="string">
                <text:p>Az érintett szervezet automatizált mechanizmusokat alkalmaz, hogy segítse a biztonsági események jelentését.</text:p>
              </table:table-cell>
              <table:table-cell table:number-columns-repeated="1022"/>
            </table:table-row>
            <table:table-row table:style-name="ro1">
              <table:table-cell office:value-type="string" calcext:value-type="string">
                <text:p>3.1.5.7</text:p>
              </table:table-cell>
              <table:table-cell office:value-type="string" calcext:value-type="string">
                <text:p>Segítségnyújtás a biztonsági események kezeléséhez</text:p>
              </table:table-cell>
              <table:table-cell table:number-columns-repeated="1022"/>
            </table:table-row>
            <table:table-row table:style-name="ro2">
              <table:table-cell office:value-type="string" calcext:value-type="string">
                <text:p>3.1.5.7.1</text:p>
              </table:table-cell>
              <table:table-cell office:value-type="string" calcext:value-type="string">
                <text:p>Az érintett szervezet tanácsadást és támogatást nyújt az elektronikus információs rendszer felhasználóinak a biztonsági események kezeléséhez és jelentéséhez.</text:p>
              </table:table-cell>
              <table:table-cell table:number-columns-repeated="1022"/>
            </table:table-row>
            <table:table-row table:style-name="ro1">
              <table:table-cell office:value-type="string" calcext:value-type="string">
                <text:p>3.1.5.7.2</text:p>
              </table:table-cell>
              <table:table-cell office:value-type="string" calcext:value-type="string">
                <text:p>Automatizált támogatás</text:p>
              </table:table-cell>
              <table:table-cell table:number-columns-repeated="1022"/>
            </table:table-row>
            <table:table-row table:style-name="ro2">
              <table:table-cell/>
              <table:table-cell office:value-type="string" calcext:value-type="string">
                <text:p>Az érintett szervezet automatizált mechanizmusokat alkalmaz, hogy növelje a biztonsági események kezelésével kapcsolatos információk és a támogatás rendelkezésre állását.</text:p>
              </table:table-cell>
              <table:table-cell table:number-columns-repeated="1022"/>
            </table:table-row>
            <table:table-row table:style-name="ro1">
              <table:table-cell office:value-type="string" calcext:value-type="string">
                <text:p>3.1.5.8</text:p>
              </table:table-cell>
              <table:table-cell office:value-type="string" calcext:value-type="string">
                <text:p>Biztonsági eseménykezelési terv</text:p>
              </table:table-cell>
              <table:table-cell table:number-columns-repeated="1022"/>
            </table:table-row>
            <table:table-row table:style-name="ro1">
              <table:table-cell office:value-type="string" calcext:value-type="string">
                <text:p>3.1.5.8.1</text:p>
              </table:table-cell>
              <table:table-cell office:value-type="string" calcext:value-type="string">
                <text:p>Az érintett szervezet:</text:p>
              </table:table-cell>
              <table:table-cell table:number-columns-repeated="1022"/>
            </table:table-row>
            <table:table-row table:style-name="ro1">
              <table:table-cell office:value-type="string" calcext:value-type="string">
                <text:p>3.1.5.8.1.1</text:p>
              </table:table-cell>
              <table:table-cell office:value-type="string" calcext:value-type="string">
                <text:p>kidolgozza a biztonsági eseménykezelési tervet, amely:</text:p>
              </table:table-cell>
              <table:table-cell table:number-columns-repeated="1022"/>
            </table:table-row>
            <table:table-row table:style-name="ro3">
              <table:table-cell table:style-name="ce12" office:value-type="string" calcext:value-type="string">
                <text:p>3.1.5.8.1.1.1</text:p>
              </table:table-cell>
              <table:table-cell office:value-type="string" calcext:value-type="string">
                <text:p>az érintett szervezet számára iránymutatást ad a biztonsági esemény kezelési módjaira,</text:p>
              </table:table-cell>
              <table:table-cell table:number-columns-repeated="1022"/>
            </table:table-row>
            <table:table-row table:style-name="ro3">
              <table:table-cell office:value-type="string" calcext:value-type="string">
                <text:p>3.1.5.8.1.1.2</text:p>
              </table:table-cell>
              <table:table-cell office:value-type="string" calcext:value-type="string">
                <text:p>ismerteti a biztonsági eseménykezelési lehetőségek struktúráját és szervezetét,</text:p>
              </table:table-cell>
              <table:table-cell table:number-columns-repeated="1022"/>
            </table:table-row>
            <table:table-row table:style-name="ro3">
              <table:table-cell office:value-type="string" calcext:value-type="string">
                <text:p>3.1.5.8.1.1.3</text:p>
              </table:table-cell>
              <table:table-cell office:value-type="string" calcext:value-type="string">
                <text:p>átfogó megközelítést nyújt arról, hogy a biztonsági eseménykezelési lehetőségek hogyan illeszkednek az általános szervezetbe,</text:p>
              </table:table-cell>
              <table:table-cell table:number-columns-repeated="1022"/>
            </table:table-row>
            <table:table-row table:style-name="ro3">
              <table:table-cell office:value-type="string" calcext:value-type="string">
                <text:p>3.1.5.8.1.1.4</text:p>
              </table:table-cell>
              <table:table-cell office:value-type="string" calcext:value-type="string">
                <text:p>kielégíti az érintett szervezet feladatkörével, méretével, szervezeti felépítésével és funkcióival kapcsolatos egyedi igényeit,</text:p>
              </table:table-cell>
              <table:table-cell table:number-columns-repeated="1022"/>
            </table:table-row>
            <table:table-row table:style-name="ro1">
              <table:table-cell office:value-type="string" calcext:value-type="string">
                <text:p>3.1.5.8.1.1.5</text:p>
              </table:table-cell>
              <table:table-cell office:value-type="string" calcext:value-type="string">
                <text:p>meghatározza a bejelentésköteles biztonsági eseményeket,</text:p>
              </table:table-cell>
              <table:table-cell table:number-columns-repeated="1022"/>
            </table:table-row>
            <table:table-row table:style-name="ro3">
              <table:table-cell office:value-type="string" calcext:value-type="string">
                <text:p>3.1.5.8.1.1.6</text:p>
              </table:table-cell>
              <table:table-cell office:value-type="string" calcext:value-type="string">
                <text:p>meghatározza és folyamatosan pontosítja a biztonsági események kiértékelésének, kategorizálásának (súlyosság, stb.) kritériumrendszerét,</text:p>
              </table:table-cell>
              <table:table-cell table:number-columns-repeated="1022"/>
            </table:table-row>
            <table:table-row table:style-name="ro1">
              <table:table-cell office:value-type="string" calcext:value-type="string">
                <text:p>3.1.5.8.1.1.7</text:p>
              </table:table-cell>
              <table:table-cell office:value-type="string" calcext:value-type="string">
                <text:p>támogatást ad a biztonsági eseménykezelési lehetőségek belső mérésére,</text:p>
              </table:table-cell>
              <table:table-cell table:number-columns-repeated="1022"/>
            </table:table-row>
            <table:table-row table:style-name="ro2">
              <table:table-cell office:value-type="string" calcext:value-type="string">
                <text:p>3.1.5.8.1.1.8</text:p>
              </table:table-cell>
              <table:table-cell office:value-type="string" calcext:value-type="string">
                <text:p>meghatározza azokat az erőforrásokat és vezetői támogatást, amelyek szükségesek a biztonsági eseménykezelési lehetőségek bővítésére, hatékonyabbá tételére és fenntartására;</text:p>
              </table:table-cell>
              <table:table-cell table:number-columns-repeated="1022"/>
            </table:table-row>
            <table:table-row table:style-name="ro2">
              <table:table-cell office:value-type="string" calcext:value-type="string">
                <text:p>3.1.5.8.1.2</text:p>
              </table:table-cell>
              <table:table-cell office:value-type="string" calcext:value-type="string">
                <text:p>kihirdeti és tudomásul veteti a biztonsági eseménykezelési tervet a biztonsági eseményeket kezelő (névvel és/vagy szerepkörrel azonosított) személyeknek és szervezeti egységeknek;</text:p>
              </table:table-cell>
              <table:table-cell table:number-columns-repeated="1022"/>
            </table:table-row>
            <table:table-row table:style-name="ro3">
              <table:table-cell office:value-type="string" calcext:value-type="string">
                <text:p>3.1.5.8.1.3</text:p>
              </table:table-cell>
              <table:table-cell office:value-type="string" calcext:value-type="string">
                <text:p>meghatározott gyakorisággal felülvizsgálja a biztonsági eseménykezelési tervet;</text:p>
              </table:table-cell>
              <table:table-cell table:number-columns-repeated="1022"/>
            </table:table-row>
            <table:table-row table:style-name="ro2">
              <table:table-cell office:value-type="string" calcext:value-type="string">
                <text:p>3.1.5.8.1.4</text:p>
              </table:table-cell>
              <table:table-cell office:value-type="string" calcext:value-type="string">
                <text:p>frissíti a biztonsági eseménykezelési tervet, figyelembe véve az elektronikus információs rendszer és a szervezet változásait vagy a terv megvalósítása, végrehajtása és tesztelése során felmerülő problémákat;</text:p>
              </table:table-cell>
              <table:table-cell table:number-columns-repeated="1022"/>
            </table:table-row>
            <table:table-row table:style-name="ro3">
              <table:table-cell office:value-type="string" calcext:value-type="string">
                <text:p>3.1.5.8.1.5</text:p>
              </table:table-cell>
              <table:table-cell office:value-type="string" calcext:value-type="string">
                <text:p>a biztonsági eseménykezelési terv változásait a 3.1.5.8.1.2. pont szerint ismerteti;</text:p>
              </table:table-cell>
              <table:table-cell table:number-columns-repeated="1022"/>
            </table:table-row>
            <table:table-row table:style-name="ro3">
              <table:table-cell office:value-type="string" calcext:value-type="string">
                <text:p>3.1.5.8.1.6</text:p>
              </table:table-cell>
              <table:table-cell office:value-type="string" calcext:value-type="string">
                <text:p>gondoskodik arról, hogy a biztonsági eseménykezelési terv jogosulatlanok számára ne legyen megismerhető, módosítható.</text:p>
              </table:table-cell>
              <table:table-cell table:number-columns-repeated="1022"/>
            </table:table-row>
            <table:table-row table:style-name="ro1">
              <table:table-cell office:value-type="string" calcext:value-type="string">
                <text:p>3.1.5.9</text:p>
              </table:table-cell>
              <table:table-cell office:value-type="string" calcext:value-type="string">
                <text:p>Képzés a biztonsági események kezelésére</text:p>
              </table:table-cell>
              <table:table-cell table:number-columns-repeated="1022"/>
            </table:table-row>
            <table:table-row table:style-name="ro1">
              <table:table-cell office:value-type="string" calcext:value-type="string">
                <text:p>3.1.5.9.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1.5.9.1.1</text:p>
              </table:table-cell>
              <table:table-cell office:value-type="string" calcext:value-type="string">
                <text:p>biztonsági eseménykezelési képzést biztosít az elektronikus információs rendszer felhasználóinak a számukra kijelölt szerepkörökkel és felelősségekkel összhangban;</text:p>
              </table:table-cell>
              <table:table-cell table:number-columns-repeated="1022"/>
            </table:table-row>
            <table:table-row table:style-name="ro4">
              <table:table-cell office:value-type="string" calcext:value-type="string">
                <text:p>3.1.5.9.1.2</text:p>
              </table:table-cell>
              <table:table-cell office:value-type="string" calcext:value-type="string">
                <text:p>a képzést a biztonsági eseménykezelési szerepkör vagy felelősség kijelölését követő, meghatározott időtartamon belül, vagy amikor ezt az elektronikus információs rendszer változásai megkívánják, vagy meghatározott gyakorisággal tartja.</text:p>
              </table:table-cell>
              <table:table-cell table:number-columns-repeated="1022"/>
            </table:table-row>
            <table:table-row table:style-name="ro1">
              <table:table-cell office:value-type="string" calcext:value-type="string">
                <text:p>3.1.5.9.2</text:p>
              </table:table-cell>
              <table:table-cell office:value-type="string" calcext:value-type="string">
                <text:p>Szimuláció</text:p>
              </table:table-cell>
              <table:table-cell table:number-columns-repeated="1022"/>
            </table:table-row>
            <table:table-row table:style-name="ro2">
              <table:table-cell/>
              <table:table-cell office:value-type="string" calcext:value-type="string">
                <text:p>Az érintett szervezet a biztonsági esemény kezelési képzésébe szimulált eseményeket foglal, hogy elősegítse a személyzet hatékony reagálását kritikus helyzetekben.</text:p>
              </table:table-cell>
              <table:table-cell table:number-columns-repeated="1022"/>
            </table:table-row>
            <table:table-row table:style-name="ro1">
              <table:table-cell office:value-type="string" calcext:value-type="string">
                <text:p>3.1.5.9.3</text:p>
              </table:table-cell>
              <table:table-cell office:value-type="string" calcext:value-type="string">
                <text:p>Automatizált képzési környezet</text:p>
              </table:table-cell>
              <table:table-cell table:number-columns-repeated="1022"/>
            </table:table-row>
            <table:table-row table:style-name="ro2">
              <table:table-cell/>
              <table:table-cell office:value-type="string" calcext:value-type="string">
                <text:p>Az érintett szervezet automatizált mechanizmusokat alkalmaz, hogy biztonsági esemény kezelési képzéséhez mélyrehatóbb és valószerűbb környezetet biztosítson.</text:p>
              </table:table-cell>
              <table:table-cell table:number-columns-repeated="1022"/>
            </table:table-row>
            <table:table-row table:style-name="ro1">
              <table:table-cell office:value-type="string" calcext:value-type="string">
                <text:p>3.1.5.9.4</text:p>
              </table:table-cell>
              <table:table-cell office:value-type="string" calcext:value-type="string">
                <text:p>A biztonsági események kezelésének tesztelése</text:p>
              </table:table-cell>
              <table:table-cell table:number-columns-repeated="1022"/>
            </table:table-row>
            <table:table-row table:style-name="ro6">
              <table:table-cell office:value-type="string" calcext:value-type="string">
                <text:p>3.1.5.9.4.1</text:p>
              </table:table-cell>
              <table:table-cell office:value-type="string" calcext:value-type="string">
                <text:p>Az érintett szervezet meghatározott gyakorisággal teszteli az elektronikus információs rendszerre vonatkozó biztonsági eseménykezelési képességeket előre kidolgozott tesztek felhasználásával, annak érdekében, hogy meghatározza a biztonsági eseménykezelés hatékonyságát, és dokumentálja az eredményeket.</text:p>
              </table:table-cell>
              <table:table-cell table:number-columns-repeated="1022"/>
            </table:table-row>
            <table:table-row table:style-name="ro1">
              <table:table-cell/>
              <table:table-cell office:value-type="string" calcext:value-type="string">
                <text:p>::</text:p>
              </table:table-cell>
              <table:table-cell table:number-columns-repeated="1022"/>
            </table:table-row>
            <table:table-row table:style-name="ro1">
              <table:table-cell office:value-type="string" calcext:value-type="string">
                <text:p>3.1.5.9.4.2</text:p>
              </table:table-cell>
              <table:table-cell office:value-type="string" calcext:value-type="string">
                <text:p>Egyeztetés</text:p>
              </table:table-cell>
              <table:table-cell table:number-columns-repeated="1022"/>
            </table:table-row>
            <table:table-row table:style-name="ro2">
              <table:table-cell/>
              <table:table-cell office:value-type="string" calcext:value-type="string">
                <text:p>Az érintett szervezet egyezteti a biztonsági eseménykezelés tesztelését a kapcsolódó tervekért (pl. üzletmenet-folytonossági terv és katasztrófaelhárítási terv) felelős szervezeti egységekkel.</text:p>
              </table:table-cell>
              <table:table-cell table:number-columns-repeated="1022"/>
            </table:table-row>
            <table:table-row table:style-name="ro2">
              <table:table-cell office:value-type="string" calcext:value-type="string">
                <text:p>3.1.5.9.5</text:p>
              </table:table-cell>
              <table:table-cell office:value-type="string" calcext:value-type="string">
                <text:p>A biztonsági esemény kivizsgálásában részt vevő személynek a megbízása előtt részt kell vennie a biztonságiesemény-kezelő eljárásról szóló, a kormányzati eseménykezelő központ által tartott tájékoztató előadáson.</text:p>
              </table:table-cell>
              <table:table-cell table:number-columns-repeated="1022"/>
            </table:table-row>
          </table:table-row-group>
          <table:table-row table:style-name="ro1">
            <table:table-cell table:style-name="ce11" office:value-type="string" calcext:value-type="string">
              <text:p>3.1.6</text:p>
            </table:table-cell>
            <table:table-cell table:style-name="ce7" office:value-type="string" calcext:value-type="string">
              <text:p>EMBERI TÉNYEZŐKET FIGYELEMBE VEVŐ - SZEMÉLY - BIZTONSÁG</text:p>
            </table:table-cell>
            <table:table-cell table:style-name="ce2" table:number-columns-repeated="1022"/>
          </table:table-row>
          <table:table-row-group>
            <table:table-row table:style-name="ro1">
              <table:table-cell office:value-type="string" calcext:value-type="string">
                <text:p>3.1.6.1</text:p>
              </table:table-cell>
              <table:table-cell office:value-type="string" calcext:value-type="string">
                <text:p>Személybiztonsági eljárásrend</text:p>
              </table:table-cell>
              <table:table-cell table:number-columns-repeated="1022"/>
            </table:table-row>
            <table:table-row table:style-name="ro7">
              <table:table-cell/>
              <table:table-cell office:value-type="string" calcext:value-type="string">
                <text:p>Minden, a személybiztonsággal kapcsolatos eljárás vagy elvárás kiterjed az érintett szervezet teljes személyi állományára, valamint minden olyan természetes személyre, aki az érintett szervezet elektronikus információs rendszereivel kapcsolatba kerül, vagy kerülhet. Azokban az esetekben, amikor az elektronikus információs rendszereivel tényleges vagy feltételezhető kapcsolatba kerülő személy nem az érintett szervezet tagja, a jelen fejezet szerinti elvárásokat a tevékenység alapját képező jogviszonyt megalapozó szerződés, megállapodás megkötése során kell, mint kötelezettséget érvényesíteni (ideértve a szabályzatok, eljárásrendek megismerésére és betartására irányuló kötelezettségvállalást, titoktartási nyilatkozatot).</text:p>
              </table:table-cell>
              <table:table-cell table:number-columns-repeated="1022"/>
            </table:table-row>
            <table:table-row table:style-name="ro1">
              <table:table-cell office:value-type="string" calcext:value-type="string">
                <text:p>3.1.6.2</text:p>
              </table:table-cell>
              <table:table-cell office:value-type="string" calcext:value-type="string">
                <text:p>Munkakörök, feladatok biztonsági szempontú besorolása</text:p>
              </table:table-cell>
              <table:table-cell table:number-columns-repeated="1022"/>
            </table:table-row>
            <table:table-row table:style-name="ro1">
              <table:table-cell office:value-type="string" calcext:value-type="string">
                <text:p>3.1.6.2.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1.6.2.1.1</text:p>
              </table:table-cell>
              <table:table-cell office:value-type="string" calcext:value-type="string">
                <text:p>minden érintett szervezeti munkakört, vagy érintett szervezethez kapcsolódó feladatot biztonsági szempontból besorol;</text:p>
              </table:table-cell>
              <table:table-cell table:number-columns-repeated="1022"/>
            </table:table-row>
            <table:table-row table:style-name="ro1">
              <table:table-cell office:value-type="string" calcext:value-type="string">
                <text:p>3.1.6.2.1.2</text:p>
              </table:table-cell>
              <table:table-cell office:value-type="string" calcext:value-type="string">
                <text:p>felméri a nemzetbiztonsági ellenőrzés alá eső munkaköröket és feladatokat;</text:p>
              </table:table-cell>
              <table:table-cell table:number-columns-repeated="1022"/>
            </table:table-row>
            <table:table-row table:style-name="ro3">
              <table:table-cell office:value-type="string" calcext:value-type="string">
                <text:p>3.1.6.2.1.3</text:p>
              </table:table-cell>
              <table:table-cell office:value-type="string" calcext:value-type="string">
                <text:p>rendszeresen felülvizsgálja és frissíti a munkakörök és feladatok biztonság szempontú besorolását.</text:p>
              </table:table-cell>
              <table:table-cell table:number-columns-repeated="1022"/>
            </table:table-row>
            <table:table-row table:style-name="ro1">
              <table:table-cell office:value-type="string" calcext:value-type="string">
                <text:p>3.1.6.3</text:p>
              </table:table-cell>
              <table:table-cell office:value-type="string" calcext:value-type="string">
                <text:p>A személyek ellenőrzése</text:p>
              </table:table-cell>
              <table:table-cell table:number-columns-repeated="1022"/>
            </table:table-row>
            <table:table-row table:style-name="ro1">
              <table:table-cell office:value-type="string" calcext:value-type="string">
                <text:p>3.1.6.3.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1.6.3.1.1</text:p>
              </table:table-cell>
              <table:table-cell office:value-type="string" calcext:value-type="string">
                <text:p>az elektronikus információs rendszerhez való hozzáférési jogosultság megadása előtt ellenőrzi, hogy az érintett személy a 3.1.6.2.1.1. és 3.1.6.2.1.2. pontok szerinti besorolásnak megfelelő feltételekkel rendelkezik-e;</text:p>
              </table:table-cell>
              <table:table-cell table:number-columns-repeated="1022"/>
            </table:table-row>
            <table:table-row table:style-name="ro2">
              <table:table-cell office:value-type="string" calcext:value-type="string">
                <text:p>3.1.6.3.1.2</text:p>
              </table:table-cell>
              <table:table-cell office:value-type="string" calcext:value-type="string">
                <text:p>a 3.1.6.2.1.2. szerinti munkaköröket betöltő vagy feladatokat ellátó személyek tekintetében kezdeményezi a nemzetbiztonsági szolgálatokról szóló törvényben meghatározott nemzetbiztonsági ellenőrzést;</text:p>
              </table:table-cell>
              <table:table-cell table:number-columns-repeated="1022"/>
            </table:table-row>
            <table:table-row table:style-name="ro1">
              <table:table-cell office:value-type="string" calcext:value-type="string">
                <text:p>3.1.6.3.1.3</text:p>
              </table:table-cell>
              <table:table-cell office:value-type="string" calcext:value-type="string">
                <text:p>folyamatosan ellenőrzi a 3.1.6.3.1. pont szerinti feltételek fennállását.</text:p>
              </table:table-cell>
              <table:table-cell table:number-columns-repeated="1022"/>
            </table:table-row>
            <table:table-row table:style-name="ro1">
              <table:table-cell office:value-type="string" calcext:value-type="string">
                <text:p>3.1.6.4</text:p>
              </table:table-cell>
              <table:table-cell office:value-type="string" calcext:value-type="string">
                <text:p>Eljárás a jogviszony megszűnésekor</text:p>
              </table:table-cell>
              <table:table-cell table:number-columns-repeated="1022"/>
            </table:table-row>
            <table:table-row table:style-name="ro1">
              <table:table-cell office:value-type="string" calcext:value-type="string">
                <text:p>3.1.6.4.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1.6.4.1.1</text:p>
              </table:table-cell>
              <table:table-cell office:value-type="string" calcext:value-type="string">
                <text:p>belső szabályozásban meghatározott időpontban megszünteti a hozzáférési jogosultságot az elektronikus információs rendszerhez;</text:p>
              </table:table-cell>
              <table:table-cell table:number-columns-repeated="1022"/>
            </table:table-row>
            <table:table-row table:style-name="ro1">
              <table:table-cell office:value-type="string" calcext:value-type="string">
                <text:p>3.1.6.4.1.2</text:p>
              </table:table-cell>
              <table:table-cell office:value-type="string" calcext:value-type="string">
                <text:p>megszünteti vagy visszaveszi a személy egyéni hitelesítő eszközeit;</text:p>
              </table:table-cell>
              <table:table-cell table:number-columns-repeated="1022"/>
            </table:table-row>
            <table:table-row table:style-name="ro3">
              <table:table-cell office:value-type="string" calcext:value-type="string">
                <text:p>3.1.6.4.1.3</text:p>
              </table:table-cell>
              <table:table-cell office:value-type="string" calcext:value-type="string">
                <text:p>tájékoztatja a kilépőt az esetleg reá vonatkozó, jogi úton is kikényszeríthető, a jogviszony megszűnése után is fennálló kötelezettségekről;</text:p>
              </table:table-cell>
              <table:table-cell table:number-columns-repeated="1022"/>
            </table:table-row>
            <table:table-row table:style-name="ro3">
              <table:table-cell office:value-type="string" calcext:value-type="string">
                <text:p>3.1.6.4.1.4</text:p>
              </table:table-cell>
              <table:table-cell office:value-type="string" calcext:value-type="string">
                <text:p>visszaveszi az érintett szervezet elektronikus információs rendszerével kapcsolatos, tulajdonát képező összes eszközt;</text:p>
              </table:table-cell>
              <table:table-cell table:number-columns-repeated="1022"/>
            </table:table-row>
            <table:table-row table:style-name="ro2">
              <table:table-cell office:value-type="string" calcext:value-type="string">
                <text:p>3.1.6.4.1.5</text:p>
              </table:table-cell>
              <table:table-cell office:value-type="string" calcext:value-type="string">
                <text:p>megtartja magának a hozzáférés lehetőségét a kilépő személy által korábban használt, kezelt elektronikus információs rendszerekhez és szervezeti információkhoz;</text:p>
              </table:table-cell>
              <table:table-cell table:number-columns-repeated="1022"/>
            </table:table-row>
            <table:table-row table:style-name="ro3">
              <table:table-cell office:value-type="string" calcext:value-type="string">
                <text:p>3.1.6.4.1.6</text:p>
              </table:table-cell>
              <table:table-cell office:value-type="string" calcext:value-type="string">
                <text:p>az általa meghatározott módon a jogviszony megszűnéséről értesíti az általa meghatározott szerepköröket betöltő, feladatokat ellátó személyeket;</text:p>
              </table:table-cell>
              <table:table-cell table:number-columns-repeated="1022"/>
            </table:table-row>
            <table:table-row table:style-name="ro2">
              <table:table-cell office:value-type="string" calcext:value-type="string">
                <text:p>3.1.6.4.1.7</text:p>
              </table:table-cell>
              <table:table-cell office:value-type="string" calcext:value-type="string">
                <text:p>a jogviszonyt megszüntető személy elektronikus információs rendszerrel, vagy annak biztonságával kapcsolatos esetleges feladatainak ellátásáról a jogviszony megszűnését megelőzően gondoskodik;</text:p>
              </table:table-cell>
              <table:table-cell table:number-columns-repeated="1022"/>
            </table:table-row>
            <table:table-row table:style-name="ro2">
              <table:table-cell office:value-type="string" calcext:value-type="string">
                <text:p>3.1.6.4.1.8</text:p>
              </table:table-cell>
              <table:table-cell office:value-type="string" calcext:value-type="string">
                <text:p>a jogviszony megszűnésekor a jogviszonyt megszüntető személy esetleges elektronikus információs rendszert, illetve abban tárolt adatokat érintő, elektronikus információbiztonsági szabályokat sértő magatartását megelőzi.</text:p>
              </table:table-cell>
              <table:table-cell table:number-columns-repeated="1022"/>
            </table:table-row>
            <table:table-row table:style-name="ro1">
              <table:table-cell office:value-type="string" calcext:value-type="string">
                <text:p>3.1.6.5</text:p>
              </table:table-cell>
              <table:table-cell office:value-type="string" calcext:value-type="string">
                <text:p>Az áthelyezések, átirányítások és kirendelések kezelése</text:p>
              </table:table-cell>
              <table:table-cell table:number-columns-repeated="1022"/>
            </table:table-row>
            <table:table-row table:style-name="ro1">
              <table:table-cell office:value-type="string" calcext:value-type="string">
                <text:p>3.1.6.5.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1.6.5.1.1</text:p>
              </table:table-cell>
              <table:table-cell office:value-type="string" calcext:value-type="string">
                <text:p>szükség esetén elvégzi a 3.1.6.3. pontban foglalt, a személyek ellenőrzésére vonatkozó eljárást;</text:p>
              </table:table-cell>
              <table:table-cell table:number-columns-repeated="1022"/>
            </table:table-row>
            <table:table-row table:style-name="ro3">
              <table:table-cell office:value-type="string" calcext:value-type="string">
                <text:p>3.1.6.5.1.2</text:p>
              </table:table-cell>
              <table:table-cell office:value-type="string" calcext:value-type="string">
                <text:p>logikai és fizikai hozzáférést engedélyez az újonnan használni kívánt elektronikus információs rendszerhez;</text:p>
              </table:table-cell>
              <table:table-cell table:number-columns-repeated="1022"/>
            </table:table-row>
            <table:table-row table:style-name="ro3">
              <table:table-cell office:value-type="string" calcext:value-type="string">
                <text:p>3.1.6.5.1.3</text:p>
              </table:table-cell>
              <table:table-cell office:value-type="string" calcext:value-type="string">
                <text:p>szükség esetén elvégzi az áthelyezés miatt megváltozott hozzáférési engedélyek módosítását vagy megszüntetését;</text:p>
              </table:table-cell>
              <table:table-cell table:number-columns-repeated="1022"/>
            </table:table-row>
            <table:table-row table:style-name="ro3">
              <table:table-cell office:value-type="string" calcext:value-type="string">
                <text:p>3.1.6.5.1.4</text:p>
              </table:table-cell>
              <table:table-cell office:value-type="string" calcext:value-type="string">
                <text:p>az általa meghatározott módon a jogviszony változásáról értesíti az általa meghatározott szerepköröket betöltő, feladatokat ellátó személyeket.</text:p>
              </table:table-cell>
              <table:table-cell table:number-columns-repeated="1022"/>
            </table:table-row>
            <table:table-row table:style-name="ro3">
              <table:table-cell office:value-type="string" calcext:value-type="string">
                <text:p>3.1.6.6</text:p>
              </table:table-cell>
              <table:table-cell office:value-type="string" calcext:value-type="string">
                <text:p>Az érintett szervezettel szerződéses jogviszonyban álló (külső) szervezetre vonatkozó követelmények</text:p>
              </table:table-cell>
              <table:table-cell table:number-columns-repeated="1022"/>
            </table:table-row>
            <table:table-row table:style-name="ro1">
              <table:table-cell office:value-type="string" calcext:value-type="string">
                <text:p>3.1.6.6.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1.6.6.1.1</text:p>
              </table:table-cell>
              <table:table-cell office:value-type="string" calcext:value-type="string">
                <text:p>a külső szervezettel kötött megállapodásban, szerződésben megköveteli, hogy a külső szervezet határozza meg az érintett szervezettel kapcsolatos, az információbiztonságot érintő szerep- és felelősségi köröket, köztük a biztonsági szerepkörökre és felelősségekre vonatkozó elvárásokat is;</text:p>
              </table:table-cell>
              <table:table-cell table:number-columns-repeated="1022"/>
            </table:table-row>
            <table:table-row table:style-name="ro2">
              <table:table-cell office:value-type="string" calcext:value-type="string">
                <text:p>3.1.6.6.1.2</text:p>
              </table:table-cell>
              <table:table-cell office:value-type="string" calcext:value-type="string">
                <text:p>szerződéses kötelezettségként megköveteli, hogy a szerződő fél feleljen meg az érintett szervezet által meghatározott személybiztonsági követelményeknek;</text:p>
              </table:table-cell>
              <table:table-cell table:number-columns-repeated="1022"/>
            </table:table-row>
            <table:table-row table:style-name="ro3">
              <table:table-cell office:value-type="string" calcext:value-type="string">
                <text:p>3.1.6.6.1.3</text:p>
              </table:table-cell>
              <table:table-cell office:value-type="string" calcext:value-type="string">
                <text:p>a szerződő féltől megköveteli, hogy dokumentálja a személybiztonsági követelményeket;</text:p>
              </table:table-cell>
              <table:table-cell table:number-columns-repeated="1022"/>
            </table:table-row>
            <table:table-row table:style-name="ro4">
              <table:table-cell office:value-type="string" calcext:value-type="string">
                <text:p>3.1.6.6.1.4</text:p>
              </table:table-cell>
              <table:table-cell office:value-type="string" calcext:value-type="string">
                <text:p>előírja, hogy ha a szerződő féltől olyan személy lép ki, vagy kerül áthelyezésre, aki rendelkezik az érintett szervezet elektronikus információs rendszeréhez kapcsolódó hitelesítési eszközzel vagy kiemelt jogosultsággal, akkor soron kívül küldjön értesítést az érintett szervezetnek;</text:p>
              </table:table-cell>
              <table:table-cell table:number-columns-repeated="1022"/>
            </table:table-row>
            <table:table-row table:style-name="ro3">
              <table:table-cell office:value-type="string" calcext:value-type="string">
                <text:p>3.1.6.6.1.5</text:p>
              </table:table-cell>
              <table:table-cell office:value-type="string" calcext:value-type="string">
                <text:p>folyamatosan ellenőrzi a szerződő féltől személybiztonsági követelményeknek való megfelelését.</text:p>
              </table:table-cell>
              <table:table-cell table:number-columns-repeated="1022"/>
            </table:table-row>
            <table:table-row table:style-name="ro1">
              <table:table-cell office:value-type="string" calcext:value-type="string">
                <text:p>3.1.6.7</text:p>
              </table:table-cell>
              <table:table-cell office:value-type="string" calcext:value-type="string">
                <text:p>Fegyelmi intézkedések</text:p>
              </table:table-cell>
              <table:table-cell table:number-columns-repeated="1022"/>
            </table:table-row>
            <table:table-row table:style-name="ro1">
              <table:table-cell office:value-type="string" calcext:value-type="string">
                <text:p>3.1.6.7.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1.6.7.1.1</text:p>
              </table:table-cell>
              <table:table-cell office:value-type="string" calcext:value-type="string">
                <text:p>belső eljárási rendje szerint fegyelmi eljárást kezdeményez az elektronikus információbiztonsági szabályokat és az ehhez kapcsolódó eljárásrendeket megsértő személyekkel szemben;</text:p>
              </table:table-cell>
              <table:table-cell table:number-columns-repeated="1022"/>
            </table:table-row>
            <table:table-row table:style-name="ro6">
              <table:table-cell office:value-type="string" calcext:value-type="string">
                <text:p>3.1.6.7.1.2</text:p>
              </table:table-cell>
              <table:table-cell office:value-type="string" calcext:value-type="string">
                <text:p>ha az elektronikus információbiztonsági szabályokat nem az érintett szervezet személyi állományába tartozó személy sérti meg, érvényesíti a vonatkozó szerződésben meghatározott következményeket, megvizsgálja az egyéb jogi lépések fennállásának lehetőségét, szükség szerint bevezeti ezeket az eljárásokat.</text:p>
              </table:table-cell>
              <table:table-cell table:number-columns-repeated="1022"/>
            </table:table-row>
            <table:table-row table:style-name="ro1">
              <table:table-cell office:value-type="string" calcext:value-type="string">
                <text:p>3.1.6.8</text:p>
              </table:table-cell>
              <table:table-cell office:value-type="string" calcext:value-type="string">
                <text:p>Belső egyeztetés</text:p>
              </table:table-cell>
              <table:table-cell table:number-columns-repeated="1022"/>
            </table:table-row>
            <table:table-row table:style-name="ro2">
              <table:table-cell/>
              <table:table-cell office:value-type="string" calcext:value-type="string">
                <text:p>Az érintett szervezet tervezi és egyezteti az elektronikus információs rendszer biztonságát érintő tevékenységeit, hogy csökkentse annak a nem érintett szervezeti egységeire gyakorolt hatását.</text:p>
              </table:table-cell>
              <table:table-cell table:number-columns-repeated="1022"/>
            </table:table-row>
            <table:table-row table:style-name="ro1">
              <table:table-cell office:value-type="string" calcext:value-type="string">
                <text:p>3.1.6.9</text:p>
              </table:table-cell>
              <table:table-cell office:value-type="string" calcext:value-type="string">
                <text:p>Viselkedési szabályok az interneten</text:p>
              </table:table-cell>
              <table:table-cell table:number-columns-repeated="1022"/>
            </table:table-row>
            <table:table-row table:style-name="ro1">
              <table:table-cell office:value-type="string" calcext:value-type="string">
                <text:p>3.1.6.9.1</text:p>
              </table:table-cell>
              <table:table-cell office:value-type="string" calcext:value-type="string">
                <text:p>Az érintett szervezet:</text:p>
              </table:table-cell>
              <table:table-cell table:number-columns-repeated="1022"/>
            </table:table-row>
            <table:table-row table:style-name="ro3">
              <table:table-cell table:style-name="ce13" office:value-type="string" calcext:value-type="string">
                <text:p>3.1.6.9.1.1</text:p>
              </table:table-cell>
              <table:table-cell office:value-type="string" calcext:value-type="string">
                <text:p>tiltja és számon kéri a szervezettel kapcsolatos információk nyilvános internetes oldalakon való illegális közzétételét;</text:p>
              </table:table-cell>
              <table:table-cell table:number-columns-repeated="1022"/>
            </table:table-row>
            <table:table-row table:style-name="ro2">
              <table:table-cell office:value-type="string" calcext:value-type="string">
                <text:p>3.1.6.9.1.2</text:p>
              </table:table-cell>
              <table:table-cell office:value-type="string" calcext:value-type="string">
                <text:p>tiltja a belső szabályzatában meghatározott, interneten megvalósuló tevékenységet (pl.: chat, fájlcsere, nem szakmai letöltések, tiltott oldalak, nem kívánt levelezőlisták, stb.);</text:p>
              </table:table-cell>
              <table:table-cell table:number-columns-repeated="1022"/>
            </table:table-row>
            <table:table-row table:style-name="ro3">
              <table:table-cell office:value-type="string" calcext:value-type="string">
                <text:p>3.1.6.9.1.3</text:p>
              </table:table-cell>
              <table:table-cell office:value-type="string" calcext:value-type="string">
                <text:p>tilthatja a közösségi oldalak használatát, magánpostafiók elérését, és más, a szervezettől idegen tevékenységet.</text:p>
              </table:table-cell>
              <table:table-cell table:number-columns-repeated="1022"/>
            </table:table-row>
          </table:table-row-group>
          <table:table-row table:style-name="ro1">
            <table:table-cell table:style-name="ce11" office:value-type="string" calcext:value-type="string">
              <text:p>3.1.7</text:p>
            </table:table-cell>
            <table:table-cell table:style-name="ce7" office:value-type="string" calcext:value-type="string">
              <text:p>TUDATOSSÁG ÉS KÉPZÉS</text:p>
            </table:table-cell>
            <table:table-cell table:style-name="ce2" table:number-columns-repeated="1022"/>
          </table:table-row>
          <table:table-row-group>
            <table:table-row table:style-name="ro2">
              <table:table-cell office:value-type="string" calcext:value-type="string">
                <text:p>3.1.7.1</text:p>
              </table:table-cell>
              <table:table-cell office:value-type="string" calcext:value-type="string">
                <text:p>Kapcsolattartás az elektronikus információbiztonság jogszabályban meghatározott szervezetrendszerével és az e célt szolgáló ágazati szervezetekkel</text:p>
              </table:table-cell>
              <table:table-cell table:number-columns-repeated="1022"/>
            </table:table-row>
            <table:table-row table:style-name="ro1">
              <table:table-cell office:value-type="string" calcext:value-type="string">
                <text:p>3.1.7.1.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1.7.1.1.1</text:p>
              </table:table-cell>
              <table:table-cell office:value-type="string" calcext:value-type="string">
                <text:p>az elektronikus információs rendszerhez hozzáféréssel rendelkező személyek folyamatos oktatásának, képzésének elősegítése;</text:p>
              </table:table-cell>
              <table:table-cell table:number-columns-repeated="1022"/>
            </table:table-row>
            <table:table-row table:style-name="ro3">
              <table:table-cell office:value-type="string" calcext:value-type="string">
                <text:p>3.1.7.1.1.2</text:p>
              </table:table-cell>
              <table:table-cell office:value-type="string" calcext:value-type="string">
                <text:p>az ajánlott elektronikus információbiztonsági eljárások, technikák és technológiák naprakészen tartása;</text:p>
              </table:table-cell>
              <table:table-cell table:number-columns-repeated="1022"/>
            </table:table-row>
            <table:table-row table:style-name="ro4">
              <table:table-cell office:value-type="string" calcext:value-type="string">
                <text:p>3.1.7.1.1.3</text:p>
              </table:table-cell>
              <table:table-cell office:value-type="string" calcext:value-type="string">
                <text:p>a fenyegetésekre, sebezhetőségekre és biztonsági eseményekre vonatkozó legfrissebb információk megosztása érdekében kapcsolatot alakít ki és tart fenn az elektronikus információbiztonság jogszabályban meghatározott szervezetrendszerével, és e célt szolgáló ágazati szervezetekkel.</text:p>
              </table:table-cell>
              <table:table-cell table:number-columns-repeated="1022"/>
            </table:table-row>
            <table:table-row table:style-name="ro1">
              <table:table-cell office:value-type="string" calcext:value-type="string">
                <text:p>3.1.7.2</text:p>
              </table:table-cell>
              <table:table-cell office:value-type="string" calcext:value-type="string">
                <text:p>Képzési eljárásrend</text:p>
              </table:table-cell>
              <table:table-cell table:number-columns-repeated="1022"/>
            </table:table-row>
            <table:table-row table:style-name="ro1">
              <table:table-cell office:value-type="string" calcext:value-type="string">
                <text:p>3.1.7.2.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1.7.2.1.1</text:p>
              </table:table-cell>
              <table:table-cell office:value-type="string" calcext:value-type="string">
                <text:p>megfogalmazza, és az érintett szervezetre érvényes követelmények szerint dokumentálja, valamint az érintett szervezeten belül kihirdeti a képzési eljárásrendet, mely a képzési szabályzat és az ahhoz kapcsolódó ellenőrzések megvalósítását segíti elő;</text:p>
              </table:table-cell>
              <table:table-cell table:number-columns-repeated="1022"/>
            </table:table-row>
            <table:table-row table:style-name="ro3">
              <table:table-cell office:value-type="string" calcext:value-type="string">
                <text:p>3.1.7.2.1.2</text:p>
              </table:table-cell>
              <table:table-cell office:value-type="string" calcext:value-type="string">
                <text:p>a képzési eljárásrendben vagy más belső szabályozásában meghatározott gyakorisággal felülvizsgálja és frissíti a képzési eljárásrendet.</text:p>
              </table:table-cell>
              <table:table-cell table:number-columns-repeated="1022"/>
            </table:table-row>
            <table:table-row table:style-name="ro1">
              <table:table-cell office:value-type="string" calcext:value-type="string">
                <text:p>3.1.7.3</text:p>
              </table:table-cell>
              <table:table-cell office:value-type="string" calcext:value-type="string">
                <text:p>Biztonság tudatosság képzés</text:p>
              </table:table-cell>
              <table:table-cell table:number-columns-repeated="1022"/>
            </table:table-row>
            <table:table-row table:style-name="ro4">
              <table:table-cell office:value-type="string" calcext:value-type="string">
                <text:p>3.1.7.3.1</text:p>
              </table:table-cell>
              <table:table-cell office:value-type="string" calcext:value-type="string">
                <text:p>Az érintett szervezet annak érdekében, hogy az érintett személyek felkészülhessenek a lehetséges belső fenyegetések felismerésére, az alapvető biztonsági követelményekről tudatossági képzést nyújt az elektronikus információs rendszer felhasználói számára:</text:p>
              </table:table-cell>
              <table:table-cell table:number-columns-repeated="1022"/>
            </table:table-row>
            <table:table-row table:style-name="ro1">
              <table:table-cell office:value-type="string" calcext:value-type="string">
                <text:p>3.1.7.3.1.1</text:p>
              </table:table-cell>
              <table:table-cell office:value-type="string" calcext:value-type="string">
                <text:p>az új felhasználók kezdeti képzésének részeként;</text:p>
              </table:table-cell>
              <table:table-cell table:number-columns-repeated="1022"/>
            </table:table-row>
            <table:table-row table:style-name="ro3">
              <table:table-cell office:value-type="string" calcext:value-type="string">
                <text:p>3.1.7.3.1.2</text:p>
              </table:table-cell>
              <table:table-cell office:value-type="string" calcext:value-type="string">
                <text:p>amikor az elektronikus információs rendszerben bekövetkezett változás szükségessé teszi;</text:p>
              </table:table-cell>
              <table:table-cell table:number-columns-repeated="1022"/>
            </table:table-row>
            <table:table-row table:style-name="ro1">
              <table:table-cell office:value-type="string" calcext:value-type="string">
                <text:p>3.1.7.3.1.3</text:p>
              </table:table-cell>
              <table:table-cell office:value-type="string" calcext:value-type="string">
                <text:p>az érintett szervezet által meghatározott gyakorisággal.</text:p>
              </table:table-cell>
              <table:table-cell table:number-columns-repeated="1022"/>
            </table:table-row>
            <table:table-row table:style-name="ro1">
              <table:table-cell office:value-type="string" calcext:value-type="string">
                <text:p>3.1.7.4</text:p>
              </table:table-cell>
              <table:table-cell office:value-type="string" calcext:value-type="string">
                <text:p>Belső fenyegetés</text:p>
              </table:table-cell>
              <table:table-cell table:number-columns-repeated="1022"/>
            </table:table-row>
            <table:table-row table:style-name="ro3">
              <table:table-cell/>
              <table:table-cell office:value-type="string" calcext:value-type="string">
                <text:p>A biztonságtudatossági képzés az érintett személyeket készítse fel a belső fenyegetések felismerésére, és tudatosítsa jelentési kötelezettségüket.</text:p>
              </table:table-cell>
              <table:table-cell table:number-columns-repeated="1022"/>
            </table:table-row>
            <table:table-row table:style-name="ro1">
              <table:table-cell office:value-type="string" calcext:value-type="string">
                <text:p>3.1.7.5</text:p>
              </table:table-cell>
              <table:table-cell office:value-type="string" calcext:value-type="string">
                <text:p>Szerepkör, vagy feladat alapú biztonsági képzés</text:p>
              </table:table-cell>
              <table:table-cell table:number-columns-repeated="1022"/>
            </table:table-row>
            <table:table-row table:style-name="ro3">
              <table:table-cell office:value-type="string" calcext:value-type="string">
                <text:p>3.1.7.5.1</text:p>
              </table:table-cell>
              <table:table-cell office:value-type="string" calcext:value-type="string">
                <text:p>Az érintett szervezet szerepkör, vagy feladat alapú biztonsági képzést nyújt az egyes szerepkörök szerinti, azért felelős személyeknek:</text:p>
              </table:table-cell>
              <table:table-cell table:number-columns-repeated="1022"/>
            </table:table-row>
            <table:table-row table:style-name="ro3">
              <table:table-cell office:value-type="string" calcext:value-type="string">
                <text:p>3.1.7.5.1.1</text:p>
              </table:table-cell>
              <table:table-cell office:value-type="string" calcext:value-type="string">
                <text:p>az elektronikus információs rendszerhez való hozzáférés engedélyezését vagy a kijelölt feladat végrehajtását megelőzően;</text:p>
              </table:table-cell>
              <table:table-cell table:number-columns-repeated="1022"/>
            </table:table-row>
            <table:table-row table:style-name="ro3">
              <table:table-cell office:value-type="string" calcext:value-type="string">
                <text:p>3.1.7.5.1.2</text:p>
              </table:table-cell>
              <table:table-cell office:value-type="string" calcext:value-type="string">
                <text:p>amikor az elektronikus információs rendszerben bekövetkezett változás szükségessé teszi;</text:p>
              </table:table-cell>
              <table:table-cell table:number-columns-repeated="1022"/>
            </table:table-row>
            <table:table-row table:style-name="ro1">
              <table:table-cell office:value-type="string" calcext:value-type="string">
                <text:p>3.1.7.5.1.3</text:p>
              </table:table-cell>
              <table:table-cell office:value-type="string" calcext:value-type="string">
                <text:p>az érintett szervezet által meghatározott rendszerességgel.</text:p>
              </table:table-cell>
              <table:table-cell table:number-columns-repeated="1022"/>
            </table:table-row>
            <table:table-row table:style-name="ro1">
              <table:table-cell office:value-type="string" calcext:value-type="string">
                <text:p>3.1.7.6</text:p>
              </table:table-cell>
              <table:table-cell office:value-type="string" calcext:value-type="string">
                <text:p>A biztonsági képzésre vonatkozó dokumentációk</text:p>
              </table:table-cell>
              <table:table-cell table:number-columns-repeated="1022"/>
            </table:table-row>
            <table:table-row table:style-name="ro1">
              <table:table-cell office:value-type="string" calcext:value-type="string">
                <text:p>3.1.7.6.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1.7.6.1.1</text:p>
              </table:table-cell>
              <table:table-cell office:value-type="string" calcext:value-type="string">
                <text:p>dokumentálja a biztonságtudatosságra vonatkozó alap-, és szerepkör alapú biztonsági képzéseket;</text:p>
              </table:table-cell>
              <table:table-cell table:number-columns-repeated="1022"/>
            </table:table-row>
            <table:table-row table:style-name="ro3">
              <table:table-cell office:value-type="string" calcext:value-type="string">
                <text:p>3.1.7.6.1.2</text:p>
              </table:table-cell>
              <table:table-cell office:value-type="string" calcext:value-type="string">
                <text:p>a képzésen résztvevőkkel a képzés megtörténtét elismerteti, és ezt a dokumentumot megőrzi.</text:p>
              </table:table-cell>
              <table:table-cell table:number-columns-repeated="1022"/>
            </table:table-row>
          </table:table-row-group>
        </table:table-row-group>
        <table:table-row table:style-name="ro1">
          <table:table-cell table:style-name="ce10" office:value-type="string" calcext:value-type="string">
            <text:p>3.2</text:p>
          </table:table-cell>
          <table:table-cell table:style-name="ce6" office:value-type="string" calcext:value-type="string">
            <text:p>FIZIKAI VÉDELMI INTÉZKEDÉSEK</text:p>
          </table:table-cell>
          <table:table-cell table:style-name="ce1" table:number-columns-repeated="1022"/>
        </table:table-row>
        <table:table-row-group table:display="false">
          <table:table-row table:style-name="ro1" table:visibility="collapse">
            <table:table-cell table:style-name="ce11" office:value-type="string" calcext:value-type="string">
              <text:p>3.2.1</text:p>
            </table:table-cell>
            <table:table-cell table:style-name="ce7" office:value-type="string" calcext:value-type="string">
              <text:p>FIZIKAI ÉS KÖRNYEZETI VÉDELEM</text:p>
            </table:table-cell>
            <table:table-cell table:style-name="ce2" table:number-columns-repeated="1022"/>
          </table:table-row>
          <table:table-row table:style-name="ro6" table:visibility="collapse">
            <table:table-cell office:value-type="string" calcext:value-type="string">
              <text:p>3.2.1.1</text:p>
            </table:table-cell>
            <table:table-cell office:value-type="string" calcext:value-type="string">
              <text:p>Jelen fejezet alkalmazása során figyelemmel kell lenni a más jogszabályban meghatározott tűz-, és személyvédelmi, valamint a személyes adatok kezelésére vonatkozó rendelkezésekre, valamint arra, hogy e fejezet rendelkezései az adott létesítmény bárki által szabadon látogatható, vagy igénybe vehető területeire nem vonatkoznak.</text:p>
            </table:table-cell>
            <table:table-cell table:number-columns-repeated="1022"/>
          </table:table-row>
          <table:table-row table:style-name="ro1" table:visibility="collapse">
            <table:table-cell office:value-type="string" calcext:value-type="string">
              <text:p>3.2.1.2</text:p>
            </table:table-cell>
            <table:table-cell office:value-type="string" calcext:value-type="string">
              <text:p>Fizikai védelmi eljárásrend</text:p>
            </table:table-cell>
            <table:table-cell table:number-columns-repeated="1022"/>
          </table:table-row>
          <table:table-row table:style-name="ro1" table:visibility="collapse">
            <table:table-cell office:value-type="string" calcext:value-type="string">
              <text:p>3.2.1.2.1</text:p>
            </table:table-cell>
            <table:table-cell office:value-type="string" calcext:value-type="string">
              <text:p>Az érintett szervezet:</text:p>
            </table:table-cell>
            <table:table-cell table:number-columns-repeated="1022"/>
          </table:table-row>
          <table:table-row table:style-name="ro8" table:visibility="collapse">
            <table:table-cell office:value-type="string" calcext:value-type="string">
              <text:p>3.2.1.2.1.1</text:p>
            </table:table-cell>
            <table:table-cell office:value-type="string" calcext:value-type="string">
              <text:p>megfogalmazza, és az érintett szervezetre érvényes követelmények szerint dokumentálja, valamint az érintett szervezeten belül kihirdeti az elektronikus információs rendszerek szempontjából érintett létesítményekre vagy helyiségekre érvényes fizikai védelmi eljárásrendet, amely az érintett szervezet elektronikus információbiztonsági vagy egyéb szabályzatának részét képező fizikai védelmi szabályzat és az ahhoz kapcsolódó ellenőrzések megvalósítását segíti elő;</text:p>
            </table:table-cell>
            <table:table-cell table:number-columns-repeated="1022"/>
          </table:table-row>
          <table:table-row table:style-name="ro2" table:visibility="collapse">
            <table:table-cell office:value-type="string" calcext:value-type="string">
              <text:p>3.2.1.2.1.2</text:p>
            </table:table-cell>
            <table:table-cell office:value-type="string" calcext:value-type="string">
              <text:p>a fizikai védelmi eljárásrendben vagy más belső szabályozásában meghatározott gyakorisággal felülvizsgálja és frissíti a fizikai védelmi eljárásrendet.</text:p>
            </table:table-cell>
            <table:table-cell table:number-columns-repeated="1022"/>
          </table:table-row>
          <table:table-row table:style-name="ro1" table:visibility="collapse">
            <table:table-cell office:value-type="string" calcext:value-type="string">
              <text:p>3.2.1.3</text:p>
            </table:table-cell>
            <table:table-cell office:value-type="string" calcext:value-type="string">
              <text:p>Fizikai belépési engedélyek</text:p>
            </table:table-cell>
            <table:table-cell table:number-columns-repeated="1022"/>
          </table:table-row>
          <table:table-row table:style-name="ro1" table:visibility="collapse">
            <table:table-cell office:value-type="string" calcext:value-type="string">
              <text:p>3.2.1.3.1</text:p>
            </table:table-cell>
            <table:table-cell office:value-type="string" calcext:value-type="string">
              <text:p>Az érintett szervezet:</text:p>
            </table:table-cell>
            <table:table-cell table:number-columns-repeated="1022"/>
          </table:table-row>
          <table:table-row table:style-name="ro3" table:visibility="collapse">
            <table:table-cell office:value-type="string" calcext:value-type="string">
              <text:p>3.2.1.3.1.1</text:p>
            </table:table-cell>
            <table:table-cell office:value-type="string" calcext:value-type="string">
              <text:p>összeállítja, jóváhagyja, és kezeli az elektronikus információs rendszereknek helyt adó létesítményekbe belépésre jogosultak listáját;</text:p>
            </table:table-cell>
            <table:table-cell table:number-columns-repeated="1022"/>
          </table:table-row>
          <table:table-row table:style-name="ro2" table:visibility="collapse">
            <table:table-cell office:value-type="string" calcext:value-type="string">
              <text:p>3.2.1.3.1.2</text:p>
            </table:table-cell>
            <table:table-cell office:value-type="string" calcext:value-type="string">
              <text:p>belépési jogosultságot igazoló dokumentumokat (pl. kitűzők, azonosító kártyák, intelligens kártyák) bocsát ki a belépéshez a belépni szándékozó részére;</text:p>
            </table:table-cell>
            <table:table-cell table:number-columns-repeated="1022"/>
          </table:table-row>
          <table:table-row table:style-name="ro1" table:visibility="collapse">
            <table:table-cell office:value-type="string" calcext:value-type="string">
              <text:p>3.2.1.3.1.3</text:p>
            </table:table-cell>
            <table:table-cell office:value-type="string" calcext:value-type="string">
              <text:p>rendszeresen felülvizsgálja a belépésre jogosult személyek listáját;</text:p>
            </table:table-cell>
            <table:table-cell table:number-columns-repeated="1022"/>
          </table:table-row>
          <table:table-row table:style-name="ro3" table:visibility="collapse">
            <table:table-cell office:value-type="string" calcext:value-type="string">
              <text:p>3.2.1.3.1.4</text:p>
            </table:table-cell>
            <table:table-cell office:value-type="string" calcext:value-type="string">
              <text:p>eltávolítja a belépésre jogosult személyek listájáról azokat, akik a belépésre már nem jogosultak;</text:p>
            </table:table-cell>
            <table:table-cell table:number-columns-repeated="1022"/>
          </table:table-row>
          <table:table-row table:style-name="ro3" table:visibility="collapse">
            <table:table-cell office:value-type="string" calcext:value-type="string">
              <text:p>3.2.1.3.1.5</text:p>
            </table:table-cell>
            <table:table-cell office:value-type="string" calcext:value-type="string">
              <text:p>intézkedik a 3.2.1.3.1.2. pont szerinti dokumentum visszavonása, érvénytelenítése, törlése, megsemmisítése iránt.</text:p>
            </table:table-cell>
            <table:table-cell table:number-columns-repeated="1022"/>
          </table:table-row>
          <table:table-row table:style-name="ro1" table:visibility="collapse">
            <table:table-cell office:value-type="string" calcext:value-type="string">
              <text:p>3.2.1.4</text:p>
            </table:table-cell>
            <table:table-cell office:value-type="string" calcext:value-type="string">
              <text:p>A fizikai belépés ellenőrzése</text:p>
            </table:table-cell>
            <table:table-cell table:number-columns-repeated="1022"/>
          </table:table-row>
          <table:table-row table:style-name="ro1" table:visibility="collapse">
            <table:table-cell office:value-type="string" calcext:value-type="string">
              <text:p>3.2.1.4.1</text:p>
            </table:table-cell>
            <table:table-cell office:value-type="string" calcext:value-type="string">
              <text:p>Az érintett szervezet:</text:p>
            </table:table-cell>
            <table:table-cell table:number-columns-repeated="1022"/>
          </table:table-row>
          <table:table-row table:style-name="ro3" table:visibility="collapse">
            <table:table-cell office:value-type="string" calcext:value-type="string">
              <text:p>3.2.1.4.1.1</text:p>
            </table:table-cell>
            <table:table-cell office:value-type="string" calcext:value-type="string">
              <text:p>kizárólag az érintett szervezet által meghatározott be-, és kilépési pontokon biztosítja a belépésre jogosultak számára a fizikai belépést;</text:p>
            </table:table-cell>
            <table:table-cell table:number-columns-repeated="1022"/>
          </table:table-row>
          <table:table-row table:style-name="ro1" table:visibility="collapse">
            <table:table-cell office:value-type="string" calcext:value-type="string">
              <text:p>3.2.1.4.1.2</text:p>
            </table:table-cell>
            <table:table-cell office:value-type="string" calcext:value-type="string">
              <text:p>naplózza a fizikai belépéseket;</text:p>
            </table:table-cell>
            <table:table-cell table:number-columns-repeated="1022"/>
          </table:table-row>
          <table:table-row table:style-name="ro3" table:visibility="collapse">
            <table:table-cell office:value-type="string" calcext:value-type="string">
              <text:p>3.2.1.4.1.3</text:p>
            </table:table-cell>
            <table:table-cell office:value-type="string" calcext:value-type="string">
              <text:p>ellenőrzés alatt tartja a létesítményen belüli, belépésre jogosultak által elérhető helyiségeket;</text:p>
            </table:table-cell>
            <table:table-cell table:number-columns-repeated="1022"/>
          </table:table-row>
          <table:table-row table:style-name="ro3" table:visibility="collapse">
            <table:table-cell office:value-type="string" calcext:value-type="string">
              <text:p>3.2.1.4.1.4</text:p>
            </table:table-cell>
            <table:table-cell office:value-type="string" calcext:value-type="string">
              <text:p>kíséri a létesítménybe ad-hoc belépésre jogosultakat, és figyelemmel követi a tevékenységüket;</text:p>
            </table:table-cell>
            <table:table-cell table:number-columns-repeated="1022"/>
          </table:table-row>
          <table:table-row table:style-name="ro3" table:visibility="collapse">
            <table:table-cell office:value-type="string" calcext:value-type="string">
              <text:p>3.2.1.4.1.5</text:p>
            </table:table-cell>
            <table:table-cell office:value-type="string" calcext:value-type="string">
              <text:p>megóvja a kulcsokat, hozzáférési kódokat, és az egyéb fizikai hozzáférést ellenőrző eszközt;</text:p>
            </table:table-cell>
            <table:table-cell table:number-columns-repeated="1022"/>
          </table:table-row>
          <table:table-row table:style-name="ro1" table:visibility="collapse">
            <table:table-cell office:value-type="string" calcext:value-type="string">
              <text:p>3.2.1.4.1.6</text:p>
            </table:table-cell>
            <table:table-cell office:value-type="string" calcext:value-type="string">
              <text:p>nyilvántartást vezet a fizikai belépést ellenőrző eszközről;</text:p>
            </table:table-cell>
            <table:table-cell table:number-columns-repeated="1022"/>
          </table:table-row>
          <table:table-row table:style-name="ro2" table:visibility="collapse">
            <table:table-cell office:value-type="string" calcext:value-type="string">
              <text:p>3.2.1.4.1.7</text:p>
            </table:table-cell>
            <table:table-cell office:value-type="string" calcext:value-type="string">
              <text:p>meghatározott rendszerességgel változtatja meg a hozzáférési kódokat és kulcsokat, vagy azonnal, ha a kulcs elveszik, a hozzáférési kód kompromittálódik, vagy az adott személy elveszti a belépési jogosultságát;</text:p>
            </table:table-cell>
            <table:table-cell table:number-columns-repeated="1022"/>
          </table:table-row>
          <table:table-row table:style-name="ro1" table:visibility="collapse">
            <table:table-cell office:value-type="string" calcext:value-type="string">
              <text:p>3.2.1.4.1.8</text:p>
            </table:table-cell>
            <table:table-cell office:value-type="string" calcext:value-type="string">
              <text:p>az egyéni belépési engedélyeket a belépési pontokon ellenőrzi;</text:p>
            </table:table-cell>
            <table:table-cell table:number-columns-repeated="1022"/>
          </table:table-row>
          <table:table-row table:style-name="ro3" table:visibility="collapse">
            <table:table-cell office:value-type="string" calcext:value-type="string">
              <text:p>3.2.1.4.1.9</text:p>
            </table:table-cell>
            <table:table-cell office:value-type="string" calcext:value-type="string">
              <text:p>a kijelölt pontokon való átjutást felügyeli a szervezet által meghatározott fizikai belépést ellenőrző rendszerrel vagy eszközzel;</text:p>
            </table:table-cell>
            <table:table-cell table:number-columns-repeated="1022"/>
          </table:table-row>
          <table:table-row table:style-name="ro1" table:visibility="collapse">
            <table:table-cell office:value-type="string" calcext:value-type="string">
              <text:p>3.2.1.4.1.10</text:p>
            </table:table-cell>
            <table:table-cell office:value-type="string" calcext:value-type="string">
              <text:p>felhívja a szervezet tagjainak figyelmét a rendellenességek jelentésére.</text:p>
            </table:table-cell>
            <table:table-cell table:number-columns-repeated="1022"/>
          </table:table-row>
          <table:table-row table:style-name="ro1" table:visibility="collapse">
            <table:table-cell office:value-type="string" calcext:value-type="string">
              <text:p>3.2.1.4.2</text:p>
            </table:table-cell>
            <table:table-cell office:value-type="string" calcext:value-type="string">
              <text:p>Hozzáférés az információs rendszerhez</text:p>
            </table:table-cell>
            <table:table-cell table:number-columns-repeated="1022"/>
          </table:table-row>
          <table:table-row table:style-name="ro2" table:visibility="collapse">
            <table:table-cell/>
            <table:table-cell office:value-type="string" calcext:value-type="string">
              <text:p>Az érintett szervezet a létesítménybe történő fizikai belépés ellenőrzésén túl külön engedélyhez köti a fizikai belépést az elektronikus információs rendszereknek helyt adó helyiségekbe is.</text:p>
            </table:table-cell>
            <table:table-cell table:number-columns-repeated="1022"/>
          </table:table-row>
          <table:table-row table:style-name="ro1" table:visibility="collapse">
            <table:table-cell office:value-type="string" calcext:value-type="string">
              <text:p>3.2.1.5</text:p>
            </table:table-cell>
            <table:table-cell office:value-type="string" calcext:value-type="string">
              <text:p>Hozzáférés az adatátviteli eszközökhöz és csatornákhoz</text:p>
            </table:table-cell>
            <table:table-cell table:number-columns-repeated="1022"/>
          </table:table-row>
          <table:table-row table:style-name="ro2" table:visibility="collapse">
            <table:table-cell/>
            <table:table-cell office:value-type="string" calcext:value-type="string">
              <text:p>Az érintett szervezet az általa meghatározott biztonsági védelemmel ellenőrzi az elektronikus információs rendszer adatátviteli eszközeinek és kapcsolódási pontjainak helyt adó helyiségekbe történő fizikai belépést.</text:p>
            </table:table-cell>
            <table:table-cell table:number-columns-repeated="1022"/>
          </table:table-row>
          <table:table-row table:style-name="ro1" table:visibility="collapse">
            <table:table-cell office:value-type="string" calcext:value-type="string">
              <text:p>3.2.1.6</text:p>
            </table:table-cell>
            <table:table-cell office:value-type="string" calcext:value-type="string">
              <text:p>A kimeneti eszközök hozzáférés ellenőrzése</text:p>
            </table:table-cell>
            <table:table-cell table:number-columns-repeated="1022"/>
          </table:table-row>
          <table:table-row table:style-name="ro2" table:visibility="collapse">
            <table:table-cell/>
            <table:table-cell office:value-type="string" calcext:value-type="string">
              <text:p>Az érintett szervezet ellenőrzi az elektronikus információs rendszer kimeneti eszközeihez való fizikai hozzáférést annak érdekében, hogy jogosulatlan személyek ne férjenek azokhoz hozzá.</text:p>
            </table:table-cell>
            <table:table-cell table:number-columns-repeated="1022"/>
          </table:table-row>
          <table:table-row table:style-name="ro1" table:visibility="collapse">
            <table:table-cell office:value-type="string" calcext:value-type="string">
              <text:p>3.2.1.7</text:p>
            </table:table-cell>
            <table:table-cell office:value-type="string" calcext:value-type="string">
              <text:p>A fizikai hozzáférések felügyelete</text:p>
            </table:table-cell>
            <table:table-cell table:number-columns-repeated="1022"/>
          </table:table-row>
          <table:table-row table:style-name="ro1" table:visibility="collapse">
            <table:table-cell office:value-type="string" calcext:value-type="string">
              <text:p>3.2.1.7.1</text:p>
            </table:table-cell>
            <table:table-cell office:value-type="string" calcext:value-type="string">
              <text:p>Az érintett szervezet:</text:p>
            </table:table-cell>
            <table:table-cell table:number-columns-repeated="1022"/>
          </table:table-row>
          <table:table-row table:style-name="ro2" table:visibility="collapse">
            <table:table-cell office:value-type="string" calcext:value-type="string">
              <text:p>3.2.1.7.1.1</text:p>
            </table:table-cell>
            <table:table-cell office:value-type="string" calcext:value-type="string">
              <text:p>ellenőrzi az elektronikus információs rendszereknek helyt adó létesítményekbe történt fizikai hozzáféréseket annak érdekében, hogy észlelje a fizikai biztonsági eseményt és reagáljon arra;</text:p>
            </table:table-cell>
            <table:table-cell table:number-columns-repeated="1022"/>
          </table:table-row>
          <table:table-row table:style-name="ro1" table:visibility="collapse">
            <table:table-cell office:value-type="string" calcext:value-type="string">
              <text:p>3.2.1.7.1.2</text:p>
            </table:table-cell>
            <table:table-cell office:value-type="string" calcext:value-type="string">
              <text:p>rendszeresen átvizsgálja a fizikai hozzáférésekről készült naplókat;</text:p>
            </table:table-cell>
            <table:table-cell table:number-columns-repeated="1022"/>
          </table:table-row>
          <table:table-row table:style-name="ro3" table:visibility="collapse">
            <table:table-cell office:value-type="string" calcext:value-type="string">
              <text:p>3.2.1.7.1.3</text:p>
            </table:table-cell>
            <table:table-cell office:value-type="string" calcext:value-type="string">
              <text:p>azonnal átvizsgálja a fizikai hozzáférésekről készült naplókat, ha a rendelkezésre álló információk jogosulatlan fizikai hozzáférésre utalnak;</text:p>
            </table:table-cell>
            <table:table-cell table:number-columns-repeated="1022"/>
          </table:table-row>
          <table:table-row table:style-name="ro3" table:visibility="collapse">
            <table:table-cell office:value-type="string" calcext:value-type="string">
              <text:p>3.2.1.7.1.4</text:p>
            </table:table-cell>
            <table:table-cell office:value-type="string" calcext:value-type="string">
              <text:p>összehangolja a biztonsági események kezelését, valamint a napló átvizsgálások eredményét.</text:p>
            </table:table-cell>
            <table:table-cell table:number-columns-repeated="1022"/>
          </table:table-row>
          <table:table-row table:style-name="ro1" table:visibility="collapse">
            <table:table-cell office:value-type="string" calcext:value-type="string">
              <text:p>3.2.1.7.2</text:p>
            </table:table-cell>
            <table:table-cell office:value-type="string" calcext:value-type="string">
              <text:p>Behatolás riasztás, felügyeleti berendezések</text:p>
            </table:table-cell>
            <table:table-cell table:number-columns-repeated="1022"/>
          </table:table-row>
          <table:table-row table:style-name="ro3" table:visibility="collapse">
            <table:table-cell/>
            <table:table-cell office:value-type="string" calcext:value-type="string">
              <text:p>Az érintett szervezet felügyeli a fizikai behatolás riasztásokat és a felügyeleti berendezéseket.</text:p>
            </table:table-cell>
            <table:table-cell table:number-columns-repeated="1022"/>
          </table:table-row>
          <table:table-row table:style-name="ro1" table:visibility="collapse">
            <table:table-cell office:value-type="string" calcext:value-type="string">
              <text:p>3.2.1.7.3</text:p>
            </table:table-cell>
            <table:table-cell office:value-type="string" calcext:value-type="string">
              <text:p>Az elektronikus információs rendszerekhez való hozzáférés felügyelete</text:p>
            </table:table-cell>
            <table:table-cell table:number-columns-repeated="1022"/>
          </table:table-row>
          <table:table-row table:style-name="ro2" table:visibility="collapse">
            <table:table-cell/>
            <table:table-cell office:value-type="string" calcext:value-type="string">
              <text:p>Az érintett szervezet a létesítménybe való fizikai belépések ellenőrzésén felül külön felügyeli az elektronikus információs rendszer egy vagy több elemét tartalmazó helyiségekbe történő fizikai belépéseket.</text:p>
            </table:table-cell>
            <table:table-cell table:number-columns-repeated="1022"/>
          </table:table-row>
          <table:table-row table:style-name="ro1" table:visibility="collapse">
            <table:table-cell office:value-type="string" calcext:value-type="string">
              <text:p>3.2.1.8</text:p>
            </table:table-cell>
            <table:table-cell office:value-type="string" calcext:value-type="string">
              <text:p>A látogatók ellenőrzése</text:p>
            </table:table-cell>
            <table:table-cell table:number-columns-repeated="1022"/>
          </table:table-row>
          <table:table-row table:style-name="ro1" table:visibility="collapse">
            <table:table-cell office:value-type="string" calcext:value-type="string">
              <text:p>3.2.1.8.1</text:p>
            </table:table-cell>
            <table:table-cell office:value-type="string" calcext:value-type="string">
              <text:p>Az érintett szervezet:</text:p>
            </table:table-cell>
            <table:table-cell table:number-columns-repeated="1022"/>
          </table:table-row>
          <table:table-row table:style-name="ro3" table:visibility="collapse">
            <table:table-cell office:value-type="string" calcext:value-type="string">
              <text:p>3.2.1.8.1.1</text:p>
            </table:table-cell>
            <table:table-cell office:value-type="string" calcext:value-type="string">
              <text:p>meghatározott ideig megőrzi az elektronikus információs rendszereknek helyt adó létesítményekbe történt látogatói belépésekről szóló információkat;</text:p>
            </table:table-cell>
            <table:table-cell table:number-columns-repeated="1022"/>
          </table:table-row>
          <table:table-row table:style-name="ro2" table:visibility="collapse">
            <table:table-cell office:value-type="string" calcext:value-type="string">
              <text:p>3.2.1.8.1.2</text:p>
            </table:table-cell>
            <table:table-cell office:value-type="string" calcext:value-type="string">
              <text:p>azonnal átvizsgálja a látogatói belépésekről készített információkat és felvételeket, ha a rendelkezésre álló információk jogosulatlan belépésre utalnak.</text:p>
            </table:table-cell>
            <table:table-cell table:number-columns-repeated="1022"/>
          </table:table-row>
          <table:table-row table:style-name="ro1" table:visibility="collapse">
            <table:table-cell office:value-type="string" calcext:value-type="string">
              <text:p>3.2.1.8.2</text:p>
            </table:table-cell>
            <table:table-cell office:value-type="string" calcext:value-type="string">
              <text:p>Automatizált látogatói információkezelés</text:p>
            </table:table-cell>
            <table:table-cell table:number-columns-repeated="1022"/>
          </table:table-row>
          <table:table-row table:style-name="ro2" table:visibility="collapse">
            <table:table-cell/>
            <table:table-cell office:value-type="string" calcext:value-type="string">
              <text:p>Az érintett szervezet automatizált mechanizmusokat alkalmaz a látogatói belépésekről készített információk és felvételek kezeléséhez, átvizsgálásához.</text:p>
            </table:table-cell>
            <table:table-cell table:number-columns-repeated="1022"/>
          </table:table-row>
          <table:table-row table:style-name="ro1" table:visibility="collapse">
            <table:table-cell office:value-type="string" calcext:value-type="string">
              <text:p>3.2.1.9</text:p>
            </table:table-cell>
            <table:table-cell office:value-type="string" calcext:value-type="string">
              <text:p>Áramellátó berendezések és kábelezés</text:p>
            </table:table-cell>
            <table:table-cell table:number-columns-repeated="1022"/>
          </table:table-row>
          <table:table-row table:style-name="ro3" table:visibility="collapse">
            <table:table-cell/>
            <table:table-cell office:value-type="string" calcext:value-type="string">
              <text:p>Az érintett szervezet védi az elektronikus információs rendszert árammal ellátó berendezéseket és a kábelezést a sérüléssel és rongálással szemben.</text:p>
            </table:table-cell>
            <table:table-cell table:number-columns-repeated="1022"/>
          </table:table-row>
          <table:table-row table:style-name="ro1" table:visibility="collapse">
            <table:table-cell office:value-type="string" calcext:value-type="string">
              <text:p>3.2.1.9.1</text:p>
            </table:table-cell>
            <table:table-cell office:value-type="string" calcext:value-type="string">
              <text:p>Tartalék áramellátás</text:p>
            </table:table-cell>
            <table:table-cell table:number-columns-repeated="1022"/>
          </table:table-row>
          <table:table-row table:style-name="ro6" table:visibility="collapse">
            <table:table-cell/>
            <table:table-cell office:value-type="string" calcext:value-type="string">
              <text:p>Az érintett szervezet az elsődleges áramforrás kiesése esetére, a tevékenységhez méretezett, rövid ideig működőképes szünetmentes áramellátást biztosít az elektronikus információs rendszer szabályos leállításához vagy a hosszútávú tartalék áramellátásra történő átkapcsoláshoz.</text:p>
            </table:table-cell>
            <table:table-cell table:number-columns-repeated="1022"/>
          </table:table-row>
          <table:table-row table:style-name="ro1" table:visibility="collapse">
            <table:table-cell office:value-type="string" calcext:value-type="string">
              <text:p>3.2.1.9.2</text:p>
            </table:table-cell>
            <table:table-cell office:value-type="string" calcext:value-type="string">
              <text:p>Hosszútávú tartalék áramellátás a minimálisan elvárt működési képességhez</text:p>
            </table:table-cell>
            <table:table-cell table:number-columns-repeated="1022"/>
          </table:table-row>
          <table:table-row table:style-name="ro4" table:visibility="collapse">
            <table:table-cell/>
            <table:table-cell office:value-type="string" calcext:value-type="string">
              <text:p>Az érintett szervezet az elsődleges áramforrás kiesése esetén biztosítja a hosszútávú tartalék áramellátást az elektronikus információs rendszer minimálisan elvárt működési képességének és előre definiált minimálisan elvárt működési idejének fenntartására.</text:p>
            </table:table-cell>
            <table:table-cell table:number-columns-repeated="1022"/>
          </table:table-row>
          <table:table-row table:style-name="ro1" table:visibility="collapse">
            <table:table-cell office:value-type="string" calcext:value-type="string">
              <text:p>3.2.1.10</text:p>
            </table:table-cell>
            <table:table-cell office:value-type="string" calcext:value-type="string">
              <text:p>Vészkikapcsolás</text:p>
            </table:table-cell>
            <table:table-cell table:number-columns-repeated="1022"/>
          </table:table-row>
          <table:table-row table:style-name="ro1" table:visibility="collapse">
            <table:table-cell office:value-type="string" calcext:value-type="string">
              <text:p>3.2.1.10.1</text:p>
            </table:table-cell>
            <table:table-cell office:value-type="string" calcext:value-type="string">
              <text:p>Az érintett szervezet:</text:p>
            </table:table-cell>
            <table:table-cell table:number-columns-repeated="1022"/>
          </table:table-row>
          <table:table-row table:style-name="ro3" table:visibility="collapse">
            <table:table-cell office:value-type="string" calcext:value-type="string">
              <text:p>3.2.1.10.1.1</text:p>
            </table:table-cell>
            <table:table-cell office:value-type="string" calcext:value-type="string">
              <text:p>lehetőséget biztosít az elektronikus információs rendszer vagy egyedi rendszerelemek áramellátásának kikapcsolására vészhelyzetben;</text:p>
            </table:table-cell>
            <table:table-cell table:number-columns-repeated="1022"/>
          </table:table-row>
          <table:table-row table:style-name="ro3" table:visibility="collapse">
            <table:table-cell office:value-type="string" calcext:value-type="string">
              <text:p>3.2.1.10.1.2</text:p>
            </table:table-cell>
            <table:table-cell office:value-type="string" calcext:value-type="string">
              <text:p>gondoskodik a vészkikapcsoló berendezések biztonságos és könnyű megközelíthetőségéről;</text:p>
            </table:table-cell>
            <table:table-cell table:number-columns-repeated="1022"/>
          </table:table-row>
          <table:table-row table:style-name="ro1" table:visibility="collapse">
            <table:table-cell office:value-type="string" calcext:value-type="string">
              <text:p>3.2.1.10.1.3</text:p>
            </table:table-cell>
            <table:table-cell office:value-type="string" calcext:value-type="string">
              <text:p>megakadályozza a jogosulatlan vészkikapcsolást.</text:p>
            </table:table-cell>
            <table:table-cell table:number-columns-repeated="1022"/>
          </table:table-row>
          <table:table-row table:style-name="ro1" table:visibility="collapse">
            <table:table-cell office:value-type="string" calcext:value-type="string">
              <text:p>3.2.1.11</text:p>
            </table:table-cell>
            <table:table-cell office:value-type="string" calcext:value-type="string">
              <text:p>Vészvilágítás</text:p>
            </table:table-cell>
            <table:table-cell table:number-columns-repeated="1022"/>
          </table:table-row>
          <table:table-row table:style-name="ro2" table:visibility="collapse">
            <table:table-cell/>
            <table:table-cell office:value-type="string" calcext:value-type="string">
              <text:p>Az érintett szervezet egy automatikus vészvilágítási rendszert alkalmaz és tart karban, amely áramszünet esetén aktiválódik, és amely biztosítja a vészkijáratokat és a menekülési útvonalakat.</text:p>
            </table:table-cell>
            <table:table-cell table:number-columns-repeated="1022"/>
          </table:table-row>
          <table:table-row table:style-name="ro1" table:visibility="collapse">
            <table:table-cell office:value-type="string" calcext:value-type="string">
              <text:p>3.2.1.12</text:p>
            </table:table-cell>
            <table:table-cell office:value-type="string" calcext:value-type="string">
              <text:p>Tűzvédelem</text:p>
            </table:table-cell>
            <table:table-cell table:number-columns-repeated="1022"/>
          </table:table-row>
          <table:table-row table:style-name="ro2" table:visibility="collapse">
            <table:table-cell office:value-type="string" calcext:value-type="string">
              <text:p>3.2.1.12.1</text:p>
            </table:table-cell>
            <table:table-cell office:value-type="string" calcext:value-type="string">
              <text:p>Az érintett szervezet az elektronikus információs rendszerek számára független áramellátással támogatott észlelő, az informatikai eszközökhöz megfelelő tűzelfojtó berendezéseket alkalmaz, és tart karban.</text:p>
            </table:table-cell>
            <table:table-cell table:number-columns-repeated="1022"/>
          </table:table-row>
          <table:table-row table:style-name="ro1" table:visibility="collapse">
            <table:table-cell office:value-type="string" calcext:value-type="string">
              <text:p>3.2.1.12.2</text:p>
            </table:table-cell>
            <table:table-cell office:value-type="string" calcext:value-type="string">
              <text:p>Automatikus tűzelfojtás</text:p>
            </table:table-cell>
            <table:table-cell table:number-columns-repeated="1022"/>
          </table:table-row>
          <table:table-row table:style-name="ro2" table:visibility="collapse">
            <table:table-cell/>
            <table:table-cell office:value-type="string" calcext:value-type="string">
              <text:p>Az érintett szervezet a személyzet által folyamatosan nem felügyelt elektronikus információs rendszerek számára automatikus tűzelfojtási képességet biztosít.</text:p>
            </table:table-cell>
            <table:table-cell table:number-columns-repeated="1022"/>
          </table:table-row>
          <table:table-row table:style-name="ro1" table:visibility="collapse">
            <table:table-cell office:value-type="string" calcext:value-type="string">
              <text:p>3.2.1.12.3</text:p>
            </table:table-cell>
            <table:table-cell office:value-type="string" calcext:value-type="string">
              <text:p>Észlelő berendezések, rendszerek</text:p>
            </table:table-cell>
            <table:table-cell table:number-columns-repeated="1022"/>
          </table:table-row>
          <table:table-row table:style-name="ro4" table:visibility="collapse">
            <table:table-cell/>
            <table:table-cell office:value-type="string" calcext:value-type="string">
              <text:p>Az érintett szervezet az elektronikus információs rendszer védelmére olyan tűzjelző berendezést vagy rendszert alkalmaz, amely tűz esetén automatikusan működésbe lép, és értesítést küld az érintett szervezet által kijelölt tűzvédelmi felelősnek.</text:p>
            </table:table-cell>
            <table:table-cell table:number-columns-repeated="1022"/>
          </table:table-row>
          <table:table-row table:style-name="ro1" table:visibility="collapse">
            <table:table-cell office:value-type="string" calcext:value-type="string">
              <text:p>3.2.1.12.4</text:p>
            </table:table-cell>
            <table:table-cell office:value-type="string" calcext:value-type="string">
              <text:p>Tűzelfojtó berendezések, rendszerek</text:p>
            </table:table-cell>
            <table:table-cell table:number-columns-repeated="1022"/>
          </table:table-row>
          <table:table-row table:style-name="ro2" table:visibility="collapse">
            <table:table-cell/>
            <table:table-cell office:value-type="string" calcext:value-type="string">
              <text:p>Az érintett szervezet az elektronikus információs rendszer védelmére olyan tűzelfojtó berendezést vagy rendszert alkalmaz, amelynek aktiválásáról automatikusan jelzést kap az érintett szervezet által kijelölt tűzvédelmi felelős.</text:p>
            </table:table-cell>
            <table:table-cell table:number-columns-repeated="1022"/>
          </table:table-row>
          <table:table-row table:style-name="ro1" table:visibility="collapse">
            <table:table-cell office:value-type="string" calcext:value-type="string">
              <text:p>3.2.1.13</text:p>
            </table:table-cell>
            <table:table-cell office:value-type="string" calcext:value-type="string">
              <text:p>Hőmérséklet és páratartalom ellenőrzés</text:p>
            </table:table-cell>
            <table:table-cell table:number-columns-repeated="1022"/>
          </table:table-row>
          <table:table-row table:style-name="ro1" table:visibility="collapse">
            <table:table-cell office:value-type="string" calcext:value-type="string">
              <text:p>3.2.1.13.1</text:p>
            </table:table-cell>
            <table:table-cell office:value-type="string" calcext:value-type="string">
              <text:p>Az érintett szervezet:</text:p>
            </table:table-cell>
            <table:table-cell table:number-columns-repeated="1022"/>
          </table:table-row>
          <table:table-row table:style-name="ro2" table:visibility="collapse">
            <table:table-cell office:value-type="string" calcext:value-type="string">
              <text:p>3.2.1.13.1.1</text:p>
            </table:table-cell>
            <table:table-cell office:value-type="string" calcext:value-type="string">
              <text:p>az informatikai erőforrásokat koncentráltan tartalmazó helyiségekben (pl. adatközpont, szerver szoba, központi gépterem) az erőforrások biztonságos működéséhez szükséges szinten tartja a hőmérsékletet és páratartalmat;</text:p>
            </table:table-cell>
            <table:table-cell table:number-columns-repeated="1022"/>
          </table:table-row>
          <table:table-row table:style-name="ro2" table:visibility="collapse">
            <table:table-cell office:value-type="string" calcext:value-type="string">
              <text:p>3.2.1.13.1.2</text:p>
            </table:table-cell>
            <table:table-cell office:value-type="string" calcext:value-type="string">
              <text:p>az informatikai erőforrásokat koncentráltan tartalmazó helyiségekben (pl. adatközpont, szerver szoba, központi gépterem) figyeli a hőmérséklet és páratartalom szintjét.</text:p>
            </table:table-cell>
            <table:table-cell table:number-columns-repeated="1022"/>
          </table:table-row>
          <table:table-row table:style-name="ro1" table:visibility="collapse">
            <table:table-cell office:value-type="string" calcext:value-type="string">
              <text:p>3.2.1.14</text:p>
            </table:table-cell>
            <table:table-cell office:value-type="string" calcext:value-type="string">
              <text:p>Víz-, és más, csővezetéken szállított anyag okozta kár elleni védelem</text:p>
            </table:table-cell>
            <table:table-cell table:number-columns-repeated="1022"/>
          </table:table-row>
          <table:table-row table:style-name="ro1" table:visibility="collapse">
            <table:table-cell office:value-type="string" calcext:value-type="string">
              <text:p>3.2.1.14.1</text:p>
            </table:table-cell>
            <table:table-cell office:value-type="string" calcext:value-type="string">
              <text:p>Az érintett szervezet:</text:p>
            </table:table-cell>
            <table:table-cell table:number-columns-repeated="1022"/>
          </table:table-row>
          <table:table-row table:style-name="ro4" table:visibility="collapse">
            <table:table-cell office:value-type="string" calcext:value-type="string">
              <text:p>3.2.1.14.1.1</text:p>
            </table:table-cell>
            <table:table-cell office:value-type="string" calcext:value-type="string">
              <text:p>védi az elektronikus információs rendszert a csővezeték rongálódásból származó károkkal szemben, biztosítva, hogy a főelzárószelepek hozzáférhetőek, és megfelelően működnek, valamint a kulcsszemélyek számára ismertek;</text:p>
            </table:table-cell>
            <table:table-cell table:number-columns-repeated="1022"/>
          </table:table-row>
          <table:table-row table:style-name="ro4" table:visibility="collapse">
            <table:table-cell office:value-type="string" calcext:value-type="string">
              <text:p>3.2.1.14.1.2</text:p>
            </table:table-cell>
            <table:table-cell office:value-type="string" calcext:value-type="string">
              <text:p>az informatikai erőforrásokat koncentráltan tartalmazó helyiségek tervezése (pl. adatközpont, szerver szoba, központi gépterem) során biztosítja, hogy az a víz-, és más hasonló kártól védett legyen, akár csővezetékek kiváltásával, áthelyezésével is.</text:p>
            </table:table-cell>
            <table:table-cell table:number-columns-repeated="1022"/>
          </table:table-row>
          <table:table-row table:style-name="ro1" table:visibility="collapse">
            <table:table-cell office:value-type="string" calcext:value-type="string">
              <text:p>3.2.1.14.2</text:p>
            </table:table-cell>
            <table:table-cell office:value-type="string" calcext:value-type="string">
              <text:p>Automatizált védelem</text:p>
            </table:table-cell>
            <table:table-cell table:number-columns-repeated="1022"/>
          </table:table-row>
          <table:table-row table:style-name="ro2" table:visibility="collapse">
            <table:table-cell/>
            <table:table-cell office:value-type="string" calcext:value-type="string">
              <text:p>Az érintett szervezet automatizált mechanizmusokat alkalmaz az elektronikus információs rendszer közelében megjelenő folyadékszivárgás észlelésére és az érintett szervezet által kijelölt személyek riasztására.</text:p>
            </table:table-cell>
            <table:table-cell table:number-columns-repeated="1022"/>
          </table:table-row>
          <table:table-row table:style-name="ro1" table:visibility="collapse">
            <table:table-cell office:value-type="string" calcext:value-type="string">
              <text:p>3.2.1.15</text:p>
            </table:table-cell>
            <table:table-cell office:value-type="string" calcext:value-type="string">
              <text:p>Be- és kiszállítás</text:p>
            </table:table-cell>
            <table:table-cell table:number-columns-repeated="1022"/>
          </table:table-row>
          <table:table-row table:style-name="ro2" table:visibility="collapse">
            <table:table-cell/>
            <table:table-cell office:value-type="string" calcext:value-type="string">
              <text:p>Az érintett szervezet engedélyezi, vagy tiltja, továbbá figyeli és ellenőrzi a létesítménybe bevitt, onnan kivitt információs rendszerelemeket, és nyilvántartást vezet ezekről.</text:p>
            </table:table-cell>
            <table:table-cell table:number-columns-repeated="1022"/>
          </table:table-row>
          <table:table-row table:style-name="ro1" table:visibility="collapse">
            <table:table-cell office:value-type="string" calcext:value-type="string">
              <text:p>3.2.1.16</text:p>
            </table:table-cell>
            <table:table-cell office:value-type="string" calcext:value-type="string">
              <text:p>Az elektronikus információs rendszer elemeinek elhelyezése</text:p>
            </table:table-cell>
            <table:table-cell table:number-columns-repeated="1022"/>
          </table:table-row>
          <table:table-row table:style-name="ro4" table:visibility="collapse">
            <table:table-cell/>
            <table:table-cell office:value-type="string" calcext:value-type="string">
              <text:p>Az érintett szervezet úgy helyezi el az elektronikus információs rendszer elemeit, hogy a legkisebb mértékre csökkentse a szervezet által meghatározott fizikai és környezeti veszélyekből adódó lehetséges kárt és a jogosulatlan hozzáférés lehetőségét.</text:p>
            </table:table-cell>
            <table:table-cell table:number-columns-repeated="1022"/>
          </table:table-row>
          <table:table-row table:style-name="ro1" table:visibility="collapse">
            <table:table-cell office:value-type="string" calcext:value-type="string">
              <text:p>3.2.1.17</text:p>
            </table:table-cell>
            <table:table-cell office:value-type="string" calcext:value-type="string">
              <text:p>Ellenőrzés</text:p>
            </table:table-cell>
            <table:table-cell table:number-columns-repeated="1022"/>
          </table:table-row>
          <table:table-row table:style-name="ro2" table:visibility="collapse">
            <table:table-cell/>
            <table:table-cell office:value-type="string" calcext:value-type="string">
              <text:p>Az érintett szervezet ellenőrzi a karbantartó személyzet által a létesítménybe hozott karbantartási eszközöket, a nem megfelelő vagy jogosulatlan módosítások megakadályozása érdekében.</text:p>
            </table:table-cell>
            <table:table-cell table:number-columns-repeated="1022"/>
          </table:table-row>
          <table:table-row table:style-name="ro1" table:visibility="collapse">
            <table:table-cell office:value-type="string" calcext:value-type="string">
              <text:p>3.2.1.18</text:p>
            </table:table-cell>
            <table:table-cell office:value-type="string" calcext:value-type="string">
              <text:p>Szállítási felügyelet</text:p>
            </table:table-cell>
            <table:table-cell table:number-columns-repeated="1022"/>
          </table:table-row>
          <table:table-row table:style-name="ro3" table:visibility="collapse">
            <table:table-cell office:value-type="string" calcext:value-type="string">
              <text:p>3.2.1.18.1</text:p>
            </table:table-cell>
            <table:table-cell office:value-type="string" calcext:value-type="string">
              <text:p>Az érintett szervezet védi az információt tartalmazó karbantartási eszközt a jogosulatlan elszállítással szemben azzal, hogy:</text:p>
            </table:table-cell>
            <table:table-cell table:number-columns-repeated="1022"/>
          </table:table-row>
          <table:table-row table:style-name="ro1" table:visibility="collapse">
            <table:table-cell office:value-type="string" calcext:value-type="string">
              <text:p>3.2.1.18.1.1</text:p>
            </table:table-cell>
            <table:table-cell office:value-type="string" calcext:value-type="string">
              <text:p>ellenőrzi, az eszköz nem tartalmaz-e információt;</text:p>
            </table:table-cell>
            <table:table-cell table:number-columns-repeated="1022"/>
          </table:table-row>
          <table:table-row table:style-name="ro1" table:visibility="collapse">
            <table:table-cell office:value-type="string" calcext:value-type="string">
              <text:p>3.2.1.18.1.2</text:p>
            </table:table-cell>
            <table:table-cell office:value-type="string" calcext:value-type="string">
              <text:p>ha az eszköz tartalmaz információt, azt törli vagy megsemmisíti;</text:p>
            </table:table-cell>
            <table:table-cell table:number-columns-repeated="1022"/>
          </table:table-row>
          <table:table-row table:style-name="ro1" table:visibility="collapse">
            <table:table-cell office:value-type="string" calcext:value-type="string">
              <text:p>3.2.1.18.1.3</text:p>
            </table:table-cell>
            <table:table-cell office:value-type="string" calcext:value-type="string">
              <text:p>az eszközt a létesítményen belül őrzi;</text:p>
            </table:table-cell>
            <table:table-cell table:number-columns-repeated="1022"/>
          </table:table-row>
          <table:table-row table:style-name="ro3" table:visibility="collapse">
            <table:table-cell office:value-type="string" calcext:value-type="string">
              <text:p>3.2.1.18.1.4</text:p>
            </table:table-cell>
            <table:table-cell office:value-type="string" calcext:value-type="string">
              <text:p>az ezért felelős személyekkel engedélyezteti az eszköz elszállítását a létesítményből.</text:p>
            </table:table-cell>
            <table:table-cell table:number-columns-repeated="1022"/>
          </table:table-row>
          <table:table-row table:style-name="ro1" table:visibility="collapse">
            <table:table-cell office:value-type="string" calcext:value-type="string">
              <text:p>3.2.1.19</text:p>
            </table:table-cell>
            <table:table-cell office:value-type="string" calcext:value-type="string">
              <text:p>Karbantartók</text:p>
            </table:table-cell>
            <table:table-cell table:number-columns-repeated="1022"/>
          </table:table-row>
          <table:table-row table:style-name="ro1" table:visibility="collapse">
            <table:table-cell office:value-type="string" calcext:value-type="string">
              <text:p>3.2.1.19.1</text:p>
            </table:table-cell>
            <table:table-cell office:value-type="string" calcext:value-type="string">
              <text:p>Az érintett szervezet:</text:p>
            </table:table-cell>
            <table:table-cell table:number-columns-repeated="1022"/>
          </table:table-row>
          <table:table-row table:style-name="ro2" table:visibility="collapse">
            <table:table-cell office:value-type="string" calcext:value-type="string">
              <text:p>3.2.1.19.1.1</text:p>
            </table:table-cell>
            <table:table-cell office:value-type="string" calcext:value-type="string">
              <text:p>kialakít egy folyamatot a karbantartók munkavégzési engedélyének kezelésére, és nyilvántartást vezet a karbantartó szervezetekről vagy személyekről;</text:p>
            </table:table-cell>
            <table:table-cell table:number-columns-repeated="1022"/>
          </table:table-row>
          <table:table-row table:style-name="ro3" table:visibility="collapse">
            <table:table-cell office:value-type="string" calcext:value-type="string">
              <text:p>3.2.1.19.1.2</text:p>
            </table:table-cell>
            <table:table-cell office:value-type="string" calcext:value-type="string">
              <text:p>megköveteli a hozzáférési jogosultság igazolását az elektronikus információs rendszeren karbantartást végzőktől;</text:p>
            </table:table-cell>
            <table:table-cell table:number-columns-repeated="1022"/>
          </table:table-row>
          <table:table-row table:style-name="ro4" table:visibility="collapse">
            <table:table-cell office:value-type="string" calcext:value-type="string">
              <text:p>3.2.1.19.1.3</text:p>
            </table:table-cell>
            <table:table-cell office:value-type="string" calcext:value-type="string">
              <text:p>felhatalmazást ad a szervezethez tartozó, a kívánt hozzáférési jogosultságokkal és műszaki szakértelemmel rendelkező személyeknek arra, hogy felügyeljék a kívánt jogosultságokkal nem rendelkező személyek karbantartási tevékenységeit.</text:p>
            </table:table-cell>
            <table:table-cell table:number-columns-repeated="1022"/>
          </table:table-row>
          <table:table-row table:style-name="ro1" table:visibility="collapse">
            <table:table-cell office:value-type="string" calcext:value-type="string">
              <text:p>3.2.1.19.2</text:p>
            </table:table-cell>
            <table:table-cell office:value-type="string" calcext:value-type="string">
              <text:p>Karbantartás fokozott biztonsági intézkedésekkel</text:p>
            </table:table-cell>
            <table:table-cell table:number-columns-repeated="1022"/>
          </table:table-row>
          <table:table-row table:style-name="ro1" table:visibility="collapse">
            <table:table-cell office:value-type="string" calcext:value-type="string">
              <text:p>3.2.1.19.2.1</text:p>
            </table:table-cell>
            <table:table-cell office:value-type="string" calcext:value-type="string">
              <text:p>Az érintett szervezet:</text:p>
            </table:table-cell>
            <table:table-cell table:number-columns-repeated="1022"/>
          </table:table-row>
          <table:table-row table:style-name="ro3" table:visibility="collapse">
            <table:table-cell office:value-type="string" calcext:value-type="string">
              <text:p>3.2.1.19.2.1.1</text:p>
            </table:table-cell>
            <table:table-cell office:value-type="string" calcext:value-type="string">
              <text:p>a megfelelő biztonsági engedéllyel nem rendelkező karbantartó személyek alkalmazása során:</text:p>
            </table:table-cell>
            <table:table-cell table:number-columns-repeated="1022"/>
          </table:table-row>
          <table:table-row table:style-name="ro4" table:visibility="collapse">
            <table:table-cell office:value-type="string" calcext:value-type="string">
              <text:p>3.2.1.19.2.1.1.1</text:p>
            </table:table-cell>
            <table:table-cell office:value-type="string" calcext:value-type="string">
              <text:p>az ilyen karbantartó személyeket megfelelő hozzáférési jogosultságú, műszakilag képzett belső személyekkel felügyelete alatt tartja az elektronikus információs rendszeren végzett karbantartási és diagnosztikai tevékenységek során,</text:p>
            </table:table-cell>
            <table:table-cell table:number-columns-repeated="1022"/>
          </table:table-row>
          <table:table-row table:style-name="ro4" table:visibility="collapse">
            <table:table-cell office:value-type="string" calcext:value-type="string">
              <text:p>3.2.1.19.2.1.1.2</text:p>
            </table:table-cell>
            <table:table-cell office:value-type="string" calcext:value-type="string">
              <text:p>a karbantartási és diagnosztikai tevékenységek megkezdése előtt az elektronikus információs rendszer minden fellelhető információtároló elemét törli, és a nem törölhető adathordozót eltávolítja, vagy fizikailag leválasztja a rendszertől;</text:p>
            </table:table-cell>
            <table:table-cell table:number-columns-repeated="1022"/>
          </table:table-row>
          <table:table-row table:style-name="ro3" table:visibility="collapse">
            <table:table-cell office:value-type="string" calcext:value-type="string">
              <text:p>3.2.1.19.2.1.2</text:p>
            </table:table-cell>
            <table:table-cell office:value-type="string" calcext:value-type="string">
              <text:p>alternatív biztonsági védelmet alakít ki, ha egy elektronikus információs rendszerelemet nem lehet törölni, eltávolítani vagy a rendszertől leválasztani.</text:p>
            </table:table-cell>
            <table:table-cell table:number-columns-repeated="1022"/>
          </table:table-row>
          <table:table-row table:style-name="ro1" table:visibility="collapse">
            <table:table-cell office:value-type="string" calcext:value-type="string">
              <text:p>3.2.1.19.3</text:p>
            </table:table-cell>
            <table:table-cell office:value-type="string" calcext:value-type="string">
              <text:p>Időben történő javítás</text:p>
            </table:table-cell>
            <table:table-cell table:number-columns-repeated="1022"/>
          </table:table-row>
          <table:table-row table:style-name="ro3" table:visibility="collapse">
            <table:table-cell/>
            <table:table-cell office:value-type="string" calcext:value-type="string">
              <text:p>Az érintett szervezet karbantartási támogatást szerez be a meghatározott elektronikus információs rendszerelemekhez.</text:p>
            </table:table-cell>
            <table:table-cell table:number-columns-repeated="1022"/>
          </table:table-row>
        </table:table-row-group>
        <table:table-row table:style-name="ro1">
          <table:table-cell table:style-name="ce10" office:value-type="string" calcext:value-type="string">
            <text:p>3.3</text:p>
          </table:table-cell>
          <table:table-cell table:style-name="ce6" office:value-type="string" calcext:value-type="string">
            <text:p>LOGIKAI VÉDELMI INTÉZKEDÉSEK</text:p>
          </table:table-cell>
          <table:table-cell table:style-name="ce1" table:number-columns-repeated="1022"/>
        </table:table-row>
        <table:table-row-group>
          <table:table-row table:style-name="ro1">
            <table:table-cell table:style-name="ce11" office:value-type="string" calcext:value-type="string">
              <text:p>3.3.1. </text:p>
            </table:table-cell>
            <table:table-cell table:style-name="ce7" office:value-type="string" calcext:value-type="string">
              <text:p>ÁLTALÁNOS VÉDELMI INTÉZKEDÉSEK</text:p>
            </table:table-cell>
            <table:table-cell table:style-name="ce2" table:number-columns-repeated="1022"/>
          </table:table-row>
          <table:table-row-group table:display="false">
            <table:table-row table:style-name="ro1" table:visibility="collapse">
              <table:table-cell office:value-type="string" calcext:value-type="string">
                <text:p>3.3.1.1</text:p>
              </table:table-cell>
              <table:table-cell office:value-type="string" calcext:value-type="string">
                <text:p>Az érintett szervezet:</text:p>
              </table:table-cell>
              <table:table-cell table:number-columns-repeated="1022"/>
            </table:table-row>
            <table:table-row table:style-name="ro4" table:visibility="collapse">
              <table:table-cell office:value-type="string" calcext:value-type="string">
                <text:p>3.3.1.1.1</text:p>
              </table:table-cell>
              <table:table-cell office:value-type="string" calcext:value-type="string">
                <text:p>megfogalmazza, és az érintett szervezetre érvényes követelmények szerint dokumentálja, valamint az érintett szervezeten belül kihirdeti az elektronikus információbiztonsággal kapcsolatos (ideértve a rendszer- és felhasználói, külső és belső hozzáférési) engedélyezési eljárási folyamatokat;</text:p>
              </table:table-cell>
              <table:table-cell table:number-columns-repeated="1022"/>
            </table:table-row>
            <table:table-row table:style-name="ro3" table:visibility="collapse">
              <table:table-cell office:value-type="string" calcext:value-type="string">
                <text:p>3.3.1.1.2</text:p>
              </table:table-cell>
              <table:table-cell office:value-type="string" calcext:value-type="string">
                <text:p>felügyeli az elektronikus információs rendszer és környezet biztonsági állapotát;</text:p>
              </table:table-cell>
              <table:table-cell table:number-columns-repeated="1022"/>
            </table:table-row>
            <table:table-row table:style-name="ro3" table:visibility="collapse">
              <table:table-cell office:value-type="string" calcext:value-type="string">
                <text:p>3.3.1.1.3</text:p>
              </table:table-cell>
              <table:table-cell office:value-type="string" calcext:value-type="string">
                <text:p>meghatározza az információbiztonsággal összefüggő szerepköröket és felelősségi köröket, kijelöli az ezeket betöltő személyeket;</text:p>
              </table:table-cell>
              <table:table-cell table:number-columns-repeated="1022"/>
            </table:table-row>
            <table:table-row table:style-name="ro2" table:visibility="collapse">
              <table:table-cell office:value-type="string" calcext:value-type="string">
                <text:p>3.3.1.1.4</text:p>
              </table:table-cell>
              <table:table-cell office:value-type="string" calcext:value-type="string">
                <text:p>integrálja az elektronikus információbiztonsági engedélyezési folyamatokat a szervezeti szintű kockázatkezelési eljárásba, összhangban az informatikai biztonsági szabályzattal.</text:p>
              </table:table-cell>
              <table:table-cell table:number-columns-repeated="1022"/>
            </table:table-row>
            <table:table-row table:style-name="ro3" table:visibility="collapse">
              <table:table-cell office:value-type="string" calcext:value-type="string">
                <text:p>3.3.1.2</text:p>
              </table:table-cell>
              <table:table-cell office:value-type="string" calcext:value-type="string">
                <text:p>Az elektronikus információbiztonsággal kapcsolatos engedélyezés kiterjed minden, az érintett szervezet hatókörébe tartozó:</text:p>
              </table:table-cell>
              <table:table-cell table:number-columns-repeated="1022"/>
            </table:table-row>
            <table:table-row table:style-name="ro1" table:visibility="collapse">
              <table:table-cell office:value-type="string" calcext:value-type="string">
                <text:p>3.3.1.2.1</text:p>
              </table:table-cell>
              <table:table-cell office:value-type="string" calcext:value-type="string">
                <text:p>emberi, fizikai és logikai erőforrásra;</text:p>
              </table:table-cell>
              <table:table-cell table:number-columns-repeated="1022"/>
            </table:table-row>
            <table:table-row table:style-name="ro1" table:visibility="collapse">
              <table:table-cell office:value-type="string" calcext:value-type="string">
                <text:p>3.3.1.2.2</text:p>
              </table:table-cell>
              <table:table-cell office:value-type="string" calcext:value-type="string">
                <text:p>eljárási és védelmi szintre és folyamatra.</text:p>
              </table:table-cell>
              <table:table-cell table:number-columns-repeated="1022"/>
            </table:table-row>
            <table:table-row table:style-name="ro1" table:visibility="collapse">
              <table:table-cell office:value-type="string" calcext:value-type="string">
                <text:p>3.3.1.3</text:p>
              </table:table-cell>
              <table:table-cell office:value-type="string" calcext:value-type="string">
                <text:p>Az elektronikus információs rendszer kapcsolódásai</text:p>
              </table:table-cell>
              <table:table-cell table:number-columns-repeated="1022"/>
            </table:table-row>
            <table:table-row table:style-name="ro1" table:visibility="collapse">
              <table:table-cell office:value-type="string" calcext:value-type="string">
                <text:p>3.3.1.3.1</text:p>
              </table:table-cell>
              <table:table-cell office:value-type="string" calcext:value-type="string">
                <text:p>Az érintett szervezet:</text:p>
              </table:table-cell>
              <table:table-cell table:number-columns-repeated="1022"/>
            </table:table-row>
            <table:table-row table:style-name="ro3" table:visibility="collapse">
              <table:table-cell office:value-type="string" calcext:value-type="string">
                <text:p>3.3.1.3.1.1</text:p>
              </table:table-cell>
              <table:table-cell office:value-type="string" calcext:value-type="string">
                <text:p>szabályozza, és belső engedélyhez kötheti az elektronikus információs rendszerének kapcsolódását más elektronikus információs rendszerekhez;</text:p>
              </table:table-cell>
              <table:table-cell table:number-columns-repeated="1022"/>
            </table:table-row>
            <table:table-row table:style-name="ro2" table:visibility="collapse">
              <table:table-cell office:value-type="string" calcext:value-type="string">
                <text:p>3.3.1.3.1.2</text:p>
              </table:table-cell>
              <table:table-cell office:value-type="string" calcext:value-type="string">
                <text:p>dokumentálja az egyes kapcsolatokat, az interfészek paramétereit, a biztonsági követelményeket és a kapcsolaton keresztül átvitt elektronikus információk típusát.</text:p>
              </table:table-cell>
              <table:table-cell table:number-columns-repeated="1022"/>
            </table:table-row>
            <table:table-row table:style-name="ro1" table:visibility="collapse">
              <table:table-cell office:value-type="string" calcext:value-type="string">
                <text:p>3.3.1.3.2</text:p>
              </table:table-cell>
              <table:table-cell office:value-type="string" calcext:value-type="string">
                <text:p>Belső rendszer kapcsolatok</text:p>
              </table:table-cell>
              <table:table-cell table:number-columns-repeated="1022"/>
            </table:table-row>
            <table:table-row table:style-name="ro3" table:visibility="collapse">
              <table:table-cell/>
              <table:table-cell office:value-type="string" calcext:value-type="string">
                <text:p>az érintett szervezet belső engedélyhez köti az elektronikus információs rendszereinek összekapcsolását;</text:p>
              </table:table-cell>
              <table:table-cell table:number-columns-repeated="1022"/>
            </table:table-row>
            <table:table-row table:style-name="ro1" table:visibility="collapse">
              <table:table-cell office:value-type="string" calcext:value-type="string">
                <text:p>3.3.1.3.3</text:p>
              </table:table-cell>
              <table:table-cell office:value-type="string" calcext:value-type="string">
                <text:p>Külső kapcsolódásokra vonatkozó korlátozások</text:p>
              </table:table-cell>
              <table:table-cell table:number-columns-repeated="1022"/>
            </table:table-row>
            <table:table-row table:style-name="ro6" table:visibility="collapse">
              <table:table-cell/>
              <table:table-cell office:value-type="string" calcext:value-type="string">
                <text:p>Az érintett szervezet a külső elektronikus információs rendszerekhez való kapcsolódásokhoz az informatikai biztonsági szabályzatában szabályrendszert állít fel, és alkalmaz, amelynek eredménye lehet az összes kapcsolat engedélyezése vagy tiltása, meghatározott kapcsolatok engedélyezése, meghatározott kapcsolatok tiltása.</text:p>
              </table:table-cell>
              <table:table-cell table:number-columns-repeated="1022"/>
            </table:table-row>
            <table:table-row table:style-name="ro1" table:visibility="collapse">
              <table:table-cell office:value-type="string" calcext:value-type="string">
                <text:p>3.3.1.4</text:p>
              </table:table-cell>
              <table:table-cell office:value-type="string" calcext:value-type="string">
                <text:p>Személybiztonság</text:p>
              </table:table-cell>
              <table:table-cell table:number-columns-repeated="1022"/>
            </table:table-row>
            <table:table-row table:style-name="ro10" table:visibility="collapse">
              <table:table-cell office:value-type="string" calcext:value-type="string">
                <text:p>3.3.1.4.1</text:p>
              </table:table-cell>
              <table:table-cell office:value-type="string" calcext:value-type="string">
                <text:p>Minden, a személybiztonsággal kapcsolatos eljárás vagy elvárás kiterjed az érintett szervezet teljes személyi állományára, valamint minden olyan természetes személyre, aki az érintett szervezet elektronikus információs rendszereivel kapcsolatba kerül, vagy kerülhet. Azokban az esetekben, amikor az elektronikus információs rendszereivel tényleges, vagy feltételezhető kapcsolatba kerülő személy nem az érintett szervezet tagja, a tevékenység alapját képező jogviszonyt megalapozó szerződés, megállapodás megkötése során kell, mint kötelezettséget érvényesíteni (ideértve a szabályzatok, eljárásrendek megismerésére és betartására irányuló kötelezettségvállalást, titoktartási nyilatkozatot).</text:p>
              </table:table-cell>
              <table:table-cell table:number-columns-repeated="1022"/>
            </table:table-row>
          </table:table-row-group>
          <table:table-row table:style-name="ro1">
            <table:table-cell table:style-name="ce11" office:value-type="string" calcext:value-type="string">
              <text:p>3.3.2</text:p>
            </table:table-cell>
            <table:table-cell table:style-name="ce7" office:value-type="string" calcext:value-type="string">
              <text:p>TERVEZÉS</text:p>
            </table:table-cell>
            <table:table-cell table:style-name="ce2" table:number-columns-repeated="1022"/>
          </table:table-row>
          <table:table-row-group>
            <table:table-row table:style-name="ro1">
              <table:table-cell office:value-type="string" calcext:value-type="string">
                <text:p>3.3.2.1</text:p>
              </table:table-cell>
              <table:table-cell office:value-type="string" calcext:value-type="string">
                <text:p>Biztonságtervezési szabályzat</text:p>
              </table:table-cell>
              <table:table-cell table:number-columns-repeated="1022"/>
            </table:table-row>
            <table:table-row table:style-name="ro1">
              <table:table-cell office:value-type="string" calcext:value-type="string">
                <text:p>3.3.2.1.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2.1.1.1</text:p>
              </table:table-cell>
              <table:table-cell office:value-type="string" calcext:value-type="string">
                <text:p>megfogalmazza, az érintett szervezetre érvényes követelmények szerint dokumentálja, és a munka- és feladatkörük miatt érintettek számára kihirdeti a biztonságtervezési szabályzatot, amely tartalmazza a biztonságtervezési eljárás folyamatait, valamint biztosítja annak ellenőrzését;</text:p>
              </table:table-cell>
              <table:table-cell table:number-columns-repeated="1022"/>
            </table:table-row>
            <table:table-row table:style-name="ro2">
              <table:table-cell office:value-type="string" calcext:value-type="string">
                <text:p>3.3.2.1.1.2</text:p>
              </table:table-cell>
              <table:table-cell office:value-type="string" calcext:value-type="string">
                <text:p>a biztonságtervezési szabályzatban, vagy más belső szabályozásában meghatározott gyakorisággal felülvizsgálja és frissíti a biztonságtervezési szabályzatot.</text:p>
              </table:table-cell>
              <table:table-cell table:number-columns-repeated="1022"/>
            </table:table-row>
            <table:table-row table:style-name="ro1">
              <table:table-cell office:value-type="string" calcext:value-type="string">
                <text:p>3.3.2.2</text:p>
              </table:table-cell>
              <table:table-cell office:value-type="string" calcext:value-type="string">
                <text:p>Rendszerbiztonsági terv</text:p>
              </table:table-cell>
              <table:table-cell table:number-columns-repeated="1022"/>
            </table:table-row>
            <table:table-row table:style-name="ro2">
              <table:table-cell office:value-type="string" calcext:value-type="string">
                <text:p>3.3.2.2.1</text:p>
              </table:table-cell>
              <table:table-cell office:value-type="string" calcext:value-type="string">
                <text:p>Az érintett szervezet, ha az elektronikus információs rendszer tervezése a hatókörébe tartozik, az elektronikus információs rendszerhez rendszerbiztonsági tervet készít, amely:</text:p>
              </table:table-cell>
              <table:table-cell table:number-columns-repeated="1022"/>
            </table:table-row>
            <table:table-row table:style-name="ro3">
              <table:table-cell office:value-type="string" calcext:value-type="string">
                <text:p>3.3.2.2.1.1</text:p>
              </table:table-cell>
              <table:table-cell office:value-type="string" calcext:value-type="string">
                <text:p>összhangban áll szervezeti felépítésével vagy szervezeti szintű architektúrájával;</text:p>
              </table:table-cell>
              <table:table-cell table:number-columns-repeated="1022"/>
            </table:table-row>
            <table:table-row table:style-name="ro3">
              <table:table-cell office:value-type="string" calcext:value-type="string">
                <text:p>3.3.2.2.1.2</text:p>
              </table:table-cell>
              <table:table-cell office:value-type="string" calcext:value-type="string">
                <text:p>meghatározza az elektronikus információs rendszer hatókörét, alapfeladatait (biztosítandó szolgáltatásait), biztonságkritikus elemeit és alapfunkcióit;</text:p>
              </table:table-cell>
              <table:table-cell table:number-columns-repeated="1022"/>
            </table:table-row>
            <table:table-row table:style-name="ro3">
              <table:table-cell office:value-type="string" calcext:value-type="string">
                <text:p>3.3.2.2.1.3</text:p>
              </table:table-cell>
              <table:table-cell office:value-type="string" calcext:value-type="string">
                <text:p>meghatározza az elektronikus információs rendszer és az általa kezelt adatok jogszabály szerinti biztonsági osztályát;</text:p>
              </table:table-cell>
              <table:table-cell table:number-columns-repeated="1022"/>
            </table:table-row>
            <table:table-row table:style-name="ro3">
              <table:table-cell office:value-type="string" calcext:value-type="string">
                <text:p>3.3.2.2.1.4</text:p>
              </table:table-cell>
              <table:table-cell office:value-type="string" calcext:value-type="string">
                <text:p>meghatározza az elektronikus információs rendszer működési körülményeit és más elektronikus információs rendszerekkel való kapcsolatait;</text:p>
              </table:table-cell>
              <table:table-cell table:number-columns-repeated="1022"/>
            </table:table-row>
            <table:table-row table:style-name="ro3">
              <table:table-cell office:value-type="string" calcext:value-type="string">
                <text:p>3.3.2.2.1.5</text:p>
              </table:table-cell>
              <table:table-cell office:value-type="string" calcext:value-type="string">
                <text:p>a vonatkozó rendszerdokumentáció keretébe foglalja az elektronikus információs rendszer biztonsági követelményeit;</text:p>
              </table:table-cell>
              <table:table-cell table:number-columns-repeated="1022"/>
            </table:table-row>
            <table:table-row table:style-name="ro2">
              <table:table-cell office:value-type="string" calcext:value-type="string">
                <text:p>3.3.2.2.1.6</text:p>
              </table:table-cell>
              <table:table-cell office:value-type="string" calcext:value-type="string">
                <text:p>meghatározza a követelményeknek megfelelő aktuális vagy tervezett védelmi intézkedéseket és intézkedés bővítéseket, végrehajtja a jogszabály szerinti biztonsági feladatokat;</text:p>
              </table:table-cell>
              <table:table-cell table:number-columns-repeated="1022"/>
            </table:table-row>
            <table:table-row table:style-name="ro2">
              <table:table-cell office:value-type="string" calcext:value-type="string">
                <text:p>3.3.2.2.1.7</text:p>
              </table:table-cell>
              <table:table-cell office:value-type="string" calcext:value-type="string">
                <text:p>gondoskodik arról, hogy a rendszerbiztonsági tervet a meghatározott személyi és szerepkörökben dolgozók megismerjék (ideértve annak változásait is);</text:p>
              </table:table-cell>
              <table:table-cell table:number-columns-repeated="1022"/>
            </table:table-row>
            <table:table-row table:style-name="ro2">
              <table:table-cell office:value-type="string" calcext:value-type="string">
                <text:p>3.3.2.2.1.8</text:p>
              </table:table-cell>
              <table:table-cell office:value-type="string" calcext:value-type="string">
                <text:p>belső szabályozásában, vagy a rendszerbiztonsági tervben meghatározott gyakorisággal felülvizsgálja az elektronikus információs rendszer rendszerbiztonsági tervét;</text:p>
              </table:table-cell>
              <table:table-cell table:number-columns-repeated="1022"/>
            </table:table-row>
            <table:table-row table:style-name="ro4">
              <table:table-cell office:value-type="string" calcext:value-type="string">
                <text:p>3.3.2.2.1.9</text:p>
              </table:table-cell>
              <table:table-cell office:value-type="string" calcext:value-type="string">
                <text:p>frissíti a rendszerbiztonsági tervet az elektronikus információs rendszerben vagy annak üzemeltetési környezetében történt változások és a terv végrehajtása vagy a védelmi intézkedések értékelése során feltárt problémák esetén;</text:p>
              </table:table-cell>
              <table:table-cell table:number-columns-repeated="1022"/>
            </table:table-row>
            <table:table-row table:style-name="ro1">
              <table:table-cell office:value-type="string" calcext:value-type="string">
                <text:p>3.3.2.2.1.10</text:p>
              </table:table-cell>
              <table:table-cell office:value-type="string" calcext:value-type="string">
                <text:p>elvégzi a szükséges belső egyeztetéseket;</text:p>
              </table:table-cell>
              <table:table-cell table:number-columns-repeated="1022"/>
            </table:table-row>
            <table:table-row table:style-name="ro3">
              <table:table-cell office:value-type="string" calcext:value-type="string">
                <text:p>3.3.2.2.1.11</text:p>
              </table:table-cell>
              <table:table-cell office:value-type="string" calcext:value-type="string">
                <text:p>gondoskodik arról, hogy a rendszerbiztonsági terv jogosulatlanok számára ne legyen megismerhető, módosítható.</text:p>
              </table:table-cell>
              <table:table-cell table:number-columns-repeated="1022"/>
            </table:table-row>
            <table:table-row table:style-name="ro1">
              <table:table-cell office:value-type="string" calcext:value-type="string">
                <text:p>3.3.2.3</text:p>
              </table:table-cell>
              <table:table-cell office:value-type="string" calcext:value-type="string">
                <text:p>Cselekvési terv</text:p>
              </table:table-cell>
              <table:table-cell table:number-columns-repeated="1022"/>
            </table:table-row>
            <table:table-row table:style-name="ro1">
              <table:table-cell office:value-type="string" calcext:value-type="string">
                <text:p>3.3.2.3.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2.3.1.1</text:p>
              </table:table-cell>
              <table:table-cell office:value-type="string" calcext:value-type="string">
                <text:p>cselekvési tervet készít, ha az adott elektronikus információs rendszerére vonatkozó biztonsági osztály meghatározásánál hiányosságot állapít meg;</text:p>
              </table:table-cell>
              <table:table-cell table:number-columns-repeated="1022"/>
            </table:table-row>
            <table:table-row table:style-name="ro2">
              <table:table-cell office:value-type="string" calcext:value-type="string">
                <text:p>3.3.2.3.1.2</text:p>
              </table:table-cell>
              <table:table-cell office:value-type="string" calcext:value-type="string">
                <text:p>a cselekvési tervben dokumentálja a megállapított hiányosságok javítására, valamint az elektronikus információs rendszer ismert sérülékenységeinek csökkentésére vagy megszüntetésére irányuló tervezett tevékenységeit;</text:p>
              </table:table-cell>
              <table:table-cell table:number-columns-repeated="1022"/>
            </table:table-row>
            <table:table-row table:style-name="ro2">
              <table:table-cell office:value-type="string" calcext:value-type="string">
                <text:p>3.3.2.3.1.3</text:p>
              </table:table-cell>
              <table:table-cell office:value-type="string" calcext:value-type="string">
                <text:p>frissíti a meglévő cselekvési tervet az érintett szervezet által meghatározott gyakorisággal a biztonsági értékelések, biztonsági hatáselemzések és a folyamatos felügyelet eredményei alapján.</text:p>
              </table:table-cell>
              <table:table-cell table:number-columns-repeated="1022"/>
            </table:table-row>
            <table:table-row table:style-name="ro1">
              <table:table-cell office:value-type="string" calcext:value-type="string">
                <text:p>3.3.2.4</text:p>
              </table:table-cell>
              <table:table-cell office:value-type="string" calcext:value-type="string">
                <text:p>Személyi biztonság</text:p>
              </table:table-cell>
              <table:table-cell table:number-columns-repeated="1022"/>
            </table:table-row>
            <table:table-row table:style-name="ro1">
              <table:table-cell office:value-type="string" calcext:value-type="string">
                <text:p>3.3.2.4.1</text:p>
              </table:table-cell>
              <table:table-cell office:value-type="string" calcext:value-type="string">
                <text:p>Az érintett szervezet:</text:p>
              </table:table-cell>
              <table:table-cell table:number-columns-repeated="1022"/>
            </table:table-row>
            <table:table-row table:style-name="ro5">
              <table:table-cell office:value-type="string" calcext:value-type="string">
                <text:p>3.3.2.4.1.1</text:p>
              </table:table-cell>
              <table:table-cell office:value-type="string" calcext:value-type="string">
                <text:p>megfogalmazza, és az érintett szervezetre érvényes követelmények szerint dokumentálja, valamint az érintett szervezeten belül kihirdeti az elektronikus információs rendszerhez hozzáférési jogosultságot igénylő személyekkel, felhasználókkal szembeni elvárásokat, a rájuk vonatkozó szabályokat, felelősségüket, az adott rendszerhez kapcsolódó kötelező, vagy tiltott tevékenységet;</text:p>
              </table:table-cell>
              <table:table-cell table:number-columns-repeated="1022"/>
            </table:table-row>
            <table:table-row table:style-name="ro6">
              <table:table-cell office:value-type="string" calcext:value-type="string">
                <text:p>3.3.2.4.1.2</text:p>
              </table:table-cell>
              <table:table-cell office:value-type="string" calcext:value-type="string">
                <text:p>az elektronikus információs rendszerhez való hozzáférés engedélyezése előtt írásbeli nyilatkozattételre kötelezi a hozzáférési jogosultságot igénylő személyt, felhasználót, aki nyilatkozatával igazolja, hogy az elektronikus információs rendszer használatához kapcsolódó, rá vonatkozó biztonsági szabályokat és kötelezettségeket megismerte, saját felelősségére betartja;</text:p>
              </table:table-cell>
              <table:table-cell table:number-columns-repeated="1022"/>
            </table:table-row>
            <table:table-row table:style-name="ro6">
              <table:table-cell office:value-type="string" calcext:value-type="string">
                <text:p>3.3.2.4.1.3</text:p>
              </table:table-cell>
              <table:table-cell office:value-type="string" calcext:value-type="string">
                <text:p>meghatározott gyakorisággal felülvizsgálja, és frissíti az elektronikus információs rendszerhez hozzáférési jogosultságot igénylő személyekkel, felhasználókkal szembeni elvárásokat, a rájuk vonatkozó szabályokat, felelősségüket, az adott rendszerhez kapcsolódó kötelező vagy tiltott tevékenységet a viselkedési szabályok betartását;</text:p>
              </table:table-cell>
              <table:table-cell table:number-columns-repeated="1022"/>
            </table:table-row>
            <table:table-row table:style-name="ro3">
              <table:table-cell office:value-type="string" calcext:value-type="string">
                <text:p>3.3.2.4.1.4</text:p>
              </table:table-cell>
              <table:table-cell office:value-type="string" calcext:value-type="string">
                <text:p>gondoskodik arról, hogy a 3.3.2.4.1.3. pont szerinti változás esetén a hozzáféréssel rendelkezők tekintetében a</text:p>
              </table:table-cell>
              <table:table-cell table:number-columns-repeated="1022"/>
            </table:table-row>
            <table:table-row table:style-name="ro1">
              <table:table-cell/>
              <table:table-cell office:value-type="string" calcext:value-type="string">
                <text:p><text:span text:style-name="T1">3.3.2.4.1.2. </text:span>pont szerinti eljárás megtörténjen;</text:p>
              </table:table-cell>
              <table:table-cell table:number-columns-repeated="1022"/>
            </table:table-row>
            <table:table-row table:style-name="ro3">
              <table:table-cell office:value-type="string" calcext:value-type="string">
                <text:p>3.3.2.4.1.5</text:p>
              </table:table-cell>
              <table:table-cell office:value-type="string" calcext:value-type="string">
                <text:p>meghatározza az érintett szervezeten kívüli irányban megvalósuló követelményeket.</text:p>
              </table:table-cell>
              <table:table-cell table:number-columns-repeated="1022"/>
            </table:table-row>
            <table:table-row table:style-name="ro1">
              <table:table-cell office:value-type="string" calcext:value-type="string">
                <text:p>3.3.2.5</text:p>
              </table:table-cell>
              <table:table-cell office:value-type="string" calcext:value-type="string">
                <text:p>Információbiztonsági architektúra leírás</text:p>
              </table:table-cell>
              <table:table-cell table:number-columns-repeated="1022"/>
            </table:table-row>
            <table:table-row table:style-name="ro3">
              <table:table-cell office:value-type="string" calcext:value-type="string">
                <text:p>3.3.2.5.1</text:p>
              </table:table-cell>
              <table:table-cell office:value-type="string" calcext:value-type="string">
                <text:p>Az érintett szervezet (ha a hatókörébe tartozik, és ha más dokumentumban nem kerül meghatározásra, vagy azokból nem következik):</text:p>
              </table:table-cell>
              <table:table-cell table:number-columns-repeated="1022"/>
            </table:table-row>
            <table:table-row table:style-name="ro3">
              <table:table-cell office:value-type="string" calcext:value-type="string">
                <text:p>3.3.2.5.1.1</text:p>
              </table:table-cell>
              <table:table-cell office:value-type="string" calcext:value-type="string">
                <text:p>elkészíti az elektronikus információs rendszer információbiztonsági architektúra leírását;</text:p>
              </table:table-cell>
              <table:table-cell table:number-columns-repeated="1022"/>
            </table:table-row>
            <table:table-row table:style-name="ro3">
              <table:table-cell office:value-type="string" calcext:value-type="string">
                <text:p>3.3.2.5.1.2</text:p>
              </table:table-cell>
              <table:table-cell office:value-type="string" calcext:value-type="string">
                <text:p>az általános architektúrájában bekövetkezett változtatásokra reagálva felülvizsgálja, és frissíti az információbiztonsági architektúra leírást;</text:p>
              </table:table-cell>
              <table:table-cell table:number-columns-repeated="1022"/>
            </table:table-row>
            <table:table-row table:style-name="ro3">
              <table:table-cell office:value-type="string" calcext:value-type="string">
                <text:p>3.3.2.5.1.3</text:p>
              </table:table-cell>
              <table:table-cell office:value-type="string" calcext:value-type="string">
                <text:p>biztosítja, hogy az információbiztonsági architektúra leírásban tervezett változtatás tükröződjön a rendszerbiztonsági tervben és a beszerzésekben.</text:p>
              </table:table-cell>
              <table:table-cell table:number-columns-repeated="1022"/>
            </table:table-row>
            <table:table-row table:style-name="ro1">
              <table:table-cell office:value-type="string" calcext:value-type="string">
                <text:p>3.3.2.5.2</text:p>
              </table:table-cell>
              <table:table-cell office:value-type="string" calcext:value-type="string">
                <text:p>Az információbiztonsági architektúra leírás:</text:p>
              </table:table-cell>
              <table:table-cell table:number-columns-repeated="1022"/>
            </table:table-row>
            <table:table-row table:style-name="ro2">
              <table:table-cell office:value-type="string" calcext:value-type="string">
                <text:p>3.3.2.5.2.1</text:p>
              </table:table-cell>
              <table:table-cell office:value-type="string" calcext:value-type="string">
                <text:p>összegzi az elektronikus információs rendszer bizalmasságának, sértetlenségének és rendelkezésre állásának védelmét szolgáló filozófiát, követelményeket és megközelítést;</text:p>
              </table:table-cell>
              <table:table-cell table:number-columns-repeated="1022"/>
            </table:table-row>
            <table:table-row table:style-name="ro3">
              <table:table-cell office:value-type="string" calcext:value-type="string">
                <text:p>3.3.2.5.2.2</text:p>
              </table:table-cell>
              <table:table-cell office:value-type="string" calcext:value-type="string">
                <text:p>megfogalmazza, hogy az információbiztonsági architektúra miként illeszkedik a szervezet általános architektúrájába, és hogyan támogatja azt;</text:p>
              </table:table-cell>
              <table:table-cell table:number-columns-repeated="1022"/>
            </table:table-row>
            <table:table-row table:style-name="ro3">
              <table:table-cell office:value-type="string" calcext:value-type="string">
                <text:p>3.3.2.5.2.3</text:p>
              </table:table-cell>
              <table:table-cell office:value-type="string" calcext:value-type="string">
                <text:p>leírja a külső szolgáltatásokkal kapcsolatos információbiztonsági feltételezéseket és függőségeket.</text:p>
              </table:table-cell>
              <table:table-cell table:number-columns-repeated="1022"/>
            </table:table-row>
          </table:table-row-group>
          <table:table-row table:style-name="ro1">
            <table:table-cell table:style-name="ce11" office:value-type="string" calcext:value-type="string">
              <text:p>3.3.3</text:p>
            </table:table-cell>
            <table:table-cell table:style-name="ce7" office:value-type="string" calcext:value-type="string">
              <text:p>RENDSZER ÉS SZOLGÁLTATÁS BESZERZÉS</text:p>
            </table:table-cell>
            <table:table-cell table:style-name="ce2" table:number-columns-repeated="1022"/>
          </table:table-row>
          <table:table-row-group>
            <table:table-row table:style-name="ro7">
              <table:table-cell office:value-type="string" calcext:value-type="string">
                <text:p>3.3.3.1</text:p>
              </table:table-cell>
              <table:table-cell office:value-type="string" calcext:value-type="string">
                <text:p>Jelen címben meghatározott eljárásokat abban az esetben nem kell bevezetni az érintett szervezetnél, ha saját hatókörében informatikai szolgáltatást vagy eszközöket nem szerez be, és nem végez, vagy végeztet rendszerfejlesztési tevékenységet (ide nem értve a jellemzően kis értékű, kereskedelmi forgalomban kapható általában irodai alkalmazásokat, szoftvereket, vagy azokat a hardver beszerzéseket, amelyek jellemzően a tönkrement eszközök pótlása, vagy az eszközpark addigiakkal azonos, vagy hasonló eszközökkel való bővítése céljából történnek, valamint a javítás, karbantartás céljára történő beszerzéseket). Jelen fejezet alkalmazása szempontjából nem minősül fejlesztésnek a kereskedelmi forgalomban kapható szoftverek beszerzése és frissítése.</text:p>
              </table:table-cell>
              <table:table-cell table:number-columns-repeated="1022"/>
            </table:table-row>
            <table:table-row table:style-name="ro1">
              <table:table-cell office:value-type="string" calcext:value-type="string">
                <text:p>3.3.3.2</text:p>
              </table:table-cell>
              <table:table-cell office:value-type="string" calcext:value-type="string">
                <text:p>A rendszer fejlesztési életciklusa</text:p>
              </table:table-cell>
              <table:table-cell table:number-columns-repeated="1022"/>
            </table:table-row>
            <table:table-row table:style-name="ro1">
              <table:table-cell office:value-type="string" calcext:value-type="string">
                <text:p>3.3.3.2.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3.2.1.1</text:p>
              </table:table-cell>
              <table:table-cell office:value-type="string" calcext:value-type="string">
                <text:p>elektronikus információs rendszereinek teljes életútján, azok minden életciklusában figyelemmel kíséri informatikai biztonsági helyzetüket;</text:p>
              </table:table-cell>
              <table:table-cell table:number-columns-repeated="1022"/>
            </table:table-row>
            <table:table-row table:style-name="ro3">
              <table:table-cell office:value-type="string" calcext:value-type="string">
                <text:p>3.3.3.2.1.2</text:p>
              </table:table-cell>
              <table:table-cell office:value-type="string" calcext:value-type="string">
                <text:p>a fejlesztési életciklus egészére meghatározza és dokumentálja az információbiztonsági szerepköröket és felelősségeket;</text:p>
              </table:table-cell>
              <table:table-cell table:number-columns-repeated="1022"/>
            </table:table-row>
            <table:table-row table:style-name="ro3">
              <table:table-cell office:value-type="string" calcext:value-type="string">
                <text:p>3.3.3.2.1.3</text:p>
              </table:table-cell>
              <table:table-cell office:value-type="string" calcext:value-type="string">
                <text:p>meghatározza, és a szervezetre érvényes szabályok szerint kijelöli az információbiztonsági szerepköröket betöltő, felelős személyeket.</text:p>
              </table:table-cell>
              <table:table-cell table:number-columns-repeated="1022"/>
            </table:table-row>
            <table:table-row table:style-name="ro1">
              <table:table-cell office:value-type="string" calcext:value-type="string">
                <text:p>3.3.3.2.2</text:p>
              </table:table-cell>
              <table:table-cell office:value-type="string" calcext:value-type="string">
                <text:p>A rendszer életciklus szakaszai a következők:</text:p>
              </table:table-cell>
              <table:table-cell table:number-columns-repeated="1022"/>
            </table:table-row>
            <table:table-row table:style-name="ro1">
              <table:table-cell office:value-type="string" calcext:value-type="string">
                <text:p>3.3.3.2.2.1</text:p>
              </table:table-cell>
              <table:table-cell office:value-type="string" calcext:value-type="string">
                <text:p>követelmény meghatározás;</text:p>
              </table:table-cell>
              <table:table-cell table:number-columns-repeated="1022"/>
            </table:table-row>
            <table:table-row table:style-name="ro1">
              <table:table-cell office:value-type="string" calcext:value-type="string">
                <text:p>3.3.3.2.2.2</text:p>
              </table:table-cell>
              <table:table-cell office:value-type="string" calcext:value-type="string">
                <text:p>fejlesztés vagy beszerzés;</text:p>
              </table:table-cell>
              <table:table-cell table:number-columns-repeated="1022"/>
            </table:table-row>
            <table:table-row table:style-name="ro1">
              <table:table-cell office:value-type="string" calcext:value-type="string">
                <text:p>3.3.3.2.2.3</text:p>
              </table:table-cell>
              <table:table-cell office:value-type="string" calcext:value-type="string">
                <text:p>megvalósítás vagy értékelés;</text:p>
              </table:table-cell>
              <table:table-cell table:number-columns-repeated="1022"/>
            </table:table-row>
            <table:table-row table:style-name="ro1">
              <table:table-cell office:value-type="string" calcext:value-type="string">
                <text:p>3.3.3.2.2.4</text:p>
              </table:table-cell>
              <table:table-cell office:value-type="string" calcext:value-type="string">
                <text:p>üzemeltetés és fenntartás;</text:p>
              </table:table-cell>
              <table:table-cell table:number-columns-repeated="1022"/>
            </table:table-row>
            <table:table-row table:style-name="ro1">
              <table:table-cell office:value-type="string" calcext:value-type="string">
                <text:p>3.3.3.2.2.5</text:p>
              </table:table-cell>
              <table:table-cell office:value-type="string" calcext:value-type="string">
                <text:p>kivonás (archiválás, megsemmisítés).</text:p>
              </table:table-cell>
              <table:table-cell table:number-columns-repeated="1022"/>
            </table:table-row>
            <table:table-row table:style-name="ro1">
              <table:table-cell office:value-type="string" calcext:value-type="string">
                <text:p>3.3.3.3</text:p>
              </table:table-cell>
              <table:table-cell office:value-type="string" calcext:value-type="string">
                <text:p>Funkciók, portok, protokollok, szolgáltatások</text:p>
              </table:table-cell>
              <table:table-cell table:number-columns-repeated="1022"/>
            </table:table-row>
            <table:table-row table:style-name="ro2">
              <table:table-cell/>
              <table:table-cell office:value-type="string" calcext:value-type="string">
                <text:p>Az érintett szervezet megköveteli, hogy a szolgáltató meghatározza a szolgáltatások igénybevételéhez szükséges funkciókat, protokollokat, portokat és egyéb szolgáltatásokat.</text:p>
              </table:table-cell>
              <table:table-cell table:number-columns-repeated="1022"/>
            </table:table-row>
            <table:table-row table:style-name="ro1">
              <table:table-cell office:value-type="string" calcext:value-type="string">
                <text:p>3.3.3.4</text:p>
              </table:table-cell>
              <table:table-cell office:value-type="string" calcext:value-type="string">
                <text:p>Fejlesztői változáskövetés</text:p>
              </table:table-cell>
              <table:table-cell table:number-columns-repeated="1022"/>
            </table:table-row>
            <table:table-row table:style-name="ro3">
              <table:table-cell office:value-type="string" calcext:value-type="string">
                <text:p>3.3.3.4.1</text:p>
              </table:table-cell>
              <table:table-cell office:value-type="string" calcext:value-type="string">
                <text:p>Az érintett szervezet megköveteli az elektronikus információs rendszer, rendszerelem vagy rendszerszolgáltatás fejlesztőjétől, hogy:</text:p>
              </table:table-cell>
              <table:table-cell table:number-columns-repeated="1022"/>
            </table:table-row>
            <table:table-row table:style-name="ro2">
              <table:table-cell office:value-type="string" calcext:value-type="string">
                <text:p>3.3.3.4.1.1</text:p>
              </table:table-cell>
              <table:table-cell office:value-type="string" calcext:value-type="string">
                <text:p>vezesse végig a változtatásokat az elektronikus információs rendszer, rendszerelem vagy rendszer szolgáltatás tervezése, fejlesztése, megvalósítása, üzemeltetése során;</text:p>
              </table:table-cell>
              <table:table-cell table:number-columns-repeated="1022"/>
            </table:table-row>
            <table:table-row table:style-name="ro3">
              <table:table-cell office:value-type="string" calcext:value-type="string">
                <text:p>3.3.3.4.1.2</text:p>
              </table:table-cell>
              <table:table-cell office:value-type="string" calcext:value-type="string">
                <text:p>dokumentálja, kezelje, és ellenőrizze a változtatásokat, biztosítsa ezek sértetlenségét;</text:p>
              </table:table-cell>
              <table:table-cell table:number-columns-repeated="1022"/>
            </table:table-row>
            <table:table-row table:style-name="ro3">
              <table:table-cell office:value-type="string" calcext:value-type="string">
                <text:p>3.3.3.4.1.3</text:p>
              </table:table-cell>
              <table:table-cell office:value-type="string" calcext:value-type="string">
                <text:p>csak a jóváhagyott változtatásokat hajtsa végre az elektronikus információs rendszeren, rendszerelemen vagy rendszerszolgáltatáson;</text:p>
              </table:table-cell>
              <table:table-cell table:number-columns-repeated="1022"/>
            </table:table-row>
            <table:table-row table:style-name="ro3">
              <table:table-cell office:value-type="string" calcext:value-type="string">
                <text:p>3.3.3.4.1.4</text:p>
              </table:table-cell>
              <table:table-cell office:value-type="string" calcext:value-type="string">
                <text:p>dokumentálja a jóváhagyott változtatásokat és ezek lehetséges biztonsági hatásait;</text:p>
              </table:table-cell>
              <table:table-cell table:number-columns-repeated="1022"/>
            </table:table-row>
            <table:table-row table:style-name="ro2">
              <table:table-cell office:value-type="string" calcext:value-type="string">
                <text:p>3.3.3.4.1.5</text:p>
              </table:table-cell>
              <table:table-cell office:value-type="string" calcext:value-type="string">
                <text:p>kövesse nyomon az elektronikus információs rendszer, rendszerelem vagy rendszerszolgáltatás biztonsági hibáit és azok javításait, továbbá jelentse észrevételeit az érintett szervezet által meghatározott személyeknek.</text:p>
              </table:table-cell>
              <table:table-cell table:number-columns-repeated="1022"/>
            </table:table-row>
            <table:table-row table:style-name="ro1">
              <table:table-cell office:value-type="string" calcext:value-type="string">
                <text:p>3.3.3.5</text:p>
              </table:table-cell>
              <table:table-cell office:value-type="string" calcext:value-type="string">
                <text:p>Fejlesztői biztonsági tesztelés</text:p>
              </table:table-cell>
              <table:table-cell table:number-columns-repeated="1022"/>
            </table:table-row>
            <table:table-row table:style-name="ro3">
              <table:table-cell office:value-type="string" calcext:value-type="string">
                <text:p>3.3.3.5.1</text:p>
              </table:table-cell>
              <table:table-cell office:value-type="string" calcext:value-type="string">
                <text:p>Az érintett szervezet megköveteli, hogy az elektronikus információs rendszer, rendszerelem vagy rendszerszolgáltatás fejlesztője:</text:p>
              </table:table-cell>
              <table:table-cell table:number-columns-repeated="1022"/>
            </table:table-row>
            <table:table-row table:style-name="ro1">
              <table:table-cell office:value-type="string" calcext:value-type="string">
                <text:p>3.3.3.5.1.1</text:p>
              </table:table-cell>
              <table:table-cell office:value-type="string" calcext:value-type="string">
                <text:p>készítsen biztonságértékelési tervet, és hajtsa végre az abban foglaltakat;</text:p>
              </table:table-cell>
              <table:table-cell table:number-columns-repeated="1022"/>
            </table:table-row>
            <table:table-row table:style-name="ro2">
              <table:table-cell office:value-type="string" calcext:value-type="string">
                <text:p>3.3.3.5.1.2</text:p>
              </table:table-cell>
              <table:table-cell office:value-type="string" calcext:value-type="string">
                <text:p>hajtson végre (a fejlesztéshez illeszkedő módon) egység-, integrációs-, rendszer-, vagy regressziós tesztelést, és ezt értékelje ki az érintett szervezet által meghatározott lefedettség és mélység mellett;</text:p>
              </table:table-cell>
              <table:table-cell table:number-columns-repeated="1022"/>
            </table:table-row>
            <table:table-row table:style-name="ro3">
              <table:table-cell office:value-type="string" calcext:value-type="string">
                <text:p>3.3.3.5.1.3</text:p>
              </table:table-cell>
              <table:table-cell office:value-type="string" calcext:value-type="string">
                <text:p>dokumentálja, hogy végrehajtotta a biztonságértékelési tervben foglaltakat, és ismertesse a biztonsági tesztelés és értékelés eredményeit;</text:p>
              </table:table-cell>
              <table:table-cell table:number-columns-repeated="1022"/>
            </table:table-row>
            <table:table-row table:style-name="ro1">
              <table:table-cell office:value-type="string" calcext:value-type="string">
                <text:p>3.3.3.5.1.4</text:p>
              </table:table-cell>
              <table:table-cell office:value-type="string" calcext:value-type="string">
                <text:p>javítsa ki a biztonsági tesztelés és értékelés során feltárt hiányosságokat.</text:p>
              </table:table-cell>
              <table:table-cell table:number-columns-repeated="1022"/>
            </table:table-row>
            <table:table-row table:style-name="ro1">
              <table:table-cell office:value-type="string" calcext:value-type="string">
                <text:p>3.3.3.6</text:p>
              </table:table-cell>
              <table:table-cell office:value-type="string" calcext:value-type="string">
                <text:p>Fejlesztési folyamat, szabványok és eszközök</text:p>
              </table:table-cell>
              <table:table-cell table:number-columns-repeated="1022"/>
            </table:table-row>
            <table:table-row table:style-name="ro1">
              <table:table-cell office:value-type="string" calcext:value-type="string">
                <text:p>3.3.3.6.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3.6.1.1</text:p>
              </table:table-cell>
              <table:table-cell office:value-type="string" calcext:value-type="string">
                <text:p>megköveteli az elektronikus információs rendszer, rendszerelem vagy rendszerszolgáltatás fejlesztőjétől, hogy dokumentált fejlesztési folyamatot kövessen;</text:p>
              </table:table-cell>
              <table:table-cell table:number-columns-repeated="1022"/>
            </table:table-row>
            <table:table-row table:style-name="ro4">
              <table:table-cell office:value-type="string" calcext:value-type="string">
                <text:p>3.3.3.6.1.2</text:p>
              </table:table-cell>
              <table:table-cell office:value-type="string" calcext:value-type="string">
                <text:p>előírja, hogy az általa meghatározott biztonsági követelményeknek való megfelelés érdekében általa meghatározott gyakorisággal a fejlesztő tekintse át a fejlesztési folyamatot, szabványokat, eszközöket és eszköz opciókat, konfigurációkat.</text:p>
              </table:table-cell>
              <table:table-cell table:number-columns-repeated="1022"/>
            </table:table-row>
            <table:table-row table:style-name="ro1">
              <table:table-cell office:value-type="string" calcext:value-type="string">
                <text:p>3.3.3.6.2</text:p>
              </table:table-cell>
              <table:table-cell office:value-type="string" calcext:value-type="string">
                <text:p>A dokumentált fejlesztési folyamat:</text:p>
              </table:table-cell>
              <table:table-cell table:number-columns-repeated="1022"/>
            </table:table-row>
            <table:table-row table:style-name="ro1">
              <table:table-cell office:value-type="string" calcext:value-type="string">
                <text:p>3.3.3.6.2.1</text:p>
              </table:table-cell>
              <table:table-cell office:value-type="string" calcext:value-type="string">
                <text:p>kiemelten kezeli a biztonsági követelményeket;</text:p>
              </table:table-cell>
              <table:table-cell table:number-columns-repeated="1022"/>
            </table:table-row>
            <table:table-row table:style-name="ro1">
              <table:table-cell office:value-type="string" calcext:value-type="string">
                <text:p>3.3.3.6.2.2</text:p>
              </table:table-cell>
              <table:table-cell office:value-type="string" calcext:value-type="string">
                <text:p>meghatározza a fejlesztés során alkalmazott szabványokat és eszközöket;</text:p>
              </table:table-cell>
              <table:table-cell table:number-columns-repeated="1022"/>
            </table:table-row>
            <table:table-row table:style-name="ro3">
              <table:table-cell office:value-type="string" calcext:value-type="string">
                <text:p>3.3.3.6.2.3</text:p>
              </table:table-cell>
              <table:table-cell office:value-type="string" calcext:value-type="string">
                <text:p>dokumentálja a fejlesztés során alkalmazott speciális eszköz opciókat és konfigurációkat;</text:p>
              </table:table-cell>
              <table:table-cell table:number-columns-repeated="1022"/>
            </table:table-row>
            <table:table-row table:style-name="ro3">
              <table:table-cell office:value-type="string" calcext:value-type="string">
                <text:p>3.3.3.6.2.4</text:p>
              </table:table-cell>
              <table:table-cell office:value-type="string" calcext:value-type="string">
                <text:p>nyilvántartja a változtatásokat, és biztosítja ezek engedély nélküli megváltoztatás elleni védelmét.</text:p>
              </table:table-cell>
              <table:table-cell table:number-columns-repeated="1022"/>
            </table:table-row>
            <table:table-row table:style-name="ro1">
              <table:table-cell office:value-type="string" calcext:value-type="string">
                <text:p>3.3.3.7</text:p>
              </table:table-cell>
              <table:table-cell office:value-type="string" calcext:value-type="string">
                <text:p>Fejlesztői oktatás</text:p>
              </table:table-cell>
              <table:table-cell table:number-columns-repeated="1022"/>
            </table:table-row>
            <table:table-row table:style-name="ro5">
              <table:table-cell/>
              <table:table-cell office:value-type="string" calcext:value-type="string">
                <text:p>Az érintett szervezet oktatási kötelezettséget ír elő az elektronikus információs rendszer, rendszerelem vagy rendszerszolgáltatás fejlesztője számára, hogy az érintett szervezet által kijelölt személyek - elsősorban adminisztrátorok - és biztonsági felelősök a megvalósított biztonsági funkciók, intézkedések és mechanizmusok helyes használatát és működését megismerhessék és elsajátíthassák.</text:p>
              </table:table-cell>
              <table:table-cell table:number-columns-repeated="1022"/>
            </table:table-row>
            <table:table-row table:style-name="ro1">
              <table:table-cell office:value-type="string" calcext:value-type="string">
                <text:p>3.3.3.8</text:p>
              </table:table-cell>
              <table:table-cell office:value-type="string" calcext:value-type="string">
                <text:p>Fejlesztői biztonsági architektúra és tervezés</text:p>
              </table:table-cell>
              <table:table-cell table:number-columns-repeated="1022"/>
            </table:table-row>
            <table:table-row table:style-name="ro2">
              <table:table-cell office:value-type="string" calcext:value-type="string">
                <text:p>3.3.3.8.1</text:p>
              </table:table-cell>
              <table:table-cell office:value-type="string" calcext:value-type="string">
                <text:p>Az érintett szervezet megköveteli az elektronikus információs rendszer, rendszerelem vagy rendszerszolgáltatás fejlesztőjétől, hogy olyan specifikációt és biztonsági architektúrát hozzon létre, amely:</text:p>
              </table:table-cell>
              <table:table-cell table:number-columns-repeated="1022"/>
            </table:table-row>
            <table:table-row table:style-name="ro1">
              <table:table-cell office:value-type="string" calcext:value-type="string">
                <text:p>3.3.3.8.1.1</text:p>
              </table:table-cell>
              <table:table-cell office:value-type="string" calcext:value-type="string">
                <text:p>illeszkedik a szervezet biztonsági architektúrájához és támogatja azt;</text:p>
              </table:table-cell>
              <table:table-cell table:number-columns-repeated="1022"/>
            </table:table-row>
            <table:table-row table:style-name="ro3">
              <table:table-cell office:value-type="string" calcext:value-type="string">
                <text:p>3.3.3.8.1.2</text:p>
              </table:table-cell>
              <table:table-cell office:value-type="string" calcext:value-type="string">
                <text:p>leírja a szükséges biztonsági funkciókat, valamint a védelmi intézkedések megosztását a fizikai és logikai összetevők között;</text:p>
              </table:table-cell>
              <table:table-cell table:number-columns-repeated="1022"/>
            </table:table-row>
            <table:table-row table:style-name="ro2">
              <table:table-cell office:value-type="string" calcext:value-type="string">
                <text:p>3.3.3.8.1.3</text:p>
              </table:table-cell>
              <table:table-cell office:value-type="string" calcext:value-type="string">
                <text:p>bemutatja az egyes biztonsági funkciók, mechanizmusok és szolgáltatások együttműködését az előírt biztonsági követelmények megvalósításában, valamint a védelem egységes megközelítésében.</text:p>
              </table:table-cell>
              <table:table-cell table:number-columns-repeated="1022"/>
            </table:table-row>
          </table:table-row-group>
          <table:table-row table:style-name="ro1">
            <table:table-cell table:style-name="ce11" office:value-type="string" calcext:value-type="string">
              <text:p>3.3.4</text:p>
            </table:table-cell>
            <table:table-cell table:style-name="ce7" office:value-type="string" calcext:value-type="string">
              <text:p>BIZTONSÁGI ELEMZÉS</text:p>
            </table:table-cell>
            <table:table-cell table:style-name="ce2" table:number-columns-repeated="1022"/>
          </table:table-row>
          <table:table-row-group>
            <table:table-row table:style-name="ro1">
              <table:table-cell office:value-type="string" calcext:value-type="string">
                <text:p>3.3.4.1</text:p>
              </table:table-cell>
              <table:table-cell office:value-type="string" calcext:value-type="string">
                <text:p>Biztonságelemzési eljárásrend</text:p>
              </table:table-cell>
              <table:table-cell table:number-columns-repeated="1022"/>
            </table:table-row>
            <table:table-row table:style-name="ro1">
              <table:table-cell office:value-type="string" calcext:value-type="string">
                <text:p>3.3.4.1.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4.1.1.1</text:p>
              </table:table-cell>
              <table:table-cell office:value-type="string" calcext:value-type="string">
                <text:p>megfogalmazza, és az érintett szervezetre érvényes követelmények szerint dokumentálja, valamint az érintett szervezeten belül kihirdeti a biztonságértékelési eljárásrendet, amely a biztonságértékelési szabályzat és az ahhoz kapcsolódó ellenőrzések megvalósítását segíti elő;</text:p>
              </table:table-cell>
              <table:table-cell table:number-columns-repeated="1022"/>
            </table:table-row>
            <table:table-row table:style-name="ro2">
              <table:table-cell office:value-type="string" calcext:value-type="string">
                <text:p>3.3.4.1.1.2</text:p>
              </table:table-cell>
              <table:table-cell office:value-type="string" calcext:value-type="string">
                <text:p>a biztonságértékelési eljárásrendben vagy más belső szabályozásában meghatározott gyakorisággal felülvizsgálja és frissíti a biztonságértékelési eljárásrendet.</text:p>
              </table:table-cell>
              <table:table-cell table:number-columns-repeated="1022"/>
            </table:table-row>
            <table:table-row table:style-name="ro1">
              <table:table-cell office:value-type="string" calcext:value-type="string">
                <text:p>3.3.4.2</text:p>
              </table:table-cell>
              <table:table-cell office:value-type="string" calcext:value-type="string">
                <text:p>Biztonsági értékelések</text:p>
              </table:table-cell>
              <table:table-cell table:number-columns-repeated="1022"/>
            </table:table-row>
            <table:table-row table:style-name="ro1">
              <table:table-cell office:value-type="string" calcext:value-type="string">
                <text:p>3.3.4.2.1</text:p>
              </table:table-cell>
              <table:table-cell office:value-type="string" calcext:value-type="string">
                <text:p>Az érintett szervezet:</text:p>
              </table:table-cell>
              <table:table-cell table:number-columns-repeated="1022"/>
            </table:table-row>
            <table:table-row table:style-name="ro1">
              <table:table-cell office:value-type="string" calcext:value-type="string">
                <text:p>3.3.4.2.1.1</text:p>
              </table:table-cell>
              <table:table-cell office:value-type="string" calcext:value-type="string">
                <text:p>biztonságértékelési tervet készít;</text:p>
              </table:table-cell>
              <table:table-cell table:number-columns-repeated="1022"/>
            </table:table-row>
            <table:table-row table:style-name="ro4">
              <table:table-cell office:value-type="string" calcext:value-type="string">
                <text:p>3.3.4.2.1.2</text:p>
              </table:table-cell>
              <table:table-cell office:value-type="string" calcext:value-type="string">
                <text:p>meghatározott gyakorisággal értékeli az elektronikus információs rendszer és működési környezete védelmi intézkedéseit, kontrollálja a bevezetett intézkedések működőképességét, valamint a tervezettnek megfelelő működését;</text:p>
              </table:table-cell>
              <table:table-cell table:number-columns-repeated="1022"/>
            </table:table-row>
            <table:table-row table:style-name="ro1">
              <table:table-cell office:value-type="string" calcext:value-type="string">
                <text:p>3.3.4.2.1.3</text:p>
              </table:table-cell>
              <table:table-cell office:value-type="string" calcext:value-type="string">
                <text:p>elkészíti a biztonságértékelés eredményét összefoglaló jelentést;</text:p>
              </table:table-cell>
              <table:table-cell table:number-columns-repeated="1022"/>
            </table:table-row>
            <table:table-row table:style-name="ro4">
              <table:table-cell office:value-type="string" calcext:value-type="string">
                <text:p>3.3.4.2.1.4</text:p>
              </table:table-cell>
              <table:table-cell office:value-type="string" calcext:value-type="string">
                <text:p>gondoskodik a biztonságértékelés eredményét összefoglaló jelentésnek az érintett szervezet által meghatározott szerepköröket betöltő személyek által, vagy a szerepkörhöz tartozó jogosultságnak megfelelően történő megismeréséről.</text:p>
              </table:table-cell>
              <table:table-cell table:number-columns-repeated="1022"/>
            </table:table-row>
            <table:table-row table:style-name="ro1">
              <table:table-cell office:value-type="string" calcext:value-type="string">
                <text:p>3.3.4.2.2</text:p>
              </table:table-cell>
              <table:table-cell office:value-type="string" calcext:value-type="string">
                <text:p>A biztonsági értékelés tartalmazza:</text:p>
              </table:table-cell>
              <table:table-cell table:number-columns-repeated="1022"/>
            </table:table-row>
            <table:table-row table:style-name="ro1">
              <table:table-cell office:value-type="string" calcext:value-type="string">
                <text:p>3.3.4.2.2.1</text:p>
              </table:table-cell>
              <table:table-cell office:value-type="string" calcext:value-type="string">
                <text:p>az értékelendő (adminisztratív, fizikai és logikai) védelmi intézkedéseket;</text:p>
              </table:table-cell>
              <table:table-cell table:number-columns-repeated="1022"/>
            </table:table-row>
            <table:table-row table:style-name="ro1">
              <table:table-cell office:value-type="string" calcext:value-type="string">
                <text:p>3.3.4.2.2.2</text:p>
              </table:table-cell>
              <table:table-cell office:value-type="string" calcext:value-type="string">
                <text:p>a biztonsági ellenőrzések eredményességét meghatározó eljárásrendeket;</text:p>
              </table:table-cell>
              <table:table-cell table:number-columns-repeated="1022"/>
            </table:table-row>
            <table:table-row table:style-name="ro3">
              <table:table-cell office:value-type="string" calcext:value-type="string">
                <text:p>3.3.4.2.2.3</text:p>
              </table:table-cell>
              <table:table-cell office:value-type="string" calcext:value-type="string">
                <text:p>az értékelési környezetet, az értékelő csoportot, az értékelés célját, az értékelést végzők feladatát.</text:p>
              </table:table-cell>
              <table:table-cell table:number-columns-repeated="1022"/>
            </table:table-row>
            <table:table-row table:style-name="ro1">
              <table:table-cell office:value-type="string" calcext:value-type="string">
                <text:p>3.3.4.3</text:p>
              </table:table-cell>
              <table:table-cell office:value-type="string" calcext:value-type="string">
                <text:p>Speciális értékelés</text:p>
              </table:table-cell>
              <table:table-cell table:number-columns-repeated="1022"/>
            </table:table-row>
            <table:table-row table:style-name="ro6">
              <table:table-cell/>
              <table:table-cell office:value-type="string" calcext:value-type="string">
                <text:p>Az érintett szervezet a védelmi intézkedések értékelése keretében bejelentés mellett, vagy bejelentés nélkül sérülékenységvizsgálatot, rosszhiszemű felhasználó tesztet, belső fenyegetettség értékelést, a biztonságkritikus egyedi fejlesztésű szoftverelemek forráskód elemzését, az érintett szervezet által meghatározott egyéb biztonsági értékeléseket végeztet.</text:p>
              </table:table-cell>
              <table:table-cell table:number-columns-repeated="1022"/>
            </table:table-row>
            <table:table-row table:style-name="ro1">
              <table:table-cell office:value-type="string" calcext:value-type="string">
                <text:p>3.3.4.4</text:p>
              </table:table-cell>
              <table:table-cell office:value-type="string" calcext:value-type="string">
                <text:p>A biztonsági teljesítmény mérése</text:p>
              </table:table-cell>
              <table:table-cell table:number-columns-repeated="1022"/>
            </table:table-row>
            <table:table-row table:style-name="ro3">
              <table:table-cell/>
              <table:table-cell office:value-type="string" calcext:value-type="string">
                <text:p>Az érintett szervezet kifejleszti, felügyeli az elektronikus információs rendszerei biztonsági mérésének rendszerét.</text:p>
              </table:table-cell>
              <table:table-cell table:number-columns-repeated="1022"/>
            </table:table-row>
          </table:table-row-group>
          <table:table-row table:style-name="ro1">
            <table:table-cell table:style-name="ce11" office:value-type="string" calcext:value-type="string">
              <text:p>3.3.5</text:p>
            </table:table-cell>
            <table:table-cell table:style-name="ce7" office:value-type="string" calcext:value-type="string">
              <text:p>TESZTELÉS, KÉPZÉS ÉS FELÜGYELET</text:p>
            </table:table-cell>
            <table:table-cell table:style-name="ce2" table:number-columns-repeated="1022"/>
          </table:table-row>
          <table:table-row-group table:display="false">
            <table:table-row table:style-name="ro1" table:visibility="collapse">
              <table:table-cell office:value-type="string" calcext:value-type="string">
                <text:p>3.3.5.1</text:p>
              </table:table-cell>
              <table:table-cell office:value-type="string" calcext:value-type="string">
                <text:p>Az érintett szervezet:</text:p>
              </table:table-cell>
              <table:table-cell table:number-columns-repeated="1022"/>
            </table:table-row>
            <table:table-row table:style-name="ro6" table:visibility="collapse">
              <table:table-cell office:value-type="string" calcext:value-type="string">
                <text:p>3.3.5.1.1</text:p>
              </table:table-cell>
              <table:table-cell office:value-type="string" calcext:value-type="string">
                <text:p>ha ez hatókörébe tartozik, megfogalmazza, és az érintett szervezetre érvényes követelmények szerint dokumentálja, valamint kihirdeti az elektronikus információs rendszer tesztelésével, képzésével és felügyeletével kapcsolatos eljárásokat, amelyek támogatják a tesztelési, képzési és felügyeleti tevékenységek:</text:p>
              </table:table-cell>
              <table:table-cell table:number-columns-repeated="1022"/>
            </table:table-row>
            <table:table-row table:style-name="ro1" table:visibility="collapse">
              <table:table-cell office:value-type="string" calcext:value-type="string">
                <text:p>3.3.5.1.1.1</text:p>
              </table:table-cell>
              <table:table-cell office:value-type="string" calcext:value-type="string">
                <text:p>fejlesztését és fenntartását;</text:p>
              </table:table-cell>
              <table:table-cell table:number-columns-repeated="1022"/>
            </table:table-row>
            <table:table-row table:style-name="ro1" table:visibility="collapse">
              <table:table-cell office:value-type="string" calcext:value-type="string">
                <text:p>3.3.5.1.1.2</text:p>
              </table:table-cell>
              <table:table-cell office:value-type="string" calcext:value-type="string">
                <text:p>folyamatos időbeni végrehajtását;</text:p>
              </table:table-cell>
              <table:table-cell table:number-columns-repeated="1022"/>
            </table:table-row>
            <table:table-row table:style-name="ro2" table:visibility="collapse">
              <table:table-cell office:value-type="string" calcext:value-type="string">
                <text:p>3.3.5.1.1.3</text:p>
              </table:table-cell>
              <table:table-cell office:value-type="string" calcext:value-type="string">
                <text:p>felülvizsgálja a tesztelési, képzési és ellenőrzési terveket a kockázatkezelési stratégia és a lehetséges, vagy bekövetkezett biztonsági események súlya alapján.</text:p>
              </table:table-cell>
              <table:table-cell table:number-columns-repeated="1022"/>
            </table:table-row>
            <table:table-row table:style-name="ro1" table:visibility="collapse">
              <table:table-cell office:value-type="string" calcext:value-type="string">
                <text:p>3.3.5.2</text:p>
              </table:table-cell>
              <table:table-cell office:value-type="string" calcext:value-type="string">
                <text:p>A biztonsági teljesítmény mérése</text:p>
              </table:table-cell>
              <table:table-cell table:number-columns-repeated="1022"/>
            </table:table-row>
            <table:table-row table:style-name="ro3" table:visibility="collapse">
              <table:table-cell/>
              <table:table-cell office:value-type="string" calcext:value-type="string">
                <text:p>Az érintett szervezet kifejleszti, felügyeli az elektronikus információs rendszerei biztonsági mérésének rendszerét.</text:p>
              </table:table-cell>
              <table:table-cell table:number-columns-repeated="1022"/>
            </table:table-row>
            <table:table-row table:style-name="ro1" table:visibility="collapse">
              <table:table-cell office:value-type="string" calcext:value-type="string">
                <text:p>3.3.5.3</text:p>
              </table:table-cell>
              <table:table-cell office:value-type="string" calcext:value-type="string">
                <text:p>Sérülékenység teszt</text:p>
              </table:table-cell>
              <table:table-cell table:number-columns-repeated="1022"/>
            </table:table-row>
            <table:table-row table:style-name="ro1" table:visibility="collapse">
              <table:table-cell office:value-type="string" calcext:value-type="string">
                <text:p>3.3.5.3.1</text:p>
              </table:table-cell>
              <table:table-cell office:value-type="string" calcext:value-type="string">
                <text:p>Az érintett szervezet:</text:p>
              </table:table-cell>
              <table:table-cell table:number-columns-repeated="1022"/>
            </table:table-row>
            <table:table-row table:style-name="ro2" table:visibility="collapse">
              <table:table-cell office:value-type="string" calcext:value-type="string">
                <text:p>3.3.5.3.1.1</text:p>
              </table:table-cell>
              <table:table-cell office:value-type="string" calcext:value-type="string">
                <text:p>az elektronikus információs rendszerei és alkalmazásai tekintetében sérülékenység tesztet végez, ha azt az elektronikus információs rendszerfejlesztési, üzemeltetési és használati körülményei lehetővé teszik;</text:p>
              </table:table-cell>
              <table:table-cell table:number-columns-repeated="1022"/>
            </table:table-row>
            <table:table-row table:style-name="ro4" table:visibility="collapse">
              <table:table-cell office:value-type="string" calcext:value-type="string">
                <text:p>3.3.5.3.1.2</text:p>
              </table:table-cell>
              <table:table-cell office:value-type="string" calcext:value-type="string">
                <text:p>meghatározott gyakorisággal, vagy véletlenszerűen, valamint olyan esetben, amikor új lehetséges sérülékenység merül fel az elektronikus információs rendszerrel vagy alkalmazásaival kapcsolatban, megismétli a sérülékenység tesztet;</text:p>
              </table:table-cell>
              <table:table-cell table:number-columns-repeated="1022"/>
            </table:table-row>
            <table:table-row table:style-name="ro4" table:visibility="collapse">
              <table:table-cell office:value-type="string" calcext:value-type="string">
                <text:p>3.3.5.3.1.3</text:p>
              </table:table-cell>
              <table:table-cell office:value-type="string" calcext:value-type="string">
                <text:p>a sérülékenység tesztet sérülékenységvizsgálati eszközök és technikák alkalmazásával, vagy külső szervezet bevonásával azon elektronikus információs rendszerek tekintetében végzi el, amelyek az érintett szervezet felügyelete, irányítása alatt állnak;</text:p>
              </table:table-cell>
              <table:table-cell table:number-columns-repeated="1022"/>
            </table:table-row>
            <table:table-row table:style-name="ro3" table:visibility="collapse">
              <table:table-cell office:value-type="string" calcext:value-type="string">
                <text:p>3.3.5.3.1.4</text:p>
              </table:table-cell>
              <table:table-cell office:value-type="string" calcext:value-type="string">
                <text:p>kimutatást készít a feltárt hibákról, valamint a nem megfelelő konfigurációs beállításokról;</text:p>
              </table:table-cell>
              <table:table-cell table:number-columns-repeated="1022"/>
            </table:table-row>
            <table:table-row table:style-name="ro1" table:visibility="collapse">
              <table:table-cell office:value-type="string" calcext:value-type="string">
                <text:p>3.3.5.3.1.5</text:p>
              </table:table-cell>
              <table:table-cell office:value-type="string" calcext:value-type="string">
                <text:p>végrehajtja az ellenőrzési listákat és tesztelési eljárásokat;</text:p>
              </table:table-cell>
              <table:table-cell table:number-columns-repeated="1022"/>
            </table:table-row>
            <table:table-row table:style-name="ro1" table:visibility="collapse">
              <table:table-cell office:value-type="string" calcext:value-type="string">
                <text:p>3.3.5.3.1.6</text:p>
              </table:table-cell>
              <table:table-cell office:value-type="string" calcext:value-type="string">
                <text:p>felméri a sérülékenység lehetséges hatásait;</text:p>
              </table:table-cell>
              <table:table-cell table:number-columns-repeated="1022"/>
            </table:table-row>
            <table:table-row table:style-name="ro1" table:visibility="collapse">
              <table:table-cell office:value-type="string" calcext:value-type="string">
                <text:p>3.3.5.3.1.7</text:p>
              </table:table-cell>
              <table:table-cell office:value-type="string" calcext:value-type="string">
                <text:p>elemzi a sérülékenység teszt eredményét;</text:p>
              </table:table-cell>
              <table:table-cell table:number-columns-repeated="1022"/>
            </table:table-row>
            <table:table-row table:style-name="ro3" table:visibility="collapse">
              <table:table-cell office:value-type="string" calcext:value-type="string">
                <text:p>3.3.5.3.1.8</text:p>
              </table:table-cell>
              <table:table-cell office:value-type="string" calcext:value-type="string">
                <text:p>megosztja a sérülékenység teszt eredményét a szervezet által meghatározott személyekkel és szerepkörökkel.</text:p>
              </table:table-cell>
              <table:table-cell table:number-columns-repeated="1022"/>
            </table:table-row>
            <table:table-row table:style-name="ro1" table:visibility="collapse">
              <table:table-cell office:value-type="string" calcext:value-type="string">
                <text:p>3.3.5.3.2</text:p>
              </table:table-cell>
              <table:table-cell office:value-type="string" calcext:value-type="string">
                <text:p>Frissítési képesség</text:p>
              </table:table-cell>
              <table:table-cell table:number-columns-repeated="1022"/>
            </table:table-row>
            <table:table-row table:style-name="ro2" table:visibility="collapse">
              <table:table-cell/>
              <table:table-cell office:value-type="string" calcext:value-type="string">
                <text:p>Az érintett szervezet olyan sérülékenységi teszteszközt alkalmaz, melynek sérülékenység feltáró képessége könnyen bővíthető az ismertté váló sérülékenységekkel.</text:p>
              </table:table-cell>
              <table:table-cell table:number-columns-repeated="1022"/>
            </table:table-row>
            <table:table-row table:style-name="ro3" table:visibility="collapse">
              <table:table-cell office:value-type="string" calcext:value-type="string">
                <text:p>3.3.5.3.3</text:p>
              </table:table-cell>
              <table:table-cell office:value-type="string" calcext:value-type="string">
                <text:p>Frissítés időközönként, új vizsgálat előtt vagy új sérülékenység feltárását követően</text:p>
              </table:table-cell>
              <table:table-cell table:number-columns-repeated="1022"/>
            </table:table-row>
            <table:table-row table:style-name="ro2" table:visibility="collapse">
              <table:table-cell/>
              <table:table-cell office:value-type="string" calcext:value-type="string">
                <text:p>Az érintett szervezet az elektronikus információs rendszerre vizsgált sérülékenység körét aktualizálja az új tesztet megelőzően, vagy a sérülékenység feltárását követően azonnal.</text:p>
              </table:table-cell>
              <table:table-cell table:number-columns-repeated="1022"/>
            </table:table-row>
            <table:table-row table:style-name="ro1" table:visibility="collapse">
              <table:table-cell office:value-type="string" calcext:value-type="string">
                <text:p>3.3.5.3.4</text:p>
              </table:table-cell>
              <table:table-cell office:value-type="string" calcext:value-type="string">
                <text:p>Privilegizált hozzáférés</text:p>
              </table:table-cell>
              <table:table-cell table:number-columns-repeated="1022"/>
            </table:table-row>
            <table:table-row table:style-name="ro2" table:visibility="collapse">
              <table:table-cell/>
              <table:table-cell office:value-type="string" calcext:value-type="string">
                <text:p>Az elektronikus információs rendszer különleges jogosultsághoz kötött - úgynevezett privilegizált - hozzáférést biztosít az érintett szervezet által kijelölt rendszerelemekhez a sérülékenység teszt végrehajtásához.</text:p>
              </table:table-cell>
              <table:table-cell table:number-columns-repeated="1022"/>
            </table:table-row>
            <table:table-row table:style-name="ro1" table:visibility="collapse">
              <table:table-cell office:value-type="string" calcext:value-type="string">
                <text:p>3.3.5.3.5</text:p>
              </table:table-cell>
              <table:table-cell office:value-type="string" calcext:value-type="string">
                <text:p>Felfedhető információk</text:p>
              </table:table-cell>
              <table:table-cell table:number-columns-repeated="1022"/>
            </table:table-row>
            <table:table-row table:style-name="ro2" table:visibility="collapse">
              <table:table-cell/>
              <table:table-cell office:value-type="string" calcext:value-type="string">
                <text:p>Az érintett szervezet meghatározza, hogy egy támadó milyen információkat képes elérni az elektronikus információs rendszerben, és ennek elhárítására javításokat hajt végre.</text:p>
              </table:table-cell>
              <table:table-cell table:number-columns-repeated="1022"/>
            </table:table-row>
          </table:table-row-group>
          <table:table-row table:style-name="ro1">
            <table:table-cell table:style-name="ce11" office:value-type="string" calcext:value-type="string">
              <text:p>3.3.6</text:p>
            </table:table-cell>
            <table:table-cell table:style-name="ce7" office:value-type="string" calcext:value-type="string">
              <text:p>KONFIGURÁCIÓKEZELÉS</text:p>
            </table:table-cell>
            <table:table-cell table:style-name="ce2" table:number-columns-repeated="1022"/>
          </table:table-row>
          <table:table-row-group>
            <table:table-row table:style-name="ro1">
              <table:table-cell office:value-type="string" calcext:value-type="string">
                <text:p>3.3.6.1</text:p>
              </table:table-cell>
              <table:table-cell office:value-type="string" calcext:value-type="string">
                <text:p>Konfigurációkezelési eljárásrend</text:p>
              </table:table-cell>
              <table:table-cell table:number-columns-repeated="1022"/>
            </table:table-row>
            <table:table-row table:style-name="ro1">
              <table:table-cell office:value-type="string" calcext:value-type="string">
                <text:p>3.3.6.1.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6.1.1.1</text:p>
              </table:table-cell>
              <table:table-cell office:value-type="string" calcext:value-type="string">
                <text:p>megfogalmazza, és az érintett szervezetre érvényes követelmények szerint dokumentálja, valamint az érintett szervezeten belül kihirdeti a konfigurációkezelési eljárásrendet, mely a konfigurációkezelési szabályzat és az ahhoz kapcsolódó ellenőrzések megvalósítását segíti elő;</text:p>
              </table:table-cell>
              <table:table-cell table:number-columns-repeated="1022"/>
            </table:table-row>
            <table:table-row table:style-name="ro2">
              <table:table-cell office:value-type="string" calcext:value-type="string">
                <text:p>3.3.6.1.1.2</text:p>
              </table:table-cell>
              <table:table-cell office:value-type="string" calcext:value-type="string">
                <text:p>a fizikai védelmi eljárásrendben, vagy más belső szabályozásában meghatározott gyakorisággal felülvizsgálja és frissíti a konfigurációkezelési eljárásrendet.</text:p>
              </table:table-cell>
              <table:table-cell table:number-columns-repeated="1022"/>
            </table:table-row>
            <table:table-row table:style-name="ro1">
              <table:table-cell office:value-type="string" calcext:value-type="string">
                <text:p>3.3.6.2</text:p>
              </table:table-cell>
              <table:table-cell office:value-type="string" calcext:value-type="string">
                <text:p>Alapkonfiguráció</text:p>
              </table:table-cell>
              <table:table-cell table:number-columns-repeated="1022"/>
            </table:table-row>
            <table:table-row table:style-name="ro2">
              <table:table-cell office:value-type="string" calcext:value-type="string">
                <text:p>3.3.6.2.1</text:p>
              </table:table-cell>
              <table:table-cell office:value-type="string" calcext:value-type="string">
                <text:p>Az érintett szervezet az elektronikus információs rendszereihez egy-egy alapkonfigurációt fejleszt ki, dokumentálja és karbantartja ezt, valamint leltárba foglalja a rendszer lényeges elemeit.</text:p>
              </table:table-cell>
              <table:table-cell table:number-columns-repeated="1022"/>
            </table:table-row>
            <table:table-row table:style-name="ro1">
              <table:table-cell office:value-type="string" calcext:value-type="string">
                <text:p>3.3.6.2.2</text:p>
              </table:table-cell>
              <table:table-cell office:value-type="string" calcext:value-type="string">
                <text:p>Áttekintések és frissítések</text:p>
              </table:table-cell>
              <table:table-cell table:number-columns-repeated="1022"/>
            </table:table-row>
            <table:table-row table:style-name="ro3">
              <table:table-cell/>
              <table:table-cell office:value-type="string" calcext:value-type="string">
                <text:p>Az alapkonfiguráció frissítését az elektronikus információs rendszerelemek telepítésének és frissítéseinek szerves részeként kell elvégezni.</text:p>
              </table:table-cell>
              <table:table-cell table:number-columns-repeated="1022"/>
            </table:table-row>
            <table:table-row table:style-name="ro1">
              <table:table-cell office:value-type="string" calcext:value-type="string">
                <text:p>3.3.6.2.3</text:p>
              </table:table-cell>
              <table:table-cell office:value-type="string" calcext:value-type="string">
                <text:p>Korábbi konfigurációk megőrzése</text:p>
              </table:table-cell>
              <table:table-cell table:number-columns-repeated="1022"/>
            </table:table-row>
            <table:table-row table:style-name="ro2">
              <table:table-cell/>
              <table:table-cell office:value-type="string" calcext:value-type="string">
                <text:p>Változatlan állapotban meg kell őrizni az elektronikus információs rendszer alapkonfigurációját és annak további verzióit, hogy szükség esetén lehetővé váljon az erre való visszatérés.</text:p>
              </table:table-cell>
              <table:table-cell table:number-columns-repeated="1022"/>
            </table:table-row>
            <table:table-row table:style-name="ro1">
              <table:table-cell office:value-type="string" calcext:value-type="string">
                <text:p>3.3.6.2.4</text:p>
              </table:table-cell>
              <table:table-cell office:value-type="string" calcext:value-type="string">
                <text:p>Magas kockázatú területek konfigurálása</text:p>
              </table:table-cell>
              <table:table-cell table:number-columns-repeated="1022"/>
            </table:table-row>
            <table:table-row table:style-name="ro4">
              <table:table-cell office:value-type="string" calcext:value-type="string">
                <text:p>3.3.6.2.4.1</text:p>
              </table:table-cell>
              <table:table-cell office:value-type="string" calcext:value-type="string">
                <text:p>Biztonsági szempontokból meghatározott módon konfigurált elektronikus információs rendszerelemeket vagy eszközöket kell biztosítani azon személyek számára, akik az elektronikus információs rendszert külső helyszínen használják.</text:p>
              </table:table-cell>
              <table:table-cell table:number-columns-repeated="1022"/>
            </table:table-row>
            <table:table-row table:style-name="ro3">
              <table:table-cell office:value-type="string" calcext:value-type="string">
                <text:p>3.3.6.2.4.2</text:p>
              </table:table-cell>
              <table:table-cell office:value-type="string" calcext:value-type="string">
                <text:p>Megfelelő biztonsági eljárásokat kell alkalmazni a 3.3.6.2.4.1. pont szerinti eszköz belső használatba vonásakor.</text:p>
              </table:table-cell>
              <table:table-cell table:number-columns-repeated="1022"/>
            </table:table-row>
            <table:table-row table:style-name="ro1">
              <table:table-cell office:value-type="string" calcext:value-type="string">
                <text:p>3.3.6.2.5</text:p>
              </table:table-cell>
              <table:table-cell office:value-type="string" calcext:value-type="string">
                <text:p>Automatikus támogatás</text:p>
              </table:table-cell>
              <table:table-cell table:number-columns-repeated="1022"/>
            </table:table-row>
            <table:table-row table:style-name="ro2">
              <table:table-cell/>
              <table:table-cell office:value-type="string" calcext:value-type="string">
                <text:p>Automatikus mechanizmusokat kell alkalmazni az elektronikus információs rendszer naprakész, teljes, pontos, és állandóan rendelkezésre álló alapkonfigurációjának a karbantartására.</text:p>
              </table:table-cell>
              <table:table-cell table:number-columns-repeated="1022"/>
            </table:table-row>
            <table:table-row table:style-name="ro1">
              <table:table-cell office:value-type="string" calcext:value-type="string">
                <text:p>3.3.6.3</text:p>
              </table:table-cell>
              <table:table-cell office:value-type="string" calcext:value-type="string">
                <text:p>A konfigurációváltozások felügyelete (változáskezelés)</text:p>
              </table:table-cell>
              <table:table-cell table:number-columns-repeated="1022"/>
            </table:table-row>
            <table:table-row table:style-name="ro1">
              <table:table-cell office:value-type="string" calcext:value-type="string">
                <text:p>3.3.6.3.1</text:p>
              </table:table-cell>
              <table:table-cell office:value-type="string" calcext:value-type="string">
                <text:p>Az érintett szervezet:</text:p>
              </table:table-cell>
              <table:table-cell table:number-columns-repeated="1022"/>
            </table:table-row>
            <table:table-row table:style-name="ro1">
              <table:table-cell office:value-type="string" calcext:value-type="string">
                <text:p>3.3.6.3.1.1</text:p>
              </table:table-cell>
              <table:table-cell office:value-type="string" calcext:value-type="string">
                <text:p>meghatározza a változáskezelési felügyelet alá eső változástípusokat;</text:p>
              </table:table-cell>
              <table:table-cell table:number-columns-repeated="1022"/>
            </table:table-row>
            <table:table-row table:style-name="ro2">
              <table:table-cell office:value-type="string" calcext:value-type="string">
                <text:p>3.3.6.3.1.2</text:p>
              </table:table-cell>
              <table:table-cell office:value-type="string" calcext:value-type="string">
                <text:p>meghatározza az egyes változástípusok esetén a változáskezelési vizsgálat kötelező és nem kötelező elemeit, előfeltételeit (csatolt dokumentációk, teszt jegyzőkönyvek, stb.);</text:p>
              </table:table-cell>
              <table:table-cell table:number-columns-repeated="1022"/>
            </table:table-row>
            <table:table-row table:style-name="ro2">
              <table:table-cell office:value-type="string" calcext:value-type="string">
                <text:p>3.3.6.3.1.3</text:p>
              </table:table-cell>
              <table:table-cell office:value-type="string" calcext:value-type="string">
                <text:p>megvizsgálja a változáskezelési felügyelet elé terjesztett, javasolt változtatásokat, majd kockázatelemzés alapján jóváhagyja vagy elutasítja azokat;</text:p>
              </table:table-cell>
              <table:table-cell table:number-columns-repeated="1022"/>
            </table:table-row>
            <table:table-row table:style-name="ro3">
              <table:table-cell office:value-type="string" calcext:value-type="string">
                <text:p>3.3.6.3.1.4</text:p>
              </table:table-cell>
              <table:table-cell office:value-type="string" calcext:value-type="string">
                <text:p>dokumentálja az elektronikus információs rendszerben történt változtatásokra vonatkozó döntéseket;</text:p>
              </table:table-cell>
              <table:table-cell table:number-columns-repeated="1022"/>
            </table:table-row>
            <table:table-row table:style-name="ro3">
              <table:table-cell office:value-type="string" calcext:value-type="string">
                <text:p>3.3.6.3.1.5</text:p>
              </table:table-cell>
              <table:table-cell office:value-type="string" calcext:value-type="string">
                <text:p>megvalósítja a jóváhagyott változtatásokat az elektronikus információs rendszerben;</text:p>
              </table:table-cell>
              <table:table-cell table:number-columns-repeated="1022"/>
            </table:table-row>
            <table:table-row table:style-name="ro3">
              <table:table-cell office:value-type="string" calcext:value-type="string">
                <text:p>3.3.6.3.1.6</text:p>
              </table:table-cell>
              <table:table-cell office:value-type="string" calcext:value-type="string">
                <text:p>visszakereshetően megőrzi az elektronikus információs rendszerben megvalósított változtatások dokumentumait, részletes leírását;</text:p>
              </table:table-cell>
              <table:table-cell table:number-columns-repeated="1022"/>
            </table:table-row>
            <table:table-row table:style-name="ro3">
              <table:table-cell office:value-type="string" calcext:value-type="string">
                <text:p>3.3.6.3.1.7</text:p>
              </table:table-cell>
              <table:table-cell office:value-type="string" calcext:value-type="string">
                <text:p>auditálja és felülvizsgálja a konfigurációváltozás felügyelet alá eső változtatásokkal kapcsolatos tevékenységeket.</text:p>
              </table:table-cell>
              <table:table-cell table:number-columns-repeated="1022"/>
            </table:table-row>
            <table:table-row table:style-name="ro1">
              <table:table-cell office:value-type="string" calcext:value-type="string">
                <text:p>3.3.6.3.2</text:p>
              </table:table-cell>
              <table:table-cell office:value-type="string" calcext:value-type="string">
                <text:p>Előzetes tesztelés és megerősítés</text:p>
              </table:table-cell>
              <table:table-cell table:number-columns-repeated="1022"/>
            </table:table-row>
            <table:table-row table:style-name="ro4">
              <table:table-cell/>
              <table:table-cell office:value-type="string" calcext:value-type="string">
                <text:p>A konfiguráció megváltoztatása előtt az új verziót tesztelni kell, ezután dönteni kell annak megfelelőségéről, továbbá dokumentálni kell az elektronikus információs rendszer változtatásait az éles rendszerben történő megvalósítása előtt.</text:p>
              </table:table-cell>
              <table:table-cell table:number-columns-repeated="1022"/>
            </table:table-row>
            <table:table-row table:style-name="ro1">
              <table:table-cell office:value-type="string" calcext:value-type="string">
                <text:p>3.3.6.3.3</text:p>
              </table:table-cell>
              <table:table-cell office:value-type="string" calcext:value-type="string">
                <text:p>Automatikus támogatás</text:p>
              </table:table-cell>
              <table:table-cell table:number-columns-repeated="1022"/>
            </table:table-row>
            <table:table-row table:style-name="ro1">
              <table:table-cell office:value-type="string" calcext:value-type="string">
                <text:p>3.3.6.3.3.1</text:p>
              </table:table-cell>
              <table:table-cell office:value-type="string" calcext:value-type="string">
                <text:p>Automatikus mechanizmusokat kell alkalmazni:</text:p>
              </table:table-cell>
              <table:table-cell table:number-columns-repeated="1022"/>
            </table:table-row>
            <table:table-row table:style-name="ro3">
              <table:table-cell office:value-type="string" calcext:value-type="string">
                <text:p>3.3.6.3.3.1.1</text:p>
              </table:table-cell>
              <table:table-cell office:value-type="string" calcext:value-type="string">
                <text:p>az elektronikus információs rendszerben javasolt változtatások dokumentálására;</text:p>
              </table:table-cell>
              <table:table-cell table:number-columns-repeated="1022"/>
            </table:table-row>
            <table:table-row table:style-name="ro1">
              <table:table-cell office:value-type="string" calcext:value-type="string">
                <text:p>3.3.6.3.3.1.2</text:p>
              </table:table-cell>
              <table:table-cell office:value-type="string" calcext:value-type="string">
                <text:p>a jóváhagyásra jogosultak értesítésére;</text:p>
              </table:table-cell>
              <table:table-cell table:number-columns-repeated="1022"/>
            </table:table-row>
            <table:table-row table:style-name="ro1">
              <table:table-cell office:value-type="string" calcext:value-type="string">
                <text:p>3.3.6.3.3.1.3</text:p>
              </table:table-cell>
              <table:table-cell office:value-type="string" calcext:value-type="string">
                <text:p>a késedelmes jóváhagyások kiemelésére;</text:p>
              </table:table-cell>
              <table:table-cell table:number-columns-repeated="1022"/>
            </table:table-row>
            <table:table-row table:style-name="ro1">
              <table:table-cell office:value-type="string" calcext:value-type="string">
                <text:p>3.3.6.3.3.1.4</text:p>
              </table:table-cell>
              <table:table-cell office:value-type="string" calcext:value-type="string">
                <text:p>a még nem jóváhagyott változások végrehajtásának a megakadályozására;</text:p>
              </table:table-cell>
              <table:table-cell table:number-columns-repeated="1022"/>
            </table:table-row>
            <table:table-row table:style-name="ro3">
              <table:table-cell office:value-type="string" calcext:value-type="string">
                <text:p>3.3.6.3.3.1.5</text:p>
              </table:table-cell>
              <table:table-cell office:value-type="string" calcext:value-type="string">
                <text:p>az elektronikus információs rendszerben végrehajtott változások teljes dokumentálására;</text:p>
              </table:table-cell>
              <table:table-cell table:number-columns-repeated="1022"/>
            </table:table-row>
            <table:table-row table:style-name="ro3">
              <table:table-cell office:value-type="string" calcext:value-type="string">
                <text:p>3.3.6.3.3.1.6</text:p>
              </table:table-cell>
              <table:table-cell office:value-type="string" calcext:value-type="string">
                <text:p>a jóváhagyásra jogosultak értesítésére a jóváhagyott változtatások végrehajtásáról.</text:p>
              </table:table-cell>
              <table:table-cell table:number-columns-repeated="1022"/>
            </table:table-row>
            <table:table-row table:style-name="ro1">
              <table:table-cell office:value-type="string" calcext:value-type="string">
                <text:p>3.3.6.4</text:p>
              </table:table-cell>
              <table:table-cell office:value-type="string" calcext:value-type="string">
                <text:p>Biztonsági hatásvizsgálat</text:p>
              </table:table-cell>
              <table:table-cell table:number-columns-repeated="1022"/>
            </table:table-row>
            <table:table-row table:style-name="ro2">
              <table:table-cell office:value-type="string" calcext:value-type="string">
                <text:p>3.3.6.4.1</text:p>
              </table:table-cell>
              <table:table-cell office:value-type="string" calcext:value-type="string">
                <text:p>Az érintett szervezet megvizsgálja az elektronikus információs rendszerben tervezett változtatásoknak az információbiztonságra való hatását, még a változtatások megvalósítása előtt.</text:p>
              </table:table-cell>
              <table:table-cell table:number-columns-repeated="1022"/>
            </table:table-row>
            <table:table-row table:style-name="ro1">
              <table:table-cell office:value-type="string" calcext:value-type="string">
                <text:p>3.3.6.4.2</text:p>
              </table:table-cell>
              <table:table-cell office:value-type="string" calcext:value-type="string">
                <text:p>Elkülönített tesztkörnyezet</text:p>
              </table:table-cell>
              <table:table-cell table:number-columns-repeated="1022"/>
            </table:table-row>
            <table:table-row table:style-name="ro4">
              <table:table-cell/>
              <table:table-cell office:value-type="string" calcext:value-type="string">
                <text:p>Az érintett szervezet a változtatásokat éles rendszerben történő megvalósításuk előtt egy elkülönített tesztkörnyezetben vizsgálja, hibákat, sebezhetőségeket, kompatibilitási problémákat és szándékos károkozásra utaló jeleket keresve.</text:p>
              </table:table-cell>
              <table:table-cell table:number-columns-repeated="1022"/>
            </table:table-row>
            <table:table-row table:style-name="ro1">
              <table:table-cell office:value-type="string" calcext:value-type="string">
                <text:p>3.3.6.5</text:p>
              </table:table-cell>
              <table:table-cell office:value-type="string" calcext:value-type="string">
                <text:p>A változtatásokra vonatkozó hozzáférés korlátozások</text:p>
              </table:table-cell>
              <table:table-cell table:number-columns-repeated="1022"/>
            </table:table-row>
            <table:table-row table:style-name="ro6">
              <table:table-cell office:value-type="string" calcext:value-type="string">
                <text:p>3.3.6.5.1</text:p>
              </table:table-cell>
              <table:table-cell office:value-type="string" calcext:value-type="string">
                <text:p>Az érintett szervezet az elektronikus információs rendszerre vonatkozóan szabályozásában meghatározza a változtatásokhoz való hozzáférési jogosultságot, dokumentálja a hozzáférési jogosultságokat, jóváhagyja azokat, fizikai és logikai hozzáférés korlátozásokat alkalmaz az elektronikus információs rendszer változtatásaival kapcsolatban.</text:p>
              </table:table-cell>
              <table:table-cell table:number-columns-repeated="1022"/>
            </table:table-row>
            <table:table-row table:style-name="ro1">
              <table:table-cell office:value-type="string" calcext:value-type="string">
                <text:p>3.3.6.5.2</text:p>
              </table:table-cell>
              <table:table-cell office:value-type="string" calcext:value-type="string">
                <text:p>Automatikus támogatás</text:p>
              </table:table-cell>
              <table:table-cell table:number-columns-repeated="1022"/>
            </table:table-row>
            <table:table-row table:style-name="ro2">
              <table:table-cell/>
              <table:table-cell office:value-type="string" calcext:value-type="string">
                <text:p>Az érintett szervezet az elektronikus információs rendszerben automatikus mechanizmusokat alkalmaz a hozzáférési korlátozások érdekében, az ezzel kapcsolatos tevékenység naplózására.</text:p>
              </table:table-cell>
              <table:table-cell table:number-columns-repeated="1022"/>
            </table:table-row>
            <table:table-row table:style-name="ro1">
              <table:table-cell office:value-type="string" calcext:value-type="string">
                <text:p>3.3.6.5.3</text:p>
              </table:table-cell>
              <table:table-cell office:value-type="string" calcext:value-type="string">
                <text:p>Felülvizsgálat</text:p>
              </table:table-cell>
              <table:table-cell table:number-columns-repeated="1022"/>
            </table:table-row>
            <table:table-row table:style-name="ro2">
              <table:table-cell/>
              <table:table-cell office:value-type="string" calcext:value-type="string">
                <text:p>Az érintett szervezet rendszeresen felülvizsgálja az elektronikus információs rendszer változtatásait annak megállapítására, hogy történt-e jogosulatlan változtatás.</text:p>
              </table:table-cell>
              <table:table-cell table:number-columns-repeated="1022"/>
            </table:table-row>
            <table:table-row table:style-name="ro1">
              <table:table-cell office:value-type="string" calcext:value-type="string">
                <text:p>3.3.6.5.4</text:p>
              </table:table-cell>
              <table:table-cell office:value-type="string" calcext:value-type="string">
                <text:p>Aláírt elemek</text:p>
              </table:table-cell>
              <table:table-cell table:number-columns-repeated="1022"/>
            </table:table-row>
            <table:table-row table:style-name="ro4">
              <table:table-cell/>
              <table:table-cell office:value-type="string" calcext:value-type="string">
                <text:p>A szervezet által meghatározott szoftver- és az úgynevezett firmware (vezérlőeszköz) elemek esetében meg kell akadályozni az elemek telepítését, ha azok nincsenek digitálisan aláírva ismert és jóváhagyott tanúsítvány alkalmazásával.</text:p>
              </table:table-cell>
              <table:table-cell table:number-columns-repeated="1022"/>
            </table:table-row>
            <table:table-row table:style-name="ro1">
              <table:table-cell office:value-type="string" calcext:value-type="string">
                <text:p>3.3.6.6</text:p>
              </table:table-cell>
              <table:table-cell office:value-type="string" calcext:value-type="string">
                <text:p>Konfigurációs beállítások</text:p>
              </table:table-cell>
              <table:table-cell table:number-columns-repeated="1022"/>
            </table:table-row>
            <table:table-row table:style-name="ro1">
              <table:table-cell office:value-type="string" calcext:value-type="string">
                <text:p>3.3.6.6.1</text:p>
              </table:table-cell>
              <table:table-cell office:value-type="string" calcext:value-type="string">
                <text:p>Az érintett szervezet:</text:p>
              </table:table-cell>
              <table:table-cell table:number-columns-repeated="1022"/>
            </table:table-row>
            <table:table-row table:style-name="ro6">
              <table:table-cell office:value-type="string" calcext:value-type="string">
                <text:p>3.3.6.6.1.1</text:p>
              </table:table-cell>
              <table:table-cell office:value-type="string" calcext:value-type="string">
                <text:p>meghatározza a működési követelményeknek még megfelelő, de biztonsági szempontból a lehető leginkább korlátozott módon - a „szükséges minimum” elv alapján - az elektronikus információs rendszerben használt információtechnológiai termékekre kötelező konfigurációs beállítást, és ezt ellenőrzési listaként dokumentálja;</text:p>
              </table:table-cell>
              <table:table-cell table:number-columns-repeated="1022"/>
            </table:table-row>
            <table:table-row table:style-name="ro3">
              <table:table-cell office:value-type="string" calcext:value-type="string">
                <text:p>3.3.6.6.1.2</text:p>
              </table:table-cell>
              <table:table-cell office:value-type="string" calcext:value-type="string">
                <text:p>elvégzi a konfigurációs beállításokat az elektronikus információs rendszer valamennyi elemében;</text:p>
              </table:table-cell>
              <table:table-cell table:number-columns-repeated="1022"/>
            </table:table-row>
            <table:table-row table:style-name="ro3">
              <table:table-cell office:value-type="string" calcext:value-type="string">
                <text:p>3.3.6.6.1.3</text:p>
              </table:table-cell>
              <table:table-cell office:value-type="string" calcext:value-type="string">
                <text:p>a meghatározott elemek konfigurációs beállításaiban azonosít, dokumentál és jóváhagy minden eltérést;</text:p>
              </table:table-cell>
              <table:table-cell table:number-columns-repeated="1022"/>
            </table:table-row>
            <table:table-row table:style-name="ro3">
              <table:table-cell office:value-type="string" calcext:value-type="string">
                <text:p>3.3.6.6.1.4</text:p>
              </table:table-cell>
              <table:table-cell office:value-type="string" calcext:value-type="string">
                <text:p>figyelemmel kíséri és ellenőrzi a konfigurációs beállítások változtatásait, az érintett szervezet belső szabályzataival és eljárásaival összhangban.</text:p>
              </table:table-cell>
              <table:table-cell table:number-columns-repeated="1022"/>
            </table:table-row>
            <table:table-row table:style-name="ro1">
              <table:table-cell office:value-type="string" calcext:value-type="string">
                <text:p>3.3.6.6.2</text:p>
              </table:table-cell>
              <table:table-cell office:value-type="string" calcext:value-type="string">
                <text:p>Automatikus támogatás</text:p>
              </table:table-cell>
              <table:table-cell table:number-columns-repeated="1022"/>
            </table:table-row>
            <table:table-row table:style-name="ro2">
              <table:table-cell/>
              <table:table-cell office:value-type="string" calcext:value-type="string">
                <text:p>Az érintett szervezet az elektronikus információs rendszerre vonatkozóan automatikus mechanizmusokat alkalmaz a konfigurációs beállítások központi kezelésére, alkalmazására és ellenőrzésére.</text:p>
              </table:table-cell>
              <table:table-cell table:number-columns-repeated="1022"/>
            </table:table-row>
            <table:table-row table:style-name="ro1">
              <table:table-cell office:value-type="string" calcext:value-type="string">
                <text:p>3.3.6.6.3</text:p>
              </table:table-cell>
              <table:table-cell office:value-type="string" calcext:value-type="string">
                <text:p>Reagálás jogosulatlan változásokra</text:p>
              </table:table-cell>
              <table:table-cell table:number-columns-repeated="1022"/>
            </table:table-row>
            <table:table-row table:style-name="ro3">
              <table:table-cell/>
              <table:table-cell office:value-type="string" calcext:value-type="string">
                <text:p>Az érintett szervezet meghatározott intézkedéseket vezet be a meghatározott konfigurációs beállítások jogosulatlan változtatásai esetén.</text:p>
              </table:table-cell>
              <table:table-cell table:number-columns-repeated="1022"/>
            </table:table-row>
            <table:table-row table:style-name="ro1">
              <table:table-cell office:value-type="string" calcext:value-type="string">
                <text:p>3.3.6.7</text:p>
              </table:table-cell>
              <table:table-cell office:value-type="string" calcext:value-type="string">
                <text:p>Legszűkebb funkcionalitás</text:p>
              </table:table-cell>
              <table:table-cell table:number-columns-repeated="1022"/>
            </table:table-row>
            <table:table-row table:style-name="ro1">
              <table:table-cell office:value-type="string" calcext:value-type="string">
                <text:p>3.3.6.7.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6.7.1.1</text:p>
              </table:table-cell>
              <table:table-cell office:value-type="string" calcext:value-type="string">
                <text:p>az elektronikus információs rendszert úgy konfigurálja, hogy az csak a szükséges szolgáltatásokat nyújtsa;</text:p>
              </table:table-cell>
              <table:table-cell table:number-columns-repeated="1022"/>
            </table:table-row>
            <table:table-row table:style-name="ro3">
              <table:table-cell office:value-type="string" calcext:value-type="string">
                <text:p>3.3.6.7.1.2</text:p>
              </table:table-cell>
              <table:table-cell office:value-type="string" calcext:value-type="string">
                <text:p>meghatározza a tiltott, vagy korlátozott, nem szükséges funkciók, portok, protokollok, szolgáltatások, szoftverek használatát.</text:p>
              </table:table-cell>
              <table:table-cell table:number-columns-repeated="1022"/>
            </table:table-row>
            <table:table-row table:style-name="ro1">
              <table:table-cell office:value-type="string" calcext:value-type="string">
                <text:p>3.3.6.7.2</text:p>
              </table:table-cell>
              <table:table-cell office:value-type="string" calcext:value-type="string">
                <text:p>Rendszeres felülvizsgálat</text:p>
              </table:table-cell>
              <table:table-cell table:number-columns-repeated="1022"/>
            </table:table-row>
            <table:table-row table:style-name="ro2">
              <table:table-cell office:value-type="string" calcext:value-type="string">
                <text:p>3.3.6.7.2.1</text:p>
              </table:table-cell>
              <table:table-cell office:value-type="string" calcext:value-type="string">
                <text:p>Az érintett szervezet meghatározott gyakorisággal átvizsgálja az elektronikus információs rendszert, meghatározza és kizárja, vagy letiltja a szükségtelen vagy nem biztonságos funkciókat, portokat, protokollokat és szolgáltatásokat.</text:p>
              </table:table-cell>
              <table:table-cell table:number-columns-repeated="1022"/>
            </table:table-row>
            <table:table-row table:style-name="ro4">
              <table:table-cell office:value-type="string" calcext:value-type="string">
                <text:p>3.3.6.7.2.2</text:p>
              </table:table-cell>
              <table:table-cell office:value-type="string" calcext:value-type="string">
                <text:p>Az érintett szervezetnek a szoftver használatra meghatározott szabályzatainak vagy a szoftver használatára vonatkozó feltételeinek és kikötéseinek megfelelően az elektronikus információs rendszer megakadályozza a tiltott programok futtatását.</text:p>
              </table:table-cell>
              <table:table-cell table:number-columns-repeated="1022"/>
            </table:table-row>
            <table:table-row table:style-name="ro1">
              <table:table-cell office:value-type="string" calcext:value-type="string">
                <text:p>3.3.6.7.3</text:p>
              </table:table-cell>
              <table:table-cell office:value-type="string" calcext:value-type="string">
                <text:p>Nem futtatható szoftverek</text:p>
              </table:table-cell>
              <table:table-cell table:number-columns-repeated="1022"/>
            </table:table-row>
            <table:table-row table:style-name="ro2">
              <table:table-cell/>
              <table:table-cell office:value-type="string" calcext:value-type="string">
                <text:p>Az érintett szervezet meghatározza, rendszeresen felülvizsgálja és frissíti az elektronikus információs rendszerben nem futtatható (tiltott, úgynevezett feketelistás) szoftverek listáját, és megtiltja ezek futtatását.</text:p>
              </table:table-cell>
              <table:table-cell table:number-columns-repeated="1022"/>
            </table:table-row>
            <table:table-row table:style-name="ro1">
              <table:table-cell office:value-type="string" calcext:value-type="string">
                <text:p>3.3.6.7.4</text:p>
              </table:table-cell>
              <table:table-cell office:value-type="string" calcext:value-type="string">
                <text:p>Futtatható szoftverek</text:p>
              </table:table-cell>
              <table:table-cell table:number-columns-repeated="1022"/>
            </table:table-row>
            <table:table-row table:style-name="ro4">
              <table:table-cell/>
              <table:table-cell office:value-type="string" calcext:value-type="string">
                <text:p>Az érintett szervezet meghatározza, rendszeresen felülvizsgálja és frissíti az elektronikus információs rendszerben jogosultan futtatható (engedélyezett, úgynevezett fehérlistás) szoftverek listáját, és engedélyezi ezek futtatását, az ettől eltérő szoftver futtatását egyedi engedélyhez köti.</text:p>
              </table:table-cell>
              <table:table-cell table:number-columns-repeated="1022"/>
            </table:table-row>
            <table:table-row table:style-name="ro1">
              <table:table-cell office:value-type="string" calcext:value-type="string">
                <text:p>3.3.6.8</text:p>
              </table:table-cell>
              <table:table-cell office:value-type="string" calcext:value-type="string">
                <text:p>Elektronikus információs rendszerelem leltár</text:p>
              </table:table-cell>
              <table:table-cell table:number-columns-repeated="1022"/>
            </table:table-row>
            <table:table-row table:style-name="ro1">
              <table:table-cell office:value-type="string" calcext:value-type="string">
                <text:p>3.3.6.8.1</text:p>
              </table:table-cell>
              <table:table-cell office:value-type="string" calcext:value-type="string">
                <text:p>Az érintett szervezet:</text:p>
              </table:table-cell>
              <table:table-cell table:number-columns-repeated="1022"/>
            </table:table-row>
            <table:table-row table:style-name="ro1">
              <table:table-cell office:value-type="string" calcext:value-type="string">
                <text:p>3.3.6.8.1.1</text:p>
              </table:table-cell>
              <table:table-cell office:value-type="string" calcext:value-type="string">
                <text:p>leltárt készít az elektronikus információs rendszer elemeiről;</text:p>
              </table:table-cell>
              <table:table-cell table:number-columns-repeated="1022"/>
            </table:table-row>
            <table:table-row table:style-name="ro3">
              <table:table-cell office:value-type="string" calcext:value-type="string">
                <text:p>3.3.6.8.1.2</text:p>
              </table:table-cell>
              <table:table-cell office:value-type="string" calcext:value-type="string">
                <text:p>meghatározott gyakorisággal felülvizsgálja és frissíti az elektronikus információs rendszerelem leltárt;</text:p>
              </table:table-cell>
              <table:table-cell table:number-columns-repeated="1022"/>
            </table:table-row>
            <table:table-row table:style-name="ro1">
              <table:table-cell office:value-type="string" calcext:value-type="string">
                <text:p>3.3.6.8.1.3</text:p>
              </table:table-cell>
              <table:table-cell office:value-type="string" calcext:value-type="string">
                <text:p>gondoskodik arról, hogy a leltár:</text:p>
              </table:table-cell>
              <table:table-cell table:number-columns-repeated="1022"/>
            </table:table-row>
            <table:table-row table:style-name="ro1">
              <table:table-cell office:value-type="string" calcext:value-type="string">
                <text:p>3.3.6.8.1.3.1</text:p>
              </table:table-cell>
              <table:table-cell office:value-type="string" calcext:value-type="string">
                <text:p>pontosan tükrözze az elektronikus információs rendszer aktuális állapotát;</text:p>
              </table:table-cell>
              <table:table-cell table:number-columns-repeated="1022"/>
            </table:table-row>
            <table:table-row table:style-name="ro3">
              <table:table-cell office:value-type="string" calcext:value-type="string">
                <text:p>3.3.6.8.1.3.2</text:p>
              </table:table-cell>
              <table:table-cell office:value-type="string" calcext:value-type="string">
                <text:p>az elektronikus információs rendszer hatókörébe eső valamennyi hardver- és szoftverelemet tartalmazza;</text:p>
              </table:table-cell>
              <table:table-cell table:number-columns-repeated="1022"/>
            </table:table-row>
            <table:table-row table:style-name="ro1">
              <table:table-cell office:value-type="string" calcext:value-type="string">
                <text:p>3.3.6.8.1.3.3</text:p>
              </table:table-cell>
              <table:table-cell office:value-type="string" calcext:value-type="string">
                <text:p>legyen kellően részletes a nyomkövetéshez és a jelentéskészítéshez.</text:p>
              </table:table-cell>
              <table:table-cell table:number-columns-repeated="1022"/>
            </table:table-row>
            <table:table-row table:style-name="ro1">
              <table:table-cell office:value-type="string" calcext:value-type="string">
                <text:p>3.3.6.8.2</text:p>
              </table:table-cell>
              <table:table-cell office:value-type="string" calcext:value-type="string">
                <text:p>Frissítés</text:p>
              </table:table-cell>
              <table:table-cell table:number-columns-repeated="1022"/>
            </table:table-row>
            <table:table-row table:style-name="ro2">
              <table:table-cell/>
              <table:table-cell office:value-type="string" calcext:value-type="string">
                <text:p>Az érintett szervezet az elektronikus információs rendszerelem leltárt frissíti az egyes rendszerelemek telepítésének, eltávolításának, frissítésének időpontjában.</text:p>
              </table:table-cell>
              <table:table-cell table:number-columns-repeated="1022"/>
            </table:table-row>
            <table:table-row table:style-name="ro1">
              <table:table-cell office:value-type="string" calcext:value-type="string">
                <text:p>3.3.6.8.3</text:p>
              </table:table-cell>
              <table:table-cell office:value-type="string" calcext:value-type="string">
                <text:p>Jogosulatlan elemek automatikus észlelése</text:p>
              </table:table-cell>
              <table:table-cell table:number-columns-repeated="1022"/>
            </table:table-row>
            <table:table-row table:style-name="ro2">
              <table:table-cell office:value-type="string" calcext:value-type="string">
                <text:p>3.3.6.8.3.1</text:p>
              </table:table-cell>
              <table:table-cell office:value-type="string" calcext:value-type="string">
                <text:p>Automatizált mechanizmusok biztosítják, hogy a szervezet által meghatározott gyakorisággal a jogosulatlan hardver-, szoftver- és firmware elemek észlelése megtörténjen.</text:p>
              </table:table-cell>
              <table:table-cell table:number-columns-repeated="1022"/>
            </table:table-row>
            <table:table-row table:style-name="ro2">
              <table:table-cell office:value-type="string" calcext:value-type="string">
                <text:p>3.3.6.8.3.2</text:p>
              </table:table-cell>
              <table:table-cell office:value-type="string" calcext:value-type="string">
                <text:p>A jogosulatlan elemek észlelése esetén le kell tiltani az ilyen elemek általi hálózati hozzáférést, el kell őket különíteni, és értesíteni kell az illetékes személyeket.</text:p>
              </table:table-cell>
              <table:table-cell table:number-columns-repeated="1022"/>
            </table:table-row>
            <table:table-row table:style-name="ro1">
              <table:table-cell office:value-type="string" calcext:value-type="string">
                <text:p>3.3.6.8.4</text:p>
              </table:table-cell>
              <table:table-cell office:value-type="string" calcext:value-type="string">
                <text:p>Duplikálás elleni védelem</text:p>
              </table:table-cell>
              <table:table-cell table:number-columns-repeated="1022"/>
            </table:table-row>
            <table:table-row table:style-name="ro2">
              <table:table-cell/>
              <table:table-cell office:value-type="string" calcext:value-type="string">
                <text:p>Az érintett szervezet ellenőrzi, hogy az elektronikus információs rendszer hatókörén belüli elemek nincsenek-e felvéve más elektronikus információs rendszerek leltárában.</text:p>
              </table:table-cell>
              <table:table-cell table:number-columns-repeated="1022"/>
            </table:table-row>
            <table:table-row table:style-name="ro1">
              <table:table-cell office:value-type="string" calcext:value-type="string">
                <text:p>3.3.6.8.5</text:p>
              </table:table-cell>
              <table:table-cell office:value-type="string" calcext:value-type="string">
                <text:p>Automatikus támogatás</text:p>
              </table:table-cell>
              <table:table-cell table:number-columns-repeated="1022"/>
            </table:table-row>
            <table:table-row table:style-name="ro2">
              <table:table-cell/>
              <table:table-cell office:value-type="string" calcext:value-type="string">
                <text:p>Az érintett szervezet automatikus mechanizmusokat alkalmaz az elektronikus információs rendszerelem leltár naprakész, teljes, pontos, és állandóan rendelkezésre álló kezelésének támogatására.</text:p>
              </table:table-cell>
              <table:table-cell table:number-columns-repeated="1022"/>
            </table:table-row>
            <table:table-row table:style-name="ro1">
              <table:table-cell office:value-type="string" calcext:value-type="string">
                <text:p>3.3.6.8.6</text:p>
              </table:table-cell>
              <table:table-cell office:value-type="string" calcext:value-type="string">
                <text:p>Naplózás</text:p>
              </table:table-cell>
              <table:table-cell table:number-columns-repeated="1022"/>
            </table:table-row>
            <table:table-row table:style-name="ro2">
              <table:table-cell/>
              <table:table-cell office:value-type="string" calcext:value-type="string">
                <text:p>Az elektronikus információs rendszerelem leltárhoz csatolni kell az egyes elemek adminisztrálásáért felelős személyek nevét, pozícióját vagy szerepkörét.</text:p>
              </table:table-cell>
              <table:table-cell table:number-columns-repeated="1022"/>
            </table:table-row>
            <table:table-row table:style-name="ro1">
              <table:table-cell office:value-type="string" calcext:value-type="string">
                <text:p>3.3.6.9</text:p>
              </table:table-cell>
              <table:table-cell office:value-type="string" calcext:value-type="string">
                <text:p>Konfigurációkezelési terv</text:p>
              </table:table-cell>
              <table:table-cell table:number-columns-repeated="1022"/>
            </table:table-row>
            <table:table-row table:style-name="ro1">
              <table:table-cell office:value-type="string" calcext:value-type="string">
                <text:p>3.3.6.9.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6.9.1.1</text:p>
              </table:table-cell>
              <table:table-cell office:value-type="string" calcext:value-type="string">
                <text:p>kialakít, dokumentál és végrehajt egy, az elektronikus információs rendszerre vonatkozó konfigurációkezelési tervet, mely figyelembe veszi a szerepköröket, felelősségeket, konfigurációkezelési folyamatokat és eljárásokat;</text:p>
              </table:table-cell>
              <table:table-cell table:number-columns-repeated="1022"/>
            </table:table-row>
            <table:table-row table:style-name="ro2">
              <table:table-cell office:value-type="string" calcext:value-type="string">
                <text:p>3.3.6.9.1.2</text:p>
              </table:table-cell>
              <table:table-cell office:value-type="string" calcext:value-type="string">
                <text:p>bevezet egy folyamatot a konfigurációelemek azonosítására a rendszer-fejlesztési életciklus folyamán és a konfigurációelemek konfigurációjának kezelésére;</text:p>
              </table:table-cell>
              <table:table-cell table:number-columns-repeated="1022"/>
            </table:table-row>
            <table:table-row table:style-name="ro3">
              <table:table-cell office:value-type="string" calcext:value-type="string">
                <text:p>3.3.6.9.1.3</text:p>
              </table:table-cell>
              <table:table-cell office:value-type="string" calcext:value-type="string">
                <text:p>meghatározza az elektronikus információs rendszer konfigurációelemeit, és a konfigurációelemeket a konfigurációkezelés alá helyezi;</text:p>
              </table:table-cell>
              <table:table-cell table:number-columns-repeated="1022"/>
            </table:table-row>
            <table:table-row table:style-name="ro3">
              <table:table-cell office:value-type="string" calcext:value-type="string">
                <text:p>3.3.6.9.1.4</text:p>
              </table:table-cell>
              <table:table-cell office:value-type="string" calcext:value-type="string">
                <text:p>védi a konfigurációkezelési tervet a jogosulatlan felfedéssel és módosítással szemben.</text:p>
              </table:table-cell>
              <table:table-cell table:number-columns-repeated="1022"/>
            </table:table-row>
            <table:table-row table:style-name="ro1">
              <table:table-cell office:value-type="string" calcext:value-type="string">
                <text:p>3.3.6.10</text:p>
              </table:table-cell>
              <table:table-cell office:value-type="string" calcext:value-type="string">
                <text:p>A szoftverhasználat korlátozásai</text:p>
              </table:table-cell>
              <table:table-cell table:number-columns-repeated="1022"/>
            </table:table-row>
            <table:table-row table:style-name="ro1">
              <table:table-cell office:value-type="string" calcext:value-type="string">
                <text:p>3.3.6.10.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6.10.1.1</text:p>
              </table:table-cell>
              <table:table-cell office:value-type="string" calcext:value-type="string">
                <text:p>kizárólag olyan szoftvereket és kapcsolódó dokumentációt használ, amelyek megfelelnek a reájuk vonatkozó szerződésbeli elvárásoknak, és a szerzői jogi, vagy más jogszabályoknak;</text:p>
              </table:table-cell>
              <table:table-cell table:number-columns-repeated="1022"/>
            </table:table-row>
            <table:table-row table:style-name="ro3">
              <table:table-cell office:value-type="string" calcext:value-type="string">
                <text:p>3.3.6.10.1.2</text:p>
              </table:table-cell>
              <table:table-cell office:value-type="string" calcext:value-type="string">
                <text:p>a másolatok, megosztások ellenőrzésére nyomon követi a mennyiségi licencekkel védett szoftverek és a kapcsolódó dokumentációk használatát;</text:p>
              </table:table-cell>
              <table:table-cell table:number-columns-repeated="1022"/>
            </table:table-row>
            <table:table-row table:style-name="ro4">
              <table:table-cell office:value-type="string" calcext:value-type="string">
                <text:p>3.3.6.10.1.3</text:p>
              </table:table-cell>
              <table:table-cell office:value-type="string" calcext:value-type="string">
                <text:p>ellenőrzi és dokumentálja az állomány megosztásokat, hogy meggyőződjön arról, hogy ezt a lehetőséget nem használják szerzői joggal védett munka jogosulatlan megosztására, megjelenítésére, végrehajtására vagy reprodukálására.</text:p>
              </table:table-cell>
              <table:table-cell table:number-columns-repeated="1022"/>
            </table:table-row>
            <table:table-row table:style-name="ro1">
              <table:table-cell office:value-type="string" calcext:value-type="string">
                <text:p>3.3.6.11</text:p>
              </table:table-cell>
              <table:table-cell office:value-type="string" calcext:value-type="string">
                <text:p>A felhasználó által telepített szoftverek</text:p>
              </table:table-cell>
              <table:table-cell table:number-columns-repeated="1022"/>
            </table:table-row>
            <table:table-row table:style-name="ro1">
              <table:table-cell office:value-type="string" calcext:value-type="string">
                <text:p>3.3.6.11.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6.11.1.1</text:p>
              </table:table-cell>
              <table:table-cell office:value-type="string" calcext:value-type="string">
                <text:p>megfogalmazza az elektronikus információs rendszer vonatkozásában, a szervezetre érvényes követelmények szerint dokumentálja, és a szervezeten belül kihirdeti azokat a szabályokat, amelyek meghatározzák a szoftverek felhasználó általi telepítési lehetőségét;</text:p>
              </table:table-cell>
              <table:table-cell table:number-columns-repeated="1022"/>
            </table:table-row>
            <table:table-row table:style-name="ro3">
              <table:table-cell office:value-type="string" calcext:value-type="string">
                <text:p>3.3.6.11.1.2</text:p>
              </table:table-cell>
              <table:table-cell office:value-type="string" calcext:value-type="string">
                <text:p>érvényesíti a szoftvertelepítésre vonatkozó szabályokat az érintett szervezet által meghatározott módszerek szerint;</text:p>
              </table:table-cell>
              <table:table-cell table:number-columns-repeated="1022"/>
            </table:table-row>
            <table:table-row table:style-name="ro1">
              <table:table-cell office:value-type="string" calcext:value-type="string">
                <text:p>3.3.6.11.1.3</text:p>
              </table:table-cell>
              <table:table-cell office:value-type="string" calcext:value-type="string">
                <text:p>meghatározott gyakorisággal ellenőrzi a szabályok betartását.</text:p>
              </table:table-cell>
              <table:table-cell table:number-columns-repeated="1022"/>
            </table:table-row>
          </table:table-row-group>
          <table:table-row table:style-name="ro1">
            <table:table-cell table:style-name="ce11" office:value-type="string" calcext:value-type="string">
              <text:p>3.3.7</text:p>
            </table:table-cell>
            <table:table-cell table:style-name="ce7" office:value-type="string" calcext:value-type="string">
              <text:p>KARBANTARTÁS</text:p>
            </table:table-cell>
            <table:table-cell table:style-name="ce2" table:number-columns-repeated="1022"/>
          </table:table-row>
          <table:table-row-group>
            <table:table-row table:style-name="ro1">
              <table:table-cell office:value-type="string" calcext:value-type="string">
                <text:p>3.3.7.1</text:p>
              </table:table-cell>
              <table:table-cell office:value-type="string" calcext:value-type="string">
                <text:p>Rendszer karbantartási eljárásrend</text:p>
              </table:table-cell>
              <table:table-cell table:number-columns-repeated="1022"/>
            </table:table-row>
            <table:table-row table:style-name="ro1">
              <table:table-cell office:value-type="string" calcext:value-type="string">
                <text:p>3.3.7.1.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7.1.1.1</text:p>
              </table:table-cell>
              <table:table-cell office:value-type="string" calcext:value-type="string">
                <text:p>megfogalmazza, és az érintett szervezetre érvényes követelmények szerint dokumentálja, valamint az érintett szervezeten belül kihirdeti a rendszer karbantartási eljárásrendet, mely a rendszer karbantartási kezelési szabályzat és az ahhoz kapcsolódó ellenőrzések megvalósítását segíti elő;</text:p>
              </table:table-cell>
              <table:table-cell table:number-columns-repeated="1022"/>
            </table:table-row>
            <table:table-row table:style-name="ro2">
              <table:table-cell office:value-type="string" calcext:value-type="string">
                <text:p>3.3.7.1.1.2</text:p>
              </table:table-cell>
              <table:table-cell office:value-type="string" calcext:value-type="string">
                <text:p>a fizikai védelmi eljárásrendben vagy más belső szabályozásában meghatározott gyakorisággal felülvizsgálja és frissíti a rendszer karbantartási eljárásrendet.</text:p>
              </table:table-cell>
              <table:table-cell table:number-columns-repeated="1022"/>
            </table:table-row>
            <table:table-row table:style-name="ro1">
              <table:table-cell office:value-type="string" calcext:value-type="string">
                <text:p>3.3.7.2</text:p>
              </table:table-cell>
              <table:table-cell office:value-type="string" calcext:value-type="string">
                <text:p>Rendszeres karbantartás</text:p>
              </table:table-cell>
              <table:table-cell table:number-columns-repeated="1022"/>
            </table:table-row>
            <table:table-row table:style-name="ro1">
              <table:table-cell office:value-type="string" calcext:value-type="string">
                <text:p>3.3.7.2.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7.2.1.1</text:p>
              </table:table-cell>
              <table:table-cell office:value-type="string" calcext:value-type="string">
                <text:p>a karbantartásokat és javításokat ütemezetten hajtja végre, dokumentálja és felülvizsgálja a karbantartásokról és javításokról készült feljegyzéseket a gyártó vagy a forgalmazó specifikációinak és a szervezeti követelményeknek megfelelően;</text:p>
              </table:table-cell>
              <table:table-cell table:number-columns-repeated="1022"/>
            </table:table-row>
            <table:table-row table:style-name="ro2">
              <table:table-cell office:value-type="string" calcext:value-type="string">
                <text:p>3.3.7.2.1.2</text:p>
              </table:table-cell>
              <table:table-cell office:value-type="string" calcext:value-type="string">
                <text:p>jóváhagyja és ellenőrzi az összes karbantartási tevékenységet, függetlenül attól, hogy azt a helyszínen vagy távolról végzik, és függetlenül attól, hogy a berendezést a helyszínen, vagy másutt tartják karban;</text:p>
              </table:table-cell>
              <table:table-cell table:number-columns-repeated="1022"/>
            </table:table-row>
            <table:table-row table:style-name="ro3">
              <table:table-cell office:value-type="string" calcext:value-type="string">
                <text:p>3.3.7.2.1.3</text:p>
              </table:table-cell>
              <table:table-cell office:value-type="string" calcext:value-type="string">
                <text:p>az ezért felelős személyek jóváhagyásához köti az elektronikus információs rendszer vagy a rendszerelemek kiszállítását a szervezeti létesítményből;</text:p>
              </table:table-cell>
              <table:table-cell table:number-columns-repeated="1022"/>
            </table:table-row>
            <table:table-row table:style-name="ro3">
              <table:table-cell office:value-type="string" calcext:value-type="string">
                <text:p>3.3.7.2.1.4</text:p>
              </table:table-cell>
              <table:table-cell office:value-type="string" calcext:value-type="string">
                <text:p>az elszállítás előtt minden adatot és információt - mentést követően - töröl a berendezésről;</text:p>
              </table:table-cell>
              <table:table-cell table:number-columns-repeated="1022"/>
            </table:table-row>
            <table:table-row table:style-name="ro3">
              <table:table-cell office:value-type="string" calcext:value-type="string">
                <text:p>3.3.7.2.1.5</text:p>
              </table:table-cell>
              <table:table-cell office:value-type="string" calcext:value-type="string">
                <text:p>ellenőrzi, hogy a berendezések a karbantartási vagy javítási tevékenységek után is megfelelően működnek-e, és biztonsági ellenőrzésnek veti alá azokat;</text:p>
              </table:table-cell>
              <table:table-cell table:number-columns-repeated="1022"/>
            </table:table-row>
            <table:table-row table:style-name="ro3">
              <table:table-cell office:value-type="string" calcext:value-type="string">
                <text:p>3.3.7.2.1.6</text:p>
              </table:table-cell>
              <table:table-cell office:value-type="string" calcext:value-type="string">
                <text:p>csatolja a meghatározott, karbantartással kapcsolatos információkat a karbantartási nyilvántartáshoz.</text:p>
              </table:table-cell>
              <table:table-cell table:number-columns-repeated="1022"/>
            </table:table-row>
            <table:table-row table:style-name="ro1">
              <table:table-cell office:value-type="string" calcext:value-type="string">
                <text:p>3.3.7.2.2</text:p>
              </table:table-cell>
              <table:table-cell office:value-type="string" calcext:value-type="string">
                <text:p>Automatikus támogatás</text:p>
              </table:table-cell>
              <table:table-cell table:number-columns-repeated="1022"/>
            </table:table-row>
            <table:table-row table:style-name="ro1">
              <table:table-cell office:value-type="string" calcext:value-type="string">
                <text:p>3.3.7.2.2.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7.2.2.1.1</text:p>
              </table:table-cell>
              <table:table-cell office:value-type="string" calcext:value-type="string">
                <text:p>automatizált mechanizmusokat alkalmaz a karbantartások és javítások ütemezésére, lefolytatására és dokumentálására;</text:p>
              </table:table-cell>
              <table:table-cell table:number-columns-repeated="1022"/>
            </table:table-row>
            <table:table-row table:style-name="ro3">
              <table:table-cell office:value-type="string" calcext:value-type="string">
                <text:p>3.3.7.2.2.1.2</text:p>
              </table:table-cell>
              <table:table-cell office:value-type="string" calcext:value-type="string">
                <text:p>naprakész, pontos és teljes nyilvántartást készít minden igényelt, ütemezett, folyamatban lévő és befejezett karbantartási és javítási akcióról.</text:p>
              </table:table-cell>
              <table:table-cell table:number-columns-repeated="1022"/>
            </table:table-row>
            <table:table-row table:style-name="ro1">
              <table:table-cell office:value-type="string" calcext:value-type="string">
                <text:p>3.3.7.3</text:p>
              </table:table-cell>
              <table:table-cell office:value-type="string" calcext:value-type="string">
                <text:p>Karbantartási eszközök</text:p>
              </table:table-cell>
              <table:table-cell table:number-columns-repeated="1022"/>
            </table:table-row>
            <table:table-row table:style-name="ro2">
              <table:table-cell office:value-type="string" calcext:value-type="string">
                <text:p>3.3.7.3.1</text:p>
              </table:table-cell>
              <table:table-cell office:value-type="string" calcext:value-type="string">
                <text:p>Az érintett szervezet az elektronikus információs rendszer vonatkozásában jóváhagyja, nyilvántartja, és ellenőrzi az elektronikus információs rendszer karbantartási eszközeit.</text:p>
              </table:table-cell>
              <table:table-cell table:number-columns-repeated="1022"/>
            </table:table-row>
            <table:table-row table:style-name="ro1">
              <table:table-cell office:value-type="string" calcext:value-type="string">
                <text:p>3.3.7.3.2</text:p>
              </table:table-cell>
              <table:table-cell office:value-type="string" calcext:value-type="string">
                <text:p>Adathordozó ellenőrzés</text:p>
              </table:table-cell>
              <table:table-cell table:number-columns-repeated="1022"/>
            </table:table-row>
            <table:table-row table:style-name="ro1">
              <table:table-cell office:value-type="string" calcext:value-type="string">
                <text:p>Az érintett szervezet ellenőrzi a diagnosztikai és teszt programokat tartalmazó adathordozókat a kártékony kódok tekintetében, mielőtt azt az elektronikus információs rendszerben használnák</text:p>
              </table:table-cell>
              <table:table-cell table:number-columns-repeated="1023"/>
            </table:table-row>
            <table:table-row table:style-name="ro1">
              <table:table-cell office:value-type="string" calcext:value-type="string">
                <text:p>3.3.7.4</text:p>
              </table:table-cell>
              <table:table-cell office:value-type="string" calcext:value-type="string">
                <text:p>Távoli karbantartás</text:p>
              </table:table-cell>
              <table:table-cell table:number-columns-repeated="1022"/>
            </table:table-row>
            <table:table-row table:style-name="ro1">
              <table:table-cell office:value-type="string" calcext:value-type="string">
                <text:p>3.3.7.4.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7.4.1.1</text:p>
              </table:table-cell>
              <table:table-cell office:value-type="string" calcext:value-type="string">
                <text:p>jóváhagyja, nyomon követi és ellenőrzi a távoli karbantartási és diagnosztikai tevékenységeket;</text:p>
              </table:table-cell>
              <table:table-cell table:number-columns-repeated="1022"/>
            </table:table-row>
            <table:table-row table:style-name="ro4">
              <table:table-cell office:value-type="string" calcext:value-type="string">
                <text:p>3.3.7.4.1.2</text:p>
              </table:table-cell>
              <table:table-cell office:value-type="string" calcext:value-type="string">
                <text:p>akkor engedélyezi a távoli karbantartási és diagnosztikai eszközök használatát, ha az összhangban áll az informatikai biztonsági szabályzattal, és dokumentálva van az elektronikus információs rendszer rendszerbiztonsági tervében;</text:p>
              </table:table-cell>
              <table:table-cell table:number-columns-repeated="1022"/>
            </table:table-row>
            <table:table-row table:style-name="ro3">
              <table:table-cell office:value-type="string" calcext:value-type="string">
                <text:p>3.3.7.4.1.3</text:p>
              </table:table-cell>
              <table:table-cell office:value-type="string" calcext:value-type="string">
                <text:p>hitelesítéseket alkalmaz a távoli karbantartási és diagnosztikai munkaszakaszok létrehozásánál;</text:p>
              </table:table-cell>
              <table:table-cell table:number-columns-repeated="1022"/>
            </table:table-row>
            <table:table-row table:style-name="ro1">
              <table:table-cell office:value-type="string" calcext:value-type="string">
                <text:p>3.3.7.4.1.4</text:p>
              </table:table-cell>
              <table:table-cell office:value-type="string" calcext:value-type="string">
                <text:p>nyilvántartást vezet a távoli karbantartási és diagnosztikai tevékenységekről;</text:p>
              </table:table-cell>
              <table:table-cell table:number-columns-repeated="1022"/>
            </table:table-row>
            <table:table-row table:style-name="ro3">
              <table:table-cell office:value-type="string" calcext:value-type="string">
                <text:p>3.3.7.4.1.5</text:p>
              </table:table-cell>
              <table:table-cell office:value-type="string" calcext:value-type="string">
                <text:p>lezárja a munkaszakaszt és a hálózati kapcsolatokat, amikor a távoli karbantartás befejeződik.</text:p>
              </table:table-cell>
              <table:table-cell table:number-columns-repeated="1022"/>
            </table:table-row>
            <table:table-row table:style-name="ro1">
              <table:table-cell office:value-type="string" calcext:value-type="string">
                <text:p>3.3.7.4.2</text:p>
              </table:table-cell>
              <table:table-cell office:value-type="string" calcext:value-type="string">
                <text:p>Dokumentálás</text:p>
              </table:table-cell>
              <table:table-cell table:number-columns-repeated="1022"/>
            </table:table-row>
            <table:table-row table:style-name="ro2">
              <table:table-cell/>
              <table:table-cell office:value-type="string" calcext:value-type="string">
                <text:p>Az érintett szervezet az elektronikus információs rendszer rendszerbiztonsági tervében dokumentálja a távoli karbantartási és diagnosztikai kapcsolatok létrehozására és használatára vonatkozó szabályokat és eljárásokat.</text:p>
              </table:table-cell>
              <table:table-cell table:number-columns-repeated="1022"/>
            </table:table-row>
            <table:table-row table:style-name="ro1">
              <table:table-cell office:value-type="string" calcext:value-type="string">
                <text:p>3.3.7.4.3</text:p>
              </table:table-cell>
              <table:table-cell office:value-type="string" calcext:value-type="string">
                <text:p>Összehasonlítható biztonság</text:p>
              </table:table-cell>
              <table:table-cell table:number-columns-repeated="1022"/>
            </table:table-row>
            <table:table-row table:style-name="ro4">
              <table:table-cell office:value-type="string" calcext:value-type="string">
                <text:p>3.3.7.4.3.1</text:p>
              </table:table-cell>
              <table:table-cell office:value-type="string" calcext:value-type="string">
                <text:p>Az érintett szervezet megköveteli, hogy a távoli karbantartási és diagnosztikai javítások olyan elektronikus információs rendszerből legyenek végrehajtva, amelyben a biztonsági képességek azonos szintűek a szervizelt rendszer biztonsági képességekkel.</text:p>
              </table:table-cell>
              <table:table-cell table:number-columns-repeated="1022"/>
            </table:table-row>
            <table:table-row table:style-name="ro4">
              <table:table-cell office:value-type="string" calcext:value-type="string">
                <text:p>3.3.7.4.3.2</text:p>
              </table:table-cell>
              <table:table-cell office:value-type="string" calcext:value-type="string">
                <text:p>Ha a 3.3.7.4.3.1. pont szerinti eljárás nem biztosított, a szervizelendő elemet el kell távolítani az elektronikus információs rendszerből, és a távoli karbantartási és diagnosztikai szervizelést megelőzően minden információt törölni kell az érintett rendszerelemről.</text:p>
              </table:table-cell>
              <table:table-cell table:number-columns-repeated="1022"/>
            </table:table-row>
            <table:table-row table:style-name="ro4">
              <table:table-cell office:value-type="string" calcext:value-type="string">
                <text:p>3.3.7.4.3.3</text:p>
              </table:table-cell>
              <table:table-cell office:value-type="string" calcext:value-type="string">
                <text:p>Ha a 3.3.7.4.3.1. vagy a 3.3.7.4.3.2. pont szerinti eljárást nem lehet lefolytatni, a szervizelés végrehajtását követően át kell vizsgálni az elemet a lehetséges kártékony szoftverek miatt, mielőtt visszakapcsoljak az elektronikus információs rendszerhez.</text:p>
              </table:table-cell>
              <table:table-cell table:number-columns-repeated="1022"/>
            </table:table-row>
          </table:table-row-group>
          <table:table-row table:style-name="ro1">
            <table:table-cell table:style-name="ce11" office:value-type="string" calcext:value-type="string">
              <text:p>3.3.8</text:p>
            </table:table-cell>
            <table:table-cell table:style-name="ce7" office:value-type="string" calcext:value-type="string">
              <text:p>ADATHORDOZÓK VÉDELME</text:p>
            </table:table-cell>
            <table:table-cell table:style-name="ce2" table:number-columns-repeated="1022"/>
          </table:table-row>
          <table:table-row-group>
            <table:table-row table:style-name="ro1">
              <table:table-cell office:value-type="string" calcext:value-type="string">
                <text:p>3.3.8.1</text:p>
              </table:table-cell>
              <table:table-cell office:value-type="string" calcext:value-type="string">
                <text:p>Adathordozók védelmére vonatkozó eljárásrend</text:p>
              </table:table-cell>
              <table:table-cell table:number-columns-repeated="1022"/>
            </table:table-row>
            <table:table-row table:style-name="ro1">
              <table:table-cell office:value-type="string" calcext:value-type="string">
                <text:p>3.3.8.1.1</text:p>
              </table:table-cell>
              <table:table-cell office:value-type="string" calcext:value-type="string">
                <text:p>Az érintett szervezet:</text:p>
              </table:table-cell>
              <table:table-cell table:number-columns-repeated="1022"/>
            </table:table-row>
            <table:table-row table:style-name="ro6">
              <table:table-cell office:value-type="string" calcext:value-type="string">
                <text:p>3.3.8.1.1.1</text:p>
              </table:table-cell>
              <table:table-cell office:value-type="string" calcext:value-type="string">
                <text:p>megfogalmazza, és az érintett szervezetre érvényes követelmények szerint dokumentálja, valamint az érintett szervezeten belül kihirdeti az adathordozók védelmére vonatkozó eljárásrendet, mely az adathordozókra vonatkozó védelmi szabályzat és az ehhez kapcsolódó ellenőrzések megvalósítását segíti elő;</text:p>
              </table:table-cell>
              <table:table-cell table:number-columns-repeated="1022"/>
            </table:table-row>
            <table:table-row table:style-name="ro2">
              <table:table-cell office:value-type="string" calcext:value-type="string">
                <text:p>3.3.8.1.1.2</text:p>
              </table:table-cell>
              <table:table-cell office:value-type="string" calcext:value-type="string">
                <text:p>az adathordozók védelmére vonatkozó eljárásrendben vagy más belső szabályozásában meghatározott gyakorisággal felülvizsgálja és frissíti az adathordozók védelmére vonatkozó eljárásrendet.</text:p>
              </table:table-cell>
              <table:table-cell table:number-columns-repeated="1022"/>
            </table:table-row>
            <table:table-row table:style-name="ro1">
              <table:table-cell office:value-type="string" calcext:value-type="string">
                <text:p>3.3.8.2</text:p>
              </table:table-cell>
              <table:table-cell office:value-type="string" calcext:value-type="string">
                <text:p>Hozzáférés az adathordozókhoz</text:p>
              </table:table-cell>
              <table:table-cell table:number-columns-repeated="1022"/>
            </table:table-row>
            <table:table-row table:style-name="ro3">
              <table:table-cell/>
              <table:table-cell office:value-type="string" calcext:value-type="string">
                <text:p>Az érintett szervezet az egyes adathordozó típusokhoz való hozzáférésre feljogosított személyek körét, jogosítványuk tartalmát meghatározza.</text:p>
              </table:table-cell>
              <table:table-cell table:number-columns-repeated="1022"/>
            </table:table-row>
            <table:table-row table:style-name="ro1">
              <table:table-cell office:value-type="string" calcext:value-type="string">
                <text:p>3.3.8.3</text:p>
              </table:table-cell>
              <table:table-cell office:value-type="string" calcext:value-type="string">
                <text:p>Adathordozók címkézése</text:p>
              </table:table-cell>
              <table:table-cell table:number-columns-repeated="1022"/>
            </table:table-row>
            <table:table-row table:style-name="ro4">
              <table:table-cell/>
              <table:table-cell office:value-type="string" calcext:value-type="string">
                <text:p>Az érintett szervezet megjelöli az elektronikus információs rendszer adathordozóit, jelezve az információra vonatkozó terjesztési korlátozásokat, kezelési figyelmeztetéseket és a megfelelő biztonsági jelzéseket, ha ezek rendelkezésre állnak.</text:p>
              </table:table-cell>
              <table:table-cell table:number-columns-repeated="1022"/>
            </table:table-row>
            <table:table-row table:style-name="ro1">
              <table:table-cell office:value-type="string" calcext:value-type="string">
                <text:p>3.3.8.4</text:p>
              </table:table-cell>
              <table:table-cell office:value-type="string" calcext:value-type="string">
                <text:p>Adathordozók tárolása</text:p>
              </table:table-cell>
              <table:table-cell table:number-columns-repeated="1022"/>
            </table:table-row>
            <table:table-row table:style-name="ro1">
              <table:table-cell office:value-type="string" calcext:value-type="string">
                <text:p>3.3.8.4.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8.4.1.1</text:p>
              </table:table-cell>
              <table:table-cell office:value-type="string" calcext:value-type="string">
                <text:p>fizikailag ellenőrzi és biztonságosan tárolja az adathordozókat, az arra engedélyezett vagy kijelölt helyen;</text:p>
              </table:table-cell>
              <table:table-cell table:number-columns-repeated="1022"/>
            </table:table-row>
            <table:table-row table:style-name="ro2">
              <table:table-cell office:value-type="string" calcext:value-type="string">
                <text:p>3.3.8.4.1.2</text:p>
              </table:table-cell>
              <table:table-cell office:value-type="string" calcext:value-type="string">
                <text:p>védi az elektronikus információs rendszer adathordozóit mindaddig, amíg az adathordozókat jóváhagyott eszközökkel, technikákkal és eljárásokkal nem semmisítik meg, vagy nem törlik.</text:p>
              </table:table-cell>
              <table:table-cell table:number-columns-repeated="1022"/>
            </table:table-row>
            <table:table-row table:style-name="ro1">
              <table:table-cell office:value-type="string" calcext:value-type="string">
                <text:p>3.3.8.5</text:p>
              </table:table-cell>
              <table:table-cell office:value-type="string" calcext:value-type="string">
                <text:p>Adathordozók szállítása</text:p>
              </table:table-cell>
              <table:table-cell table:number-columns-repeated="1022"/>
            </table:table-row>
            <table:table-row table:style-name="ro1">
              <table:table-cell office:value-type="string" calcext:value-type="string">
                <text:p>3.3.8.5.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8.5.1.1</text:p>
              </table:table-cell>
              <table:table-cell office:value-type="string" calcext:value-type="string">
                <text:p>meghatározott biztonsági óvintézkedésekkel védi és ellenőrzi az elektronikus információs rendszer adathordozóit az ellenőrzött területeken kívüli szállítás folyamán;</text:p>
              </table:table-cell>
              <table:table-cell table:number-columns-repeated="1022"/>
            </table:table-row>
            <table:table-row table:style-name="ro3">
              <table:table-cell office:value-type="string" calcext:value-type="string">
                <text:p>3.3.8.5.1.2</text:p>
              </table:table-cell>
              <table:table-cell office:value-type="string" calcext:value-type="string">
                <text:p>biztosítja az adathordozók elszámoltathatóságát az ellenőrzött területeken kívüli szállítás folyamán;</text:p>
              </table:table-cell>
              <table:table-cell table:number-columns-repeated="1022"/>
            </table:table-row>
            <table:table-row table:style-name="ro1">
              <table:table-cell office:value-type="string" calcext:value-type="string">
                <text:p>3.3.8.5.1.3</text:p>
              </table:table-cell>
              <table:table-cell office:value-type="string" calcext:value-type="string">
                <text:p>dokumentálja az adathordozók szállításával kapcsolatos tevékenységeket;</text:p>
              </table:table-cell>
              <table:table-cell table:number-columns-repeated="1022"/>
            </table:table-row>
            <table:table-row table:style-name="ro3">
              <table:table-cell office:value-type="string" calcext:value-type="string">
                <text:p>3.3.8.5.1.4</text:p>
              </table:table-cell>
              <table:table-cell office:value-type="string" calcext:value-type="string">
                <text:p>korlátozza az adathordozók szállításával kapcsolatos tevékenységeket az arra jogosult személyekre.</text:p>
              </table:table-cell>
              <table:table-cell table:number-columns-repeated="1022"/>
            </table:table-row>
            <table:table-row table:style-name="ro1">
              <table:table-cell office:value-type="string" calcext:value-type="string">
                <text:p>3.3.8.5.2</text:p>
              </table:table-cell>
              <table:table-cell office:value-type="string" calcext:value-type="string">
                <text:p>Kriptográfiai védelem</text:p>
              </table:table-cell>
              <table:table-cell table:number-columns-repeated="1022"/>
            </table:table-row>
            <table:table-row table:style-name="ro2">
              <table:table-cell/>
              <table:table-cell office:value-type="string" calcext:value-type="string">
                <text:p>Kriptográfiai mechanizmusokat kell alkalmazni a digitális adathordozókon tárolt információk bizalmasságának és sértetlenségének a védelmére az ellenőrzött területeken kívüli szállítás folyamán.</text:p>
              </table:table-cell>
              <table:table-cell table:number-columns-repeated="1022"/>
            </table:table-row>
            <table:table-row table:style-name="ro1">
              <table:table-cell office:value-type="string" calcext:value-type="string">
                <text:p>3.3.8.6</text:p>
              </table:table-cell>
              <table:table-cell office:value-type="string" calcext:value-type="string">
                <text:p>Adathordozók törlése</text:p>
              </table:table-cell>
              <table:table-cell table:number-columns-repeated="1022"/>
            </table:table-row>
            <table:table-row table:style-name="ro1">
              <table:table-cell office:value-type="string" calcext:value-type="string">
                <text:p>3.3.8.6.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8.6.1.1</text:p>
              </table:table-cell>
              <table:table-cell office:value-type="string" calcext:value-type="string">
                <text:p>a helyreállíthatatlanságot biztosító törlési technikákkal és eljárásokkal törli az elektronikus információs rendszer meghatározott adathordozóit a leselejtezés, a szervezeti ellenőrzés megszűnte, vagy újrafelhasználásra való kibocsátás előtt;</text:p>
              </table:table-cell>
              <table:table-cell table:number-columns-repeated="1022"/>
            </table:table-row>
            <table:table-row table:style-name="ro3">
              <table:table-cell office:value-type="string" calcext:value-type="string">
                <text:p>3.3.8.6.1.2</text:p>
              </table:table-cell>
              <table:table-cell office:value-type="string" calcext:value-type="string">
                <text:p>a törlési mechanizmusokat az információ minősítési kategóriájával arányos erősségnek és sértetlenségnek megfelelően alkalmazza.</text:p>
              </table:table-cell>
              <table:table-cell table:number-columns-repeated="1022"/>
            </table:table-row>
            <table:table-row table:style-name="ro1">
              <table:table-cell office:value-type="string" calcext:value-type="string">
                <text:p>3.3.8.6.2</text:p>
              </table:table-cell>
              <table:table-cell office:value-type="string" calcext:value-type="string">
                <text:p>Ellenőrzés</text:p>
              </table:table-cell>
              <table:table-cell table:number-columns-repeated="1022"/>
            </table:table-row>
            <table:table-row table:style-name="ro2">
              <table:table-cell/>
              <table:table-cell office:value-type="string" calcext:value-type="string">
                <text:p>Az érintett szervezet felülvizsgálja, jóváhagyja, nyomon követi, dokumentálja, és ellenőrzi az adathordozók törlésével és megsemmisítésével kapcsolatos tevékenységeket.</text:p>
              </table:table-cell>
              <table:table-cell table:number-columns-repeated="1022"/>
            </table:table-row>
            <table:table-row table:style-name="ro1">
              <table:table-cell office:value-type="string" calcext:value-type="string">
                <text:p>3.3.8.6.3</text:p>
              </table:table-cell>
              <table:table-cell office:value-type="string" calcext:value-type="string">
                <text:p>Tesztelés</text:p>
              </table:table-cell>
              <table:table-cell table:number-columns-repeated="1022"/>
            </table:table-row>
            <table:table-row table:style-name="ro3">
              <table:table-cell/>
              <table:table-cell office:value-type="string" calcext:value-type="string">
                <text:p>A törlésre alkalmazott eszközöket és eljárásokat meghatározott gyakorisággal tesztelni kell.</text:p>
              </table:table-cell>
              <table:table-cell table:number-columns-repeated="1022"/>
            </table:table-row>
            <table:table-row table:style-name="ro1">
              <table:table-cell office:value-type="string" calcext:value-type="string">
                <text:p>3.3.8.6.4</text:p>
              </table:table-cell>
              <table:table-cell office:value-type="string" calcext:value-type="string">
                <text:p>Törlés megsemmisítés nélkül</text:p>
              </table:table-cell>
              <table:table-cell table:number-columns-repeated="1022"/>
            </table:table-row>
            <table:table-row table:style-name="ro2">
              <table:table-cell/>
              <table:table-cell office:value-type="string" calcext:value-type="string">
                <text:p>Nem romboló törlési technikák alkalmazhatók a meghatározott hordozható tárolóeszközökre, mielőtt ilyen eszközöket az elektronikus információs rendszerhez csatolnak.</text:p>
              </table:table-cell>
              <table:table-cell table:number-columns-repeated="1022"/>
            </table:table-row>
            <table:table-row table:style-name="ro1">
              <table:table-cell office:value-type="string" calcext:value-type="string">
                <text:p>3.3.8.7</text:p>
              </table:table-cell>
              <table:table-cell office:value-type="string" calcext:value-type="string">
                <text:p>Adathordozók használata</text:p>
              </table:table-cell>
              <table:table-cell table:number-columns-repeated="1022"/>
            </table:table-row>
            <table:table-row table:style-name="ro4">
              <table:table-cell office:value-type="string" calcext:value-type="string">
                <text:p>3.3.8.7.1</text:p>
              </table:table-cell>
              <table:table-cell office:value-type="string" calcext:value-type="string">
                <text:p>Az érintett szervezet engedélyezi, korlátozza, vagy tiltja egyes, vagy bármely adathordozó típusok használatát a meghatározott elektronikus információs rendszereken vagy rendszerelemeken működő biztonsági intézkedések használatával.</text:p>
              </table:table-cell>
              <table:table-cell table:number-columns-repeated="1022"/>
            </table:table-row>
            <table:table-row table:style-name="ro1">
              <table:table-cell office:value-type="string" calcext:value-type="string">
                <text:p>3.3.8.7.2</text:p>
              </table:table-cell>
              <table:table-cell office:value-type="string" calcext:value-type="string">
                <text:p>Ismeretlen tulajdonos</text:p>
              </table:table-cell>
              <table:table-cell table:number-columns-repeated="1022"/>
            </table:table-row>
            <table:table-row table:style-name="ro2">
              <table:table-cell/>
              <table:table-cell office:value-type="string" calcext:value-type="string">
                <text:p>Az érintett szervezet megtiltja az olyan hordozható adathordozók használatát az elektronikus információs rendszerben, melyek tulajdonosa nem azonosítható.</text:p>
              </table:table-cell>
              <table:table-cell table:number-columns-repeated="1022"/>
            </table:table-row>
          </table:table-row-group>
          <table:table-row table:style-name="ro1">
            <table:table-cell table:style-name="ce11" office:value-type="string" calcext:value-type="string">
              <text:p>3.3.9</text:p>
            </table:table-cell>
            <table:table-cell table:style-name="ce7" office:value-type="string" calcext:value-type="string">
              <text:p>AZONOSÍTÁS ÉS HITELESÍTÉS</text:p>
            </table:table-cell>
            <table:table-cell table:style-name="ce2" table:number-columns-repeated="1022"/>
          </table:table-row>
          <table:table-row-group>
            <table:table-row table:style-name="ro1">
              <table:table-cell office:value-type="string" calcext:value-type="string">
                <text:p>3.3.9.1</text:p>
              </table:table-cell>
              <table:table-cell office:value-type="string" calcext:value-type="string">
                <text:p>Azonosítási és hitelesítési eljárásrend</text:p>
              </table:table-cell>
              <table:table-cell table:number-columns-repeated="1022"/>
            </table:table-row>
            <table:table-row table:style-name="ro1">
              <table:table-cell office:value-type="string" calcext:value-type="string">
                <text:p>3.3.9.1.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9.1.1.1</text:p>
              </table:table-cell>
              <table:table-cell office:value-type="string" calcext:value-type="string">
                <text:p>megfogalmazza, és az érintett szervezetre érvényes követelmények szerint dokumentálja, valamint az érintett szervezeten belül kihirdeti az azonosítási és hitelesítésre vonatkozó eljárásrendet, mely az azonosítási és hitelesítési szabályzat és az ahhoz kapcsolódó ellenőrzések megvalósítását segíti elő;</text:p>
              </table:table-cell>
              <table:table-cell table:number-columns-repeated="1022"/>
            </table:table-row>
            <table:table-row table:style-name="ro2">
              <table:table-cell office:value-type="string" calcext:value-type="string">
                <text:p>3.3.9.1.1.2</text:p>
              </table:table-cell>
              <table:table-cell office:value-type="string" calcext:value-type="string">
                <text:p>az azonosítási és hitelesítésre vonatkozó eljárásrendben vagy más belső szabályozásában meghatározott gyakorisággal felülvizsgálja és frissíti az azonosítási és hitelesítésre vonatkozó eljárásrendet.</text:p>
              </table:table-cell>
              <table:table-cell table:number-columns-repeated="1022"/>
            </table:table-row>
            <table:table-row table:style-name="ro1">
              <table:table-cell office:value-type="string" calcext:value-type="string">
                <text:p>3.3.9.2</text:p>
              </table:table-cell>
              <table:table-cell office:value-type="string" calcext:value-type="string">
                <text:p>Azonosítás és hitelesítés</text:p>
              </table:table-cell>
              <table:table-cell table:number-columns-repeated="1022"/>
            </table:table-row>
            <table:table-row table:style-name="ro3">
              <table:table-cell office:value-type="string" calcext:value-type="string">
                <text:p>3.3.9.2.1</text:p>
              </table:table-cell>
              <table:table-cell office:value-type="string" calcext:value-type="string">
                <text:p>Az elektronikus információs rendszer egyedileg azonosítja és hitelesíti a szervezet felhasználóit, a felhasználók által végzett tevékenységet.</text:p>
              </table:table-cell>
              <table:table-cell table:number-columns-repeated="1022"/>
            </table:table-row>
            <table:table-row table:style-name="ro1">
              <table:table-cell office:value-type="string" calcext:value-type="string">
                <text:p>3.3.9.2.2</text:p>
              </table:table-cell>
              <table:table-cell office:value-type="string" calcext:value-type="string">
                <text:p>Hálózati hozzáférés privilegizált fiókokhoz</text:p>
              </table:table-cell>
              <table:table-cell table:number-columns-repeated="1022"/>
            </table:table-row>
            <table:table-row table:style-name="ro2">
              <table:table-cell/>
              <table:table-cell office:value-type="string" calcext:value-type="string">
                <text:p>Az elektronikus információs rendszer többtényezős hitelesítést alkalmaz a különleges jogosultsághoz kötött - úgynevezett privilegizált - felhasználói fiókokhoz való hálózaton keresztüli hozzáféréshez.</text:p>
              </table:table-cell>
              <table:table-cell table:number-columns-repeated="1022"/>
            </table:table-row>
            <table:table-row table:style-name="ro1">
              <table:table-cell office:value-type="string" calcext:value-type="string">
                <text:p>3.3.9.2.3</text:p>
              </table:table-cell>
              <table:table-cell office:value-type="string" calcext:value-type="string">
                <text:p>Hálózati hozzáférés nem privilegizált fiókokhoz</text:p>
              </table:table-cell>
              <table:table-cell table:number-columns-repeated="1022"/>
            </table:table-row>
            <table:table-row table:style-name="ro2">
              <table:table-cell/>
              <table:table-cell office:value-type="string" calcext:value-type="string">
                <text:p>Az elektronikus információs rendszer többtényezős hitelesítést alkalmaz a nem privilegizált felhasználói fiókokhoz való hálózaton keresztüli hozzáféréshez.</text:p>
              </table:table-cell>
              <table:table-cell table:number-columns-repeated="1022"/>
            </table:table-row>
            <table:table-row table:style-name="ro1">
              <table:table-cell office:value-type="string" calcext:value-type="string">
                <text:p>3.3.9.2.4</text:p>
              </table:table-cell>
              <table:table-cell office:value-type="string" calcext:value-type="string">
                <text:p>Helyi hozzáférés privilegizált fiókokhoz</text:p>
              </table:table-cell>
              <table:table-cell table:number-columns-repeated="1022"/>
            </table:table-row>
            <table:table-row table:style-name="ro3">
              <table:table-cell/>
              <table:table-cell office:value-type="string" calcext:value-type="string">
                <text:p>Az elektronikus információs rendszer többtényezős hitelesítést alkalmaz a privilegizált felhasználói fiókokhoz való helyi hozzáféréshez.</text:p>
              </table:table-cell>
              <table:table-cell table:number-columns-repeated="1022"/>
            </table:table-row>
            <table:table-row table:style-name="ro1">
              <table:table-cell office:value-type="string" calcext:value-type="string">
                <text:p>3.3.9.2.5</text:p>
              </table:table-cell>
              <table:table-cell office:value-type="string" calcext:value-type="string">
                <text:p>Visszajátszás-védelem</text:p>
              </table:table-cell>
              <table:table-cell table:number-columns-repeated="1022"/>
            </table:table-row>
            <table:table-row table:style-name="ro2">
              <table:table-cell/>
              <table:table-cell office:value-type="string" calcext:value-type="string">
                <text:p>Az elektronikus információs rendszer visszajátszás elleni védelmet biztosító hitelesítési mechanizmusokat alkalmaz a privilegizált felhasználói fiókokhoz való hálózaton keresztüli hozzáféréshez.</text:p>
              </table:table-cell>
              <table:table-cell table:number-columns-repeated="1022"/>
            </table:table-row>
            <table:table-row table:style-name="ro1">
              <table:table-cell office:value-type="string" calcext:value-type="string">
                <text:p>3.3.9.2.6</text:p>
              </table:table-cell>
              <table:table-cell office:value-type="string" calcext:value-type="string">
                <text:p>Távoli hozzáférés - külön eszköz</text:p>
              </table:table-cell>
              <table:table-cell table:number-columns-repeated="1022"/>
            </table:table-row>
            <table:table-row table:style-name="ro6">
              <table:table-cell/>
              <table:table-cell office:value-type="string" calcext:value-type="string">
                <text:p>Az elektronikus információs rendszer többtényezős hitelesítést alkalmaz a felhasználói fiókokhoz való távoli hozzáféréshez, és az egyik hozzáférést megelőző tényező egy, az elektronikus információs rendszertől elkülönülő olyan eszköz, amelyen a meghatározott biztonsági követelmények teljesülnek.</text:p>
              </table:table-cell>
              <table:table-cell table:number-columns-repeated="1022"/>
            </table:table-row>
            <table:table-row table:style-name="ro1">
              <table:table-cell office:value-type="string" calcext:value-type="string">
                <text:p>3.3.9.2.7</text:p>
              </table:table-cell>
              <table:table-cell office:value-type="string" calcext:value-type="string">
                <text:p>Helyi hozzáférés nem privilegizált fiókokhoz</text:p>
              </table:table-cell>
              <table:table-cell table:number-columns-repeated="1022"/>
            </table:table-row>
            <table:table-row table:style-name="ro3">
              <table:table-cell/>
              <table:table-cell office:value-type="string" calcext:value-type="string">
                <text:p>Az elektronikus információs rendszer többtényezős hitelesítést alkalmaz a nem privilegizált felhasználói fiókokhoz való helyi hozzáféréshez.</text:p>
              </table:table-cell>
              <table:table-cell table:number-columns-repeated="1022"/>
            </table:table-row>
            <table:table-row table:style-name="ro1">
              <table:table-cell office:value-type="string" calcext:value-type="string">
                <text:p>3.3.9.2.8</text:p>
              </table:table-cell>
              <table:table-cell office:value-type="string" calcext:value-type="string">
                <text:p>Visszajátszás ellen védett hálózati hozzáférés nem privilegizált fiókokhoz</text:p>
              </table:table-cell>
              <table:table-cell table:number-columns-repeated="1022"/>
            </table:table-row>
            <table:table-row table:style-name="ro2">
              <table:table-cell/>
              <table:table-cell office:value-type="string" calcext:value-type="string">
                <text:p>Az elektronikus információs rendszer visszajátszás elleni védelmet biztosító hitelesítési mechanizmusokat alkalmaz a nem privilegizált felhasználói fiókokhoz való hálózaton keresztüli hozzáféréshez.</text:p>
              </table:table-cell>
              <table:table-cell table:number-columns-repeated="1022"/>
            </table:table-row>
            <table:table-row table:style-name="ro1">
              <table:table-cell office:value-type="string" calcext:value-type="string">
                <text:p>3.3.9.3</text:p>
              </table:table-cell>
              <table:table-cell office:value-type="string" calcext:value-type="string">
                <text:p>Eszközök azonosítása és hitelesítése</text:p>
              </table:table-cell>
              <table:table-cell table:number-columns-repeated="1022"/>
            </table:table-row>
            <table:table-row table:style-name="ro2">
              <table:table-cell/>
              <table:table-cell office:value-type="string" calcext:value-type="string">
                <text:p>Az elektronikus információs rendszer egyedileg azonosítja és hitelesíti a meghatározott eszközöket, vagy eszköz típusokat mielőtt helyi vagy távoli hálózati kapcsolatot létesítene velük.</text:p>
              </table:table-cell>
              <table:table-cell table:number-columns-repeated="1022"/>
            </table:table-row>
            <table:table-row table:style-name="ro1">
              <table:table-cell office:value-type="string" calcext:value-type="string">
                <text:p>3.3.9.4</text:p>
              </table:table-cell>
              <table:table-cell office:value-type="string" calcext:value-type="string">
                <text:p>Azonosító kezelés</text:p>
              </table:table-cell>
              <table:table-cell table:number-columns-repeated="1022"/>
            </table:table-row>
            <table:table-row table:style-name="ro1">
              <table:table-cell office:value-type="string" calcext:value-type="string">
                <text:p>3.3.9.4.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9.4.1.1</text:p>
              </table:table-cell>
              <table:table-cell office:value-type="string" calcext:value-type="string">
                <text:p>az egyéni-, csoport-, szerepkör- vagy eszközazonosítók kijelölését a szervezet által meghatározott személyek vagy szerepkörök jogosultságához köti;</text:p>
              </table:table-cell>
              <table:table-cell table:number-columns-repeated="1022"/>
            </table:table-row>
            <table:table-row table:style-name="ro3">
              <table:table-cell office:value-type="string" calcext:value-type="string">
                <text:p>3.3.9.4.1.2</text:p>
              </table:table-cell>
              <table:table-cell office:value-type="string" calcext:value-type="string">
                <text:p>hozzárendeli az azonosítót a kívánt egyénhez, csoporthoz, szerepkörhöz vagy eszközhöz;</text:p>
              </table:table-cell>
              <table:table-cell table:number-columns-repeated="1022"/>
            </table:table-row>
            <table:table-row table:style-name="ro3">
              <table:table-cell office:value-type="string" calcext:value-type="string">
                <text:p>3.3.9.4.1.3</text:p>
              </table:table-cell>
              <table:table-cell office:value-type="string" calcext:value-type="string">
                <text:p>meghatározott időtartamig megakadályozza az azonosítók ismételt felhasználását;</text:p>
              </table:table-cell>
              <table:table-cell table:number-columns-repeated="1022"/>
            </table:table-row>
            <table:table-row table:style-name="ro1">
              <table:table-cell office:value-type="string" calcext:value-type="string">
                <text:p>3.3.9.4.1.4</text:p>
              </table:table-cell>
              <table:table-cell office:value-type="string" calcext:value-type="string">
                <text:p>meghatározott időtartamú inaktivitás esetén letiltja az azonosítót.</text:p>
              </table:table-cell>
              <table:table-cell table:number-columns-repeated="1022"/>
            </table:table-row>
            <table:table-row table:style-name="ro1">
              <table:table-cell office:value-type="string" calcext:value-type="string">
                <text:p>3.3.9.5</text:p>
              </table:table-cell>
              <table:table-cell office:value-type="string" calcext:value-type="string">
                <text:p>A hitelesítésre szolgáló eszközök kezelése</text:p>
              </table:table-cell>
              <table:table-cell table:number-columns-repeated="1022"/>
            </table:table-row>
            <table:table-row table:style-name="ro1">
              <table:table-cell office:value-type="string" calcext:value-type="string">
                <text:p>3.3.9.5.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9.5.1.1</text:p>
              </table:table-cell>
              <table:table-cell office:value-type="string" calcext:value-type="string">
                <text:p>ellenőrzi a hitelesítésre szolgáló eszközök kiosztásakor az eszközt átvevő egyén, csoport, szerepkör vagy eszköz jogosultságát;</text:p>
              </table:table-cell>
              <table:table-cell table:number-columns-repeated="1022"/>
            </table:table-row>
            <table:table-row table:style-name="ro1">
              <table:table-cell office:value-type="string" calcext:value-type="string">
                <text:p>3.3.9.5.1.2</text:p>
              </table:table-cell>
              <table:table-cell office:value-type="string" calcext:value-type="string">
                <text:p>meghatározza a hitelesítésre szolgáló eszköz kezdeti tartalmát;</text:p>
              </table:table-cell>
              <table:table-cell table:number-columns-repeated="1022"/>
            </table:table-row>
            <table:table-row table:style-name="ro3">
              <table:table-cell office:value-type="string" calcext:value-type="string">
                <text:p>3.3.9.5.1.3</text:p>
              </table:table-cell>
              <table:table-cell office:value-type="string" calcext:value-type="string">
                <text:p>biztosítja a hitelesítésre szolgáló eszköz tervezett felhasználásának megfelelő jogosultságokat;</text:p>
              </table:table-cell>
              <table:table-cell table:number-columns-repeated="1022"/>
            </table:table-row>
            <table:table-row table:style-name="ro3">
              <table:table-cell office:value-type="string" calcext:value-type="string">
                <text:p>3.3.9.5.1.4</text:p>
              </table:table-cell>
              <table:table-cell office:value-type="string" calcext:value-type="string">
                <text:p>dokumentálja a hitelesítésre szolgáló eszközök kiosztását, visszavonását, cseréjét, az elvesztett, vagy a kompromittálódott, vagy a sérült eszközöket;</text:p>
              </table:table-cell>
              <table:table-cell table:number-columns-repeated="1022"/>
            </table:table-row>
            <table:table-row table:style-name="ro3">
              <table:table-cell office:value-type="string" calcext:value-type="string">
                <text:p>3.3.9.5.1.5</text:p>
              </table:table-cell>
              <table:table-cell office:value-type="string" calcext:value-type="string">
                <text:p>megváltoztatja a hitelesítésre szolgáló eszközök alapértelmezés szerinti értékét az elektronikus információs rendszer telepítése során;</text:p>
              </table:table-cell>
              <table:table-cell table:number-columns-repeated="1022"/>
            </table:table-row>
            <table:table-row table:style-name="ro3">
              <table:table-cell office:value-type="string" calcext:value-type="string">
                <text:p>3.3.9.5.1.6</text:p>
              </table:table-cell>
              <table:table-cell office:value-type="string" calcext:value-type="string">
                <text:p>meghatározza a hitelesítésre szolgáló eszközök minimális és maximális használati idejét, valamint ismételt felhasználhatóságának feltételeit;</text:p>
              </table:table-cell>
              <table:table-cell table:number-columns-repeated="1022"/>
            </table:table-row>
            <table:table-row table:style-name="ro3">
              <table:table-cell office:value-type="string" calcext:value-type="string">
                <text:p>3.3.9.5.1.7</text:p>
              </table:table-cell>
              <table:table-cell office:value-type="string" calcext:value-type="string">
                <text:p>a hitelesítésre szolgáló eszköz típusra meghatározott időnként megváltoztatja vagy frissíti a hitelesítésre szolgáló eszközöket;</text:p>
              </table:table-cell>
              <table:table-cell table:number-columns-repeated="1022"/>
            </table:table-row>
            <table:table-row table:style-name="ro3">
              <table:table-cell office:value-type="string" calcext:value-type="string">
                <text:p>3.3.9.5.1.8</text:p>
              </table:table-cell>
              <table:table-cell office:value-type="string" calcext:value-type="string">
                <text:p>megvédi a hitelesítésre szolgáló eszközök tartalmát a jogosulatlan felfedéstől és módosítástól;</text:p>
              </table:table-cell>
              <table:table-cell table:number-columns-repeated="1022"/>
            </table:table-row>
            <table:table-row table:style-name="ro3">
              <table:table-cell office:value-type="string" calcext:value-type="string">
                <text:p>3.3.9.5.1.9</text:p>
              </table:table-cell>
              <table:table-cell office:value-type="string" calcext:value-type="string">
                <text:p>megköveteli a hitelesítésre szolgáló eszközök felhasználóitól, hogy védjék eszközeik bizalmasságát, sértetlenségét;</text:p>
              </table:table-cell>
              <table:table-cell table:number-columns-repeated="1022"/>
            </table:table-row>
            <table:table-row table:style-name="ro3">
              <table:table-cell office:value-type="string" calcext:value-type="string">
                <text:p>3.3.9.5.1.10</text:p>
              </table:table-cell>
              <table:table-cell office:value-type="string" calcext:value-type="string">
                <text:p>lecseréli a hitelesítésre szolgáló eszközt az érintett fiókok megváltoztatásakor.</text:p>
              </table:table-cell>
              <table:table-cell table:number-columns-repeated="1022"/>
            </table:table-row>
            <table:table-row table:style-name="ro1">
              <table:table-cell office:value-type="string" calcext:value-type="string">
                <text:p>3.3.9.5.2</text:p>
              </table:table-cell>
              <table:table-cell office:value-type="string" calcext:value-type="string">
                <text:p>Jelszó (tudás) alapú hitelesítés</text:p>
              </table:table-cell>
              <table:table-cell table:number-columns-repeated="1022"/>
            </table:table-row>
            <table:table-row table:style-name="ro1">
              <table:table-cell office:value-type="string" calcext:value-type="string">
                <text:p>3.3.9.5.2.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9.5.2.1.1</text:p>
              </table:table-cell>
              <table:table-cell office:value-type="string" calcext:value-type="string">
                <text:p>a jelszóra a következő elvárásokat érvényesíti: kis- és nagybetűk megkülönböztetése; a karakterek számának meghatározása; a kisbetűk, nagybetűk, számok és speciális karakterek, és minimális jelszóhosszúság;</text:p>
              </table:table-cell>
              <table:table-cell table:number-columns-repeated="1022"/>
            </table:table-row>
            <table:table-row table:style-name="ro1">
              <table:table-cell office:value-type="string" calcext:value-type="string">
                <text:p>3.3.9.5.2.1.2</text:p>
              </table:table-cell>
              <table:table-cell office:value-type="string" calcext:value-type="string">
                <text:p>meghatározott szám karakterváltozást kényszerít ki új jelszó létrehozásakor;</text:p>
              </table:table-cell>
              <table:table-cell table:number-columns-repeated="1022"/>
            </table:table-row>
            <table:table-row table:style-name="ro3">
              <table:table-cell office:value-type="string" calcext:value-type="string">
                <text:p>3.3.9.5.2.1.3</text:p>
              </table:table-cell>
              <table:table-cell office:value-type="string" calcext:value-type="string">
                <text:p>a jelszavakat nem tárolja (ide nem értve az irreverzibilis kriptográfiai hasító függvénnyel a jelszóból képzett hasító érték tárolást), és nem továbbítja;</text:p>
              </table:table-cell>
              <table:table-cell table:number-columns-repeated="1022"/>
            </table:table-row>
            <table:table-row table:style-name="ro4">
              <table:table-cell office:value-type="string" calcext:value-type="string">
                <text:p>3.3.9.5.2.1.4</text:p>
              </table:table-cell>
              <table:table-cell office:value-type="string" calcext:value-type="string">
                <text:p>a jelszavakra minimális és maximális élettartam korlátozást juttat érvényre úgy, hogy meghatározott számú új jelszóig megtiltja a jelszavak ismételt felhasználását, és a rendszerbe első lépést lehetővé tevő ideiglenes jelszó lecserélésére kötelez.</text:p>
              </table:table-cell>
              <table:table-cell table:number-columns-repeated="1022"/>
            </table:table-row>
            <table:table-row table:style-name="ro1">
              <table:table-cell office:value-type="string" calcext:value-type="string">
                <text:p>3.3.9.5.3</text:p>
              </table:table-cell>
              <table:table-cell office:value-type="string" calcext:value-type="string">
                <text:p>Birtoklás alapú hitelesítés</text:p>
              </table:table-cell>
              <table:table-cell table:number-columns-repeated="1022"/>
            </table:table-row>
            <table:table-row table:style-name="ro1">
              <table:table-cell office:value-type="string" calcext:value-type="string">
                <text:p>3.3.9.5.3.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9.5.3.1.1</text:p>
              </table:table-cell>
              <table:table-cell office:value-type="string" calcext:value-type="string">
                <text:p>az elektronikus információs rendszer hardver token alapú hitelesítése esetén olyan mechanizmusokat alkalmaz, amely megfelel az érintett szervezet által meghatározott minőségi követelményeknek, vagy</text:p>
              </table:table-cell>
              <table:table-cell table:number-columns-repeated="1022"/>
            </table:table-row>
            <table:table-row table:style-name="ro3">
              <table:table-cell office:value-type="string" calcext:value-type="string">
                <text:p>3.3.9.5.3.1.2</text:p>
              </table:table-cell>
              <table:table-cell office:value-type="string" calcext:value-type="string">
                <text:p>az elektronikus információs rendszer nyilvános kulcsú infrastruktúra alapú hitelesítés esetén:</text:p>
              </table:table-cell>
              <table:table-cell table:number-columns-repeated="1022"/>
            </table:table-row>
            <table:table-row table:style-name="ro2">
              <table:table-cell office:value-type="string" calcext:value-type="string">
                <text:p>3.3.9.5.3.1.2.1</text:p>
              </table:table-cell>
              <table:table-cell office:value-type="string" calcext:value-type="string">
                <text:p>ellenőrzi a tanúsítványokat egy elfogadott megbízható pontig tartó tanúsítványlánc felépítésével és ellenőrzésével, beleértve a tanúsítvány állapot információ ellenőrzését is;</text:p>
              </table:table-cell>
              <table:table-cell table:number-columns-repeated="1022"/>
            </table:table-row>
            <table:table-row table:style-name="ro1">
              <table:table-cell office:value-type="string" calcext:value-type="string">
                <text:p>3.3.9.5.3.1.2.2</text:p>
              </table:table-cell>
              <table:table-cell office:value-type="string" calcext:value-type="string">
                <text:p>kikényszeríti a megfelelő magánkulcshoz való jogosult hozzáférést;</text:p>
              </table:table-cell>
              <table:table-cell table:number-columns-repeated="1022"/>
            </table:table-row>
            <table:table-row table:style-name="ro1">
              <table:table-cell office:value-type="string" calcext:value-type="string">
                <text:p>3.3.9.5.3.1.2.3</text:p>
              </table:table-cell>
              <table:table-cell office:value-type="string" calcext:value-type="string">
                <text:p>összekapcsolja a hitelesített azonosságot az egyéni vagy csoport fiókkal;</text:p>
              </table:table-cell>
              <table:table-cell table:number-columns-repeated="1022"/>
            </table:table-row>
            <table:table-row table:style-name="ro2">
              <table:table-cell office:value-type="string" calcext:value-type="string">
                <text:p>3.3.9.5.3.1.2.4</text:p>
              </table:table-cell>
              <table:table-cell office:value-type="string" calcext:value-type="string">
                <text:p>megvalósítja a visszavonási adatok helyi tárolását a tanúsítványlánc felépítésének és ellenőrzésének támogatására arra az esetre, amikor a visszavonási információk a hálózaton keresztül nem elérhetők.</text:p>
              </table:table-cell>
              <table:table-cell/>
              <table:table-cell office:value-type="string" calcext:value-type="string">
                <text:p>VPR1</text:p>
              </table:table-cell>
              <table:table-cell table:number-columns-repeated="1020"/>
            </table:table-row>
            <table:table-row table:style-name="ro1">
              <table:table-cell office:value-type="string" calcext:value-type="string">
                <text:p>3.3.9.5.4</text:p>
              </table:table-cell>
              <table:table-cell office:value-type="string" calcext:value-type="string">
                <text:p>Tulajdonság alapú hitelesítés</text:p>
              </table:table-cell>
              <table:table-cell table:number-columns-repeated="1022"/>
            </table:table-row>
            <table:table-row table:style-name="ro3">
              <table:table-cell/>
              <table:table-cell office:value-type="string" calcext:value-type="string">
                <text:p>Az érintett szervezet a felhasználó egyedi azonosítást lehetővé tevő tulajdonságai alapján végzi el az azonosítást.</text:p>
              </table:table-cell>
              <table:table-cell table:number-columns-repeated="1022"/>
            </table:table-row>
            <table:table-row table:style-name="ro1">
              <table:table-cell office:value-type="string" calcext:value-type="string">
                <text:p>3.3.9.5.5</text:p>
              </table:table-cell>
              <table:table-cell office:value-type="string" calcext:value-type="string">
                <text:p>Személyes vagy megbízható harmadik fél általi regisztráció</text:p>
              </table:table-cell>
              <table:table-cell table:number-columns-repeated="1022"/>
            </table:table-row>
            <table:table-row table:style-name="ro4">
              <table:table-cell/>
              <table:table-cell office:value-type="string" calcext:value-type="string">
                <text:p>Az érintett szervezet meghatározott hitelesítő eszköz átvételéhez megkövetel egy olyan regisztrációs eljárást, melyet meghatározott regisztrációs szervezet folytat le az érintett szervezet által meghatározott személyek vagy szerepkörök jóváhagyása mellett.</text:p>
              </table:table-cell>
              <table:table-cell table:number-columns-repeated="1022"/>
            </table:table-row>
            <table:table-row table:style-name="ro1">
              <table:table-cell office:value-type="string" calcext:value-type="string">
                <text:p>3.3.9.6</text:p>
              </table:table-cell>
              <table:table-cell office:value-type="string" calcext:value-type="string">
                <text:p>A hitelesítésre szolgáló eszköz visszacsatolása</text:p>
              </table:table-cell>
              <table:table-cell table:number-columns-repeated="1022"/>
            </table:table-row>
            <table:table-row table:style-name="ro2">
              <table:table-cell/>
              <table:table-cell office:value-type="string" calcext:value-type="string">
                <text:p>Az elektronikus információs rendszer fedett visszacsatolást biztosít a hitelesítési folyamat során, hogy megvédje a hitelesítési információt jogosulatlan személyek esetleges felfedésétől, felhasználásától.</text:p>
              </table:table-cell>
              <table:table-cell table:number-columns-repeated="1022"/>
            </table:table-row>
            <table:table-row table:style-name="ro1">
              <table:table-cell office:value-type="string" calcext:value-type="string">
                <text:p>3.3.9.7</text:p>
              </table:table-cell>
              <table:table-cell office:value-type="string" calcext:value-type="string">
                <text:p>Hitelesítés kriptográfiai modul esetén</text:p>
              </table:table-cell>
              <table:table-cell table:number-columns-repeated="1022"/>
            </table:table-row>
            <table:table-row table:style-name="ro2">
              <table:table-cell/>
              <table:table-cell office:value-type="string" calcext:value-type="string">
                <text:p>Az elektronikus információs rendszer egy adott kriptográfiai modulhoz való hitelesítésre olyan mechanizmusokat használ, amelyek megfelelnek a kriptográfiai modul hitelesítési útmutatójának.</text:p>
              </table:table-cell>
              <table:table-cell table:number-columns-repeated="1022"/>
            </table:table-row>
            <table:table-row table:style-name="ro1">
              <table:table-cell office:value-type="string" calcext:value-type="string">
                <text:p>3.3.9.8</text:p>
              </table:table-cell>
              <table:table-cell office:value-type="string" calcext:value-type="string">
                <text:p>Azonosítás és hitelesítés (szervezeten kívüli felhasználók)</text:p>
              </table:table-cell>
              <table:table-cell table:number-columns-repeated="1022"/>
            </table:table-row>
            <table:table-row table:style-name="ro3">
              <table:table-cell office:value-type="string" calcext:value-type="string">
                <text:p>3.3.9.8.1</text:p>
              </table:table-cell>
              <table:table-cell office:value-type="string" calcext:value-type="string">
                <text:p>Az elektronikus információs rendszer egyedileg azonosítja és hitelesíti az érintett szervezeten kívüli felhasználókat és tevékenységüket.</text:p>
              </table:table-cell>
              <table:table-cell table:number-columns-repeated="1022"/>
            </table:table-row>
            <table:table-row table:style-name="ro1">
              <table:table-cell office:value-type="string" calcext:value-type="string">
                <text:p>3.3.9.8.2</text:p>
              </table:table-cell>
              <table:table-cell office:value-type="string" calcext:value-type="string">
                <text:p>Hitelesítésszolgáltatók tanúsítványának elfogadása</text:p>
              </table:table-cell>
              <table:table-cell table:number-columns-repeated="1022"/>
            </table:table-row>
            <table:table-row table:style-name="ro4">
              <table:table-cell/>
              <table:table-cell office:value-type="string" calcext:value-type="string">
                <text:p>Az elektronikus információs rendszer csak a Nemzeti Média- és Hírközlési Hatóság elektronikus aláírással kapcsolatos nyilvántartásában szereplő hitelesítésszolgáltatók által kibocsátott tanúsítványokat fogadhatja el az érintett szervezeten kívüli felhasználók hitelesítéséhez.</text:p>
              </table:table-cell>
              <table:table-cell table:number-columns-repeated="1022"/>
            </table:table-row>
          </table:table-row-group>
          <table:table-row table:style-name="ro1">
            <table:table-cell table:style-name="ce11" office:value-type="string" calcext:value-type="string">
              <text:p>3.3.10</text:p>
            </table:table-cell>
            <table:table-cell table:style-name="ce7" office:value-type="string" calcext:value-type="string">
              <text:p>HOZZÁFÉRÉS ELLENŐRZÉSE</text:p>
            </table:table-cell>
            <table:table-cell table:style-name="ce2" table:number-columns-repeated="1022"/>
          </table:table-row>
          <table:table-row-group>
            <table:table-row table:style-name="ro1">
              <table:table-cell office:value-type="string" calcext:value-type="string">
                <text:p>3.3.10.1</text:p>
              </table:table-cell>
              <table:table-cell office:value-type="string" calcext:value-type="string">
                <text:p>Hozzáférés ellenőrzési eljárásrend</text:p>
              </table:table-cell>
              <table:table-cell table:number-columns-repeated="1022"/>
            </table:table-row>
            <table:table-row table:style-name="ro1">
              <table:table-cell office:value-type="string" calcext:value-type="string">
                <text:p>3.3.10.1.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10.1.1.1</text:p>
              </table:table-cell>
              <table:table-cell office:value-type="string" calcext:value-type="string">
                <text:p>megfogalmazza, és az érintett szervezetre érvényes követelmények szerint dokumentálja, valamint az érintett szervezeten belül kihirdeti a hozzáférés ellenőrzési eljárásrendet, mely a hozzáférés ellenőrzési szabályzat és az ahhoz kapcsolódó ellenőrzések megvalósítását segíti elő;</text:p>
              </table:table-cell>
              <table:table-cell table:number-columns-repeated="1022"/>
            </table:table-row>
            <table:table-row table:style-name="ro2">
              <table:table-cell office:value-type="string" calcext:value-type="string">
                <text:p>3.3.10.1.1.2</text:p>
              </table:table-cell>
              <table:table-cell office:value-type="string" calcext:value-type="string">
                <text:p>a hozzáférés védelmére vonatkozó eljárásrendben vagy más belső szabályozásában meghatározott gyakorisággal felülvizsgálja és frissíti a hozzáférések védelmére vonatkozó eljárásrendet.</text:p>
              </table:table-cell>
              <table:table-cell table:number-columns-repeated="1022"/>
            </table:table-row>
            <table:table-row table:style-name="ro1">
              <table:table-cell office:value-type="string" calcext:value-type="string">
                <text:p>3.3.10.2</text:p>
              </table:table-cell>
              <table:table-cell office:value-type="string" calcext:value-type="string">
                <text:p>Felhasználói fiókok kezelése</text:p>
              </table:table-cell>
              <table:table-cell table:number-columns-repeated="1022"/>
            </table:table-row>
            <table:table-row table:style-name="ro1">
              <table:table-cell office:value-type="string" calcext:value-type="string">
                <text:p>3.3.10.2.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10.2.1.1</text:p>
              </table:table-cell>
              <table:table-cell office:value-type="string" calcext:value-type="string">
                <text:p>meghatározza és azonosítja az elektronikus információs rendszer felhasználói fiókjait és ezek típusait;</text:p>
              </table:table-cell>
              <table:table-cell table:number-columns-repeated="1022"/>
            </table:table-row>
            <table:table-row table:style-name="ro1">
              <table:table-cell office:value-type="string" calcext:value-type="string">
                <text:p>3.3.10.2.1.2</text:p>
              </table:table-cell>
              <table:table-cell office:value-type="string" calcext:value-type="string">
                <text:p>kijelöli a felhasználói fiókok fiókkezelőit;</text:p>
              </table:table-cell>
              <table:table-cell table:number-columns-repeated="1022"/>
            </table:table-row>
            <table:table-row table:style-name="ro1">
              <table:table-cell office:value-type="string" calcext:value-type="string">
                <text:p>3.3.10.2.1.3</text:p>
              </table:table-cell>
              <table:table-cell office:value-type="string" calcext:value-type="string">
                <text:p>kialakítja a csoport- és szerepkör tagsági feltételeket;</text:p>
              </table:table-cell>
              <table:table-cell table:number-columns-repeated="1022"/>
            </table:table-row>
            <table:table-row table:style-name="ro2">
              <table:table-cell office:value-type="string" calcext:value-type="string">
                <text:p>3.3.10.2.1.4</text:p>
              </table:table-cell>
              <table:table-cell office:value-type="string" calcext:value-type="string">
                <text:p>meghatározza az elektronikus információs rendszer jogosult felhasználóit, a csoport- és szerepkör tagságot és a hozzáférési jogosultságokat, valamint (szükség esetén) az egyes felhasználói fiókok további jellemzőit;</text:p>
              </table:table-cell>
              <table:table-cell table:number-columns-repeated="1022"/>
            </table:table-row>
            <table:table-row table:style-name="ro3">
              <table:table-cell office:value-type="string" calcext:value-type="string">
                <text:p>3.3.10.2.1.5</text:p>
              </table:table-cell>
              <table:table-cell office:value-type="string" calcext:value-type="string">
                <text:p>létrehozza, engedélyezi, módosítja, letiltja, és eltávolítja a felhasználói fiókokat a meghatározott eljárásokkal vagy feltételekkel összhangban;</text:p>
              </table:table-cell>
              <table:table-cell table:number-columns-repeated="1022"/>
            </table:table-row>
            <table:table-row table:style-name="ro1">
              <table:table-cell office:value-type="string" calcext:value-type="string">
                <text:p>3.3.10.2.1.6</text:p>
              </table:table-cell>
              <table:table-cell office:value-type="string" calcext:value-type="string">
                <text:p>ellenőrzi a felhasználói fiókok használatát;</text:p>
              </table:table-cell>
              <table:table-cell table:number-columns-repeated="1022"/>
            </table:table-row>
            <table:table-row table:style-name="ro1">
              <table:table-cell office:value-type="string" calcext:value-type="string">
                <text:p>3.3.10.2.1.7</text:p>
              </table:table-cell>
              <table:table-cell office:value-type="string" calcext:value-type="string">
                <text:p>értesíti a fiókkezelőket, ha:</text:p>
              </table:table-cell>
              <table:table-cell table:number-columns-repeated="1022"/>
            </table:table-row>
            <table:table-row table:style-name="ro1">
              <table:table-cell office:value-type="string" calcext:value-type="string">
                <text:p>3.3.10.2.1.7.1</text:p>
              </table:table-cell>
              <table:table-cell office:value-type="string" calcext:value-type="string">
                <text:p>a felhasználói fiókokra már nincsen szükség,</text:p>
              </table:table-cell>
              <table:table-cell table:number-columns-repeated="1022"/>
            </table:table-row>
            <table:table-row table:style-name="ro1">
              <table:table-cell office:value-type="string" calcext:value-type="string">
                <text:p>3.3.10.2.1.7.2</text:p>
              </table:table-cell>
              <table:table-cell office:value-type="string" calcext:value-type="string">
                <text:p>a felhasználók kiléptek vagy áthelyezésre kerültek,</text:p>
              </table:table-cell>
              <table:table-cell table:number-columns-repeated="1022"/>
            </table:table-row>
            <table:table-row table:style-name="ro3">
              <table:table-cell office:value-type="string" calcext:value-type="string">
                <text:p>3.3.10.2.1.7.3</text:p>
              </table:table-cell>
              <table:table-cell office:value-type="string" calcext:value-type="string">
                <text:p>az elektronikus információs rendszer használata vagy az ehhez szükséges ismeretek megváltoztak;</text:p>
              </table:table-cell>
              <table:table-cell table:number-columns-repeated="1022"/>
            </table:table-row>
            <table:table-row table:style-name="ro1">
              <table:table-cell office:value-type="string" calcext:value-type="string">
                <text:p>3.3.10.2.1.8</text:p>
              </table:table-cell>
              <table:table-cell office:value-type="string" calcext:value-type="string">
                <text:p>feljogosít az elektronikus információs rendszerhez való hozzáférésre:</text:p>
              </table:table-cell>
              <table:table-cell table:number-columns-repeated="1022"/>
            </table:table-row>
            <table:table-row table:style-name="ro1">
              <table:table-cell office:value-type="string" calcext:value-type="string">
                <text:p>3.3.10.2.1.8.1</text:p>
              </table:table-cell>
              <table:table-cell office:value-type="string" calcext:value-type="string">
                <text:p>az érvényes hozzáférési engedély,</text:p>
              </table:table-cell>
              <table:table-cell table:number-columns-repeated="1022"/>
            </table:table-row>
            <table:table-row table:style-name="ro1">
              <table:table-cell office:value-type="string" calcext:value-type="string">
                <text:p>3.3.10.2.1.8.2</text:p>
              </table:table-cell>
              <table:table-cell office:value-type="string" calcext:value-type="string">
                <text:p>a tervezett rendszerhasználat,</text:p>
              </table:table-cell>
              <table:table-cell table:number-columns-repeated="1022"/>
            </table:table-row>
            <table:table-row table:style-name="ro1">
              <table:table-cell office:value-type="string" calcext:value-type="string">
                <text:p>3.3.10.2.1.8.3</text:p>
              </table:table-cell>
              <table:table-cell office:value-type="string" calcext:value-type="string">
                <text:p>az alapfeladatok és funkcióik alapján;</text:p>
              </table:table-cell>
              <table:table-cell table:number-columns-repeated="1022"/>
            </table:table-row>
            <table:table-row table:style-name="ro3">
              <table:table-cell office:value-type="string" calcext:value-type="string">
                <text:p>3.3.10.2.1.9</text:p>
              </table:table-cell>
              <table:table-cell office:value-type="string" calcext:value-type="string">
                <text:p>meghatározott gyakorisággal felülvizsgálja a felhasználói fiókokat, a fiókkezelési követelményekkel való összhangot;</text:p>
              </table:table-cell>
              <table:table-cell table:number-columns-repeated="1022"/>
            </table:table-row>
            <table:table-row table:style-name="ro2">
              <table:table-cell office:value-type="string" calcext:value-type="string">
                <text:p>3.3.10.2.1.10</text:p>
              </table:table-cell>
              <table:table-cell office:value-type="string" calcext:value-type="string">
                <text:p>kialakít egy folyamatot a megosztott vagy csoport felhasználói fiókokhoz tartozó hitelesítő eszközök vagy adatok újra kibocsátására (ha ilyet alkalmaznak), a csoport tagjainak változása esetére.</text:p>
              </table:table-cell>
              <table:table-cell table:number-columns-repeated="1022"/>
            </table:table-row>
            <table:table-row table:style-name="ro1">
              <table:table-cell office:value-type="string" calcext:value-type="string">
                <text:p>3.3.10.2.2</text:p>
              </table:table-cell>
              <table:table-cell office:value-type="string" calcext:value-type="string">
                <text:p>Automatikus kezelés</text:p>
              </table:table-cell>
              <table:table-cell table:number-columns-repeated="1022"/>
            </table:table-row>
            <table:table-row table:style-name="ro3">
              <table:table-cell/>
              <table:table-cell office:value-type="string" calcext:value-type="string">
                <text:p>Az elektronikus információs rendszer automatizált mechanizmusokat alkalmaz az elektronikus információs rendszer fiókjainak kezeléséhez.</text:p>
              </table:table-cell>
              <table:table-cell table:number-columns-repeated="1022"/>
            </table:table-row>
            <table:table-row table:style-name="ro1">
              <table:table-cell office:value-type="string" calcext:value-type="string">
                <text:p>3.3.10.2.3</text:p>
              </table:table-cell>
              <table:table-cell office:value-type="string" calcext:value-type="string">
                <text:p>Ideiglenes fiókok eltávolítása</text:p>
              </table:table-cell>
              <table:table-cell table:number-columns-repeated="1022"/>
            </table:table-row>
            <table:table-row table:style-name="ro2">
              <table:table-cell/>
              <table:table-cell office:value-type="string" calcext:value-type="string">
                <text:p>Meghatározott időtartam letelte után az elektronikus információs rendszer automatikusan eltávolítja vagy letiltja az ideiglenes vagy kényszerhelyzetben létrehozott felhasználói fiókokat vagy egyes kijelölt felhasználói fiók típusokat.</text:p>
              </table:table-cell>
              <table:table-cell table:number-columns-repeated="1022"/>
            </table:table-row>
            <table:table-row table:style-name="ro1">
              <table:table-cell office:value-type="string" calcext:value-type="string">
                <text:p>3.3.10.2.4</text:p>
              </table:table-cell>
              <table:table-cell office:value-type="string" calcext:value-type="string">
                <text:p>Inaktív fiókok letiltása</text:p>
              </table:table-cell>
              <table:table-cell table:number-columns-repeated="1022"/>
            </table:table-row>
            <table:table-row table:style-name="ro3">
              <table:table-cell/>
              <table:table-cell office:value-type="string" calcext:value-type="string">
                <text:p>Az elektronikus információs rendszer automatikusan letiltja az inaktív fiókokat meghatározott időtartam letelte után.</text:p>
              </table:table-cell>
              <table:table-cell table:number-columns-repeated="1022"/>
            </table:table-row>
            <table:table-row table:style-name="ro1">
              <table:table-cell office:value-type="string" calcext:value-type="string">
                <text:p>3.3.10.2.5</text:p>
              </table:table-cell>
              <table:table-cell office:value-type="string" calcext:value-type="string">
                <text:p>Automatikus naplózás</text:p>
              </table:table-cell>
              <table:table-cell table:number-columns-repeated="1022"/>
            </table:table-row>
            <table:table-row table:style-name="ro4">
              <table:table-cell/>
              <table:table-cell office:value-type="string" calcext:value-type="string">
                <text:p>Az elektronikus információs rendszer automatikusan naplózza a fiókok létrehozásával, módosításával, engedélyezésével, letiltásával és eltávolításával kapcsolatos tevékenységeket, és értesíti ezekről a meghatározott személyeket vagy szerepköröket.</text:p>
              </table:table-cell>
              <table:table-cell table:number-columns-repeated="1022"/>
            </table:table-row>
            <table:table-row table:style-name="ro1">
              <table:table-cell office:value-type="string" calcext:value-type="string">
                <text:p>3.3.10.2.6</text:p>
              </table:table-cell>
              <table:table-cell office:value-type="string" calcext:value-type="string">
                <text:p>Kiléptetés</text:p>
              </table:table-cell>
              <table:table-cell table:number-columns-repeated="1022"/>
            </table:table-row>
            <table:table-row table:style-name="ro3">
              <table:table-cell/>
              <table:table-cell office:value-type="string" calcext:value-type="string">
                <text:p>Meghatározott időtartamú várható inaktivitás vagy egyéb előre meghatározott esetekben ki kell léptetni a felhasználót.</text:p>
              </table:table-cell>
              <table:table-cell table:number-columns-repeated="1022"/>
            </table:table-row>
            <table:table-row table:style-name="ro1">
              <table:table-cell office:value-type="string" calcext:value-type="string">
                <text:p>3.3.10.2.7</text:p>
              </table:table-cell>
              <table:table-cell office:value-type="string" calcext:value-type="string">
                <text:p>Szokatlan használat</text:p>
              </table:table-cell>
              <table:table-cell table:number-columns-repeated="1022"/>
            </table:table-row>
            <table:table-row table:style-name="ro2">
              <table:table-cell/>
              <table:table-cell office:value-type="string" calcext:value-type="string">
                <text:p>Figyelni kell az elektronikus információs rendszer fiókjait az érintett szervezet által meghatározott szokatlan használat szempontjából, és meghatározott személyeknek vagy szerepköröknek jelenteni kell azt.</text:p>
              </table:table-cell>
              <table:table-cell table:number-columns-repeated="1022"/>
            </table:table-row>
            <table:table-row table:style-name="ro1">
              <table:table-cell office:value-type="string" calcext:value-type="string">
                <text:p>3.3.10.2.8</text:p>
              </table:table-cell>
              <table:table-cell office:value-type="string" calcext:value-type="string">
                <text:p>Letiltás</text:p>
              </table:table-cell>
              <table:table-cell table:number-columns-repeated="1022"/>
            </table:table-row>
            <table:table-row table:style-name="ro1">
              <table:table-cell/>
              <table:table-cell office:value-type="string" calcext:value-type="string">
                <text:p>Azonnal le kell tiltani a kockázatot jelentő felhasználók fiókjait.</text:p>
              </table:table-cell>
              <table:table-cell table:number-columns-repeated="1022"/>
            </table:table-row>
            <table:table-row table:style-name="ro1">
              <table:table-cell office:value-type="string" calcext:value-type="string">
                <text:p>3.3.10.3</text:p>
              </table:table-cell>
              <table:table-cell office:value-type="string" calcext:value-type="string">
                <text:p>Hozzáférés ellenőrzés érvényesítése</text:p>
              </table:table-cell>
              <table:table-cell table:number-columns-repeated="1022"/>
            </table:table-row>
            <table:table-row table:style-name="ro2">
              <table:table-cell/>
              <table:table-cell office:value-type="string" calcext:value-type="string">
                <text:p>Az elektronikus információs rendszer a megfelelő szabályzatokkal összhangban érvényesíti a jóváhagyott jogosultságokat az információkhoz és a rendszer erőforrásaihoz való logikai hozzáféréshez.</text:p>
              </table:table-cell>
              <table:table-cell table:number-columns-repeated="1022"/>
            </table:table-row>
            <table:table-row table:style-name="ro1">
              <table:table-cell office:value-type="string" calcext:value-type="string">
                <text:p>3.3.10.4</text:p>
              </table:table-cell>
              <table:table-cell office:value-type="string" calcext:value-type="string">
                <text:p>Információáramlás ellenőrzés érvényesítése</text:p>
              </table:table-cell>
              <table:table-cell table:number-columns-repeated="1022"/>
            </table:table-row>
            <table:table-row table:style-name="ro6">
              <table:table-cell/>
              <table:table-cell office:value-type="string" calcext:value-type="string">
                <text:p>Az elektronikus információs rendszer a megfelelő szabályzatokkal összhangban érvényesíti a jóváhagyott jogosultságokat a rendszeren belüli és a kapcsolódó rendszerek közötti információáramlás ellenőrzéséhez az érintett szervezet által meghatározott információáramlás ellenőrzési szabályoknak megfelelően.</text:p>
              </table:table-cell>
              <table:table-cell table:number-columns-repeated="1022"/>
            </table:table-row>
            <table:table-row table:style-name="ro1">
              <table:table-cell office:value-type="string" calcext:value-type="string">
                <text:p>3.3.10.5</text:p>
              </table:table-cell>
              <table:table-cell office:value-type="string" calcext:value-type="string">
                <text:p>A felelősségek szétválasztása</text:p>
              </table:table-cell>
              <table:table-cell table:number-columns-repeated="1022"/>
            </table:table-row>
            <table:table-row table:style-name="ro1">
              <table:table-cell office:value-type="string" calcext:value-type="string">
                <text:p>3.3.10.5.1</text:p>
              </table:table-cell>
              <table:table-cell office:value-type="string" calcext:value-type="string">
                <text:p>Az érintett szervezet:</text:p>
              </table:table-cell>
              <table:table-cell table:number-columns-repeated="1022"/>
            </table:table-row>
            <table:table-row table:style-name="ro1">
              <table:table-cell office:value-type="string" calcext:value-type="string">
                <text:p>3.3.10.5.1.1</text:p>
              </table:table-cell>
              <table:table-cell office:value-type="string" calcext:value-type="string">
                <text:p>szétválasztja az egyéni felelősségeket;</text:p>
              </table:table-cell>
              <table:table-cell table:number-columns-repeated="1022"/>
            </table:table-row>
            <table:table-row table:style-name="ro1">
              <table:table-cell office:value-type="string" calcext:value-type="string">
                <text:p>3.3.10.5.1.2</text:p>
              </table:table-cell>
              <table:table-cell office:value-type="string" calcext:value-type="string">
                <text:p>dokumentálja az egyéni felelősségek szétválasztását;</text:p>
              </table:table-cell>
              <table:table-cell table:number-columns-repeated="1022"/>
            </table:table-row>
            <table:table-row table:style-name="ro3">
              <table:table-cell office:value-type="string" calcext:value-type="string">
                <text:p>3.3.10.5.1.3</text:p>
              </table:table-cell>
              <table:table-cell office:value-type="string" calcext:value-type="string">
                <text:p>meghatározza az elektronikus információs rendszer hozzáférés jogosultságait az egyéni felelősségek szétválasztása érdekében.</text:p>
              </table:table-cell>
              <table:table-cell table:number-columns-repeated="1022"/>
            </table:table-row>
            <table:table-row table:style-name="ro1">
              <table:table-cell office:value-type="string" calcext:value-type="string">
                <text:p>3.3.10.6</text:p>
              </table:table-cell>
              <table:table-cell office:value-type="string" calcext:value-type="string">
                <text:p>Legkisebb jogosultság elve</text:p>
              </table:table-cell>
              <table:table-cell table:number-columns-repeated="1022"/>
            </table:table-row>
            <table:table-row table:style-name="ro4">
              <table:table-cell office:value-type="string" calcext:value-type="string">
                <text:p>3.3.10.6.1</text:p>
              </table:table-cell>
              <table:table-cell office:value-type="string" calcext:value-type="string">
                <text:p>Az elektronikus információs rendszer a legkisebb jogosultság elvét alkalmazza, azaz a felhasználók - vagy a felhasználók tevékenysége - számára csak a számukra kijelölt feladatok végrehajtásához szükséges hozzáféréseket engedélyezi.</text:p>
              </table:table-cell>
              <table:table-cell table:number-columns-repeated="1022"/>
            </table:table-row>
            <table:table-row table:style-name="ro1">
              <table:table-cell office:value-type="string" calcext:value-type="string">
                <text:p>3.3.10.6.2</text:p>
              </table:table-cell>
              <table:table-cell office:value-type="string" calcext:value-type="string">
                <text:p>Jogosult hozzáférés a biztonsági funkciókhoz</text:p>
              </table:table-cell>
              <table:table-cell table:number-columns-repeated="1022"/>
            </table:table-row>
            <table:table-row table:style-name="ro3">
              <table:table-cell/>
              <table:table-cell office:value-type="string" calcext:value-type="string">
                <text:p>Az érintett szervezet hozzáférési jogosultságokat biztosít a meghatározott biztonsági funkciókhoz és biztonságkritikus információkhoz.</text:p>
              </table:table-cell>
              <table:table-cell table:number-columns-repeated="1022"/>
            </table:table-row>
            <table:table-row table:style-name="ro1">
              <table:table-cell office:value-type="string" calcext:value-type="string">
                <text:p>3.3.10.6.3</text:p>
              </table:table-cell>
              <table:table-cell office:value-type="string" calcext:value-type="string">
                <text:p>Nem privilegizált hozzáférés a biztonsági funkciókhoz</text:p>
              </table:table-cell>
              <table:table-cell table:number-columns-repeated="1022"/>
            </table:table-row>
            <table:table-row table:style-name="ro6">
              <table:table-cell/>
              <table:table-cell office:value-type="string" calcext:value-type="string">
                <text:p>Az érintett szervezet kötelezővé teszi, hogy a szervezet meghatározott biztonsági funkciókhoz vagy biztonságkritikus információkhoz hozzáférési jogosultsággal rendelkező felhasználói a nem biztonsági funkciók használatához nem a különleges jogosultsághoz kötött - úgynevezett privilegizált - fiókjukat vagy szerepkörüket használják.</text:p>
              </table:table-cell>
              <table:table-cell table:number-columns-repeated="1022"/>
            </table:table-row>
            <table:table-row table:style-name="ro1">
              <table:table-cell office:value-type="string" calcext:value-type="string">
                <text:p>3.3.10.6.4</text:p>
              </table:table-cell>
              <table:table-cell office:value-type="string" calcext:value-type="string">
                <text:p>Privilegizált fiókok</text:p>
              </table:table-cell>
              <table:table-cell table:number-columns-repeated="1022"/>
            </table:table-row>
            <table:table-row table:style-name="ro3">
              <table:table-cell/>
              <table:table-cell office:value-type="string" calcext:value-type="string">
                <text:p>Az érintett szervezet az elektronikus információs rendszer privilegizált fiókjait meghatározott személyekre vagy szerepkörökre korlátozza.</text:p>
              </table:table-cell>
              <table:table-cell table:number-columns-repeated="1022"/>
            </table:table-row>
            <table:table-row table:style-name="ro1">
              <table:table-cell office:value-type="string" calcext:value-type="string">
                <text:p>3.3.10.6.5</text:p>
              </table:table-cell>
              <table:table-cell office:value-type="string" calcext:value-type="string">
                <text:p>Privilegizált funkciók használatának naplózása</text:p>
              </table:table-cell>
              <table:table-cell table:number-columns-repeated="1022"/>
            </table:table-row>
            <table:table-row table:style-name="ro3">
              <table:table-cell/>
              <table:table-cell office:value-type="string" calcext:value-type="string">
                <text:p>Az elektronikus információs rendszer naplózza a privilegizált funkciók végrehajtását.</text:p>
              </table:table-cell>
              <table:table-cell table:number-columns-repeated="1022"/>
            </table:table-row>
            <table:table-row table:style-name="ro1">
              <table:table-cell office:value-type="string" calcext:value-type="string">
                <text:p>3.3.10.6.6</text:p>
              </table:table-cell>
              <table:table-cell office:value-type="string" calcext:value-type="string">
                <text:p>Privilegizált funkciók tiltása nem privilegizált felhasználóknak</text:p>
              </table:table-cell>
              <table:table-cell table:number-columns-repeated="1022"/>
            </table:table-row>
            <table:table-row table:style-name="ro4">
              <table:table-cell/>
              <table:table-cell office:value-type="string" calcext:value-type="string">
                <text:p>Az elektronikus információs rendszer megakadályozza, hogy a nem privilegizált felhasználók privilegizált funkciókat hajtsanak végre, ideértve a biztonsági ellenintézkedések kikapcsolását, megkerülését, vagy megváltoztatását.</text:p>
              </table:table-cell>
              <table:table-cell table:number-columns-repeated="1022"/>
            </table:table-row>
            <table:table-row table:style-name="ro1">
              <table:table-cell office:value-type="string" calcext:value-type="string">
                <text:p>3.3.10.6.7</text:p>
              </table:table-cell>
              <table:table-cell office:value-type="string" calcext:value-type="string">
                <text:p>Hálózati hozzáférés a privilegizált parancsokhoz</text:p>
              </table:table-cell>
              <table:table-cell table:number-columns-repeated="1022"/>
            </table:table-row>
            <table:table-row table:style-name="ro8">
              <table:table-cell/>
              <table:table-cell office:value-type="string" calcext:value-type="string">
                <text:p>A meghatározott privilegizált parancsok hálózaton keresztüli elérését csak meghatározott üzemeltetési szükséghelyzetben lehet engedélyezni, és az ilyen hozzáférések indoklását dokumentálni kell a rendszerbiztonsági tervben. Privilegizált parancsok csak meghatározott munkaállomásokról, terminálokról, szegmensekről és IP címekről adhatóak ki, mely munkaállomások/terminálok helyiségei fizikai hozzáférés szempontjából normáltól eltérő szintű besorolást kapnak.</text:p>
              </table:table-cell>
              <table:table-cell table:number-columns-repeated="1022"/>
            </table:table-row>
            <table:table-row table:style-name="ro1">
              <table:table-cell office:value-type="string" calcext:value-type="string">
                <text:p>3.3.10.7</text:p>
              </table:table-cell>
              <table:table-cell office:value-type="string" calcext:value-type="string">
                <text:p>Sikertelen bejelentkezési kísérletek</text:p>
              </table:table-cell>
              <table:table-cell table:number-columns-repeated="1022"/>
            </table:table-row>
            <table:table-row table:style-name="ro1">
              <table:table-cell office:value-type="string" calcext:value-type="string">
                <text:p>3.3.10.7.1</text:p>
              </table:table-cell>
              <table:table-cell office:value-type="string" calcext:value-type="string">
                <text:p>Az elektronikus információs rendszer:</text:p>
              </table:table-cell>
              <table:table-cell table:number-columns-repeated="1022"/>
            </table:table-row>
            <table:table-row table:style-name="ro2">
              <table:table-cell office:value-type="string" calcext:value-type="string">
                <text:p>3.3.10.7.1.1</text:p>
              </table:table-cell>
              <table:table-cell office:value-type="string" calcext:value-type="string">
                <text:p>az érintett szervezet által meghatározott esetszám korlátot alkalmaz a felhasználó meghatározott időtartamon belül egymást követő sikertelen bejelentkezési kísérleteire;</text:p>
              </table:table-cell>
              <table:table-cell table:number-columns-repeated="1022"/>
            </table:table-row>
            <table:table-row table:style-name="ro4">
              <table:table-cell office:value-type="string" calcext:value-type="string">
                <text:p>3.3.10.7.1.2</text:p>
              </table:table-cell>
              <table:table-cell office:value-type="string" calcext:value-type="string">
                <text:p>ha a sikertelen bejelentkezési kísérletekre felállított esetszám korlátot a felhasználó túllépi, automatikusan zárolja a felhasználói fiókot, vagy csomópontot meghatározott időtartamig, vagy meghatározott módon késlelteti a következő bejelentkezési kísérletet.</text:p>
              </table:table-cell>
              <table:table-cell table:number-columns-repeated="1022"/>
            </table:table-row>
            <table:table-row table:style-name="ro1">
              <table:table-cell office:value-type="string" calcext:value-type="string">
                <text:p>3.3.10.8</text:p>
              </table:table-cell>
              <table:table-cell office:value-type="string" calcext:value-type="string">
                <text:p>A rendszerhasználat jelzése</text:p>
              </table:table-cell>
              <table:table-cell table:number-columns-repeated="1022"/>
            </table:table-row>
            <table:table-row table:style-name="ro1">
              <table:table-cell office:value-type="string" calcext:value-type="string">
                <text:p>3.3.10.8.1</text:p>
              </table:table-cell>
              <table:table-cell office:value-type="string" calcext:value-type="string">
                <text:p>Az érintett szervezet az elektronikus információs rendszer felhasználásával:</text:p>
              </table:table-cell>
              <table:table-cell table:number-columns-repeated="1022"/>
            </table:table-row>
            <table:table-row table:style-name="ro2">
              <table:table-cell office:value-type="string" calcext:value-type="string">
                <text:p>3.3.10.8.1.1</text:p>
              </table:table-cell>
              <table:table-cell office:value-type="string" calcext:value-type="string">
                <text:p>az érintett szervezet által meghatározott rendszer használatra vonatkozó figyelmeztető üzenetet vagy jelzést küld a felhasználó számára a rendszerhez való hozzáférés engedélyezése előtt, mely jelzi, hogy:</text:p>
              </table:table-cell>
              <table:table-cell table:number-columns-repeated="1022"/>
            </table:table-row>
            <table:table-row table:style-name="ro3">
              <table:table-cell office:value-type="string" calcext:value-type="string">
                <text:p>3.3.10.8.1.1.1</text:p>
              </table:table-cell>
              <table:table-cell office:value-type="string" calcext:value-type="string">
                <text:p>a felhasználó az érintett szervezet elektronikus információs rendszerét használja;</text:p>
              </table:table-cell>
              <table:table-cell table:number-columns-repeated="1022"/>
            </table:table-row>
            <table:table-row table:style-name="ro1">
              <table:table-cell office:value-type="string" calcext:value-type="string">
                <text:p>3.3.10.8.1.1.2</text:p>
              </table:table-cell>
              <table:table-cell office:value-type="string" calcext:value-type="string">
                <text:p>a rendszer használatot figyelhetik, rögzíthetik, naplózhatják;</text:p>
              </table:table-cell>
              <table:table-cell table:number-columns-repeated="1022"/>
            </table:table-row>
            <table:table-row table:style-name="ro3">
              <table:table-cell office:value-type="string" calcext:value-type="string">
                <text:p>3.3.10.8.1.1.3</text:p>
              </table:table-cell>
              <table:table-cell office:value-type="string" calcext:value-type="string">
                <text:p>a rendszer jogosulatlan használata tilos, és büntetőjogi vagy polgárjogi felelősségre vonással jár;</text:p>
              </table:table-cell>
              <table:table-cell table:number-columns-repeated="1022"/>
            </table:table-row>
            <table:table-row table:style-name="ro3">
              <table:table-cell office:value-type="string" calcext:value-type="string">
                <text:p>3.3.10.8.1.1.4</text:p>
              </table:table-cell>
              <table:table-cell office:value-type="string" calcext:value-type="string">
                <text:p>a rendszer használata egyben a felhasználó előbbiekbe történő beleegyezését is jelenti.</text:p>
              </table:table-cell>
              <table:table-cell table:number-columns-repeated="1022"/>
            </table:table-row>
            <table:table-row table:style-name="ro4">
              <table:table-cell office:value-type="string" calcext:value-type="string">
                <text:p>3.3.10.8.2</text:p>
              </table:table-cell>
              <table:table-cell office:value-type="string" calcext:value-type="string">
                <text:p>Az elektronikus információs rendszer a figyelmeztető üzenetet vagy jelzést mindaddig a képernyőn tartja, amíg a felhasználó közvetlen műveletet nem végez az elektronikus információs rendszerbe való bejelentkezéshez vagy további rendszer hozzáféréshez.</text:p>
              </table:table-cell>
              <table:table-cell table:number-columns-repeated="1022"/>
            </table:table-row>
            <table:table-row table:style-name="ro3">
              <table:table-cell office:value-type="string" calcext:value-type="string">
                <text:p>3.3.10.8.3</text:p>
              </table:table-cell>
              <table:table-cell office:value-type="string" calcext:value-type="string">
                <text:p>Az elektronikus információs rendszer a nyilvánosan elérhető rendszerek esetén:</text:p>
              </table:table-cell>
              <table:table-cell table:number-columns-repeated="1022"/>
            </table:table-row>
            <table:table-row table:style-name="ro1">
              <table:table-cell office:value-type="string" calcext:value-type="string">
                <text:p>3.3.10.8.3.1</text:p>
              </table:table-cell>
              <table:table-cell office:value-type="string" calcext:value-type="string">
                <text:p>kijelzi a rendszer használat feltételeit, mielőtt további hozzáférést biztosít;</text:p>
              </table:table-cell>
              <table:table-cell table:number-columns-repeated="1022"/>
            </table:table-row>
            <table:table-row table:style-name="ro3">
              <table:table-cell office:value-type="string" calcext:value-type="string">
                <text:p>3.3.10.8.3.2</text:p>
              </table:table-cell>
              <table:table-cell office:value-type="string" calcext:value-type="string">
                <text:p>ha felügyelet, adatrögzítés vagy naplózás történik, kijelzi, hogy ezek megfelelnek az adatvédelmi szabályoknak;</text:p>
              </table:table-cell>
              <table:table-cell table:number-columns-repeated="1022"/>
            </table:table-row>
            <table:table-row table:style-name="ro1">
              <table:table-cell office:value-type="string" calcext:value-type="string">
                <text:p>3.3.10.8.3.3</text:p>
              </table:table-cell>
              <table:table-cell office:value-type="string" calcext:value-type="string">
                <text:p>leírást biztosít a rendszer engedélyezett felhasználásáról.</text:p>
              </table:table-cell>
              <table:table-cell table:number-columns-repeated="1022"/>
            </table:table-row>
            <table:table-row table:style-name="ro1">
              <table:table-cell office:value-type="string" calcext:value-type="string">
                <text:p>3.3.10.9</text:p>
              </table:table-cell>
              <table:table-cell office:value-type="string" calcext:value-type="string">
                <text:p>Egyidejű munkaszakasz kezelés</text:p>
              </table:table-cell>
              <table:table-cell table:number-columns-repeated="1022"/>
            </table:table-row>
            <table:table-row table:style-name="ro2">
              <table:table-cell/>
              <table:table-cell office:value-type="string" calcext:value-type="string">
                <text:p>Az érintett szervezet az elektronikus információs rendszerben meghatározott számra korlátozza az egyidejű munkaszakaszok számát, a meghatározott fiókok vagy fiók típusok számára külön-külön.</text:p>
              </table:table-cell>
              <table:table-cell table:number-columns-repeated="1022"/>
            </table:table-row>
            <table:table-row table:style-name="ro1">
              <table:table-cell office:value-type="string" calcext:value-type="string">
                <text:p>3.3.10.10</text:p>
              </table:table-cell>
              <table:table-cell office:value-type="string" calcext:value-type="string">
                <text:p>A munkaszakasz zárolása</text:p>
              </table:table-cell>
              <table:table-cell table:number-columns-repeated="1022"/>
            </table:table-row>
            <table:table-row table:style-name="ro1">
              <table:table-cell office:value-type="string" calcext:value-type="string">
                <text:p>3.3.10.10.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0.10.1.1</text:p>
              </table:table-cell>
              <table:table-cell office:value-type="string" calcext:value-type="string">
                <text:p>meghatározott időtartamú inaktivitás után, vagy a felhasználó erre irányuló lépése esetén a munkaszakasz zárolásával megakadályozza az elektronikus információs rendszerhez való további hozzáférést;</text:p>
              </table:table-cell>
              <table:table-cell table:number-columns-repeated="1022"/>
            </table:table-row>
            <table:table-row table:style-name="ro3">
              <table:table-cell office:value-type="string" calcext:value-type="string">
                <text:p>3.3.10.10.1.2</text:p>
              </table:table-cell>
              <table:table-cell office:value-type="string" calcext:value-type="string">
                <text:p>megtartja a munkaszakasz zárolását mindaddig, amíg a felhasználó a megfelelő eljárások alkalmazásával nem azonosítja és hitelesíti magát újra.</text:p>
              </table:table-cell>
              <table:table-cell table:number-columns-repeated="1022"/>
            </table:table-row>
            <table:table-row table:style-name="ro1">
              <table:table-cell office:value-type="string" calcext:value-type="string">
                <text:p>3.3.10.10.2</text:p>
              </table:table-cell>
              <table:table-cell office:value-type="string" calcext:value-type="string">
                <text:p>Képernyőtakarás</text:p>
              </table:table-cell>
              <table:table-cell table:number-columns-repeated="1022"/>
            </table:table-row>
            <table:table-row table:style-name="ro2">
              <table:table-cell/>
              <table:table-cell office:value-type="string" calcext:value-type="string">
                <text:p>A munkaszakasz zárolásakor a képernyőn korábban látható információt egy nyilvánosan látható képpel (vagy üres képernyővel), vagy a bejelentkezési felülettel - ami a zároló személy nevét is tartalmazhatja - kell eltakarni.</text:p>
              </table:table-cell>
              <table:table-cell table:number-columns-repeated="1022"/>
            </table:table-row>
            <table:table-row table:style-name="ro1">
              <table:table-cell office:value-type="string" calcext:value-type="string">
                <text:p>3.3.10.11</text:p>
              </table:table-cell>
              <table:table-cell office:value-type="string" calcext:value-type="string">
                <text:p>A munkaszakasz lezárása</text:p>
              </table:table-cell>
              <table:table-cell table:number-columns-repeated="1022"/>
            </table:table-row>
            <table:table-row table:style-name="ro2">
              <table:table-cell/>
              <table:table-cell office:value-type="string" calcext:value-type="string">
                <text:p>Az elektronikus információs rendszer automatikusan lezárja a munkaszakaszt az érintett szervezet által meghatározott feltételek vagy munkaszakasz szétkapcsolást igénylő események megtörténte után.</text:p>
              </table:table-cell>
              <table:table-cell table:number-columns-repeated="1022"/>
            </table:table-row>
            <table:table-row table:style-name="ro1">
              <table:table-cell office:value-type="string" calcext:value-type="string">
                <text:p>3.3.10.12</text:p>
              </table:table-cell>
              <table:table-cell office:value-type="string" calcext:value-type="string">
                <text:p>Azonosítás vagy hitelesítés nélkül engedélyezett tevékenységek</text:p>
              </table:table-cell>
              <table:table-cell table:number-columns-repeated="1022"/>
            </table:table-row>
            <table:table-row table:style-name="ro1">
              <table:table-cell office:value-type="string" calcext:value-type="string">
                <text:p>3.3.10.12.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0.12.1.1</text:p>
              </table:table-cell>
              <table:table-cell office:value-type="string" calcext:value-type="string">
                <text:p>kijelöli azokat a felhasználói tevékenységeket, amelyeket az elektronikus információs rendszerben azonosítás vagy hitelesítés nélkül is végre lehet hajtani;</text:p>
              </table:table-cell>
              <table:table-cell table:number-columns-repeated="1022"/>
            </table:table-row>
            <table:table-row table:style-name="ro2">
              <table:table-cell office:value-type="string" calcext:value-type="string">
                <text:p>3.3.10.12.1.2</text:p>
              </table:table-cell>
              <table:table-cell office:value-type="string" calcext:value-type="string">
                <text:p>dokumentálja és indokolja a rendszerbiztonsági tervben, vagy más szabályzatban az azonosítás vagy hitelesítés nélkül is végrehajtható felhasználói tevékenységeket.</text:p>
              </table:table-cell>
              <table:table-cell table:number-columns-repeated="1022"/>
            </table:table-row>
            <table:table-row table:style-name="ro1">
              <table:table-cell office:value-type="string" calcext:value-type="string">
                <text:p>3.3.10.13</text:p>
              </table:table-cell>
              <table:table-cell office:value-type="string" calcext:value-type="string">
                <text:p>Távoli hozzáférés</text:p>
              </table:table-cell>
              <table:table-cell table:number-columns-repeated="1022"/>
            </table:table-row>
            <table:table-row table:style-name="ro1">
              <table:table-cell office:value-type="string" calcext:value-type="string">
                <text:p>3.3.10.13.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0.13.1.1</text:p>
              </table:table-cell>
              <table:table-cell office:value-type="string" calcext:value-type="string">
                <text:p>kidolgozza és dokumentálja minden engedélyezett távoli hozzáférés típusra a felhasználásra vonatkozó korlátozásokat, a konfigurálási vagy a kapcsolódási követelményeket és a megvalósítási útmutatókat;</text:p>
              </table:table-cell>
              <table:table-cell table:number-columns-repeated="1022"/>
            </table:table-row>
            <table:table-row table:style-name="ro3">
              <table:table-cell office:value-type="string" calcext:value-type="string">
                <text:p>3.3.10.13.1.2</text:p>
              </table:table-cell>
              <table:table-cell office:value-type="string" calcext:value-type="string">
                <text:p>engedélyezési eljárást folytat le az elektronikus információs rendszerhez történő távoli hozzáférés feltételeként.</text:p>
              </table:table-cell>
              <table:table-cell table:number-columns-repeated="1022"/>
            </table:table-row>
            <table:table-row table:style-name="ro1">
              <table:table-cell office:value-type="string" calcext:value-type="string">
                <text:p>3.3.10.13.2</text:p>
              </table:table-cell>
              <table:table-cell office:value-type="string" calcext:value-type="string">
                <text:p>Ellenőrzés</text:p>
              </table:table-cell>
              <table:table-cell table:number-columns-repeated="1022"/>
            </table:table-row>
            <table:table-row table:style-name="ro3">
              <table:table-cell/>
              <table:table-cell office:value-type="string" calcext:value-type="string">
                <text:p>Az elektronikus információs rendszer figyeli és ellenőrzi a távoli hozzáféréseket.</text:p>
              </table:table-cell>
              <table:table-cell table:number-columns-repeated="1022"/>
            </table:table-row>
            <table:table-row table:style-name="ro1">
              <table:table-cell office:value-type="string" calcext:value-type="string">
                <text:p>3.3.10.13.3</text:p>
              </table:table-cell>
              <table:table-cell office:value-type="string" calcext:value-type="string">
                <text:p>Titkosítás</text:p>
              </table:table-cell>
              <table:table-cell table:number-columns-repeated="1022"/>
            </table:table-row>
            <table:table-row table:style-name="ro3">
              <table:table-cell/>
              <table:table-cell office:value-type="string" calcext:value-type="string">
                <text:p>Kriptográfiai mechanizmusokat kell alkalmazni a távoli hozzáférés munkaszakaszok bizalmasságának és sértetlenségének a védelmére.</text:p>
              </table:table-cell>
              <table:table-cell table:number-columns-repeated="1022"/>
            </table:table-row>
            <table:table-row table:style-name="ro1">
              <table:table-cell office:value-type="string" calcext:value-type="string">
                <text:p>3.3.10.13.4</text:p>
              </table:table-cell>
              <table:table-cell office:value-type="string" calcext:value-type="string">
                <text:p>Hozzáférés ellenőrzési pontok</text:p>
              </table:table-cell>
              <table:table-cell table:number-columns-repeated="1022"/>
            </table:table-row>
            <table:table-row table:style-name="ro3">
              <table:table-cell/>
              <table:table-cell office:value-type="string" calcext:value-type="string">
                <text:p>Minden távoli hozzáférést felügyelt hozzáférés ellenőrzési ponton keresztül kell irányítani az elektronikus információs rendszerben.</text:p>
              </table:table-cell>
              <table:table-cell table:number-columns-repeated="1022"/>
            </table:table-row>
            <table:table-row table:style-name="ro1">
              <table:table-cell office:value-type="string" calcext:value-type="string">
                <text:p>3.3.10.13.5</text:p>
              </table:table-cell>
              <table:table-cell office:value-type="string" calcext:value-type="string">
                <text:p>Privilegizált parancsok elérése</text:p>
              </table:table-cell>
              <table:table-cell table:number-columns-repeated="1022"/>
            </table:table-row>
            <table:table-row table:style-name="ro1">
              <table:table-cell office:value-type="string" calcext:value-type="string">
                <text:p>3.3.10.13.5.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0.13.5.1.1</text:p>
              </table:table-cell>
              <table:table-cell office:value-type="string" calcext:value-type="string">
                <text:p>privilegizált parancsok végrehajtásához és biztonságkritikus információk eléréséhez távoli hozzáférést csak meghatározott és elfogadott igény esetén engedélyez;</text:p>
              </table:table-cell>
              <table:table-cell table:number-columns-repeated="1022"/>
            </table:table-row>
            <table:table-row table:style-name="ro3">
              <table:table-cell office:value-type="string" calcext:value-type="string">
                <text:p>3.3.10.13.5.1.2</text:p>
              </table:table-cell>
              <table:table-cell office:value-type="string" calcext:value-type="string">
                <text:p>dokumentálja és indokolja a 3.3.10.13.5.1.1. pont szerinti hozzáféréseket a rendszerbiztonsági tervben.</text:p>
              </table:table-cell>
              <table:table-cell table:number-columns-repeated="1022"/>
            </table:table-row>
            <table:table-row table:style-name="ro1">
              <table:table-cell office:value-type="string" calcext:value-type="string">
                <text:p>3.3.10.14</text:p>
              </table:table-cell>
              <table:table-cell office:value-type="string" calcext:value-type="string">
                <text:p>Vezeték nélküli hozzáférés</text:p>
              </table:table-cell>
              <table:table-cell table:number-columns-repeated="1022"/>
            </table:table-row>
            <table:table-row table:style-name="ro1">
              <table:table-cell office:value-type="string" calcext:value-type="string">
                <text:p>3.3.10.14.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0.14.1.1</text:p>
              </table:table-cell>
              <table:table-cell office:value-type="string" calcext:value-type="string">
                <text:p>belső szabályozásában felhasználási korlátozásokat, konfigurálásra és kapcsolódásra vonatkozó követelményeket, valamint technikai útmutatót ad ki a vezeték nélküli technológiák kapcsán;</text:p>
              </table:table-cell>
              <table:table-cell table:number-columns-repeated="1022"/>
            </table:table-row>
            <table:table-row table:style-name="ro1">
              <table:table-cell office:value-type="string" calcext:value-type="string">
                <text:p>3.3.10.14.1.2</text:p>
              </table:table-cell>
              <table:table-cell office:value-type="string" calcext:value-type="string">
                <text:p>engedélyezési eljárást folytat le a vezeték nélküli hozzáférés feltételeként.</text:p>
              </table:table-cell>
              <table:table-cell table:number-columns-repeated="1022"/>
            </table:table-row>
            <table:table-row table:style-name="ro1">
              <table:table-cell office:value-type="string" calcext:value-type="string">
                <text:p>3.3.10.14.2</text:p>
              </table:table-cell>
              <table:table-cell office:value-type="string" calcext:value-type="string">
                <text:p>Hitelesítés és titkosítás</text:p>
              </table:table-cell>
              <table:table-cell table:number-columns-repeated="1022"/>
            </table:table-row>
            <table:table-row table:style-name="ro2">
              <table:table-cell/>
              <table:table-cell office:value-type="string" calcext:value-type="string">
                <text:p>Az érintett szervezet az elektronikus információs rendszerben titkosítással, és a felhasználók, vagy eszközök hitelesítésével védi a vezeték nélküli hozzáférést.</text:p>
              </table:table-cell>
              <table:table-cell table:number-columns-repeated="1022"/>
            </table:table-row>
            <table:table-row table:style-name="ro1">
              <table:table-cell office:value-type="string" calcext:value-type="string">
                <text:p>3.3.10.14.3</text:p>
              </table:table-cell>
              <table:table-cell office:value-type="string" calcext:value-type="string">
                <text:p>Felhasználó konfigurálás tiltása</text:p>
              </table:table-cell>
              <table:table-cell table:number-columns-repeated="1022"/>
            </table:table-row>
            <table:table-row table:style-name="ro4">
              <table:table-cell/>
              <table:table-cell office:value-type="string" calcext:value-type="string">
                <text:p>Az érintett szervezet azonosítja a felhasználókat, és csak közvetlen jogosultság birtokában, a védett hálózaton kialakított vezetékes kapcsolaton keresztül teszi lehetővé számukra a vezeték nélküli hálózat független konfigurálását.</text:p>
              </table:table-cell>
              <table:table-cell table:number-columns-repeated="1022"/>
            </table:table-row>
            <table:table-row table:style-name="ro1">
              <table:table-cell office:value-type="string" calcext:value-type="string">
                <text:p>3.3.10.14.4</text:p>
              </table:table-cell>
              <table:table-cell office:value-type="string" calcext:value-type="string">
                <text:p>Antennák</text:p>
              </table:table-cell>
              <table:table-cell table:number-columns-repeated="1022"/>
            </table:table-row>
            <table:table-row table:style-name="ro4">
              <table:table-cell/>
              <table:table-cell office:value-type="string" calcext:value-type="string">
                <text:p>Az érintett szervezet olyan karakterisztikájú és teljesítményszintű antennákat és árnyékolási megoldásokat üzemeltet, vagy egyéb technikákat alkalmaz, amelyekkel csökkenti az érintett szervezet fizikai védelmi határain kívül a jelek észlelésének a valószínűségét.</text:p>
              </table:table-cell>
              <table:table-cell table:number-columns-repeated="1022"/>
            </table:table-row>
            <table:table-row table:style-name="ro1">
              <table:table-cell office:value-type="string" calcext:value-type="string">
                <text:p>3.3.10.15</text:p>
              </table:table-cell>
              <table:table-cell office:value-type="string" calcext:value-type="string">
                <text:p>Mobil eszközök hozzáférés ellenőrzése</text:p>
              </table:table-cell>
              <table:table-cell table:number-columns-repeated="1022"/>
            </table:table-row>
            <table:table-row table:style-name="ro1">
              <table:table-cell office:value-type="string" calcext:value-type="string">
                <text:p>3.3.10.15.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0.15.1.1</text:p>
              </table:table-cell>
              <table:table-cell office:value-type="string" calcext:value-type="string">
                <text:p>belső szabályozásában felhasználási korlátozásokat, konfigurálásra és kapcsolódásra vonatkozó követelményeket, valamint technikai útmutatót ad ki az általa ellenőrzött mobil eszközökre;</text:p>
              </table:table-cell>
              <table:table-cell table:number-columns-repeated="1022"/>
            </table:table-row>
            <table:table-row table:style-name="ro3">
              <table:table-cell office:value-type="string" calcext:value-type="string">
                <text:p>3.3.10.15.1.2</text:p>
              </table:table-cell>
              <table:table-cell office:value-type="string" calcext:value-type="string">
                <text:p>engedélyhez köti az elektronikus információs rendszereihez mobil eszközökkel megvalósított kapcsolódást.</text:p>
              </table:table-cell>
              <table:table-cell table:number-columns-repeated="1022"/>
            </table:table-row>
            <table:table-row table:style-name="ro1">
              <table:table-cell office:value-type="string" calcext:value-type="string">
                <text:p>3.3.10.15.2</text:p>
              </table:table-cell>
              <table:table-cell office:value-type="string" calcext:value-type="string">
                <text:p>Titkosítás</text:p>
              </table:table-cell>
              <table:table-cell table:number-columns-repeated="1022"/>
            </table:table-row>
            <table:table-row table:style-name="ro4">
              <table:table-cell/>
              <table:table-cell office:value-type="string" calcext:value-type="string">
                <text:p>Az érintett szervezet teljes eszköztitkosítást, tároló alapú titkosítást, vagy más technológiai eljárást alkalmaz az általa meghatározott mobil eszközökön tárolt információk bizalmasságának és sértetlenségének a védelmére, vagy az információk hozzáférhetetlenné tételére.</text:p>
              </table:table-cell>
              <table:table-cell table:number-columns-repeated="1022"/>
            </table:table-row>
            <table:table-row table:style-name="ro1">
              <table:table-cell office:value-type="string" calcext:value-type="string">
                <text:p>3.3.10.16</text:p>
              </table:table-cell>
              <table:table-cell office:value-type="string" calcext:value-type="string">
                <text:p>Külső elektronikus információs rendszerek használata</text:p>
              </table:table-cell>
              <table:table-cell table:number-columns-repeated="1022"/>
            </table:table-row>
            <table:table-row table:style-name="ro1">
              <table:table-cell office:value-type="string" calcext:value-type="string">
                <text:p>3.3.10.16.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0.16.1.1</text:p>
              </table:table-cell>
              <table:table-cell office:value-type="string" calcext:value-type="string">
                <text:p>meghatározza, hogy milyen feltételek és szabályok betartása mellett jogosult a felhasználó egy külső rendszerből hozzáférni az elektronikus információs rendszerhez;</text:p>
              </table:table-cell>
              <table:table-cell table:number-columns-repeated="1022"/>
            </table:table-row>
            <table:table-row table:style-name="ro2">
              <table:table-cell office:value-type="string" calcext:value-type="string">
                <text:p>3.3.10.16.1.2</text:p>
              </table:table-cell>
              <table:table-cell office:value-type="string" calcext:value-type="string">
                <text:p>meghatározza, hogy külső elektronikus információs rendszerek segítségével hogyan jogosult a felhasználó feldolgozni, tárolni vagy továbbítani az érintett szervezet által ellenőrzött információkat.</text:p>
              </table:table-cell>
              <table:table-cell table:number-columns-repeated="1022"/>
            </table:table-row>
            <table:table-row table:style-name="ro1">
              <table:table-cell office:value-type="string" calcext:value-type="string">
                <text:p>3.3.10.16.2</text:p>
              </table:table-cell>
              <table:table-cell office:value-type="string" calcext:value-type="string">
                <text:p>Korlátozott használat</text:p>
              </table:table-cell>
              <table:table-cell table:number-columns-repeated="1022"/>
            </table:table-row>
            <table:table-row table:style-name="ro4">
              <table:table-cell office:value-type="string" calcext:value-type="string">
                <text:p>3.3.10.16.2.1</text:p>
              </table:table-cell>
              <table:table-cell office:value-type="string" calcext:value-type="string">
                <text:p>Az érintett szervezet csak abban az esetben engedélyezi jogosult felhasználóknak egy külső elektronikus információs rendszer felhasználását az elektronikus információs rendszerhez való hozzáférésre, az által ellenőrzött információk feldolgozására, tárolására vagy továbbítására, ha:</text:p>
              </table:table-cell>
              <table:table-cell table:number-columns-repeated="1022"/>
            </table:table-row>
            <table:table-row table:style-name="ro3">
              <table:table-cell office:value-type="string" calcext:value-type="string">
                <text:p>3.3.10.16.2.1.1</text:p>
              </table:table-cell>
              <table:table-cell office:value-type="string" calcext:value-type="string">
                <text:p>előzetesen ellenőrzi a szükséges biztonsági intézkedések meglétét a külső rendszeren saját szabályzóinak megfelelő módon; vagy</text:p>
              </table:table-cell>
              <table:table-cell table:number-columns-repeated="1022"/>
            </table:table-row>
            <table:table-row table:style-name="ro2">
              <table:table-cell office:value-type="string" calcext:value-type="string">
                <text:p>3.3.10.16.2.1.2</text:p>
              </table:table-cell>
              <table:table-cell office:value-type="string" calcext:value-type="string">
                <text:p>jóváhagyott kapcsolat van az elektronikus információs rendszerek között, vagy megállapodás született a külső elektronikus információs rendszert befogadó szervezettel.</text:p>
              </table:table-cell>
              <table:table-cell table:number-columns-repeated="1022"/>
            </table:table-row>
            <table:table-row table:style-name="ro1">
              <table:table-cell office:value-type="string" calcext:value-type="string">
                <text:p>3.3.10.16.3</text:p>
              </table:table-cell>
              <table:table-cell office:value-type="string" calcext:value-type="string">
                <text:p>Hordozható adattároló eszközök</text:p>
              </table:table-cell>
              <table:table-cell table:number-columns-repeated="1022"/>
            </table:table-row>
            <table:table-row table:style-name="ro2">
              <table:table-cell/>
              <table:table-cell office:value-type="string" calcext:value-type="string">
                <text:p>Az érintett szervezet korlátozza vagy megtiltja az ellenőrzött hordozható tárolóeszközök használatát külső elektronikus információs rendszerben is jogosultsággal rendelkező személyek számára.</text:p>
              </table:table-cell>
              <table:table-cell table:number-columns-repeated="1022"/>
            </table:table-row>
            <table:table-row table:style-name="ro1">
              <table:table-cell office:value-type="string" calcext:value-type="string">
                <text:p>3.3.10.17</text:p>
              </table:table-cell>
              <table:table-cell office:value-type="string" calcext:value-type="string">
                <text:p>Információmegosztás</text:p>
              </table:table-cell>
              <table:table-cell table:number-columns-repeated="1022"/>
            </table:table-row>
            <table:table-row table:style-name="ro1">
              <table:table-cell office:value-type="string" calcext:value-type="string">
                <text:p>3.3.10.17.1</text:p>
              </table:table-cell>
              <table:table-cell office:value-type="string" calcext:value-type="string">
                <text:p>Az érintett szervezet:</text:p>
              </table:table-cell>
              <table:table-cell table:number-columns-repeated="1022"/>
            </table:table-row>
            <table:table-row table:style-name="ro6">
              <table:table-cell office:value-type="string" calcext:value-type="string">
                <text:p>3.3.10.17.1.1</text:p>
              </table:table-cell>
              <table:table-cell office:value-type="string" calcext:value-type="string">
                <text:p>elősegíti az információmegosztást azzal, hogy engedélyezi a jogosult felhasználóknak eldönteni, hogy a megosztásban résztvevő partnerhez rendelt jogosultságok megfelelnek-e az információra vonatkozó hozzáférési korlátozásoknak, olyan meghatározott információmegosztási körülmények esetén, amikor felhasználói megítélés szóba jöhet;</text:p>
              </table:table-cell>
              <table:table-cell table:number-columns-repeated="1022"/>
            </table:table-row>
            <table:table-row table:style-name="ro2">
              <table:table-cell office:value-type="string" calcext:value-type="string">
                <text:p>3.3.10.17.1.2</text:p>
              </table:table-cell>
              <table:table-cell office:value-type="string" calcext:value-type="string">
                <text:p>automatizált mechanizmusokat vagy kézi folyamatokat alkalmaz arra, hogy segítséget nyújtson a felhasználóknak az információmegosztási vagy együttműködési döntések meghozatalában.</text:p>
              </table:table-cell>
              <table:table-cell table:number-columns-repeated="1022"/>
            </table:table-row>
            <table:table-row table:style-name="ro1">
              <table:table-cell office:value-type="string" calcext:value-type="string">
                <text:p>3.3.10.18</text:p>
              </table:table-cell>
              <table:table-cell office:value-type="string" calcext:value-type="string">
                <text:p>Nyilvánosan elérhető tartalom</text:p>
              </table:table-cell>
              <table:table-cell table:number-columns-repeated="1022"/>
            </table:table-row>
            <table:table-row table:style-name="ro1">
              <table:table-cell office:value-type="string" calcext:value-type="string">
                <text:p>3.3.10.18.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0.18.1.1</text:p>
              </table:table-cell>
              <table:table-cell office:value-type="string" calcext:value-type="string">
                <text:p>kijelöli azokat a személyeket, akik jogosultak a nyilvánosan hozzáférhető elektronikus információs rendszeren az érintett szervezettel kapcsolatos bármely információ közzétételére;</text:p>
              </table:table-cell>
              <table:table-cell table:number-columns-repeated="1022"/>
            </table:table-row>
            <table:table-row table:style-name="ro2">
              <table:table-cell office:value-type="string" calcext:value-type="string">
                <text:p>3.3.10.18.1.2</text:p>
              </table:table-cell>
              <table:table-cell office:value-type="string" calcext:value-type="string">
                <text:p>a 3.3.10.18.1.1. pont szerinti kijelölt személyeket képzésben részesíti annak biztosítása érdekében, hogy a nyilvánosan hozzáférhető információk ne tartalmazzanak nem nyilvános információkat;</text:p>
              </table:table-cell>
              <table:table-cell table:number-columns-repeated="1022"/>
            </table:table-row>
            <table:table-row table:style-name="ro1">
              <table:table-cell office:value-type="string" calcext:value-type="string">
                <text:p>3.3.10.18.1.3</text:p>
              </table:table-cell>
              <table:table-cell office:value-type="string" calcext:value-type="string">
                <text:p>közzététel előtt átvizsgálja a javasolt tartalmat;</text:p>
              </table:table-cell>
              <table:table-cell table:number-columns-repeated="1022"/>
            </table:table-row>
            <table:table-row table:style-name="ro2">
              <table:table-cell office:value-type="string" calcext:value-type="string">
                <text:p>3.3.10.18.1.4</text:p>
              </table:table-cell>
              <table:table-cell office:value-type="string" calcext:value-type="string">
                <text:p>meghatározott gyakorisággal átvizsgálja a nyilvánosan hozzáférhető elektronikus információs rendszertartalmat a nem nyilvános információk tekintetében, és eltávolítja azokat.</text:p>
              </table:table-cell>
              <table:table-cell table:number-columns-repeated="1022"/>
            </table:table-row>
          </table:table-row-group>
          <table:table-row table:style-name="ro1">
            <table:table-cell table:style-name="ce11" office:value-type="string" calcext:value-type="string">
              <text:p>3.3.11</text:p>
            </table:table-cell>
            <table:table-cell table:style-name="ce7" office:value-type="string" calcext:value-type="string">
              <text:p>RENDSZER- ÉS INFORMÁCIÓSÉRTETLENSÉG</text:p>
            </table:table-cell>
            <table:table-cell table:style-name="ce2" table:number-columns-repeated="1022"/>
          </table:table-row>
          <table:table-row-group>
            <table:table-row table:style-name="ro5">
              <table:table-cell office:value-type="string" calcext:value-type="string">
                <text:p>3.3.11.1</text:p>
              </table:table-cell>
              <table:table-cell office:value-type="string" calcext:value-type="string">
                <text:p>Ezeket a rendelkezéseket egy adott elektronikus információs rendszer tekintetében abban az esetben kell alkalmazni, ha az adott elektronikus információs rendszert az érintett szervezet üzemelteti. Üzemeltetési szolgáltatási szerződés esetén szerződéses kötelemként kell érvényesíteni a 3.3.11. pontban és alpontjaiban foglaltakat, és azokat a szolgáltatónak kell biztosítania.</text:p>
              </table:table-cell>
              <table:table-cell table:number-columns-repeated="1022"/>
            </table:table-row>
            <table:table-row table:style-name="ro1">
              <table:table-cell office:value-type="string" calcext:value-type="string">
                <text:p>3.3.11.2</text:p>
              </table:table-cell>
              <table:table-cell office:value-type="string" calcext:value-type="string">
                <text:p>Rendszer- és információsértetlenségre vonatkozó eljárásrend</text:p>
              </table:table-cell>
              <table:table-cell table:number-columns-repeated="1022"/>
            </table:table-row>
            <table:table-row table:style-name="ro1">
              <table:table-cell office:value-type="string" calcext:value-type="string">
                <text:p>3.3.11.2.1</text:p>
              </table:table-cell>
              <table:table-cell office:value-type="string" calcext:value-type="string">
                <text:p>Az érintett szervezet:</text:p>
              </table:table-cell>
              <table:table-cell table:number-columns-repeated="1022"/>
            </table:table-row>
            <table:table-row table:style-name="ro5">
              <table:table-cell office:value-type="string" calcext:value-type="string">
                <text:p>3.3.11.2.1.1</text:p>
              </table:table-cell>
              <table:table-cell office:value-type="string" calcext:value-type="string">
                <text:p>megfogalmazza, és az érintett szervezetre érvényes követelmények szerint dokumentálja, valamint az érintett szervezeten belül kihirdeti a rendszer- és információsértetlenségre vonatkozó eljárásrendet, mely a szervezet informatikai biztonsági szabályzatának részét képező, rendszer- és információsértetlenségre vonatkozó szabályzat és az ahhoz kapcsolódó ellenőrzések megvalósítását segíti elő;</text:p>
              </table:table-cell>
              <table:table-cell table:number-columns-repeated="1022"/>
            </table:table-row>
            <table:table-row table:style-name="ro2">
              <table:table-cell office:value-type="string" calcext:value-type="string">
                <text:p>3.3.11.2.1.2</text:p>
              </table:table-cell>
              <table:table-cell office:value-type="string" calcext:value-type="string">
                <text:p>a rendszer- és információsértetlenségre vonatkozó eljárásrendben vagy más belső szabályozásában meghatározott gyakorisággal felülvizsgálja, és frissíti a rendszer- és információsértetlenségre vonatkozó eljárásrendet.</text:p>
              </table:table-cell>
              <table:table-cell table:number-columns-repeated="1022"/>
            </table:table-row>
            <table:table-row table:style-name="ro1">
              <table:table-cell office:value-type="string" calcext:value-type="string">
                <text:p>3.3.11.3</text:p>
              </table:table-cell>
              <table:table-cell office:value-type="string" calcext:value-type="string">
                <text:p>Hibajavítás</text:p>
              </table:table-cell>
              <table:table-cell table:number-columns-repeated="1022"/>
            </table:table-row>
            <table:table-row table:style-name="ro1">
              <table:table-cell office:value-type="string" calcext:value-type="string">
                <text:p>3.3.11.3.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11.3.1.1</text:p>
              </table:table-cell>
              <table:table-cell office:value-type="string" calcext:value-type="string">
                <text:p>azonosítja, belső eljárásrendje alapján jelenti és kijavítja vagy kijavíttatja az elektronikus információs rendszer hibáit;</text:p>
              </table:table-cell>
              <table:table-cell table:number-columns-repeated="1022"/>
            </table:table-row>
            <table:table-row table:style-name="ro2">
              <table:table-cell office:value-type="string" calcext:value-type="string">
                <text:p>3.3.11.3.1.2</text:p>
              </table:table-cell>
              <table:table-cell office:value-type="string" calcext:value-type="string">
                <text:p>telepítés előtt teszteli a hibajavítással kapcsolatos szoftverfrissítéseket az érintett szervezet feladatellátásának hatékonysága, a szóba jöhető következmények szempontjából;</text:p>
              </table:table-cell>
              <table:table-cell table:number-columns-repeated="1022"/>
            </table:table-row>
            <table:table-row table:style-name="ro3">
              <table:table-cell office:value-type="string" calcext:value-type="string">
                <text:p>3.3.11.3.1.3</text:p>
              </table:table-cell>
              <table:table-cell office:value-type="string" calcext:value-type="string">
                <text:p>a biztonságkritikus szoftvereket a frissítésük kiadását követő meghatározott időtartamon belül telepíti vagy telepítteti;</text:p>
              </table:table-cell>
              <table:table-cell table:number-columns-repeated="1022"/>
            </table:table-row>
            <table:table-row table:style-name="ro1">
              <table:table-cell office:value-type="string" calcext:value-type="string">
                <text:p>3.3.11.3.1.4</text:p>
              </table:table-cell>
              <table:table-cell office:value-type="string" calcext:value-type="string">
                <text:p>beépíti a hibajavítást a konfigurációkezelési folyamatba.</text:p>
              </table:table-cell>
              <table:table-cell table:number-columns-repeated="1022"/>
            </table:table-row>
            <table:table-row table:style-name="ro1">
              <table:table-cell office:value-type="string" calcext:value-type="string">
                <text:p>3.3.11.3.2</text:p>
              </table:table-cell>
              <table:table-cell office:value-type="string" calcext:value-type="string">
                <text:p>Automatizált hibajavítási állapot</text:p>
              </table:table-cell>
              <table:table-cell table:number-columns-repeated="1022"/>
            </table:table-row>
            <table:table-row table:style-name="ro3">
              <table:table-cell/>
              <table:table-cell office:value-type="string" calcext:value-type="string">
                <text:p>Az érintett szervezet automatizált mechanizmusokat alkalmaz az elektronikus információs rendszer elemei hibajavítási állapotának meghatározására.</text:p>
              </table:table-cell>
              <table:table-cell table:number-columns-repeated="1022"/>
            </table:table-row>
            <table:table-row table:style-name="ro1">
              <table:table-cell office:value-type="string" calcext:value-type="string">
                <text:p>3.3.11.3.3</text:p>
              </table:table-cell>
              <table:table-cell office:value-type="string" calcext:value-type="string">
                <text:p>Központi kezelés</text:p>
              </table:table-cell>
              <table:table-cell table:number-columns-repeated="1022"/>
            </table:table-row>
            <table:table-row table:style-name="ro1">
              <table:table-cell/>
              <table:table-cell office:value-type="string" calcext:value-type="string">
                <text:p>Az érintett szervezet központilag kezeli a hibajavítás folyamatát.</text:p>
              </table:table-cell>
              <table:table-cell table:number-columns-repeated="1022"/>
            </table:table-row>
            <table:table-row table:style-name="ro1">
              <table:table-cell office:value-type="string" calcext:value-type="string">
                <text:p>3.3.11.4</text:p>
              </table:table-cell>
              <table:table-cell office:value-type="string" calcext:value-type="string">
                <text:p>Kártékony kódok elleni védelem</text:p>
              </table:table-cell>
              <table:table-cell table:number-columns-repeated="1022"/>
            </table:table-row>
            <table:table-row table:style-name="ro1">
              <table:table-cell office:value-type="string" calcext:value-type="string">
                <text:p>3.3.11.4.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11.4.1.1</text:p>
              </table:table-cell>
              <table:table-cell office:value-type="string" calcext:value-type="string">
                <text:p>az elektronikus információs rendszerét annak belépési és kilépési pontjain védi a kártékony kódok ellen, felderíti és megsemmisíti azokat;</text:p>
              </table:table-cell>
              <table:table-cell table:number-columns-repeated="1022"/>
            </table:table-row>
            <table:table-row table:style-name="ro2">
              <table:table-cell office:value-type="string" calcext:value-type="string">
                <text:p>3.3.11.4.1.2</text:p>
              </table:table-cell>
              <table:table-cell office:value-type="string" calcext:value-type="string">
                <text:p>frissíti a kártékony kódok elleni védelmi mechanizmusokat a konfigurációkezelési szabályaival és eljárásaival összhangban minden olyan esetben, amikor kártékony kódirtó rendszeréhez frissítések jelennek meg;</text:p>
              </table:table-cell>
              <table:table-cell table:number-columns-repeated="1022"/>
            </table:table-row>
            <table:table-row table:style-name="ro3">
              <table:table-cell office:value-type="string" calcext:value-type="string">
                <text:p>3.3.11.4.1.3</text:p>
              </table:table-cell>
              <table:table-cell office:value-type="string" calcext:value-type="string">
                <text:p>konfigurálja a kártékony kódok elleni védelmi mechanizmusokat úgy, hogy a védelem eszköze:</text:p>
              </table:table-cell>
              <table:table-cell table:number-columns-repeated="1022"/>
            </table:table-row>
            <table:table-row table:style-name="ro6">
              <table:table-cell office:value-type="string" calcext:value-type="string">
                <text:p>3.3.11.4.1.3.1</text:p>
              </table:table-cell>
              <table:table-cell office:value-type="string" calcext:value-type="string">
                <text:p>rendszeres ellenőrzéseket hajtson végre az elektronikus információs rendszeren, és hajtsa végre a külső forrásokból származó fájlok valós idejű ellenőrzését a végpontokon, a hálózati belépési vagy kilépési pontokon, a biztonsági szabályzatnak megfelelően, amikor a fájlokat letöltik, megnyitják, vagy elindítják,</text:p>
              </table:table-cell>
              <table:table-cell table:number-columns-repeated="1022"/>
            </table:table-row>
            <table:table-row table:style-name="ro2">
              <table:table-cell office:value-type="string" calcext:value-type="string">
                <text:p>3.3.11.4.1.3.2</text:p>
              </table:table-cell>
              <table:table-cell office:value-type="string" calcext:value-type="string">
                <text:p>a kártékony kód észlelése esetén blokkolja vagy helyezze karanténba azt, és riassza a rendszeradminisztrátort és az érintett szervezet által meghatározott további személy(eke)t;</text:p>
              </table:table-cell>
              <table:table-cell table:number-columns-repeated="1022"/>
            </table:table-row>
            <table:table-row table:style-name="ro2">
              <table:table-cell office:value-type="string" calcext:value-type="string">
                <text:p>3.3.11.4.1.4</text:p>
              </table:table-cell>
              <table:table-cell office:value-type="string" calcext:value-type="string">
                <text:p>ellenőrzi a téves riasztásokat a kártékony kód észlelése és megsemmisítése során, valamint figyelembe veszi ezek lehetséges kihatását az elektronikus információs rendszer rendelkezésre állására.</text:p>
              </table:table-cell>
              <table:table-cell table:number-columns-repeated="1022"/>
            </table:table-row>
            <table:table-row table:style-name="ro1">
              <table:table-cell office:value-type="string" calcext:value-type="string">
                <text:p>3.3.11.4.2</text:p>
              </table:table-cell>
              <table:table-cell office:value-type="string" calcext:value-type="string">
                <text:p>Központi kezelés</text:p>
              </table:table-cell>
              <table:table-cell table:number-columns-repeated="1022"/>
            </table:table-row>
            <table:table-row table:style-name="ro3">
              <table:table-cell/>
              <table:table-cell office:value-type="string" calcext:value-type="string">
                <text:p>Az elektronikus információs rendszer központilag kezeli a kártékony kódok elleni védelmi mechanizmusokat.</text:p>
              </table:table-cell>
              <table:table-cell table:number-columns-repeated="1022"/>
            </table:table-row>
            <table:table-row table:style-name="ro1">
              <table:table-cell office:value-type="string" calcext:value-type="string">
                <text:p>3.3.11.4.3</text:p>
              </table:table-cell>
              <table:table-cell office:value-type="string" calcext:value-type="string">
                <text:p>Automatikus frissítés</text:p>
              </table:table-cell>
              <table:table-cell table:number-columns-repeated="1022"/>
            </table:table-row>
            <table:table-row table:style-name="ro3">
              <table:table-cell/>
              <table:table-cell office:value-type="string" calcext:value-type="string">
                <text:p>Az elektronikus információs rendszer automatikusan frissíti a kártékony kódok elleni védelmi mechanizmusokat.</text:p>
              </table:table-cell>
              <table:table-cell table:number-columns-repeated="1022"/>
            </table:table-row>
            <table:table-row table:style-name="ro1">
              <table:table-cell office:value-type="string" calcext:value-type="string">
                <text:p>3.3.11.5</text:p>
              </table:table-cell>
              <table:table-cell office:value-type="string" calcext:value-type="string">
                <text:p>Az elektronikus információs rendszer felügyelete</text:p>
              </table:table-cell>
              <table:table-cell table:number-columns-repeated="1022"/>
            </table:table-row>
            <table:table-row table:style-name="ro1">
              <table:table-cell office:value-type="string" calcext:value-type="string">
                <text:p>3.3.11.5.1</text:p>
              </table:table-cell>
              <table:table-cell office:value-type="string" calcext:value-type="string">
                <text:p>Az érintett szervezet:</text:p>
              </table:table-cell>
              <table:table-cell table:number-columns-repeated="1022"/>
            </table:table-row>
            <table:table-row table:style-name="ro4">
              <table:table-cell office:value-type="string" calcext:value-type="string">
                <text:p>3.3.11.5.1.1</text:p>
              </table:table-cell>
              <table:table-cell office:value-type="string" calcext:value-type="string">
                <text:p>felügyeli az elektronikus információs rendszert, hogy észlelje a kibertámadásokat, vagy a kibertámadások jeleit a meghatározott figyelési céloknak megfelelően, és feltárja a jogosulatlan lokális, hálózati és távoli kapcsolatokat;</text:p>
              </table:table-cell>
              <table:table-cell table:number-columns-repeated="1022"/>
            </table:table-row>
            <table:table-row table:style-name="ro1">
              <table:table-cell office:value-type="string" calcext:value-type="string">
                <text:p>3.3.11.5.1.2</text:p>
              </table:table-cell>
              <table:table-cell office:value-type="string" calcext:value-type="string">
                <text:p>azonosítja az elektronikus információs rendszer jogosulatlan használatát;</text:p>
              </table:table-cell>
              <table:table-cell table:number-columns-repeated="1022"/>
            </table:table-row>
            <table:table-row table:style-name="ro2">
              <table:table-cell office:value-type="string" calcext:value-type="string">
                <text:p>3.3.11.5.1.3</text:p>
              </table:table-cell>
              <table:table-cell office:value-type="string" calcext:value-type="string">
                <text:p>felügyeleti eszközöket alkalmaz a meghatározott alapvető információk gyűjtésére, és a rendszer ad hoc területeire a potenciálisan fontos, speciális típusú tranzakcióknak a nyomon követésére;</text:p>
              </table:table-cell>
              <table:table-cell table:number-columns-repeated="1022"/>
            </table:table-row>
            <table:table-row table:style-name="ro3">
              <table:table-cell office:value-type="string" calcext:value-type="string">
                <text:p>3.3.11.5.1.4</text:p>
              </table:table-cell>
              <table:table-cell office:value-type="string" calcext:value-type="string">
                <text:p>védi a behatolás-felügyeleti eszközökből nyert információkat a jogosulatlan hozzáféréssel, módosítással és törléssel szemben;</text:p>
              </table:table-cell>
              <table:table-cell table:number-columns-repeated="1022"/>
            </table:table-row>
            <table:table-row table:style-name="ro3">
              <table:table-cell office:value-type="string" calcext:value-type="string">
                <text:p>3.3.11.5.1.5</text:p>
              </table:table-cell>
              <table:table-cell office:value-type="string" calcext:value-type="string">
                <text:p>erősíti az elektronikus információs rendszer felügyeletét minden olyan esetben, amikor fokozott kockázatra utaló jelet észlel;</text:p>
              </table:table-cell>
              <table:table-cell table:number-columns-repeated="1022"/>
            </table:table-row>
            <table:table-row table:style-name="ro2">
              <table:table-cell office:value-type="string" calcext:value-type="string">
                <text:p>3.3.11.5.1.6</text:p>
              </table:table-cell>
              <table:table-cell office:value-type="string" calcext:value-type="string">
                <text:p>meghatározott gyakorisággal biztosítja az elektronikus információs rendszer felügyeleti információkat a meghatározott személyeknek vagy szerepköröknek.</text:p>
              </table:table-cell>
              <table:table-cell table:number-columns-repeated="1022"/>
            </table:table-row>
            <table:table-row table:style-name="ro1">
              <table:table-cell office:value-type="string" calcext:value-type="string">
                <text:p>3.3.11.5.2</text:p>
              </table:table-cell>
              <table:table-cell office:value-type="string" calcext:value-type="string">
                <text:p>Automatizálás</text:p>
              </table:table-cell>
              <table:table-cell table:number-columns-repeated="1022"/>
            </table:table-row>
            <table:table-row table:style-name="ro3">
              <table:table-cell/>
              <table:table-cell office:value-type="string" calcext:value-type="string">
                <text:p>Automatizált eszközöket kell alkalmazni az események közel valós idejű vizsgálatának támogatására.</text:p>
              </table:table-cell>
              <table:table-cell table:number-columns-repeated="1022"/>
            </table:table-row>
            <table:table-row table:style-name="ro1">
              <table:table-cell office:value-type="string" calcext:value-type="string">
                <text:p>3.3.11.5.3</text:p>
              </table:table-cell>
              <table:table-cell office:value-type="string" calcext:value-type="string">
                <text:p>Felügyelet</text:p>
              </table:table-cell>
              <table:table-cell table:number-columns-repeated="1022"/>
            </table:table-row>
            <table:table-row table:style-name="ro2">
              <table:table-cell/>
              <table:table-cell office:value-type="string" calcext:value-type="string">
                <text:p>Az elektronikus információs rendszer felügyelje a beérkező és kimenő adatforgalmat a szokatlan vagy jogosulatlan tevékenységekre vagy körülményre tekintettel.</text:p>
              </table:table-cell>
              <table:table-cell table:number-columns-repeated="1022"/>
            </table:table-row>
            <table:table-row table:style-name="ro1">
              <table:table-cell office:value-type="string" calcext:value-type="string">
                <text:p>3.3.11.5.4</text:p>
              </table:table-cell>
              <table:table-cell office:value-type="string" calcext:value-type="string">
                <text:p>Riasztás</text:p>
              </table:table-cell>
              <table:table-cell table:number-columns-repeated="1022"/>
            </table:table-row>
            <table:table-row table:style-name="ro2">
              <table:table-cell/>
              <table:table-cell office:value-type="string" calcext:value-type="string">
                <text:p>Az elektronikus információs rendszer riassza az érintett szervezet illetékes személyeit, csoportjait, amikor veszélyeztetés vagy lehetséges veszélyeztetés előre meghatározott jeleit észleli.</text:p>
              </table:table-cell>
              <table:table-cell table:number-columns-repeated="1022"/>
            </table:table-row>
            <table:table-row table:style-name="ro1">
              <table:table-cell office:value-type="string" calcext:value-type="string">
                <text:p>3.3.11.6</text:p>
              </table:table-cell>
              <table:table-cell office:value-type="string" calcext:value-type="string">
                <text:p>Biztonsági riasztások és tájékoztatások</text:p>
              </table:table-cell>
              <table:table-cell table:number-columns-repeated="1022"/>
            </table:table-row>
            <table:table-row table:style-name="ro1">
              <table:table-cell office:value-type="string" calcext:value-type="string">
                <text:p>3.3.11.6.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1.6.1.1</text:p>
              </table:table-cell>
              <table:table-cell office:value-type="string" calcext:value-type="string">
                <text:p>folyamatosan figyeli a kormányzati eseménykezelő központ által a kritikus hálózatbiztonsági eseményekről és sérülékenységekről közzétett figyelmeztetéseket;</text:p>
              </table:table-cell>
              <table:table-cell table:number-columns-repeated="1022"/>
            </table:table-row>
            <table:table-row table:style-name="ro3">
              <table:table-cell office:value-type="string" calcext:value-type="string">
                <text:p>3.3.11.6.1.2</text:p>
              </table:table-cell>
              <table:table-cell office:value-type="string" calcext:value-type="string">
                <text:p>folyamatosan figyelemmel kíséri a Nemzeti Elektronikus Információbiztonsági Hatóságtól érkező értesítéseket;</text:p>
              </table:table-cell>
              <table:table-cell table:number-columns-repeated="1022"/>
            </table:table-row>
            <table:table-row table:style-name="ro1">
              <table:table-cell office:value-type="string" calcext:value-type="string">
                <text:p>3.3.11.6.1.3</text:p>
              </table:table-cell>
              <table:table-cell office:value-type="string" calcext:value-type="string">
                <text:p>szükség esetén belső biztonsági riasztást és figyelmeztetést ad ki;</text:p>
              </table:table-cell>
              <table:table-cell table:number-columns-repeated="1022"/>
            </table:table-row>
            <table:table-row table:style-name="ro3">
              <table:table-cell office:value-type="string" calcext:value-type="string">
                <text:p>3.3.11.6.1.4</text:p>
              </table:table-cell>
              <table:table-cell office:value-type="string" calcext:value-type="string">
                <text:p>a belső biztonsági riasztást és figyelmeztetést eljuttatja az illetékes személyekhez;</text:p>
              </table:table-cell>
              <table:table-cell table:number-columns-repeated="1022"/>
            </table:table-row>
            <table:table-row table:style-name="ro2">
              <table:table-cell office:value-type="string" calcext:value-type="string">
                <text:p>3.3.11.6.1.5</text:p>
              </table:table-cell>
              <table:table-cell office:value-type="string" calcext:value-type="string">
                <text:p>kialakítja és működteti a jogszabályban meghatározott esemény bejelentési kötelezettség rendszerét, és kapcsolatot tart az érintett, külön jogszabályban meghatározott szervekkel;</text:p>
              </table:table-cell>
              <table:table-cell table:number-columns-repeated="1022"/>
            </table:table-row>
            <table:table-row table:style-name="ro1">
              <table:table-cell office:value-type="string" calcext:value-type="string">
                <text:p>3.3.11.6.1.6</text:p>
              </table:table-cell>
              <table:table-cell office:value-type="string" calcext:value-type="string">
                <text:p>megfelelő ellenintézkedéseket és válaszlépéseket tesz.</text:p>
              </table:table-cell>
              <table:table-cell table:number-columns-repeated="1022"/>
            </table:table-row>
            <table:table-row table:style-name="ro1">
              <table:table-cell office:value-type="string" calcext:value-type="string">
                <text:p>3.3.11.6.2</text:p>
              </table:table-cell>
              <table:table-cell office:value-type="string" calcext:value-type="string">
                <text:p>Automatikus riasztások</text:p>
              </table:table-cell>
              <table:table-cell table:number-columns-repeated="1022"/>
            </table:table-row>
            <table:table-row table:style-name="ro3">
              <table:table-cell/>
              <table:table-cell office:value-type="string" calcext:value-type="string">
                <text:p>Mechanizmusokat kell kialakítani a biztonsági riasztások és figyelmeztetések szervezeten belüli elérhetőségének biztosítására.</text:p>
              </table:table-cell>
              <table:table-cell table:number-columns-repeated="1022"/>
            </table:table-row>
            <table:table-row table:style-name="ro1">
              <table:table-cell office:value-type="string" calcext:value-type="string">
                <text:p>3.3.11.7</text:p>
              </table:table-cell>
              <table:table-cell office:value-type="string" calcext:value-type="string">
                <text:p>A biztonsági funkcionalitás ellenőrzése</text:p>
              </table:table-cell>
              <table:table-cell table:number-columns-repeated="1022"/>
            </table:table-row>
            <table:table-row table:style-name="ro1">
              <table:table-cell office:value-type="string" calcext:value-type="string">
                <text:p>3.3.11.7.1</text:p>
              </table:table-cell>
              <table:table-cell office:value-type="string" calcext:value-type="string">
                <text:p>Az elektronikus információs rendszer:</text:p>
              </table:table-cell>
              <table:table-cell table:number-columns-repeated="1022"/>
            </table:table-row>
            <table:table-row table:style-name="ro3">
              <table:table-cell office:value-type="string" calcext:value-type="string">
                <text:p>3.3.11.7.1.1</text:p>
              </table:table-cell>
              <table:table-cell office:value-type="string" calcext:value-type="string">
                <text:p>ellenőrzi a beállított biztonsági funkciókat az ellenőrzésre jogosult felhasználó utasítására, vagy időszakosan;</text:p>
              </table:table-cell>
              <table:table-cell table:number-columns-repeated="1022"/>
            </table:table-row>
            <table:table-row table:style-name="ro3">
              <table:table-cell office:value-type="string" calcext:value-type="string">
                <text:p>3.3.11.7.1.2</text:p>
              </table:table-cell>
              <table:table-cell office:value-type="string" calcext:value-type="string">
                <text:p>értesítést küld az érintett szervezet által meghatározott személyeknek vagy szerepköröknek, ha az ellenőrzés hibát tár fel;</text:p>
              </table:table-cell>
              <table:table-cell table:number-columns-repeated="1022"/>
            </table:table-row>
            <table:table-row table:style-name="ro2">
              <table:table-cell office:value-type="string" calcext:value-type="string">
                <text:p>3.3.11.7.1.3</text:p>
              </table:table-cell>
              <table:table-cell office:value-type="string" calcext:value-type="string">
                <text:p>rendellenesség észlelése esetén leállítja a rendszert, az érintett szerv által alkalmazott döntése szerint újraindítja a rendszert, vagy egyéb ellenintézkedést valósít meg.</text:p>
              </table:table-cell>
              <table:table-cell table:number-columns-repeated="1022"/>
            </table:table-row>
            <table:table-row table:style-name="ro1">
              <table:table-cell office:value-type="string" calcext:value-type="string">
                <text:p>3.3.11.8</text:p>
              </table:table-cell>
              <table:table-cell office:value-type="string" calcext:value-type="string">
                <text:p>Szoftver- és információsértetlenség</text:p>
              </table:table-cell>
              <table:table-cell table:number-columns-repeated="1022"/>
            </table:table-row>
            <table:table-row table:style-name="ro3">
              <table:table-cell office:value-type="string" calcext:value-type="string">
                <text:p>3.3.11.8.1</text:p>
              </table:table-cell>
              <table:table-cell office:value-type="string" calcext:value-type="string">
                <text:p>Az érintett szervezet sértetlenség ellenőrző eszközt alkalmaz a szoftverek és információk jogosulatlan módosításának észlelésére.</text:p>
              </table:table-cell>
              <table:table-cell table:number-columns-repeated="1022"/>
            </table:table-row>
            <table:table-row table:style-name="ro1">
              <table:table-cell office:value-type="string" calcext:value-type="string">
                <text:p>3.3.11.8.2</text:p>
              </table:table-cell>
              <table:table-cell office:value-type="string" calcext:value-type="string">
                <text:p>Sértetlenség ellenőrzés</text:p>
              </table:table-cell>
              <table:table-cell table:number-columns-repeated="1022"/>
            </table:table-row>
            <table:table-row table:style-name="ro4">
              <table:table-cell/>
              <table:table-cell office:value-type="string" calcext:value-type="string">
                <text:p>Az elektronikus információs rendszer sértetlenség ellenőrzést hajt végre a meghatározott szoftverekre és információkra, a rendszer újraindításakor, vagy biztonsági esemény bekövetkezését követően, vagy meghatározott gyakorisággal.</text:p>
              </table:table-cell>
              <table:table-cell table:number-columns-repeated="1022"/>
            </table:table-row>
            <table:table-row table:style-name="ro1">
              <table:table-cell office:value-type="string" calcext:value-type="string">
                <text:p>3.3.11.8.3</text:p>
              </table:table-cell>
              <table:table-cell office:value-type="string" calcext:value-type="string">
                <text:p>Észlelés és reagálás</text:p>
              </table:table-cell>
              <table:table-cell table:number-columns-repeated="1022"/>
            </table:table-row>
            <table:table-row table:style-name="ro2">
              <table:table-cell/>
              <table:table-cell office:value-type="string" calcext:value-type="string">
                <text:p>Az érintett szervezet beépíti az elektronikus információs rendszer jogosulatlan változtatásainak észlelését a biztonsági eseményekre reagáló eljárásaiba.</text:p>
              </table:table-cell>
              <table:table-cell table:number-columns-repeated="1022"/>
            </table:table-row>
            <table:table-row table:style-name="ro1">
              <table:table-cell office:value-type="string" calcext:value-type="string">
                <text:p>3.3.11.8.4</text:p>
              </table:table-cell>
              <table:table-cell office:value-type="string" calcext:value-type="string">
                <text:p>Automatikus értesítés</text:p>
              </table:table-cell>
              <table:table-cell table:number-columns-repeated="1022"/>
            </table:table-row>
            <table:table-row table:style-name="ro2">
              <table:table-cell/>
              <table:table-cell office:value-type="string" calcext:value-type="string">
                <text:p>Az érintett szervezet automatizált eszközöket alkalmaz a meghatározott személyek vagy szerepkörök értesítésére, ha a sértetlenség ellenőrzés rendellenességet tár fel.</text:p>
              </table:table-cell>
              <table:table-cell table:number-columns-repeated="1022"/>
            </table:table-row>
            <table:table-row table:style-name="ro1">
              <table:table-cell office:value-type="string" calcext:value-type="string">
                <text:p>3.3.11.8.5</text:p>
              </table:table-cell>
              <table:table-cell office:value-type="string" calcext:value-type="string">
                <text:p>Automatikus reagálás</text:p>
              </table:table-cell>
              <table:table-cell table:number-columns-repeated="1022"/>
            </table:table-row>
            <table:table-row table:style-name="ro2">
              <table:table-cell/>
              <table:table-cell office:value-type="string" calcext:value-type="string">
                <text:p>Az elektronikus információs rendszer automatikusan leállítja vagy újraindítja a rendszert, vagy egyéb intézkedést valósít meg, ha a sértetlenség ellenőrzés rendellenességet tár fel.</text:p>
              </table:table-cell>
              <table:table-cell table:number-columns-repeated="1022"/>
            </table:table-row>
            <table:table-row table:style-name="ro1">
              <table:table-cell office:value-type="string" calcext:value-type="string">
                <text:p>3.3.11.8.6</text:p>
              </table:table-cell>
              <table:table-cell office:value-type="string" calcext:value-type="string">
                <text:p>Végrehajtható kód</text:p>
              </table:table-cell>
              <table:table-cell table:number-columns-repeated="1022"/>
            </table:table-row>
            <table:table-row table:style-name="ro2">
              <table:table-cell/>
              <table:table-cell office:value-type="string" calcext:value-type="string">
                <text:p>Az elektronikus információs rendszer megtiltja az olyan bináris vagy gépi kód használatát, amely nem ellenőrzött forrásból származik, vagy amelynek forráskódjával nem rendelkezik.</text:p>
              </table:table-cell>
              <table:table-cell table:number-columns-repeated="1022"/>
            </table:table-row>
            <table:table-row table:style-name="ro1">
              <table:table-cell office:value-type="string" calcext:value-type="string">
                <text:p>3.3.11.9</text:p>
              </table:table-cell>
              <table:table-cell office:value-type="string" calcext:value-type="string">
                <text:p>Kéretlen üzenetek elleni védelem</text:p>
              </table:table-cell>
              <table:table-cell table:number-columns-repeated="1022"/>
            </table:table-row>
            <table:table-row table:style-name="ro1">
              <table:table-cell office:value-type="string" calcext:value-type="string">
                <text:p>3.3.11.9.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1.9.1.1</text:p>
              </table:table-cell>
              <table:table-cell office:value-type="string" calcext:value-type="string">
                <text:p>kéretlen üzenetek - úgynevezett levélszemét - elleni védelmet valósít meg az elektronikus információs rendszer belépési és kilépési pontjain, a levélszemét észlelése és kiszűrése érdekében;</text:p>
              </table:table-cell>
              <table:table-cell table:number-columns-repeated="1022"/>
            </table:table-row>
            <table:table-row table:style-name="ro2">
              <table:table-cell office:value-type="string" calcext:value-type="string">
                <text:p>3.3.11.9.1.2</text:p>
              </table:table-cell>
              <table:table-cell office:value-type="string" calcext:value-type="string">
                <text:p>új verziók elérhetővé válásakor frissíti a levélszemét elleni védelmi mechanizmusokat, összhangban a konfigurációkezelési szabályzattal és eljárásrenddel.</text:p>
              </table:table-cell>
              <table:table-cell table:number-columns-repeated="1022"/>
            </table:table-row>
            <table:table-row table:style-name="ro1">
              <table:table-cell office:value-type="string" calcext:value-type="string">
                <text:p>3.3.11.9.2</text:p>
              </table:table-cell>
              <table:table-cell office:value-type="string" calcext:value-type="string">
                <text:p>Központi kezelés</text:p>
              </table:table-cell>
              <table:table-cell table:number-columns-repeated="1022"/>
            </table:table-row>
            <table:table-row table:style-name="ro3">
              <table:table-cell/>
              <table:table-cell office:value-type="string" calcext:value-type="string">
                <text:p>Az érintett szervezet központi beállításokkal irányítja a levélszemét elleni védelmet.</text:p>
              </table:table-cell>
              <table:table-cell table:number-columns-repeated="1022"/>
            </table:table-row>
            <table:table-row table:style-name="ro1">
              <table:table-cell office:value-type="string" calcext:value-type="string">
                <text:p>3.3.11.9.3</text:p>
              </table:table-cell>
              <table:table-cell office:value-type="string" calcext:value-type="string">
                <text:p>Frissítés</text:p>
              </table:table-cell>
              <table:table-cell table:number-columns-repeated="1022"/>
            </table:table-row>
            <table:table-row table:style-name="ro3">
              <table:table-cell/>
              <table:table-cell office:value-type="string" calcext:value-type="string">
                <text:p>Az elektronikus információs rendszer automatikusan frissíti a levélszemét elleni védelmi mechanizmusokat azok újabb verzióival.</text:p>
              </table:table-cell>
              <table:table-cell table:number-columns-repeated="1022"/>
            </table:table-row>
            <table:table-row table:style-name="ro1">
              <table:table-cell office:value-type="string" calcext:value-type="string">
                <text:p>3.3.11.10</text:p>
              </table:table-cell>
              <table:table-cell office:value-type="string" calcext:value-type="string">
                <text:p>Bemeneti információ ellenőrzés</text:p>
              </table:table-cell>
              <table:table-cell table:number-columns-repeated="1022"/>
            </table:table-row>
            <table:table-row table:style-name="ro3">
              <table:table-cell/>
              <table:table-cell office:value-type="string" calcext:value-type="string">
                <text:p>Az elektronikus információs rendszer ellenőrzi a meghatározott információ belépési pontok érvényességét.</text:p>
              </table:table-cell>
              <table:table-cell table:number-columns-repeated="1022"/>
            </table:table-row>
            <table:table-row table:style-name="ro1">
              <table:table-cell office:value-type="string" calcext:value-type="string">
                <text:p>3.3.11.11</text:p>
              </table:table-cell>
              <table:table-cell office:value-type="string" calcext:value-type="string">
                <text:p>Hibakezelés</text:p>
              </table:table-cell>
              <table:table-cell table:number-columns-repeated="1022"/>
            </table:table-row>
            <table:table-row table:style-name="ro1">
              <table:table-cell office:value-type="string" calcext:value-type="string">
                <text:p>3.3.11.11.1</text:p>
              </table:table-cell>
              <table:table-cell office:value-type="string" calcext:value-type="string">
                <text:p>Az elektronikus információs rendszer:</text:p>
              </table:table-cell>
              <table:table-cell table:number-columns-repeated="1022"/>
            </table:table-row>
            <table:table-row table:style-name="ro2">
              <table:table-cell office:value-type="string" calcext:value-type="string">
                <text:p>3.3.11.11.1.1</text:p>
              </table:table-cell>
              <table:table-cell office:value-type="string" calcext:value-type="string">
                <text:p>hibajelzéseket generál a hibajavításhoz szükséges információkat biztosítva, ugyanakkor nem nyújt semmi olyan információt, amelyet a támadók kihasználhatnak;</text:p>
              </table:table-cell>
              <table:table-cell table:number-columns-repeated="1022"/>
            </table:table-row>
            <table:table-row table:style-name="ro3">
              <table:table-cell office:value-type="string" calcext:value-type="string">
                <text:p>3.3.11.11.1.2</text:p>
              </table:table-cell>
              <table:table-cell office:value-type="string" calcext:value-type="string">
                <text:p>a hibajelzéseket kizárólag a meghatározott személyek vagy szerepkörök számára teszi elérhetővé.</text:p>
              </table:table-cell>
              <table:table-cell table:number-columns-repeated="1022"/>
            </table:table-row>
            <table:table-row table:style-name="ro1">
              <table:table-cell office:value-type="string" calcext:value-type="string">
                <text:p>3.3.11.12</text:p>
              </table:table-cell>
              <table:table-cell office:value-type="string" calcext:value-type="string">
                <text:p>A kimeneti információ kezelése és megőrzése</text:p>
              </table:table-cell>
              <table:table-cell table:number-columns-repeated="1022"/>
            </table:table-row>
            <table:table-row table:style-name="ro2">
              <table:table-cell/>
              <table:table-cell office:value-type="string" calcext:value-type="string">
                <text:p>Az érintett szervezet az elektronikus információs rendszer kimeneti információit a jogszabályokkal, szabályzatokkal és az üzemeltetési követelményekkel összhangban kezeli és őrzi meg.</text:p>
              </table:table-cell>
              <table:table-cell table:number-columns-repeated="1022"/>
            </table:table-row>
            <table:table-row table:style-name="ro1">
              <table:table-cell office:value-type="string" calcext:value-type="string">
                <text:p>3.3.11.13</text:p>
              </table:table-cell>
              <table:table-cell office:value-type="string" calcext:value-type="string">
                <text:p>Memóriavédelem</text:p>
              </table:table-cell>
              <table:table-cell table:number-columns-repeated="1022"/>
            </table:table-row>
            <table:table-row table:style-name="ro2">
              <table:table-cell/>
              <table:table-cell office:value-type="string" calcext:value-type="string">
                <text:p>Az elektronikus információs rendszerben biztonsági beállításokat kell alkalmazni azért, hogy védje a memóriát a jogosulatlan kódok végrehajtásától.</text:p>
              </table:table-cell>
              <table:table-cell table:number-columns-repeated="1022"/>
            </table:table-row>
          </table:table-row-group>
          <table:table-row table:style-name="ro1">
            <table:table-cell table:style-name="ce11" office:value-type="string" calcext:value-type="string">
              <text:p>3.3.12</text:p>
            </table:table-cell>
            <table:table-cell table:style-name="ce7" office:value-type="string" calcext:value-type="string">
              <text:p>NAPLÓZÁS ÉS ELSZÁMOLTATHATÓSÁG</text:p>
            </table:table-cell>
            <table:table-cell table:style-name="ce2" table:number-columns-repeated="1022"/>
          </table:table-row>
          <table:table-row-group>
            <table:table-row table:style-name="ro1">
              <table:table-cell office:value-type="string" calcext:value-type="string">
                <text:p>3.3.12.1</text:p>
              </table:table-cell>
              <table:table-cell office:value-type="string" calcext:value-type="string">
                <text:p>Naplózási eljárásrend</text:p>
              </table:table-cell>
              <table:table-cell table:number-columns-repeated="1022"/>
            </table:table-row>
            <table:table-row table:style-name="ro1">
              <table:table-cell office:value-type="string" calcext:value-type="string">
                <text:p>3.3.12.1.1</text:p>
              </table:table-cell>
              <table:table-cell office:value-type="string" calcext:value-type="string">
                <text:p>Az érintett szervezet:</text:p>
              </table:table-cell>
              <table:table-cell table:number-columns-repeated="1022"/>
            </table:table-row>
            <table:table-row table:style-name="ro6">
              <table:table-cell office:value-type="string" calcext:value-type="string">
                <text:p>3.3.12.1.1.1</text:p>
              </table:table-cell>
              <table:table-cell office:value-type="string" calcext:value-type="string">
                <text:p>megfogalmazza, és az érintett szervezetre érvényes követelmények szerint dokumentálja, valamint az érintett szervezeten belül a szabályozásában meghatározott személyek vagy szerepkörök számára kihirdeti a naplózási eljárásrendet, mely a naplózásra és elszámoltathatóságra vonatkozó szabályzat és az ehhez kapcsolódó ellenőrzések megvalósítását segíti elő;</text:p>
              </table:table-cell>
              <table:table-cell table:number-columns-repeated="1022"/>
            </table:table-row>
            <table:table-row table:style-name="ro2">
              <table:table-cell office:value-type="string" calcext:value-type="string">
                <text:p>3.3.12.1.1.2</text:p>
              </table:table-cell>
              <table:table-cell office:value-type="string" calcext:value-type="string">
                <text:p>a naplózásra és elszámoltathatóságra vonatkozó eljárásrendben vagy más belső szabályozásában meghatározott gyakorisággal felülvizsgálja, és frissíti a naplózási eljárásrendet.</text:p>
              </table:table-cell>
              <table:table-cell table:number-columns-repeated="1022"/>
            </table:table-row>
            <table:table-row table:style-name="ro1">
              <table:table-cell office:value-type="string" calcext:value-type="string">
                <text:p>3.3.12.2</text:p>
              </table:table-cell>
              <table:table-cell office:value-type="string" calcext:value-type="string">
                <text:p>Naplózható események</text:p>
              </table:table-cell>
              <table:table-cell table:number-columns-repeated="1022"/>
            </table:table-row>
            <table:table-row table:style-name="ro1">
              <table:table-cell office:value-type="string" calcext:value-type="string">
                <text:p>3.3.12.2.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12.2.1.1</text:p>
              </table:table-cell>
              <table:table-cell office:value-type="string" calcext:value-type="string">
                <text:p>meghatározza a naplózható és naplózandó eseményeket, és felkészíti erre az elektronikus információs rendszerét;</text:p>
              </table:table-cell>
              <table:table-cell table:number-columns-repeated="1022"/>
            </table:table-row>
            <table:table-row table:style-name="ro4">
              <table:table-cell office:value-type="string" calcext:value-type="string">
                <text:p>3.3.12.2.1.2</text:p>
              </table:table-cell>
              <table:table-cell office:value-type="string" calcext:value-type="string">
                <text:p>egyezteti a biztonsági napló funkciókat a többi, naplóval kapcsolatos információt igénylő szervezeti egységgel, hogy növelje a kölcsönös támogatást, és hogy iránymutatással segítse a naplózható események kiválasztását;</text:p>
              </table:table-cell>
              <table:table-cell table:number-columns-repeated="1022"/>
            </table:table-row>
            <table:table-row table:style-name="ro3">
              <table:table-cell office:value-type="string" calcext:value-type="string">
                <text:p>3.3.12.2.1.3</text:p>
              </table:table-cell>
              <table:table-cell office:value-type="string" calcext:value-type="string">
                <text:p>megvizsgálja, hogy a naplózható események megfelelőnek tekinthetők-e a biztonsági eseményeket követő tényfeltáró vizsgálatok támogatásához.</text:p>
              </table:table-cell>
              <table:table-cell table:number-columns-repeated="1022"/>
            </table:table-row>
            <table:table-row table:style-name="ro1">
              <table:table-cell office:value-type="string" calcext:value-type="string">
                <text:p>3.3.12.2.2</text:p>
              </table:table-cell>
              <table:table-cell office:value-type="string" calcext:value-type="string">
                <text:p>Felülvizsgálat</text:p>
              </table:table-cell>
              <table:table-cell table:number-columns-repeated="1022"/>
            </table:table-row>
            <table:table-row table:style-name="ro3">
              <table:table-cell/>
              <table:table-cell office:value-type="string" calcext:value-type="string">
                <text:p>Az érintett szervezet meghatározott gyakorisággal felülvizsgálja, és aktualizálja a naplózandó eseményeket.</text:p>
              </table:table-cell>
              <table:table-cell table:number-columns-repeated="1022"/>
            </table:table-row>
            <table:table-row table:style-name="ro1">
              <table:table-cell office:value-type="string" calcext:value-type="string">
                <text:p>3.3.12.3</text:p>
              </table:table-cell>
              <table:table-cell office:value-type="string" calcext:value-type="string">
                <text:p>Naplóbejegyzések tartalma</text:p>
              </table:table-cell>
              <table:table-cell table:number-columns-repeated="1022"/>
            </table:table-row>
            <table:table-row table:style-name="ro4">
              <table:table-cell office:value-type="string" calcext:value-type="string">
                <text:p>3.3.12.3.1</text:p>
              </table:table-cell>
              <table:table-cell office:value-type="string" calcext:value-type="string">
                <text:p>Az elektronikus információs rendszer a naplóbejegyzésekben gyűjtsön be elegendő információt ahhoz, hogy ki lehessen mutatni, hogy milyen események történtek, miből származtak ezek az események, és mi volt ezen események kimenetele.</text:p>
              </table:table-cell>
              <table:table-cell table:number-columns-repeated="1022"/>
            </table:table-row>
            <table:table-row table:style-name="ro1">
              <table:table-cell office:value-type="string" calcext:value-type="string">
                <text:p>3.3.12.3.2</text:p>
              </table:table-cell>
              <table:table-cell office:value-type="string" calcext:value-type="string">
                <text:p>Kiegészítő információk</text:p>
              </table:table-cell>
              <table:table-cell table:number-columns-repeated="1022"/>
            </table:table-row>
            <table:table-row table:style-name="ro2">
              <table:table-cell/>
              <table:table-cell office:value-type="string" calcext:value-type="string">
                <text:p>Az elektronikus információs rendszer a naplóbejegyzésekben további, az érintett szervezet által meghatározott kiegészítő, részletesebb információkat is rögzít.</text:p>
              </table:table-cell>
              <table:table-cell table:number-columns-repeated="1022"/>
            </table:table-row>
            <table:table-row table:style-name="ro1">
              <table:table-cell office:value-type="string" calcext:value-type="string">
                <text:p>3.3.12.3.3</text:p>
              </table:table-cell>
              <table:table-cell office:value-type="string" calcext:value-type="string">
                <text:p>Központi kezelés</text:p>
              </table:table-cell>
              <table:table-cell table:number-columns-repeated="1022"/>
            </table:table-row>
            <table:table-row table:style-name="ro2">
              <table:table-cell/>
              <table:table-cell office:value-type="string" calcext:value-type="string">
                <text:p>Az elektronikus információs rendszer biztosítja a meghatározott rendszerelemek által generált naplóbejegyzések tartalmának központi kezelését és konfigurálását.</text:p>
              </table:table-cell>
              <table:table-cell table:number-columns-repeated="1022"/>
            </table:table-row>
            <table:table-row table:style-name="ro1">
              <table:table-cell office:value-type="string" calcext:value-type="string">
                <text:p>3.3.12.4</text:p>
              </table:table-cell>
              <table:table-cell office:value-type="string" calcext:value-type="string">
                <text:p>Napló tárkapacitás</text:p>
              </table:table-cell>
              <table:table-cell table:number-columns-repeated="1022"/>
            </table:table-row>
            <table:table-row table:style-name="ro2">
              <table:table-cell/>
              <table:table-cell office:value-type="string" calcext:value-type="string">
                <text:p>Az érintett szervezet a naplózásra elegendő méretű tárkapacitást biztosít, a biztonsági osztályba sorolásból következő naplózási funkciók figyelembevételével.</text:p>
              </table:table-cell>
              <table:table-cell table:number-columns-repeated="1022"/>
            </table:table-row>
            <table:table-row table:style-name="ro1">
              <table:table-cell office:value-type="string" calcext:value-type="string">
                <text:p>3.3.12.5</text:p>
              </table:table-cell>
              <table:table-cell office:value-type="string" calcext:value-type="string">
                <text:p>Naplózási hiba kezelése</text:p>
              </table:table-cell>
              <table:table-cell table:number-columns-repeated="1022"/>
            </table:table-row>
            <table:table-row table:style-name="ro1">
              <table:table-cell office:value-type="string" calcext:value-type="string">
                <text:p>3.3.12.5.1</text:p>
              </table:table-cell>
              <table:table-cell office:value-type="string" calcext:value-type="string">
                <text:p>Az elektronikus információs rendszer:</text:p>
              </table:table-cell>
              <table:table-cell table:number-columns-repeated="1022"/>
            </table:table-row>
            <table:table-row table:style-name="ro3">
              <table:table-cell office:value-type="string" calcext:value-type="string">
                <text:p>3.3.12.5.1.1</text:p>
              </table:table-cell>
              <table:table-cell office:value-type="string" calcext:value-type="string">
                <text:p>naplózási hiba esetén riasztást küld a meghatározott személyeknek vagy szerepköröknek;</text:p>
              </table:table-cell>
              <table:table-cell table:number-columns-repeated="1022"/>
            </table:table-row>
            <table:table-row table:style-name="ro2">
              <table:table-cell office:value-type="string" calcext:value-type="string">
                <text:p>3.3.12.5.1.2</text:p>
              </table:table-cell>
              <table:table-cell office:value-type="string" calcext:value-type="string">
                <text:p>elvégzi a meghatározott végrehajtandó tevékenységeket, így például a rendszer leállítását, a legrégebbi naplóbejegyzések felülírását, a naplózási folyamat leállítását.</text:p>
              </table:table-cell>
              <table:table-cell table:number-columns-repeated="1022"/>
            </table:table-row>
            <table:table-row table:style-name="ro1">
              <table:table-cell office:value-type="string" calcext:value-type="string">
                <text:p>3.3.12.5.2</text:p>
              </table:table-cell>
              <table:table-cell office:value-type="string" calcext:value-type="string">
                <text:p>Naplózási tárhely ellenőrzés</text:p>
              </table:table-cell>
              <table:table-cell table:number-columns-repeated="1022"/>
            </table:table-row>
            <table:table-row table:style-name="ro2">
              <table:table-cell/>
              <table:table-cell office:value-type="string" calcext:value-type="string">
                <text:p>Az elektronikus információs rendszer figyelmezteti a meghatározott személyeket, szerepköröket és helyszíneket, ha a lefoglalt naplózási tárhely eléri a beállított maximális naplózási tárhely előre meghatározott részét.</text:p>
              </table:table-cell>
              <table:table-cell table:number-columns-repeated="1022"/>
            </table:table-row>
            <table:table-row table:style-name="ro1">
              <table:table-cell office:value-type="string" calcext:value-type="string">
                <text:p>3.3.12.5.3</text:p>
              </table:table-cell>
              <table:table-cell office:value-type="string" calcext:value-type="string">
                <text:p>Valósidejű riasztás</text:p>
              </table:table-cell>
              <table:table-cell table:number-columns-repeated="1022"/>
            </table:table-row>
            <table:table-row table:style-name="ro2">
              <table:table-cell/>
              <table:table-cell office:value-type="string" calcext:value-type="string">
                <text:p>Az elektronikus információs rendszer riasztást küld, ha a meghatározott, valós idejű riasztást igénylő hibaesemények listája szerint valamely esemény megtörténik.</text:p>
              </table:table-cell>
              <table:table-cell table:number-columns-repeated="1022"/>
            </table:table-row>
            <table:table-row table:style-name="ro1">
              <table:table-cell office:value-type="string" calcext:value-type="string">
                <text:p>3.3.12.6</text:p>
              </table:table-cell>
              <table:table-cell office:value-type="string" calcext:value-type="string">
                <text:p>Naplóvizsgálat és jelentéskészítés</text:p>
              </table:table-cell>
              <table:table-cell table:number-columns-repeated="1022"/>
            </table:table-row>
            <table:table-row table:style-name="ro1">
              <table:table-cell office:value-type="string" calcext:value-type="string">
                <text:p>3.3.12.6.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12.6.1.1</text:p>
              </table:table-cell>
              <table:table-cell office:value-type="string" calcext:value-type="string">
                <text:p>rendszeresen felülvizsgálja és elemzi a naplóbejegyzéseket nem megfelelő vagy szokatlan működésre utaló jelek keresése céljából;</text:p>
              </table:table-cell>
              <table:table-cell table:number-columns-repeated="1022"/>
            </table:table-row>
            <table:table-row table:style-name="ro1">
              <table:table-cell office:value-type="string" calcext:value-type="string">
                <text:p>3.3.12.6.1.2</text:p>
              </table:table-cell>
              <table:table-cell office:value-type="string" calcext:value-type="string">
                <text:p>jelenti ezeket a meghatározott személyeknek vagy szerepköröknek.</text:p>
              </table:table-cell>
              <table:table-cell table:number-columns-repeated="1022"/>
            </table:table-row>
            <table:table-row table:style-name="ro1">
              <table:table-cell office:value-type="string" calcext:value-type="string">
                <text:p>3.3.12.6.2</text:p>
              </table:table-cell>
              <table:table-cell office:value-type="string" calcext:value-type="string">
                <text:p>Folyamatba illesztés</text:p>
              </table:table-cell>
              <table:table-cell table:number-columns-repeated="1022"/>
            </table:table-row>
            <table:table-row table:style-name="ro4">
              <table:table-cell/>
              <table:table-cell office:value-type="string" calcext:value-type="string">
                <text:p>Az érintett szervezet automatikus mechanizmusokat használ a naplóbejegyzések vizsgálatának, elemzésének és jelentésének átfogó folyamattá integrálására, amely a veszélyes vagy tiltott tevékenységekre és történésekre reagál.</text:p>
              </table:table-cell>
              <table:table-cell table:number-columns-repeated="1022"/>
            </table:table-row>
            <table:table-row table:style-name="ro1">
              <table:table-cell office:value-type="string" calcext:value-type="string">
                <text:p>3.3.12.6.3</text:p>
              </table:table-cell>
              <table:table-cell office:value-type="string" calcext:value-type="string">
                <text:p>Összegzés</text:p>
              </table:table-cell>
              <table:table-cell table:number-columns-repeated="1022"/>
            </table:table-row>
            <table:table-row table:style-name="ro2">
              <table:table-cell/>
              <table:table-cell office:value-type="string" calcext:value-type="string">
                <text:p>Az érintett szervezet megvizsgálja és összefüggésbe hozza a különböző adattárakban található naplóbejegyzéseket, a teljes érintett szervezetre kiterjedő helyzetfelmérés érdekében.</text:p>
              </table:table-cell>
              <table:table-cell table:number-columns-repeated="1022"/>
            </table:table-row>
            <table:table-row table:style-name="ro1">
              <table:table-cell office:value-type="string" calcext:value-type="string">
                <text:p>3.3.12.6.4</text:p>
              </table:table-cell>
              <table:table-cell office:value-type="string" calcext:value-type="string">
                <text:p>Felügyeleti képességek integrálása</text:p>
              </table:table-cell>
              <table:table-cell table:number-columns-repeated="1022"/>
            </table:table-row>
            <table:table-row table:style-name="ro4">
              <table:table-cell/>
              <table:table-cell office:value-type="string" calcext:value-type="string">
                <text:p>Az érintett szervezet egyesíti a naplóbejegyzések vizsgálatát a sebezhetőség ellenőrzési információkkal, a teljesítmény adatokkal, az elektronikus információs rendszer felügyeletéből származó információkkal, vagy egyéb forrásokból begyűjtött adatokkal vagy információkkal.</text:p>
              </table:table-cell>
              <table:table-cell table:number-columns-repeated="1022"/>
            </table:table-row>
            <table:table-row table:style-name="ro1">
              <table:table-cell office:value-type="string" calcext:value-type="string">
                <text:p>3.3.12.6.5</text:p>
              </table:table-cell>
              <table:table-cell office:value-type="string" calcext:value-type="string">
                <text:p>Összekapcsolás a fizikai hozzáférési információkkal</text:p>
              </table:table-cell>
              <table:table-cell table:number-columns-repeated="1022"/>
            </table:table-row>
            <table:table-row table:style-name="ro2">
              <table:table-cell/>
              <table:table-cell office:value-type="string" calcext:value-type="string">
                <text:p>Az érintett szervezet összefüggésbe hozza a naplóbejegyzésekből származó információkat a fizikai hozzáférés felügyeletéből nyert információkkal.</text:p>
              </table:table-cell>
              <table:table-cell table:number-columns-repeated="1022"/>
            </table:table-row>
            <table:table-row table:style-name="ro1">
              <table:table-cell office:value-type="string" calcext:value-type="string">
                <text:p>3.3.12.7</text:p>
              </table:table-cell>
              <table:table-cell office:value-type="string" calcext:value-type="string">
                <text:p>Naplócsökkentés és jelentéskészítés</text:p>
              </table:table-cell>
              <table:table-cell table:number-columns-repeated="1022"/>
            </table:table-row>
            <table:table-row table:style-name="ro1">
              <table:table-cell office:value-type="string" calcext:value-type="string">
                <text:p>3.3.12.7.1</text:p>
              </table:table-cell>
              <table:table-cell office:value-type="string" calcext:value-type="string">
                <text:p>Az elektronikus információs rendszer:</text:p>
              </table:table-cell>
              <table:table-cell table:number-columns-repeated="1022"/>
            </table:table-row>
            <table:table-row table:style-name="ro4">
              <table:table-cell office:value-type="string" calcext:value-type="string">
                <text:p>3.3.12.7.1.1</text:p>
              </table:table-cell>
              <table:table-cell office:value-type="string" calcext:value-type="string">
                <text:p>lehetőséget biztosít naplócsökkentésre és jelentés készítésére, amely támogatja az igény esetén végzendő naplóáttekintési, naplóvizsgálati és jelentéskészítési követelményeket és a biztonsági eseményeket követő tényfeltáró vizsgálatait;</text:p>
              </table:table-cell>
              <table:table-cell table:number-columns-repeated="1022"/>
            </table:table-row>
            <table:table-row table:style-name="ro1">
              <table:table-cell office:value-type="string" calcext:value-type="string">
                <text:p>3.3.12.7.1.2</text:p>
              </table:table-cell>
              <table:table-cell office:value-type="string" calcext:value-type="string">
                <text:p>nem változtathatja meg a naplóbejegyzések eredeti tartalmát és időrendjét.</text:p>
              </table:table-cell>
              <table:table-cell table:number-columns-repeated="1022"/>
            </table:table-row>
            <table:table-row table:style-name="ro1">
              <table:table-cell office:value-type="string" calcext:value-type="string">
                <text:p>3.3.12.7.2</text:p>
              </table:table-cell>
              <table:table-cell office:value-type="string" calcext:value-type="string">
                <text:p>Automatikus feldolgozás</text:p>
              </table:table-cell>
              <table:table-cell table:number-columns-repeated="1022"/>
            </table:table-row>
            <table:table-row table:style-name="ro3">
              <table:table-cell/>
              <table:table-cell office:value-type="string" calcext:value-type="string">
                <text:p>Az elektronikus információs rendszer biztosítja, hogy a fontos naplóbejegyzéseket automatikusan fel lehessen dolgozni.</text:p>
              </table:table-cell>
              <table:table-cell table:number-columns-repeated="1022"/>
            </table:table-row>
            <table:table-row table:style-name="ro1">
              <table:table-cell office:value-type="string" calcext:value-type="string">
                <text:p>3.3.12.8</text:p>
              </table:table-cell>
              <table:table-cell office:value-type="string" calcext:value-type="string">
                <text:p>Időbélyegek</text:p>
              </table:table-cell>
              <table:table-cell table:number-columns-repeated="1022"/>
            </table:table-row>
            <table:table-row table:style-name="ro1">
              <table:table-cell office:value-type="string" calcext:value-type="string">
                <text:p>3.3.12.8.1</text:p>
              </table:table-cell>
              <table:table-cell office:value-type="string" calcext:value-type="string">
                <text:p>Az elektronikus információs rendszer:</text:p>
              </table:table-cell>
              <table:table-cell table:number-columns-repeated="1022"/>
            </table:table-row>
            <table:table-row table:style-name="ro3">
              <table:table-cell office:value-type="string" calcext:value-type="string">
                <text:p>3.3.12.8.1.1</text:p>
              </table:table-cell>
              <table:table-cell office:value-type="string" calcext:value-type="string">
                <text:p>belső rendszerórákat használ a naplóbejegyzések időbélyegeinek előállításához;</text:p>
              </table:table-cell>
              <table:table-cell table:number-columns-repeated="1022"/>
            </table:table-row>
            <table:table-row table:style-name="ro4">
              <table:table-cell office:value-type="string" calcext:value-type="string">
                <text:p>3.3.12.8.1.2</text:p>
              </table:table-cell>
              <table:table-cell office:value-type="string" calcext:value-type="string">
                <text:p>időbélyegeket rögzít a naplóbejegyzésekben a koordinált világidőhöz - úgynevezett UTC - vagy a Greenwichi középidőhöz - úgynevezett GMT - rendelhető módon, megfelelve az érintett szervezet által meghatározott időmérési pontosságnak.</text:p>
              </table:table-cell>
              <table:table-cell table:number-columns-repeated="1022"/>
            </table:table-row>
            <table:table-row table:style-name="ro1">
              <table:table-cell office:value-type="string" calcext:value-type="string">
                <text:p>3.3.12.8.2</text:p>
              </table:table-cell>
              <table:table-cell office:value-type="string" calcext:value-type="string">
                <text:p>Szinkronizálás</text:p>
              </table:table-cell>
              <table:table-cell table:number-columns-repeated="1022"/>
            </table:table-row>
            <table:table-row table:style-name="ro4">
              <table:table-cell/>
              <table:table-cell office:value-type="string" calcext:value-type="string">
                <text:p>Az elektronikus információs rendszer meghatározott gyakorisággal összehasonlítja a belső rendszerórákat egy hiteles külső időforrással, és ha az időeltérés nagyobb, mint a meghatározott időtartam, szinkronizálja a belső rendszerórákat a hiteles külső időforrással.</text:p>
              </table:table-cell>
              <table:table-cell table:number-columns-repeated="1022"/>
            </table:table-row>
            <table:table-row table:style-name="ro1">
              <table:table-cell office:value-type="string" calcext:value-type="string">
                <text:p>3.3.12.9</text:p>
              </table:table-cell>
              <table:table-cell office:value-type="string" calcext:value-type="string">
                <text:p>A naplóinformációk védelme</text:p>
              </table:table-cell>
              <table:table-cell table:number-columns-repeated="1022"/>
            </table:table-row>
            <table:table-row table:style-name="ro2">
              <table:table-cell office:value-type="string" calcext:value-type="string">
                <text:p>3.3.12.9.1</text:p>
              </table:table-cell>
              <table:table-cell office:value-type="string" calcext:value-type="string">
                <text:p>Az elektronikus információs rendszer megvédi a naplóinformációt és a napló kezelő eszközöket a jogosulatlan hozzáféréssel, módosítással és törléssel szemben.</text:p>
              </table:table-cell>
              <table:table-cell table:number-columns-repeated="1022"/>
            </table:table-row>
            <table:table-row table:style-name="ro1">
              <table:table-cell office:value-type="string" calcext:value-type="string">
                <text:p>3.3.12.9.2</text:p>
              </table:table-cell>
              <table:table-cell office:value-type="string" calcext:value-type="string">
                <text:p>Hozzáférés korlátozása</text:p>
              </table:table-cell>
              <table:table-cell table:number-columns-repeated="1022"/>
            </table:table-row>
            <table:table-row table:style-name="ro3">
              <table:table-cell/>
              <table:table-cell office:value-type="string" calcext:value-type="string">
                <text:p>A naplófunkciók kezelésére csak az érintett szervezet által meghatározott, privilegizált felhasználók jogosultak.</text:p>
              </table:table-cell>
              <table:table-cell table:number-columns-repeated="1022"/>
            </table:table-row>
            <table:table-row table:style-name="ro1">
              <table:table-cell office:value-type="string" calcext:value-type="string">
                <text:p>3.3.12.9.3</text:p>
              </table:table-cell>
              <table:table-cell office:value-type="string" calcext:value-type="string">
                <text:p>Fizikailag elkülönített mentés</text:p>
              </table:table-cell>
              <table:table-cell table:number-columns-repeated="1022"/>
            </table:table-row>
            <table:table-row table:style-name="ro2">
              <table:table-cell/>
              <table:table-cell office:value-type="string" calcext:value-type="string">
                <text:p>Az elektronikus információs rendszer a naplóbejegyzéseket meghatározott gyakorisággal elmenti, egy a keletkezési helyétől fizikailag elkülönülő rendszerre vagy rendszerelemre.</text:p>
              </table:table-cell>
              <table:table-cell table:number-columns-repeated="1022"/>
            </table:table-row>
            <table:table-row table:style-name="ro1">
              <table:table-cell office:value-type="string" calcext:value-type="string">
                <text:p>3.3.12.9.4</text:p>
              </table:table-cell>
              <table:table-cell office:value-type="string" calcext:value-type="string">
                <text:p>Kriptográfiai védelem</text:p>
              </table:table-cell>
              <table:table-cell table:number-columns-repeated="1022"/>
            </table:table-row>
            <table:table-row table:style-name="ro3">
              <table:table-cell/>
              <table:table-cell office:value-type="string" calcext:value-type="string">
                <text:p>Kriptográfiai mechanizmusokat kell alkalmazni a naplóinformáció és a napló kezelő eszköz sértetlenségének védelmére.</text:p>
              </table:table-cell>
              <table:table-cell table:number-columns-repeated="1022"/>
            </table:table-row>
            <table:table-row table:style-name="ro1">
              <table:table-cell office:value-type="string" calcext:value-type="string">
                <text:p>3.3.12.10</text:p>
              </table:table-cell>
              <table:table-cell office:value-type="string" calcext:value-type="string">
                <text:p>Letagadhatatlanság</text:p>
              </table:table-cell>
              <table:table-cell table:number-columns-repeated="1022"/>
            </table:table-row>
            <table:table-row table:style-name="ro4">
              <table:table-cell/>
              <table:table-cell office:value-type="string" calcext:value-type="string">
                <text:p>Az elektronikus információs rendszer védelmet biztosít az ellen, hogy egy adott személy az általa használt alkalmazás tekintetében letagadhassa, hogy elvégzett-e egy, a letagadhatatlanság követelménye alá sorolt tevékenységet.</text:p>
              </table:table-cell>
              <table:table-cell table:number-columns-repeated="1022"/>
            </table:table-row>
            <table:table-row table:style-name="ro1">
              <table:table-cell office:value-type="string" calcext:value-type="string">
                <text:p>3.3.12.11</text:p>
              </table:table-cell>
              <table:table-cell office:value-type="string" calcext:value-type="string">
                <text:p>A naplóbejegyzések megőrzése</text:p>
              </table:table-cell>
              <table:table-cell table:number-columns-repeated="1022"/>
            </table:table-row>
            <table:table-row table:style-name="ro4">
              <table:table-cell/>
              <table:table-cell office:value-type="string" calcext:value-type="string">
                <text:p>Az érintett szervezet a naplóbejegyzéseket meghatározott - a jogszabályi és az érintett szervezeten belüli információ megőrzési követelményeknek megfelelő - időtartamig megőrzi a biztonsági események utólagos kivizsgálásának biztosítása érdekében.</text:p>
              </table:table-cell>
              <table:table-cell table:number-columns-repeated="1022"/>
            </table:table-row>
            <table:table-row table:style-name="ro1">
              <table:table-cell office:value-type="string" calcext:value-type="string">
                <text:p>3.3.12.12</text:p>
              </table:table-cell>
              <table:table-cell office:value-type="string" calcext:value-type="string">
                <text:p>Naplógenerálás</text:p>
              </table:table-cell>
              <table:table-cell table:number-columns-repeated="1022"/>
            </table:table-row>
            <table:table-row table:style-name="ro1">
              <table:table-cell office:value-type="string" calcext:value-type="string">
                <text:p>3.3.12.12.1</text:p>
              </table:table-cell>
              <table:table-cell office:value-type="string" calcext:value-type="string">
                <text:p>Az elektronikus információs rendszer:</text:p>
              </table:table-cell>
              <table:table-cell table:number-columns-repeated="1022"/>
            </table:table-row>
            <table:table-row table:style-name="ro3">
              <table:table-cell office:value-type="string" calcext:value-type="string">
                <text:p>3.3.12.12.1.1</text:p>
              </table:table-cell>
              <table:table-cell office:value-type="string" calcext:value-type="string">
                <text:p>biztosítja a naplóbejegyzés generálási lehetőségét a 3.3.12.2. pontban meghatározott naplózható eseményekre;</text:p>
              </table:table-cell>
              <table:table-cell table:number-columns-repeated="1022"/>
            </table:table-row>
            <table:table-row table:style-name="ro2">
              <table:table-cell office:value-type="string" calcext:value-type="string">
                <text:p>3.3.12.12.1.2</text:p>
              </table:table-cell>
              <table:table-cell office:value-type="string" calcext:value-type="string">
                <text:p>lehetővé teszi meghatározott személyeknek vagy szerepköröknek, hogy kiválasszák, hogy mely naplózható események legyenek naplózva az elektronikus információs rendszer egyes elemeire;</text:p>
              </table:table-cell>
              <table:table-cell table:number-columns-repeated="1022"/>
            </table:table-row>
            <table:table-row table:style-name="ro3">
              <table:table-cell office:value-type="string" calcext:value-type="string">
                <text:p>3.3.12.12.1.3</text:p>
              </table:table-cell>
              <table:table-cell office:value-type="string" calcext:value-type="string">
                <text:p>naplóbejegyzéseket állít elő a 3.3.12.2. pont szerinti eseményekre a 3.3.12.3. pontban meghatározott tartalommal.</text:p>
              </table:table-cell>
              <table:table-cell table:number-columns-repeated="1022"/>
            </table:table-row>
            <table:table-row table:style-name="ro1">
              <table:table-cell office:value-type="string" calcext:value-type="string">
                <text:p>3.3.12.12.2</text:p>
              </table:table-cell>
              <table:table-cell office:value-type="string" calcext:value-type="string">
                <text:p>Rendszerszintű időalap napló</text:p>
              </table:table-cell>
              <table:table-cell table:number-columns-repeated="1022"/>
            </table:table-row>
            <table:table-row table:style-name="ro4">
              <table:table-cell/>
              <table:table-cell office:value-type="string" calcext:value-type="string">
                <text:p>Az elektronikus információs rendszer a naplóbejegyzéseiből rendszerszintű (logikai vagy fizikai) felülvizsgálati naplót állít össze, amely - a felülvizsgálati napló egyedi bejegyzéseinek időbélyegei közötti kapcsolat tekintetében meghatározott tűréshatáron túli - időviszonyokat is tartalmazza.</text:p>
              </table:table-cell>
              <table:table-cell table:number-columns-repeated="1022"/>
            </table:table-row>
            <table:table-row table:style-name="ro1">
              <table:table-cell office:value-type="string" calcext:value-type="string">
                <text:p>3.3.12.12.3</text:p>
              </table:table-cell>
              <table:table-cell office:value-type="string" calcext:value-type="string">
                <text:p>Változtatások</text:p>
              </table:table-cell>
              <table:table-cell table:number-columns-repeated="1022"/>
            </table:table-row>
            <table:table-row table:style-name="ro4">
              <table:table-cell/>
              <table:table-cell office:value-type="string" calcext:value-type="string">
                <text:p>Az elektronikus információs rendszer biztosítja a lehetőséget a meghatározott személyeknek vagy szerepköröknek arra, hogy megváltoztassák az egyes rendszerelemekre végrehajtandó naplózást a kiválasztott esemény kritériumok alapján, meghatározott időtartamon belül.</text:p>
              </table:table-cell>
              <table:table-cell table:number-columns-repeated="1022"/>
            </table:table-row>
          </table:table-row-group>
          <table:table-row table:style-name="ro1">
            <table:table-cell table:style-name="ce11" office:value-type="string" calcext:value-type="string">
              <text:p>3.3.13</text:p>
            </table:table-cell>
            <table:table-cell table:style-name="ce7" office:value-type="string" calcext:value-type="string">
              <text:p>RENDSZER- ÉS KOMMUNIKÁCIÓVÉDELEM</text:p>
            </table:table-cell>
            <table:table-cell table:style-name="ce2" table:number-columns-repeated="1022"/>
          </table:table-row>
          <table:table-row-group>
            <table:table-row table:style-name="ro1">
              <table:table-cell office:value-type="string" calcext:value-type="string">
                <text:p>3.3.13.1</text:p>
              </table:table-cell>
              <table:table-cell office:value-type="string" calcext:value-type="string">
                <text:p>Rendszer- és kommunikációvédelmi eljárásrend</text:p>
              </table:table-cell>
              <table:table-cell table:number-columns-repeated="1022"/>
            </table:table-row>
            <table:table-row table:style-name="ro1">
              <table:table-cell office:value-type="string" calcext:value-type="string">
                <text:p>3.3.13.1.1</text:p>
              </table:table-cell>
              <table:table-cell office:value-type="string" calcext:value-type="string">
                <text:p>Az érintett szervezet:</text:p>
              </table:table-cell>
              <table:table-cell table:number-columns-repeated="1022"/>
            </table:table-row>
            <table:table-row table:style-name="ro5">
              <table:table-cell office:value-type="string" calcext:value-type="string">
                <text:p>3.3.13.1.1.1</text:p>
              </table:table-cell>
              <table:table-cell office:value-type="string" calcext:value-type="string">
                <text:p>megfogalmazza, és az érintett szervezetre érvényes követelmények szerint dokumentálja, valamint az érintett szervezeten belüli szabályozásában meghatározott személyek vagy szerepkörök számára kihirdeti a rendszer- és kommunikációvédelmi eljárásrendet, mely a rendszer- és kommunikációvédelmi szabályzat és az ahhoz kapcsolódó ellenőrzések megvalósítását segíti elő;</text:p>
              </table:table-cell>
              <table:table-cell table:number-columns-repeated="1022"/>
            </table:table-row>
            <table:table-row table:style-name="ro2">
              <table:table-cell office:value-type="string" calcext:value-type="string">
                <text:p>3.3.13.1.1.2</text:p>
              </table:table-cell>
              <table:table-cell office:value-type="string" calcext:value-type="string">
                <text:p>a rendszer- és kommunikációvédelmi eljárásrendben vagy más belső szabályozásában meghatározott gyakorisággal felülvizsgálja, és frissíti a rendszer- és kommunikációvédelmére vonatkozó eljárásrendet.</text:p>
              </table:table-cell>
              <table:table-cell table:number-columns-repeated="1022"/>
            </table:table-row>
            <table:table-row table:style-name="ro1">
              <table:table-cell office:value-type="string" calcext:value-type="string">
                <text:p>3.3.13.2</text:p>
              </table:table-cell>
              <table:table-cell office:value-type="string" calcext:value-type="string">
                <text:p>Alkalmazás szétválasztás</text:p>
              </table:table-cell>
              <table:table-cell table:number-columns-repeated="1022"/>
            </table:table-row>
            <table:table-row table:style-name="ro2">
              <table:table-cell/>
              <table:table-cell office:value-type="string" calcext:value-type="string">
                <text:p>Az elektronikus információs rendszer elkülöníti a felhasználók által elérhető funkcionalitást (beleértve a felhasználói felület szolgáltatásokat) az elektronikus információs rendszer irányítási funkcionalitásától.</text:p>
              </table:table-cell>
              <table:table-cell table:number-columns-repeated="1022"/>
            </table:table-row>
            <table:table-row table:style-name="ro1">
              <table:table-cell office:value-type="string" calcext:value-type="string">
                <text:p>3.3.13.3</text:p>
              </table:table-cell>
              <table:table-cell office:value-type="string" calcext:value-type="string">
                <text:p>Biztonsági funkciók elkülönítése</text:p>
              </table:table-cell>
              <table:table-cell table:number-columns-repeated="1022"/>
            </table:table-row>
            <table:table-row table:style-name="ro3">
              <table:table-cell/>
              <table:table-cell office:value-type="string" calcext:value-type="string">
                <text:p>Az elektronikus információs rendszer elkülöníti a biztonsági funkciókat a nem biztonsági funkcióktól.</text:p>
              </table:table-cell>
              <table:table-cell table:number-columns-repeated="1022"/>
            </table:table-row>
            <table:table-row table:style-name="ro1">
              <table:table-cell office:value-type="string" calcext:value-type="string">
                <text:p>3.3.13.4</text:p>
              </table:table-cell>
              <table:table-cell office:value-type="string" calcext:value-type="string">
                <text:p>Információmaradványok</text:p>
              </table:table-cell>
              <table:table-cell table:number-columns-repeated="1022"/>
            </table:table-row>
            <table:table-row table:style-name="ro2">
              <table:table-cell/>
              <table:table-cell office:value-type="string" calcext:value-type="string">
                <text:p>Az elektronikus információs rendszer meggátolja a megosztott rendszererőforrások útján történő jogosulatlan vagy véletlen információáramlást.</text:p>
              </table:table-cell>
              <table:table-cell table:number-columns-repeated="1022"/>
            </table:table-row>
            <table:table-row table:style-name="ro1">
              <table:table-cell office:value-type="string" calcext:value-type="string">
                <text:p>3.3.13.5</text:p>
              </table:table-cell>
              <table:table-cell office:value-type="string" calcext:value-type="string">
                <text:p>Túlterhelés - szolgáltatás megtagadás alapú támadás - elleni védelem</text:p>
              </table:table-cell>
              <table:table-cell table:number-columns-repeated="1022"/>
            </table:table-row>
            <table:table-row table:style-name="ro4">
              <table:table-cell/>
              <table:table-cell office:value-type="string" calcext:value-type="string">
                <text:p>Az elektronikus információs rendszer véd a túlterheléses (úgynevezett szolgáltatás megtagadás) jellegű támadásokkal szemben, vagy korlátozza azok kihatásait a megtagadás jellegű támadások listája alapján, a meghatározott biztonsági intézkedések bevezetésével.</text:p>
              </table:table-cell>
              <table:table-cell table:number-columns-repeated="1022"/>
            </table:table-row>
            <table:table-row table:style-name="ro1">
              <table:table-cell office:value-type="string" calcext:value-type="string">
                <text:p>3.3.13.6</text:p>
              </table:table-cell>
              <table:table-cell office:value-type="string" calcext:value-type="string">
                <text:p>A határok védelme</text:p>
              </table:table-cell>
              <table:table-cell table:number-columns-repeated="1022"/>
            </table:table-row>
            <table:table-row table:style-name="ro1">
              <table:table-cell office:value-type="string" calcext:value-type="string">
                <text:p>3.3.13.6.1</text:p>
              </table:table-cell>
              <table:table-cell office:value-type="string" calcext:value-type="string">
                <text:p>Az elektronikus információs rendszer:</text:p>
              </table:table-cell>
              <table:table-cell table:number-columns-repeated="1022"/>
            </table:table-row>
            <table:table-row table:style-name="ro3">
              <table:table-cell office:value-type="string" calcext:value-type="string">
                <text:p>3.3.13.6.1.1</text:p>
              </table:table-cell>
              <table:table-cell office:value-type="string" calcext:value-type="string">
                <text:p>felügyeli és ellenőrzi a külső határain történő, valamint a rendszer kulcsfontosságú belső határain történő kommunikációt;</text:p>
              </table:table-cell>
              <table:table-cell table:number-columns-repeated="1022"/>
            </table:table-row>
            <table:table-row table:style-name="ro3">
              <table:table-cell office:value-type="string" calcext:value-type="string">
                <text:p>3.3.13.6.1.2</text:p>
              </table:table-cell>
              <table:table-cell office:value-type="string" calcext:value-type="string">
                <text:p>a nyilvánosan hozzáférhető rendszerelemeket fizikailag vagy logikailag alhálózatokban helyezi el, elkülönítve a belső szervezeti hálózattól;</text:p>
              </table:table-cell>
              <table:table-cell table:number-columns-repeated="1022"/>
            </table:table-row>
            <table:table-row table:style-name="ro4">
              <table:table-cell office:value-type="string" calcext:value-type="string">
                <text:p>3.3.13.6.1.3</text:p>
              </table:table-cell>
              <table:table-cell office:value-type="string" calcext:value-type="string">
                <text:p>csak az érintett szervezet biztonsági architektúrájával összhangban elhelyezett határvédelmi eszközökön felügyelt interfészeken keresztül kapcsolódik külső hálózatokhoz vagy külső elektronikus információs rendszerekhez.</text:p>
              </table:table-cell>
              <table:table-cell table:number-columns-repeated="1022"/>
            </table:table-row>
            <table:table-row table:style-name="ro1">
              <table:table-cell office:value-type="string" calcext:value-type="string">
                <text:p>3.3.13.6.2</text:p>
              </table:table-cell>
              <table:table-cell office:value-type="string" calcext:value-type="string">
                <text:p>Hozzáférési pontok</text:p>
              </table:table-cell>
              <table:table-cell table:number-columns-repeated="1022"/>
            </table:table-row>
            <table:table-row table:style-name="ro3">
              <table:table-cell/>
              <table:table-cell office:value-type="string" calcext:value-type="string">
                <text:p>Az érintett szervezet korlátozza az elektronikus információs rendszer külső hálózati kapcsolatainak a számát.</text:p>
              </table:table-cell>
              <table:table-cell table:number-columns-repeated="1022"/>
            </table:table-row>
            <table:table-row table:style-name="ro1">
              <table:table-cell office:value-type="string" calcext:value-type="string">
                <text:p>3.3.13.6.3</text:p>
              </table:table-cell>
              <table:table-cell office:value-type="string" calcext:value-type="string">
                <text:p>Külső kommunikációs szolgáltatások</text:p>
              </table:table-cell>
              <table:table-cell table:number-columns-repeated="1022"/>
            </table:table-row>
            <table:table-row table:style-name="ro1">
              <table:table-cell office:value-type="string" calcext:value-type="string">
                <text:p>3.3.13.6.3.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13.6.3.1.1</text:p>
              </table:table-cell>
              <table:table-cell office:value-type="string" calcext:value-type="string">
                <text:p>felügyelt interfészt működtet minden külső infokommunikációs szolgáltatáshoz;</text:p>
              </table:table-cell>
              <table:table-cell table:number-columns-repeated="1022"/>
            </table:table-row>
            <table:table-row table:style-name="ro1">
              <table:table-cell office:value-type="string" calcext:value-type="string">
                <text:p>3.3.13.6.3.1.2</text:p>
              </table:table-cell>
              <table:table-cell office:value-type="string" calcext:value-type="string">
                <text:p>minden felügyelt interfészhez forgalomáramlási szabályokat alakít ki;</text:p>
              </table:table-cell>
              <table:table-cell table:number-columns-repeated="1022"/>
            </table:table-row>
            <table:table-row table:style-name="ro3">
              <table:table-cell office:value-type="string" calcext:value-type="string">
                <text:p>3.3.13.6.3.1.3</text:p>
              </table:table-cell>
              <table:table-cell office:value-type="string" calcext:value-type="string">
                <text:p>védi az összes interfésznél az átvitelre kerülő információk bizalmasságát és sértetlenségét;</text:p>
              </table:table-cell>
              <table:table-cell table:number-columns-repeated="1022"/>
            </table:table-row>
            <table:table-row table:style-name="ro3">
              <table:table-cell office:value-type="string" calcext:value-type="string">
                <text:p>3.3.13.6.3.1.4</text:p>
              </table:table-cell>
              <table:table-cell office:value-type="string" calcext:value-type="string">
                <text:p>dokumentál minden kivételt a forgalomáramlási szabályok alól, a kivételt alátámasztó alapfeladattal és az igényelt kivétel időtartamával együtt;</text:p>
              </table:table-cell>
              <table:table-cell table:number-columns-repeated="1022"/>
            </table:table-row>
            <table:table-row table:style-name="ro2">
              <table:table-cell office:value-type="string" calcext:value-type="string">
                <text:p>3.3.13.6.3.1.5</text:p>
              </table:table-cell>
              <table:table-cell office:value-type="string" calcext:value-type="string">
                <text:p>meghatározott gyakorisággal áttekinti a forgalomáramlási szabályok alóli kivételeket, és eltávolítja azokat a kivételeket, amelyeket közvetlen alapfeladat már nem indokol.</text:p>
              </table:table-cell>
              <table:table-cell table:number-columns-repeated="1022"/>
            </table:table-row>
            <table:table-row table:style-name="ro1">
              <table:table-cell office:value-type="string" calcext:value-type="string">
                <text:p>3.3.13.6.4</text:p>
              </table:table-cell>
              <table:table-cell office:value-type="string" calcext:value-type="string">
                <text:p>Alapeseti visszautasítás</text:p>
              </table:table-cell>
              <table:table-cell table:number-columns-repeated="1022"/>
            </table:table-row>
            <table:table-row table:style-name="ro3">
              <table:table-cell/>
              <table:table-cell office:value-type="string" calcext:value-type="string">
                <text:p>Az elektronikus információs rendszer a felügyelt kapcsolódási pontjain tilt, és csak kivételként engedélyez hálózati forgalmat.</text:p>
              </table:table-cell>
              <table:table-cell table:number-columns-repeated="1022"/>
            </table:table-row>
            <table:table-row table:style-name="ro1">
              <table:table-cell office:value-type="string" calcext:value-type="string">
                <text:p>3.3.13.6.5</text:p>
              </table:table-cell>
              <table:table-cell office:value-type="string" calcext:value-type="string">
                <text:p>Távoli készülékek megosztott csatornahasználatának tiltása</text:p>
              </table:table-cell>
              <table:table-cell table:number-columns-repeated="1022"/>
            </table:table-row>
            <table:table-row table:style-name="ro2">
              <table:table-cell/>
              <table:table-cell office:value-type="string" calcext:value-type="string">
                <text:p>A távoli készülékkel kapcsolatban álló elektronikus információs rendszer meggátolja, hogy a készülék egyidejűleg helyi kapcsolatokat létesítsen a rendszerrel.</text:p>
              </table:table-cell>
              <table:table-cell table:number-columns-repeated="1022"/>
            </table:table-row>
            <table:table-row table:style-name="ro1">
              <table:table-cell office:value-type="string" calcext:value-type="string">
                <text:p>3.3.13.6.6</text:p>
              </table:table-cell>
              <table:table-cell office:value-type="string" calcext:value-type="string">
                <text:p>Hitelesített proxy kiszolgálók</text:p>
              </table:table-cell>
              <table:table-cell table:number-columns-repeated="1022"/>
            </table:table-row>
            <table:table-row table:style-name="ro6">
              <table:table-cell/>
              <table:table-cell office:value-type="string" calcext:value-type="string">
                <text:p>Az elektronikus információs rendszer hitelesített proxy - olyan szerver, számítógép vagy szerveralkalmazás, amely a kliensek kéréseit köztes elemként más szerverekhez továbbítja - kiszolgálók segítségével irányítja a belső kommunikációs forgalmat a felügyelt interfészeken a meghatározott külső hálózatokhoz.</text:p>
              </table:table-cell>
              <table:table-cell table:number-columns-repeated="1022"/>
            </table:table-row>
            <table:table-row table:style-name="ro1">
              <table:table-cell office:value-type="string" calcext:value-type="string">
                <text:p>3.3.13.6.7</text:p>
              </table:table-cell>
              <table:table-cell office:value-type="string" calcext:value-type="string">
                <text:p>Biztonsági hibaállapot</text:p>
              </table:table-cell>
              <table:table-cell table:number-columns-repeated="1022"/>
            </table:table-row>
            <table:table-row table:style-name="ro3">
              <table:table-cell/>
              <table:table-cell office:value-type="string" calcext:value-type="string">
                <text:p>Az elektronikus információs rendszer hibaállapotba kerül a határvédelmi eszköz működési hibája esetén.</text:p>
              </table:table-cell>
              <table:table-cell table:number-columns-repeated="1022"/>
            </table:table-row>
            <table:table-row table:style-name="ro1">
              <table:table-cell office:value-type="string" calcext:value-type="string">
                <text:p>3.3.13.6.8</text:p>
              </table:table-cell>
              <table:table-cell office:value-type="string" calcext:value-type="string">
                <text:p>Rendszerelemek elkülönítése</text:p>
              </table:table-cell>
              <table:table-cell table:number-columns-repeated="1022"/>
            </table:table-row>
            <table:table-row table:style-name="ro2">
              <table:table-cell/>
              <table:table-cell office:value-type="string" calcext:value-type="string">
                <text:p>Az érintett szervezet határvédelmi mechanizmusokat alkalmaz azoknak az elektronikus információs rendszerelemeknek az elkülönítésére, amelyek a meghatározott alapfeladatokat és alapfunkciókat támogatják.</text:p>
              </table:table-cell>
              <table:table-cell table:number-columns-repeated="1022"/>
            </table:table-row>
            <table:table-row table:style-name="ro1">
              <table:table-cell office:value-type="string" calcext:value-type="string">
                <text:p>3.3.13.7</text:p>
              </table:table-cell>
              <table:table-cell office:value-type="string" calcext:value-type="string">
                <text:p>Az adatátvitel bizalmassága</text:p>
              </table:table-cell>
              <table:table-cell table:number-columns-repeated="1022"/>
            </table:table-row>
            <table:table-row table:style-name="ro3">
              <table:table-cell office:value-type="string" calcext:value-type="string">
                <text:p>3.3.13.7.1</text:p>
              </table:table-cell>
              <table:table-cell office:value-type="string" calcext:value-type="string">
                <text:p>Az elektronikus információs rendszer védje meg a továbbított információk bizalmasságát.</text:p>
              </table:table-cell>
              <table:table-cell table:number-columns-repeated="1022"/>
            </table:table-row>
            <table:table-row table:style-name="ro1">
              <table:table-cell office:value-type="string" calcext:value-type="string">
                <text:p>3.3.13.7.2</text:p>
              </table:table-cell>
              <table:table-cell office:value-type="string" calcext:value-type="string">
                <text:p>Kriptográfiai vagy egyéb védelem</text:p>
              </table:table-cell>
              <table:table-cell table:number-columns-repeated="1022"/>
            </table:table-row>
            <table:table-row table:style-name="ro4">
              <table:table-cell/>
              <table:table-cell office:value-type="string" calcext:value-type="string">
                <text:p>Az elektronikus információs rendszer kriptográfiai mechanizmusokat alkalmaz az adatátvitel során az információk jogosulatlan felfedése ellen, kivéve, ha az átvitel más, az érintett szervezet által meghatározott alternatív fizikai ellenintézkedéssel védett.</text:p>
              </table:table-cell>
              <table:table-cell table:number-columns-repeated="1022"/>
            </table:table-row>
            <table:table-row table:style-name="ro1">
              <table:table-cell office:value-type="string" calcext:value-type="string">
                <text:p>3.3.13.8</text:p>
              </table:table-cell>
              <table:table-cell office:value-type="string" calcext:value-type="string">
                <text:p>Az adatátvitel sértetlensége</text:p>
              </table:table-cell>
              <table:table-cell table:number-columns-repeated="1022"/>
            </table:table-row>
            <table:table-row table:style-name="ro3">
              <table:table-cell office:value-type="string" calcext:value-type="string">
                <text:p>3.3.13.8.1</text:p>
              </table:table-cell>
              <table:table-cell office:value-type="string" calcext:value-type="string">
                <text:p>Az elektronikus információs rendszer megvédi a továbbított információk sértetlenségét.</text:p>
              </table:table-cell>
              <table:table-cell table:number-columns-repeated="1022"/>
            </table:table-row>
            <table:table-row table:style-name="ro1">
              <table:table-cell office:value-type="string" calcext:value-type="string">
                <text:p>3.3.13.8.2</text:p>
              </table:table-cell>
              <table:table-cell office:value-type="string" calcext:value-type="string">
                <text:p>Kriptográfiai vagy egyéb védelem</text:p>
              </table:table-cell>
              <table:table-cell table:number-columns-repeated="1022"/>
            </table:table-row>
            <table:table-row table:style-name="ro2">
              <table:table-cell/>
              <table:table-cell office:value-type="string" calcext:value-type="string">
                <text:p>Az elektronikus információs rendszer kriptográfiai mechanizmusokat alkalmaz az adatátvitel során az információk megváltozásának észlelésére, ha az átvitel nincsen más alternatív fizikai intézkedésekkel védve.</text:p>
              </table:table-cell>
              <table:table-cell table:number-columns-repeated="1022"/>
            </table:table-row>
            <table:table-row table:style-name="ro1">
              <table:table-cell office:value-type="string" calcext:value-type="string">
                <text:p>3.3.13.9</text:p>
              </table:table-cell>
              <table:table-cell office:value-type="string" calcext:value-type="string">
                <text:p>A hálózati kapcsolat megszakítása</text:p>
              </table:table-cell>
              <table:table-cell table:number-columns-repeated="1022"/>
            </table:table-row>
            <table:table-row table:style-name="ro2">
              <table:table-cell/>
              <table:table-cell office:value-type="string" calcext:value-type="string">
                <text:p>Az elektronikus információs rendszer megszakítja a hálózati kapcsolatot egy munkaszakaszra épülő kétirányú adatcsere befejezésekor, meghatározott időtartamú inaktivitás után.</text:p>
              </table:table-cell>
              <table:table-cell table:number-columns-repeated="1022"/>
            </table:table-row>
            <table:table-row table:style-name="ro1">
              <table:table-cell office:value-type="string" calcext:value-type="string">
                <text:p>3.3.13.10</text:p>
              </table:table-cell>
              <table:table-cell office:value-type="string" calcext:value-type="string">
                <text:p>Kriptográfiai kulcs előállítása és kezelése</text:p>
              </table:table-cell>
              <table:table-cell table:number-columns-repeated="1022"/>
            </table:table-row>
            <table:table-row table:style-name="ro4">
              <table:table-cell office:value-type="string" calcext:value-type="string">
                <text:p>3.3.13.10.1</text:p>
              </table:table-cell>
              <table:table-cell office:value-type="string" calcext:value-type="string">
                <text:p>Az érintett szervezet előállítja és kezeli az elektronikus információs rendszerben alkalmazott kriptográfiához szükséges kriptográfiai kulcsokat a kulcsok előállítására, szétosztására, tárolására, hozzáférésére és megsemmisítésére vonatkozó belső szabályozásnak megfelelően.</text:p>
              </table:table-cell>
              <table:table-cell table:number-columns-repeated="1022"/>
            </table:table-row>
            <table:table-row table:style-name="ro1">
              <table:table-cell office:value-type="string" calcext:value-type="string">
                <text:p>3.3.13.10.2</text:p>
              </table:table-cell>
              <table:table-cell office:value-type="string" calcext:value-type="string">
                <text:p>Rendelkezésre állás</text:p>
              </table:table-cell>
              <table:table-cell table:number-columns-repeated="1022"/>
            </table:table-row>
            <table:table-row table:style-name="ro2">
              <table:table-cell/>
              <table:table-cell office:value-type="string" calcext:value-type="string">
                <text:p>Az érintett szervezet előállítja, biztosítja az információk rendelkezésre állását abban az esetben is, amikor a kriptográfiai kulcsok elérhetetlenné válnak (elvesztés, sérülés, megsemmisülés).</text:p>
              </table:table-cell>
              <table:table-cell table:number-columns-repeated="1022"/>
            </table:table-row>
            <table:table-row table:style-name="ro1">
              <table:table-cell office:value-type="string" calcext:value-type="string">
                <text:p>3.3.13.11</text:p>
              </table:table-cell>
              <table:table-cell office:value-type="string" calcext:value-type="string">
                <text:p>Kriptográfiai védelem</text:p>
              </table:table-cell>
              <table:table-cell table:number-columns-repeated="1022"/>
            </table:table-row>
            <table:table-row table:style-name="ro3">
              <table:table-cell/>
              <table:table-cell office:value-type="string" calcext:value-type="string">
                <text:p>Az elektronikus információs rendszer szabványos, egyéb jogszabályokban biztonságosnak minősített kriptográfiai műveleteket valósít meg.</text:p>
              </table:table-cell>
              <table:table-cell table:number-columns-repeated="1022"/>
            </table:table-row>
            <table:table-row table:style-name="ro1">
              <table:table-cell office:value-type="string" calcext:value-type="string">
                <text:p>3.3.13.12</text:p>
              </table:table-cell>
              <table:table-cell office:value-type="string" calcext:value-type="string">
                <text:p>Együttműködésen alapuló számítástechnikai eszközök</text:p>
              </table:table-cell>
              <table:table-cell table:number-columns-repeated="1022"/>
            </table:table-row>
            <table:table-row table:style-name="ro6">
              <table:table-cell/>
              <table:table-cell office:value-type="string" calcext:value-type="string">
                <text:p>Az elektronikus információs rendszer meggátolja az együttműködésen alapuló számítástechnikai eszközök (pl. kamerák, mikrofonok) távoli aktiválását, kivéve, ha az érintett szervezet engedélyezte azt, és közvetlen kijelzést nyújt a távoli aktivitásról azoknak a felhasználóknak, akik fizikailag jelen vannak az eszköznél.</text:p>
              </table:table-cell>
              <table:table-cell table:number-columns-repeated="1022"/>
            </table:table-row>
            <table:table-row table:style-name="ro1">
              <table:table-cell office:value-type="string" calcext:value-type="string">
                <text:p>3.3.13.13</text:p>
              </table:table-cell>
              <table:table-cell office:value-type="string" calcext:value-type="string">
                <text:p>Nyilvános kulcsú infrastruktúra tanúsítványok</text:p>
              </table:table-cell>
              <table:table-cell table:number-columns-repeated="1022"/>
            </table:table-row>
            <table:table-row table:style-name="ro4">
              <table:table-cell/>
              <table:table-cell office:value-type="string" calcext:value-type="string">
                <text:p>Az érintett szervezet nyilvános kulcsú tanúsítványokat állít ki a belső hitelesítési rend szerint, vagy a nyilvános kulcsú tanúsítványokat beszerzi a Nemzeti Média- és Hírközlési Hatóság elektronikus aláírással kapcsolatos nyilvántartásában szereplő hitelesítésszolgáltatótól.</text:p>
              </table:table-cell>
              <table:table-cell/>
              <table:table-cell office:value-type="string" calcext:value-type="string">
                <text:p>VPR1</text:p>
              </table:table-cell>
              <table:table-cell table:number-columns-repeated="1020"/>
            </table:table-row>
            <table:table-row table:style-name="ro1">
              <table:table-cell office:value-type="string" calcext:value-type="string">
                <text:p>3.3.13.14</text:p>
              </table:table-cell>
              <table:table-cell office:value-type="string" calcext:value-type="string">
                <text:p>Mobilkód korlátozása</text:p>
              </table:table-cell>
              <table:table-cell table:number-columns-repeated="1022"/>
            </table:table-row>
            <table:table-row table:style-name="ro1">
              <table:table-cell office:value-type="string" calcext:value-type="string">
                <text:p>3.3.13.14.1</text:p>
              </table:table-cell>
              <table:table-cell office:value-type="string" calcext:value-type="string">
                <text:p>Az érintett szervezet:</text:p>
              </table:table-cell>
              <table:table-cell table:number-columns-repeated="1022"/>
            </table:table-row>
            <table:table-row table:style-name="ro3">
              <table:table-cell office:value-type="string" calcext:value-type="string">
                <text:p>3.3.13.14.1.1</text:p>
              </table:table-cell>
              <table:table-cell office:value-type="string" calcext:value-type="string">
                <text:p>meghatározza az elfogadható és a nem elfogadható mobilkódokat és mobilkód technológiákat;</text:p>
              </table:table-cell>
              <table:table-cell table:number-columns-repeated="1022"/>
            </table:table-row>
            <table:table-row table:style-name="ro3">
              <table:table-cell office:value-type="string" calcext:value-type="string">
                <text:p>3.3.13.14.1.2</text:p>
              </table:table-cell>
              <table:table-cell office:value-type="string" calcext:value-type="string">
                <text:p>használati korlátozásokat vezet be vagy megvalósítási útmutatót bocsát ki az elfogadható mobilkódokra és mobilkód technológiákra;</text:p>
              </table:table-cell>
              <table:table-cell table:number-columns-repeated="1022"/>
            </table:table-row>
            <table:table-row table:style-name="ro3">
              <table:table-cell office:value-type="string" calcext:value-type="string">
                <text:p>3.3.13.14.1.3</text:p>
              </table:table-cell>
              <table:table-cell office:value-type="string" calcext:value-type="string">
                <text:p>engedélyezi, felügyeli és ellenőrzi a mobilkódok használatát az elektronikus információs rendszeren belül.</text:p>
              </table:table-cell>
              <table:table-cell table:number-columns-repeated="1022"/>
            </table:table-row>
            <table:table-row table:style-name="ro3">
              <table:table-cell office:value-type="string" calcext:value-type="string">
                <text:p>3.3.13.15</text:p>
              </table:table-cell>
              <table:table-cell office:value-type="string" calcext:value-type="string">
                <text:p>Elektronikus információs rendszeren keresztüli hangátvitel (úgynevezett VoIP)</text:p>
              </table:table-cell>
              <table:table-cell table:number-columns-repeated="1022"/>
            </table:table-row>
            <table:table-row table:style-name="ro1">
              <table:table-cell office:value-type="string" calcext:value-type="string">
                <text:p>3.3.13.15.1</text:p>
              </table:table-cell>
              <table:table-cell office:value-type="string" calcext:value-type="string">
                <text:p>Az érintett szervezet:</text:p>
              </table:table-cell>
              <table:table-cell table:number-columns-repeated="1022"/>
            </table:table-row>
            <table:table-row table:style-name="ro2">
              <table:table-cell office:value-type="string" calcext:value-type="string">
                <text:p>3.3.13.15.1.1</text:p>
              </table:table-cell>
              <table:table-cell office:value-type="string" calcext:value-type="string">
                <text:p>használati korlátozásokat vezet be vagy megvalósítási útmutatót ad a VoIP technológiákhoz, felmérve a rosszindulatú használat esetén az elektronikus információs rendszerben okozható károkat;</text:p>
              </table:table-cell>
              <table:table-cell table:number-columns-repeated="1022"/>
            </table:table-row>
            <table:table-row table:style-name="ro3">
              <table:table-cell office:value-type="string" calcext:value-type="string">
                <text:p>3.3.13.15.1.2</text:p>
              </table:table-cell>
              <table:table-cell office:value-type="string" calcext:value-type="string">
                <text:p>engedélyezi, felügyeli, és ellenőrzi a VoIP használatát az elektronikus információs rendszeren belül.</text:p>
              </table:table-cell>
              <table:table-cell table:number-columns-repeated="1022"/>
            </table:table-row>
            <table:table-row table:style-name="ro1">
              <table:table-cell office:value-type="string" calcext:value-type="string">
                <text:p>3.3.13.16</text:p>
              </table:table-cell>
              <table:table-cell office:value-type="string" calcext:value-type="string">
                <text:p>Biztonságos név/cím feloldó szolgáltatások (úgynevezett hiteles forrás)</text:p>
              </table:table-cell>
              <table:table-cell table:number-columns-repeated="1022"/>
            </table:table-row>
            <table:table-row table:style-name="ro5">
              <table:table-cell/>
              <table:table-cell office:value-type="string" calcext:value-type="string">
                <text:p>Az elektronikus információs rendszer a név/cím feloldási kérésekre a hiteles adatokon kívül az információ eredetére és sértetlenségére vonatkozó kiegészítő adatokat is biztosít, és ha egy elosztott, hierarchikus névtár részeként működik, akkor jelzi utódtartományok biztonsági állapotát is, és (ha azok támogatják a biztonságos feloldási szolgáltatásokat) hitelesíti az utód- és elődtartományok közötti bizalmi láncot.</text:p>
              </table:table-cell>
              <table:table-cell table:number-columns-repeated="1022"/>
            </table:table-row>
            <table:table-row table:style-name="ro3">
              <table:table-cell office:value-type="string" calcext:value-type="string">
                <text:p>3.3.13.17</text:p>
              </table:table-cell>
              <table:table-cell office:value-type="string" calcext:value-type="string">
                <text:p>Biztonságos név/cím feloldó szolgáltatás (úgynevezett rekurzív vagy gyorsító tárat használó feloldás)</text:p>
              </table:table-cell>
              <table:table-cell table:number-columns-repeated="1022"/>
            </table:table-row>
            <table:table-row table:style-name="ro2">
              <table:table-cell/>
              <table:table-cell office:value-type="string" calcext:value-type="string">
                <text:p>Az elektronikus információs rendszer eredethitelesítést és adatsértetlenség ellenőrzést kér, és hajt végre a hiteles forrásból származó név/cím feloldó válaszokra.</text:p>
              </table:table-cell>
              <table:table-cell table:number-columns-repeated="1022"/>
            </table:table-row>
            <table:table-row table:style-name="ro1">
              <table:table-cell office:value-type="string" calcext:value-type="string">
                <text:p>3.3.13.18</text:p>
              </table:table-cell>
              <table:table-cell office:value-type="string" calcext:value-type="string">
                <text:p>Architektúra és tartalékok név/cím feloldási szolgáltatás esetén</text:p>
              </table:table-cell>
              <table:table-cell table:number-columns-repeated="1022"/>
            </table:table-row>
            <table:table-row table:style-name="ro2">
              <table:table-cell/>
              <table:table-cell office:value-type="string" calcext:value-type="string">
                <text:p>Azok az elektronikus információs rendszerek, amelyek együttesen biztosítanak név/cím feloldási szolgáltatást egy szervezet számára, hibatűrők és belső/külső szerepkör szétválasztást valósítanak meg.</text:p>
              </table:table-cell>
              <table:table-cell table:number-columns-repeated="1022"/>
            </table:table-row>
            <table:table-row table:style-name="ro1">
              <table:table-cell office:value-type="string" calcext:value-type="string">
                <text:p>3.3.13.19</text:p>
              </table:table-cell>
              <table:table-cell office:value-type="string" calcext:value-type="string">
                <text:p>Munkaszakasz hitelessége</text:p>
              </table:table-cell>
              <table:table-cell table:number-columns-repeated="1022"/>
            </table:table-row>
            <table:table-row table:style-name="ro3">
              <table:table-cell/>
              <table:table-cell office:value-type="string" calcext:value-type="string">
                <text:p>Az elektronikus információs rendszer védje meg a munkaszakaszok hitelességét.</text:p>
              </table:table-cell>
              <table:table-cell table:number-columns-repeated="1022"/>
            </table:table-row>
            <table:table-row table:style-name="ro1">
              <table:table-cell office:value-type="string" calcext:value-type="string">
                <text:p>3.3.13.20</text:p>
              </table:table-cell>
              <table:table-cell office:value-type="string" calcext:value-type="string">
                <text:p>Hibát követő ismert állapot</text:p>
              </table:table-cell>
              <table:table-cell table:number-columns-repeated="1022"/>
            </table:table-row>
            <table:table-row table:style-name="ro2">
              <table:table-cell/>
              <table:table-cell office:value-type="string" calcext:value-type="string">
                <text:p>Meghatározott hibatípusokhoz tartozó hibát követően az elektronikus információs rendszer a kijelölt, vagy utolsó ismert állapotba kerül, amely a hiba esetén is megőrzi a rendszerállapot információkat.</text:p>
              </table:table-cell>
              <table:table-cell table:number-columns-repeated="1022"/>
            </table:table-row>
            <table:table-row table:style-name="ro1">
              <table:table-cell office:value-type="string" calcext:value-type="string">
                <text:p>3.3.13.21</text:p>
              </table:table-cell>
              <table:table-cell office:value-type="string" calcext:value-type="string">
                <text:p>A maradvány információ védelme</text:p>
              </table:table-cell>
              <table:table-cell table:number-columns-repeated="1022"/>
            </table:table-row>
            <table:table-row table:style-name="ro2">
              <table:table-cell/>
              <table:table-cell office:value-type="string" calcext:value-type="string">
                <text:p>Az elektronikus információs rendszer védi az érintett szervezet által meghatározott maradvány információk (pl.: átmeneti fájlok) bizalmasságát, sértetlenségét.</text:p>
              </table:table-cell>
              <table:table-cell table:number-columns-repeated="1022"/>
            </table:table-row>
            <table:table-row table:style-name="ro1">
              <table:table-cell office:value-type="string" calcext:value-type="string">
                <text:p>3.3.13.22</text:p>
              </table:table-cell>
              <table:table-cell office:value-type="string" calcext:value-type="string">
                <text:p>A folyamatok elkülönítése</text:p>
              </table:table-cell>
              <table:table-cell table:number-columns-repeated="1022"/>
            </table:table-row>
            <table:table-row table:style-name="ro3">
              <table:table-cell/>
              <table:table-cell office:value-type="string" calcext:value-type="string">
                <text:p>Az elektronikus információs rendszer elkülönített végrehajtási tartományt tart fenn minden végrehajtó folyamat számára.</text:p>
              </table:table-cell>
              <table:table-cell table:number-columns-repeated="1022"/>
            </table:table-row>
          </table:table-row-group>
          <table:table-row table:style-name="ro1">
            <table:table-cell table:number-columns-repeated="1024"/>
          </table:table-row>
        </table:table-row-group>
        <table:table-row table:style-name="ro1" table:number-rows-repeated="10473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styles>
    <style:default-style style:family="table-cell">
      <style:paragraph-properties style:tab-stop-distance="12.5mm"/>
      <style:text-properties style:font-name="Liberation Sans" fo:language="hu" fo:country="HU" style:font-name-asian="Droid Sans Fallback" style:language-asian="zh" style:country-asian="CN" style:font-name-complex="Liberation Sans1" style:language-complex="hi" style:country-complex="IN"/>
    </style:default-style>
    <number:number-style style:name="N0">
      <number:number number:min-integer-digits="1"/>
    </number:number-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number:number-style style:name="N10142P0" style:volatile="true" number:language="hu" number:country="HU">
      <number:number number:decimal-places="0" loext:min-decimal-places="0" number:min-integer-digits="1" number:grouping="true"/>
      <number:text> Ft</number:text>
    </number:number-style>
    <number:number-style style:name="N10142" number:language="hu" number:country="HU">
      <number:text>-</number:text>
      <number:number number:decimal-places="0" loext:min-decimal-places="0" number:min-integer-digits="1" number:grouping="true"/>
      <number:text> Ft</number:text>
      <style:map style:condition="value()&gt;=0" style:apply-style-name="N10142P0"/>
    </number:number-style>
    <number:number-style style:name="N10143P0" style:volatile="true" number:language="hu" number:country="HU">
      <number:number number:decimal-places="0" loext:min-decimal-places="0" number:min-integer-digits="1" number:grouping="true"/>
      <number:text> Ft</number:text>
    </number:number-style>
    <number:number-style style:name="N10143" number:language="hu" number:country="HU">
      <style:text-properties fo:color="#ff0000"/>
      <number:text>-</number:text>
      <number:number number:decimal-places="0" loext:min-decimal-places="0" number:min-integer-digits="1" number:grouping="true"/>
      <number:text> Ft</number:text>
      <style:map style:condition="value()&gt;=0" style:apply-style-name="N10143P0"/>
    </number:number-style>
    <number:number-style style:name="N10145P0" style:volatile="true" number:language="hu" number:country="HU">
      <number:number number:decimal-places="2" loext:min-decimal-places="2" number:min-integer-digits="1" number:grouping="true"/>
      <number:text> Ft</number:text>
    </number:number-style>
    <number:number-style style:name="N10145" number:language="hu" number:country="HU">
      <number:text>-</number:text>
      <number:number number:decimal-places="2" loext:min-decimal-places="2" number:min-integer-digits="1" number:grouping="true"/>
      <number:text> Ft</number:text>
      <style:map style:condition="value()&gt;=0" style:apply-style-name="N10145P0"/>
    </number:number-style>
    <number:number-style style:name="N10146P0" style:volatile="true" number:language="hu" number:country="HU">
      <number:number number:decimal-places="2" loext:min-decimal-places="2" number:min-integer-digits="1" number:grouping="true"/>
      <number:text> Ft</number:text>
    </number:number-style>
    <number:number-style style:name="N10146" number:language="hu" number:country="HU">
      <style:text-properties fo:color="#ff0000"/>
      <number:text>-</number:text>
      <number:number number:decimal-places="2" loext:min-decimal-places="2" number:min-integer-digits="1" number:grouping="true"/>
      <number:text> Ft</number:text>
      <style:map style:condition="value()&gt;=0" style:apply-style-name="N10146P0"/>
    </number:number-style>
    <number:date-style style:name="N10147" number:language="hu" number:country="HU">
      <number:year number:style="long"/>
      <number:text>.</number:text>
      <number:month number:style="long"/>
      <number:text>.</number:text>
      <number:day number:style="long"/>
    </number:date-style>
    <number:date-style style:name="N10148" number:language="hu" number:country="HU">
      <number:day number:style="long"/>
      <number:text>.</number:text>
      <number:month number:textual="true"/>
      <number:text>.</number:text>
      <number:year/>
    </number:date-style>
    <number:date-style style:name="N10149" number:language="hu" number:country="HU">
      <number:day number:style="long"/>
      <number:text>.</number:text>
      <number:month number:textual="true"/>
    </number:date-style>
    <number:date-style style:name="N10150" number:language="hu" number:country="HU">
      <number:month number:textual="true"/>
      <number:text>.</number:text>
      <number:year/>
    </number:date-style>
    <number:time-style style:name="N10151" number:language="hu" number:country="HU">
      <number:hours/>
      <number:text>:</number:text>
      <number:minutes number:style="long"/>
      <number:text> </number:text>
      <number:am-pm/>
    </number:time-style>
    <number:time-style style:name="N10152" number:language="hu" number:country="HU">
      <number:hours/>
      <number:text>:</number:text>
      <number:minutes number:style="long"/>
      <number:text>:</number:text>
      <number:seconds number:style="long"/>
      <number:text> </number:text>
      <number:am-pm/>
    </number:time-style>
    <number:time-style style:name="N10153" number:language="hu" number:country="HU">
      <number:hours/>
      <number:text>:</number:text>
      <number:minutes number:style="long"/>
    </number:time-style>
    <number:time-style style:name="N10154" number:language="hu" number:country="HU">
      <number:hours/>
      <number:text>:</number:text>
      <number:minutes number:style="long"/>
      <number:text>:</number:text>
      <number:seconds number:style="long"/>
    </number:time-style>
    <number:date-style style:name="N10155" number:language="hu" number:country="HU">
      <number:year number:style="long"/>
      <number:text>.</number:text>
      <number:month number:style="long"/>
      <number:text>.</number:text>
      <number:day number:style="long"/>
      <number:text> </number:text>
      <number:hours/>
      <number:text>:</number:text>
      <number:minutes number:style="long"/>
    </number:date-style>
    <number:number-style style:name="N10157P0" style:volatile="true" number:language="hu" number:country="HU">
      <number:number number:decimal-places="0" loext:min-decimal-places="0" number:min-integer-digits="1" number:grouping="true"/>
      <number:text>    </number:text>
    </number:number-style>
    <number:number-style style:name="N10157" number:language="hu" number:country="HU">
      <number:text>-</number:text>
      <number:number number:decimal-places="0" loext:min-decimal-places="0" number:min-integer-digits="1" number:grouping="true"/>
      <number:text>    </number:text>
      <style:map style:condition="value()&gt;=0" style:apply-style-name="N10157P0"/>
    </number:number-style>
    <number:number-style style:name="N10158P0" style:volatile="true" number:language="hu" number:country="HU">
      <number:number number:decimal-places="0" loext:min-decimal-places="0" number:min-integer-digits="1" number:grouping="true"/>
      <number:text>    </number:text>
    </number:number-style>
    <number:number-style style:name="N10158" number:language="hu" number:country="HU">
      <style:text-properties fo:color="#ff0000"/>
      <number:text>-</number:text>
      <number:number number:decimal-places="0" loext:min-decimal-places="0" number:min-integer-digits="1" number:grouping="true"/>
      <number:text>    </number:text>
      <style:map style:condition="value()&gt;=0" style:apply-style-name="N10158P0"/>
    </number:number-style>
    <number:number-style style:name="N10160P0" style:volatile="true" number:language="hu" number:country="HU">
      <number:number number:decimal-places="2" loext:min-decimal-places="2" number:min-integer-digits="1" number:grouping="true"/>
      <number:text>    </number:text>
    </number:number-style>
    <number:number-style style:name="N10160" number:language="hu" number:country="HU">
      <number:text>-</number:text>
      <number:number number:decimal-places="2" loext:min-decimal-places="2" number:min-integer-digits="1" number:grouping="true"/>
      <number:text>    </number:text>
      <style:map style:condition="value()&gt;=0" style:apply-style-name="N10160P0"/>
    </number:number-style>
    <number:number-style style:name="N10161P0" style:volatile="true" number:language="hu" number:country="HU">
      <number:number number:decimal-places="2" loext:min-decimal-places="2" number:min-integer-digits="1" number:grouping="true"/>
      <number:text>    </number:text>
    </number:number-style>
    <number:number-style style:name="N10161" number:language="hu" number:country="HU">
      <style:text-properties fo:color="#ff0000"/>
      <number:text>-</number:text>
      <number:number number:decimal-places="2" loext:min-decimal-places="2" number:min-integer-digits="1" number:grouping="true"/>
      <number:text>    </number:text>
      <style:map style:condition="value()&gt;=0" style:apply-style-name="N10161P0"/>
    </number:number-style>
    <number:number-style style:name="N10165P0" style:volatile="true" number:language="hu" number:country="HU">
      <loext:text> </loext:text>
      <loext:fill-character> </loext:fill-character>
      <number:number number:decimal-places="0" loext:min-decimal-places="0" number:min-integer-digits="1" number:grouping="true"/>
      <number:text>     </number:text>
    </number:number-style>
    <number:number-style style:name="N10165P1" style:volatile="true" number:language="hu" number:country="HU">
      <loext:text>-</loext:text>
      <loext:fill-character> </loext:fill-character>
      <number:number number:decimal-places="0" loext:min-decimal-places="0" number:min-integer-digits="1" number:grouping="true"/>
      <number:text>     </number:text>
    </number:number-style>
    <number:number-style style:name="N10165P2" style:volatile="true" number:language="hu" number:country="HU">
      <loext:text> </loext:text>
      <loext:fill-character> </loext:fill-character>
      <number:text>-     </number:text>
    </number:number-style>
    <number:text-style style:name="N10165" number:language="hu" number:country="HU">
      <number:text> </number:text>
      <number:text-content/>
      <number:text> </number:text>
      <style:map style:condition="value()&gt;0" style:apply-style-name="N10165P0"/>
      <style:map style:condition="value()&lt;0" style:apply-style-name="N10165P1"/>
      <style:map style:condition="value()=0" style:apply-style-name="N10165P2"/>
    </number:text-style>
    <number:number-style style:name="N10169P0" style:volatile="true" number:language="hu" number:country="HU">
      <loext:text> </loext:text>
      <loext:fill-character> </loext:fill-character>
      <number:number number:decimal-places="0" loext:min-decimal-places="0" number:min-integer-digits="1" number:grouping="true"/>
      <number:text> Ft </number:text>
    </number:number-style>
    <number:number-style style:name="N10169P1" style:volatile="true" number:language="hu" number:country="HU">
      <loext:text>-</loext:text>
      <loext:fill-character> </loext:fill-character>
      <number:number number:decimal-places="0" loext:min-decimal-places="0" number:min-integer-digits="1" number:grouping="true"/>
      <number:text> Ft </number:text>
    </number:number-style>
    <number:number-style style:name="N10169P2" style:volatile="true" number:language="hu" number:country="HU">
      <loext:text> </loext:text>
      <loext:fill-character> </loext:fill-character>
      <number:text>- Ft </number:text>
    </number:number-style>
    <number:text-style style:name="N10169" number:language="hu" number:country="HU">
      <number:text> </number:text>
      <number:text-content/>
      <number:text> </number:text>
      <style:map style:condition="value()&gt;0" style:apply-style-name="N10169P0"/>
      <style:map style:condition="value()&lt;0" style:apply-style-name="N10169P1"/>
      <style:map style:condition="value()=0" style:apply-style-name="N10169P2"/>
    </number:text-style>
    <number:number-style style:name="N10173P0" style:volatile="true" number:language="hu" number:country="HU">
      <loext:text> </loext:text>
      <loext:fill-character> </loext:fill-character>
      <number:number number:decimal-places="2" loext:min-decimal-places="2" number:min-integer-digits="1" number:grouping="true"/>
      <number:text>     </number:text>
    </number:number-style>
    <number:number-style style:name="N10173P1" style:volatile="true" number:language="hu" number:country="HU">
      <loext:text>-</loext:text>
      <loext:fill-character> </loext:fill-character>
      <number:number number:decimal-places="2" loext:min-decimal-places="2" number:min-integer-digits="1" number:grouping="true"/>
      <number:text>     </number:text>
    </number:number-style>
    <number:number-style style:name="N10173P2" style:volatile="true" number:language="hu" number:country="HU">
      <loext:text> </loext:text>
      <loext:fill-character> </loext:fill-character>
      <number:text>-</number:text>
      <number:number number:decimal-places="0" loext:min-decimal-places="0" number:min-integer-digits="0"/>
      <number:text>     </number:text>
    </number:number-style>
    <number:text-style style:name="N10173" number:language="hu" number:country="HU">
      <number:text> </number:text>
      <number:text-content/>
      <number:text> </number:text>
      <style:map style:condition="value()&gt;0" style:apply-style-name="N10173P0"/>
      <style:map style:condition="value()&lt;0" style:apply-style-name="N10173P1"/>
      <style:map style:condition="value()=0" style:apply-style-name="N10173P2"/>
    </number:text-style>
    <number:number-style style:name="N10177P0" style:volatile="true" number:language="hu" number:country="HU">
      <loext:text> </loext:text>
      <loext:fill-character> </loext:fill-character>
      <number:number number:decimal-places="2" loext:min-decimal-places="2" number:min-integer-digits="1" number:grouping="true"/>
      <number:text> Ft </number:text>
    </number:number-style>
    <number:number-style style:name="N10177P1" style:volatile="true" number:language="hu" number:country="HU">
      <loext:text>-</loext:text>
      <loext:fill-character> </loext:fill-character>
      <number:number number:decimal-places="2" loext:min-decimal-places="2" number:min-integer-digits="1" number:grouping="true"/>
      <number:text> Ft </number:text>
    </number:number-style>
    <number:number-style style:name="N10177P2" style:volatile="true" number:language="hu" number:country="HU">
      <loext:text> </loext:text>
      <loext:fill-character> </loext:fill-character>
      <number:text>-</number:text>
      <number:number number:decimal-places="0" loext:min-decimal-places="0" number:min-integer-digits="0"/>
      <number:text> Ft </number:text>
    </number:number-style>
    <number:text-style style:name="N10177" number:language="hu" number:country="HU">
      <number:text> </number:text>
      <number:text-content/>
      <number:text> </number:text>
      <style:map style:condition="value()&gt;0" style:apply-style-name="N10177P0"/>
      <style:map style:condition="value()&lt;0" style:apply-style-name="N10177P1"/>
      <style:map style:condition="value()=0" style:apply-style-name="N10177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1">0000.00.00</text:date>, <text:time style:data-style-name="N2" text:time-value="15:01:23.6857053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1T15:19:33.780007596</dc:date>
    <meta:editing-duration>PT19H16M9S</meta:editing-duration>
    <meta:editing-cycles>10</meta:editing-cycles>
    <meta:generator>LibreOffice/6.1.5.2$Linux_X86_64 LibreOffice_project/10$Build-2</meta:generator>
    <meta:document-statistic meta:table-count="1" meta:cell-count="2259" meta:object-count="0"/>
  </office:meta>
</office:document-meta>
</file>